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7909in"/>
    </style:style>
    <style:style style:name="co8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21" table:style-name="ta1">
        <table:shapes>
          <draw:frame draw:z-index="0" draw:style-name="gr1" draw:text-style-name="P1" svg:width="11.4035in" svg:height="8.0941in" svg:x="5.3768in" svg:y="0.0417in">
            <draw:object draw:notify-on-update-of-ranges="S21.B1:S21.B1 S21.B2:S21.B202 S21.C1:S21.C1 S21.C2:S21.C202 S21.B1:S21.B1 S21.B2:S21.B202 S21.D1:S21.D1 S21.D2:S21.D202 S21.B1:S21.B1 S21.B2:S21.B202 S21.E1:S21.E1 S21.E2:S21.E202 S21.B1:S21.B1 S21.B2:S21.B202 S21.F1:S21.F1 S21.F2:S21.F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equency [Hz]</text:p>
          </table:table-cell>
          <table:table-cell table:style-name="Default" office:value-type="string" calcext:value-type="string">
            <text:p>Frequency [MHz]</text:p>
          </table:table-cell>
          <table:table-cell office:value-type="string" calcext:value-type="string">
            <text:p>J1 S21 [dB]</text:p>
          </table:table-cell>
          <table:table-cell office:value-type="string" calcext:value-type="string">
            <text:p>J2 S21 [dB]</text:p>
          </table:table-cell>
          <table:table-cell office:value-type="string" calcext:value-type="string">
            <text:p>J3 S21 [dB]</text:p>
          </table:table-cell>
          <table:table-cell office:value-type="string" calcext:value-type="string">
            <text:p>J4 S21 [dB]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/1000000" office:value-type="float" office:value="1" calcext:value-type="float">
            <text:p>1.000</text:p>
          </table:table-cell>
          <table:table-cell office:value-type="float" office:value="-64.7991980867315" calcext:value-type="float">
            <text:p>-64.7991980867315</text:p>
          </table:table-cell>
          <table:table-cell office:value-type="float" office:value="-63.8296655887912" calcext:value-type="float">
            <text:p>-63.8296655887912</text:p>
          </table:table-cell>
          <table:table-cell office:value-type="float" office:value="-67.4560827663477" calcext:value-type="float">
            <text:p>-67.4560827663477</text:p>
          </table:table-cell>
          <table:table-cell office:value-type="float" office:value="-88.8110924997882" calcext:value-type="float">
            <text:p>-88.8110924997882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table:formula="of:=[.A3]/1000000" office:value-type="float" office:value="15.995" calcext:value-type="float">
            <text:p>15.995</text:p>
          </table:table-cell>
          <table:table-cell office:value-type="float" office:value="-21.5933022327983" calcext:value-type="float">
            <text:p>-21.5933022327983</text:p>
          </table:table-cell>
          <table:table-cell office:value-type="float" office:value="-21.5679427909278" calcext:value-type="float">
            <text:p>-21.5679427909278</text:p>
          </table:table-cell>
          <table:table-cell office:value-type="float" office:value="-21.5985819717099" calcext:value-type="float">
            <text:p>-21.5985819717099</text:p>
          </table:table-cell>
          <table:table-cell office:value-type="float" office:value="-21.5938922013425" calcext:value-type="float">
            <text:p>-21.5938922013425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table:formula="of:=[.A4]/1000000" office:value-type="float" office:value="30.99" calcext:value-type="float">
            <text:p>30.990</text:p>
          </table:table-cell>
          <table:table-cell office:value-type="float" office:value="-9.38171351885808" calcext:value-type="float">
            <text:p>-9.38171351885808</text:p>
          </table:table-cell>
          <table:table-cell office:value-type="float" office:value="-9.38446060616624" calcext:value-type="float">
            <text:p>-9.38446060616624</text:p>
          </table:table-cell>
          <table:table-cell office:value-type="float" office:value="-9.39675217370766" calcext:value-type="float">
            <text:p>-9.39675217370766</text:p>
          </table:table-cell>
          <table:table-cell office:value-type="float" office:value="-9.35720373430809" calcext:value-type="float">
            <text:p>-9.35720373430809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table:formula="of:=[.A5]/1000000" office:value-type="float" office:value="45.985" calcext:value-type="float">
            <text:p>45.985</text:p>
          </table:table-cell>
          <table:table-cell office:value-type="float" office:value="-3.35748012584956" calcext:value-type="float">
            <text:p>-3.35748012584956</text:p>
          </table:table-cell>
          <table:table-cell office:value-type="float" office:value="-3.38193991931395" calcext:value-type="float">
            <text:p>-3.38193991931395</text:p>
          </table:table-cell>
          <table:table-cell office:value-type="float" office:value="-3.39420273184888" calcext:value-type="float">
            <text:p>-3.39420273184888</text:p>
          </table:table-cell>
          <table:table-cell office:value-type="float" office:value="-3.38877791303405" calcext:value-type="float">
            <text:p>-3.38877791303405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table:formula="of:=[.A6]/1000000" office:value-type="float" office:value="60.98" calcext:value-type="float">
            <text:p>60.980</text:p>
          </table:table-cell>
          <table:table-cell office:value-type="float" office:value="0.331088286501003" calcext:value-type="float">
            <text:p>0.331088286501003</text:p>
          </table:table-cell>
          <table:table-cell office:value-type="float" office:value="0.314809804242268" calcext:value-type="float">
            <text:p>0.314809804242268</text:p>
          </table:table-cell>
          <table:table-cell office:value-type="float" office:value="0.314498019332154" calcext:value-type="float">
            <text:p>0.314498019332154</text:p>
          </table:table-cell>
          <table:table-cell office:value-type="float" office:value="0.309287923163591" calcext:value-type="float">
            <text:p>0.309287923163591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table:formula="of:=[.A7]/1000000" office:value-type="float" office:value="75.975" calcext:value-type="float">
            <text:p>75.975</text:p>
          </table:table-cell>
          <table:table-cell office:value-type="float" office:value="2.82410306528075" calcext:value-type="float">
            <text:p>2.82410306528075</text:p>
          </table:table-cell>
          <table:table-cell office:value-type="float" office:value="2.80229418067211" calcext:value-type="float">
            <text:p>2.80229418067211</text:p>
          </table:table-cell>
          <table:table-cell office:value-type="float" office:value="2.81209662992691" calcext:value-type="float">
            <text:p>2.81209662992691</text:p>
          </table:table-cell>
          <table:table-cell office:value-type="float" office:value="2.79944442765785" calcext:value-type="float">
            <text:p>2.79944442765785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table:formula="of:=[.A8]/1000000" office:value-type="float" office:value="90.97" calcext:value-type="float">
            <text:p>90.970</text:p>
          </table:table-cell>
          <table:table-cell office:value-type="float" office:value="4.67388271966678" calcext:value-type="float">
            <text:p>4.67388271966678</text:p>
          </table:table-cell>
          <table:table-cell office:value-type="float" office:value="4.65448869622308" calcext:value-type="float">
            <text:p>4.65448869622308</text:p>
          </table:table-cell>
          <table:table-cell office:value-type="float" office:value="4.6639496293003" calcext:value-type="float">
            <text:p>4.6639496293003</text:p>
          </table:table-cell>
          <table:table-cell office:value-type="float" office:value="4.63929028285231" calcext:value-type="float">
            <text:p>4.63929028285231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table:formula="of:=[.A9]/1000000" office:value-type="float" office:value="105.965" calcext:value-type="float">
            <text:p>105.965</text:p>
          </table:table-cell>
          <table:table-cell office:value-type="float" office:value="5.8748857210386" calcext:value-type="float">
            <text:p>5.8748857210386</text:p>
          </table:table-cell>
          <table:table-cell office:value-type="float" office:value="5.8592929867637" calcext:value-type="float">
            <text:p>5.8592929867637</text:p>
          </table:table-cell>
          <table:table-cell office:value-type="float" office:value="5.86012869533974" calcext:value-type="float">
            <text:p>5.86012869533974</text:p>
          </table:table-cell>
          <table:table-cell office:value-type="float" office:value="5.84829122585276" calcext:value-type="float">
            <text:p>5.84829122585276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table:formula="of:=[.A10]/1000000" office:value-type="float" office:value="120.96" calcext:value-type="float">
            <text:p>120.960</text:p>
          </table:table-cell>
          <table:table-cell office:value-type="float" office:value="6.23837795694722" calcext:value-type="float">
            <text:p>6.23837795694722</text:p>
          </table:table-cell>
          <table:table-cell office:value-type="float" office:value="6.22611842989785" calcext:value-type="float">
            <text:p>6.22611842989785</text:p>
          </table:table-cell>
          <table:table-cell office:value-type="float" office:value="6.21831753532147" calcext:value-type="float">
            <text:p>6.21831753532147</text:p>
          </table:table-cell>
          <table:table-cell office:value-type="float" office:value="6.21662090815709" calcext:value-type="float">
            <text:p>6.21662090815709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table:formula="of:=[.A11]/1000000" office:value-type="float" office:value="135.955" calcext:value-type="float">
            <text:p>135.955</text:p>
          </table:table-cell>
          <table:table-cell office:value-type="float" office:value="6.98042422815903" calcext:value-type="float">
            <text:p>6.98042422815903</text:p>
          </table:table-cell>
          <table:table-cell office:value-type="float" office:value="6.96827622087411" calcext:value-type="float">
            <text:p>6.96827622087411</text:p>
          </table:table-cell>
          <table:table-cell office:value-type="float" office:value="6.96320787170422" calcext:value-type="float">
            <text:p>6.96320787170422</text:p>
          </table:table-cell>
          <table:table-cell office:value-type="float" office:value="6.94974582794777" calcext:value-type="float">
            <text:p>6.94974582794777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table:formula="of:=[.A12]/1000000" office:value-type="float" office:value="150.95" calcext:value-type="float">
            <text:p>150.950</text:p>
          </table:table-cell>
          <table:table-cell office:value-type="float" office:value="7.65439479269224" calcext:value-type="float">
            <text:p>7.65439479269224</text:p>
          </table:table-cell>
          <table:table-cell office:value-type="float" office:value="7.63159567659861" calcext:value-type="float">
            <text:p>7.63159567659861</text:p>
          </table:table-cell>
          <table:table-cell office:value-type="float" office:value="7.63457514375944" calcext:value-type="float">
            <text:p>7.63457514375944</text:p>
          </table:table-cell>
          <table:table-cell office:value-type="float" office:value="7.61386140564099" calcext:value-type="float">
            <text:p>7.61386140564099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table:formula="of:=[.A13]/1000000" office:value-type="float" office:value="165.945" calcext:value-type="float">
            <text:p>165.945</text:p>
          </table:table-cell>
          <table:table-cell office:value-type="float" office:value="8.14868280626145" calcext:value-type="float">
            <text:p>8.14868280626145</text:p>
          </table:table-cell>
          <table:table-cell office:value-type="float" office:value="8.13319380533837" calcext:value-type="float">
            <text:p>8.13319380533837</text:p>
          </table:table-cell>
          <table:table-cell office:value-type="float" office:value="8.14131002681422" calcext:value-type="float">
            <text:p>8.14131002681422</text:p>
          </table:table-cell>
          <table:table-cell office:value-type="float" office:value="8.11486379201564" calcext:value-type="float">
            <text:p>8.11486379201564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table:formula="of:=[.A14]/1000000" office:value-type="float" office:value="180.94" calcext:value-type="float">
            <text:p>180.940</text:p>
          </table:table-cell>
          <table:table-cell office:value-type="float" office:value="8.53166851300665" calcext:value-type="float">
            <text:p>8.53166851300665</text:p>
          </table:table-cell>
          <table:table-cell office:value-type="float" office:value="8.51447700841749" calcext:value-type="float">
            <text:p>8.51447700841749</text:p>
          </table:table-cell>
          <table:table-cell office:value-type="float" office:value="8.51417116028813" calcext:value-type="float">
            <text:p>8.51417116028813</text:p>
          </table:table-cell>
          <table:table-cell office:value-type="float" office:value="8.49607534441769" calcext:value-type="float">
            <text:p>8.4960753444176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table:formula="of:=[.A15]/1000000" office:value-type="float" office:value="195.935" calcext:value-type="float">
            <text:p>195.935</text:p>
          </table:table-cell>
          <table:table-cell office:value-type="float" office:value="8.76092045533885" calcext:value-type="float">
            <text:p>8.76092045533885</text:p>
          </table:table-cell>
          <table:table-cell office:value-type="float" office:value="8.74459589389142" calcext:value-type="float">
            <text:p>8.74459589389142</text:p>
          </table:table-cell>
          <table:table-cell office:value-type="float" office:value="8.74693919426754" calcext:value-type="float">
            <text:p>8.74693919426754</text:p>
          </table:table-cell>
          <table:table-cell office:value-type="float" office:value="8.71442632023301" calcext:value-type="float">
            <text:p>8.71442632023301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table:formula="of:=[.A16]/1000000" office:value-type="float" office:value="210.93" calcext:value-type="float">
            <text:p>210.930</text:p>
          </table:table-cell>
          <table:table-cell office:value-type="float" office:value="8.90059666669957" calcext:value-type="float">
            <text:p>8.90059666669957</text:p>
          </table:table-cell>
          <table:table-cell office:value-type="float" office:value="8.88537018654014" calcext:value-type="float">
            <text:p>8.88537018654014</text:p>
          </table:table-cell>
          <table:table-cell office:value-type="float" office:value="8.87837861890095" calcext:value-type="float">
            <text:p>8.87837861890095</text:p>
          </table:table-cell>
          <table:table-cell office:value-type="float" office:value="8.85558788177708" calcext:value-type="float">
            <text:p>8.85558788177708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table:formula="of:=[.A17]/1000000" office:value-type="float" office:value="225.925" calcext:value-type="float">
            <text:p>225.925</text:p>
          </table:table-cell>
          <table:table-cell office:value-type="float" office:value="8.98581206262577" calcext:value-type="float">
            <text:p>8.98581206262577</text:p>
          </table:table-cell>
          <table:table-cell office:value-type="float" office:value="8.96698632318839" calcext:value-type="float">
            <text:p>8.96698632318839</text:p>
          </table:table-cell>
          <table:table-cell office:value-type="float" office:value="8.96848656833742" calcext:value-type="float">
            <text:p>8.96848656833742</text:p>
          </table:table-cell>
          <table:table-cell office:value-type="float" office:value="8.94188155423113" calcext:value-type="float">
            <text:p>8.94188155423113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table:formula="of:=[.A18]/1000000" office:value-type="float" office:value="240.92" calcext:value-type="float">
            <text:p>240.920</text:p>
          </table:table-cell>
          <table:table-cell office:value-type="float" office:value="9.12687510285473" calcext:value-type="float">
            <text:p>9.12687510285473</text:p>
          </table:table-cell>
          <table:table-cell office:value-type="float" office:value="9.11701674900788" calcext:value-type="float">
            <text:p>9.11701674900788</text:p>
          </table:table-cell>
          <table:table-cell office:value-type="float" office:value="9.10450521388447" calcext:value-type="float">
            <text:p>9.10450521388447</text:p>
          </table:table-cell>
          <table:table-cell office:value-type="float" office:value="9.08400282223426" calcext:value-type="float">
            <text:p>9.08400282223426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table:formula="of:=[.A19]/1000000" office:value-type="float" office:value="255.915" calcext:value-type="float">
            <text:p>255.915</text:p>
          </table:table-cell>
          <table:table-cell office:value-type="float" office:value="9.2532164760052" calcext:value-type="float">
            <text:p>9.2532164760052</text:p>
          </table:table-cell>
          <table:table-cell office:value-type="float" office:value="9.24063500136254" calcext:value-type="float">
            <text:p>9.24063500136254</text:p>
          </table:table-cell>
          <table:table-cell office:value-type="float" office:value="9.23325931391198" calcext:value-type="float">
            <text:p>9.23325931391198</text:p>
          </table:table-cell>
          <table:table-cell office:value-type="float" office:value="9.20836352300286" calcext:value-type="float">
            <text:p>9.20836352300286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table:formula="of:=[.A20]/1000000" office:value-type="float" office:value="270.91" calcext:value-type="float">
            <text:p>270.910</text:p>
          </table:table-cell>
          <table:table-cell office:value-type="float" office:value="9.37097825131867" calcext:value-type="float">
            <text:p>9.37097825131867</text:p>
          </table:table-cell>
          <table:table-cell office:value-type="float" office:value="9.35618790667859" calcext:value-type="float">
            <text:p>9.35618790667859</text:p>
          </table:table-cell>
          <table:table-cell office:value-type="float" office:value="9.34579124690379" calcext:value-type="float">
            <text:p>9.34579124690379</text:p>
          </table:table-cell>
          <table:table-cell office:value-type="float" office:value="9.31696912657013" calcext:value-type="float">
            <text:p>9.31696912657013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table:formula="of:=[.A21]/1000000" office:value-type="float" office:value="285.905" calcext:value-type="float">
            <text:p>285.905</text:p>
          </table:table-cell>
          <table:table-cell office:value-type="float" office:value="9.37561010845593" calcext:value-type="float">
            <text:p>9.37561010845593</text:p>
          </table:table-cell>
          <table:table-cell office:value-type="float" office:value="9.36514706192287" calcext:value-type="float">
            <text:p>9.36514706192287</text:p>
          </table:table-cell>
          <table:table-cell office:value-type="float" office:value="9.35182969164001" calcext:value-type="float">
            <text:p>9.35182969164001</text:p>
          </table:table-cell>
          <table:table-cell office:value-type="float" office:value="9.32426304275291" calcext:value-type="float">
            <text:p>9.32426304275291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table:formula="of:=[.A22]/1000000" office:value-type="float" office:value="300.9" calcext:value-type="float">
            <text:p>300.900</text:p>
          </table:table-cell>
          <table:table-cell office:value-type="float" office:value="9.377858273472" calcext:value-type="float">
            <text:p>9.377858273472</text:p>
          </table:table-cell>
          <table:table-cell office:value-type="float" office:value="9.36100628948595" calcext:value-type="float">
            <text:p>9.36100628948595</text:p>
          </table:table-cell>
          <table:table-cell office:value-type="float" office:value="9.33438599785115" calcext:value-type="float">
            <text:p>9.33438599785115</text:p>
          </table:table-cell>
          <table:table-cell office:value-type="float" office:value="9.32043840280527" calcext:value-type="float">
            <text:p>9.32043840280527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table:formula="of:=[.A23]/1000000" office:value-type="float" office:value="315.895" calcext:value-type="float">
            <text:p>315.895</text:p>
          </table:table-cell>
          <table:table-cell office:value-type="float" office:value="9.36057215209449" calcext:value-type="float">
            <text:p>9.36057215209449</text:p>
          </table:table-cell>
          <table:table-cell office:value-type="float" office:value="9.33648552042779" calcext:value-type="float">
            <text:p>9.33648552042779</text:p>
          </table:table-cell>
          <table:table-cell office:value-type="float" office:value="9.31999966205467" calcext:value-type="float">
            <text:p>9.31999966205467</text:p>
          </table:table-cell>
          <table:table-cell office:value-type="float" office:value="9.29251799737886" calcext:value-type="float">
            <text:p>9.29251799737886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table:formula="of:=[.A24]/1000000" office:value-type="float" office:value="330.89" calcext:value-type="float">
            <text:p>330.890</text:p>
          </table:table-cell>
          <table:table-cell office:value-type="float" office:value="9.4154141599336" calcext:value-type="float">
            <text:p>9.4154141599336</text:p>
          </table:table-cell>
          <table:table-cell office:value-type="float" office:value="9.40349811582107" calcext:value-type="float">
            <text:p>9.40349811582107</text:p>
          </table:table-cell>
          <table:table-cell office:value-type="float" office:value="9.38102478504469" calcext:value-type="float">
            <text:p>9.38102478504469</text:p>
          </table:table-cell>
          <table:table-cell office:value-type="float" office:value="9.35180927383245" calcext:value-type="float">
            <text:p>9.35180927383245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table:formula="of:=[.A25]/1000000" office:value-type="float" office:value="345.885" calcext:value-type="float">
            <text:p>345.885</text:p>
          </table:table-cell>
          <table:table-cell office:value-type="float" office:value="9.44774875779885" calcext:value-type="float">
            <text:p>9.44774875779885</text:p>
          </table:table-cell>
          <table:table-cell office:value-type="float" office:value="9.42804211921466" calcext:value-type="float">
            <text:p>9.42804211921466</text:p>
          </table:table-cell>
          <table:table-cell office:value-type="float" office:value="9.4173598711481" calcext:value-type="float">
            <text:p>9.4173598711481</text:p>
          </table:table-cell>
          <table:table-cell office:value-type="float" office:value="9.38435972951925" calcext:value-type="float">
            <text:p>9.38435972951925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table:formula="of:=[.A26]/1000000" office:value-type="float" office:value="360.88" calcext:value-type="float">
            <text:p>360.880</text:p>
          </table:table-cell>
          <table:table-cell office:value-type="float" office:value="9.47211039460288" calcext:value-type="float">
            <text:p>9.47211039460288</text:p>
          </table:table-cell>
          <table:table-cell office:value-type="float" office:value="9.46245377473476" calcext:value-type="float">
            <text:p>9.46245377473476</text:p>
          </table:table-cell>
          <table:table-cell office:value-type="float" office:value="9.44177836688713" calcext:value-type="float">
            <text:p>9.44177836688713</text:p>
          </table:table-cell>
          <table:table-cell office:value-type="float" office:value="9.42648132983049" calcext:value-type="float">
            <text:p>9.42648132983049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table:formula="of:=[.A27]/1000000" office:value-type="float" office:value="375.875" calcext:value-type="float">
            <text:p>375.875</text:p>
          </table:table-cell>
          <table:table-cell office:value-type="float" office:value="9.43586318330066" calcext:value-type="float">
            <text:p>9.43586318330066</text:p>
          </table:table-cell>
          <table:table-cell office:value-type="float" office:value="9.4153988003618" calcext:value-type="float">
            <text:p>9.4153988003618</text:p>
          </table:table-cell>
          <table:table-cell office:value-type="float" office:value="9.38720467919515" calcext:value-type="float">
            <text:p>9.38720467919515</text:p>
          </table:table-cell>
          <table:table-cell office:value-type="float" office:value="9.37553388154906" calcext:value-type="float">
            <text:p>9.37553388154906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table:formula="of:=[.A28]/1000000" office:value-type="float" office:value="390.87" calcext:value-type="float">
            <text:p>390.870</text:p>
          </table:table-cell>
          <table:table-cell office:value-type="float" office:value="9.39624555059519" calcext:value-type="float">
            <text:p>9.39624555059519</text:p>
          </table:table-cell>
          <table:table-cell office:value-type="float" office:value="9.3683610637131" calcext:value-type="float">
            <text:p>9.3683610637131</text:p>
          </table:table-cell>
          <table:table-cell office:value-type="float" office:value="9.34904974275801" calcext:value-type="float">
            <text:p>9.34904974275801</text:p>
          </table:table-cell>
          <table:table-cell office:value-type="float" office:value="9.32571468466774" calcext:value-type="float">
            <text:p>9.32571468466774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table:formula="of:=[.A29]/1000000" office:value-type="float" office:value="405.865" calcext:value-type="float">
            <text:p>405.865</text:p>
          </table:table-cell>
          <table:table-cell office:value-type="float" office:value="9.34004886462636" calcext:value-type="float">
            <text:p>9.34004886462636</text:p>
          </table:table-cell>
          <table:table-cell office:value-type="float" office:value="9.32362375713889" calcext:value-type="float">
            <text:p>9.32362375713889</text:p>
          </table:table-cell>
          <table:table-cell office:value-type="float" office:value="9.29609216311374" calcext:value-type="float">
            <text:p>9.29609216311374</text:p>
          </table:table-cell>
          <table:table-cell office:value-type="float" office:value="9.27477126423213" calcext:value-type="float">
            <text:p>9.27477126423213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table:formula="of:=[.A30]/1000000" office:value-type="float" office:value="420.86" calcext:value-type="float">
            <text:p>420.860</text:p>
          </table:table-cell>
          <table:table-cell office:value-type="float" office:value="9.38770088134346" calcext:value-type="float">
            <text:p>9.38770088134346</text:p>
          </table:table-cell>
          <table:table-cell office:value-type="float" office:value="9.37083264291705" calcext:value-type="float">
            <text:p>9.37083264291705</text:p>
          </table:table-cell>
          <table:table-cell office:value-type="float" office:value="9.33914997135896" calcext:value-type="float">
            <text:p>9.33914997135896</text:p>
          </table:table-cell>
          <table:table-cell office:value-type="float" office:value="9.33057256461716" calcext:value-type="float">
            <text:p>9.33057256461716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table:formula="of:=[.A31]/1000000" office:value-type="float" office:value="435.855" calcext:value-type="float">
            <text:p>435.855</text:p>
          </table:table-cell>
          <table:table-cell office:value-type="float" office:value="9.42900472358905" calcext:value-type="float">
            <text:p>9.42900472358905</text:p>
          </table:table-cell>
          <table:table-cell office:value-type="float" office:value="9.41071077215607" calcext:value-type="float">
            <text:p>9.41071077215607</text:p>
          </table:table-cell>
          <table:table-cell office:value-type="float" office:value="9.37885374115979" calcext:value-type="float">
            <text:p>9.37885374115979</text:p>
          </table:table-cell>
          <table:table-cell office:value-type="float" office:value="9.36425913269192" calcext:value-type="float">
            <text:p>9.36425913269192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table:formula="of:=[.A32]/1000000" office:value-type="float" office:value="450.85" calcext:value-type="float">
            <text:p>450.850</text:p>
          </table:table-cell>
          <table:table-cell office:value-type="float" office:value="9.44612834586855" calcext:value-type="float">
            <text:p>9.44612834586855</text:p>
          </table:table-cell>
          <table:table-cell office:value-type="float" office:value="9.42340106400207" calcext:value-type="float">
            <text:p>9.42340106400207</text:p>
          </table:table-cell>
          <table:table-cell office:value-type="float" office:value="9.39837613614378" calcext:value-type="float">
            <text:p>9.39837613614378</text:p>
          </table:table-cell>
          <table:table-cell office:value-type="float" office:value="9.38515358890701" calcext:value-type="float">
            <text:p>9.38515358890701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table:formula="of:=[.A33]/1000000" office:value-type="float" office:value="465.845" calcext:value-type="float">
            <text:p>465.845</text:p>
          </table:table-cell>
          <table:table-cell office:value-type="float" office:value="9.37782525973557" calcext:value-type="float">
            <text:p>9.37782525973557</text:p>
          </table:table-cell>
          <table:table-cell office:value-type="float" office:value="9.36011435207497" calcext:value-type="float">
            <text:p>9.36011435207497</text:p>
          </table:table-cell>
          <table:table-cell office:value-type="float" office:value="9.3299483025917" calcext:value-type="float">
            <text:p>9.3299483025917</text:p>
          </table:table-cell>
          <table:table-cell office:value-type="float" office:value="9.31671466467235" calcext:value-type="float">
            <text:p>9.31671466467235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table:formula="of:=[.A34]/1000000" office:value-type="float" office:value="480.84" calcext:value-type="float">
            <text:p>480.840</text:p>
          </table:table-cell>
          <table:table-cell office:value-type="float" office:value="9.27262506235404" calcext:value-type="float">
            <text:p>9.27262506235404</text:p>
          </table:table-cell>
          <table:table-cell office:value-type="float" office:value="9.25532810255246" calcext:value-type="float">
            <text:p>9.25532810255246</text:p>
          </table:table-cell>
          <table:table-cell office:value-type="float" office:value="9.23368718525758" calcext:value-type="float">
            <text:p>9.23368718525758</text:p>
          </table:table-cell>
          <table:table-cell office:value-type="float" office:value="9.21372479231719" calcext:value-type="float">
            <text:p>9.21372479231719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table:formula="of:=[.A35]/1000000" office:value-type="float" office:value="495.835" calcext:value-type="float">
            <text:p>495.835</text:p>
          </table:table-cell>
          <table:table-cell office:value-type="float" office:value="9.26478119690782" calcext:value-type="float">
            <text:p>9.26478119690782</text:p>
          </table:table-cell>
          <table:table-cell office:value-type="float" office:value="9.24306322204088" calcext:value-type="float">
            <text:p>9.24306322204088</text:p>
          </table:table-cell>
          <table:table-cell office:value-type="float" office:value="9.21235578164559" calcext:value-type="float">
            <text:p>9.21235578164559</text:p>
          </table:table-cell>
          <table:table-cell office:value-type="float" office:value="9.19573823909784" calcext:value-type="float">
            <text:p>9.19573823909784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table:formula="of:=[.A36]/1000000" office:value-type="float" office:value="510.83" calcext:value-type="float">
            <text:p>510.830</text:p>
          </table:table-cell>
          <table:table-cell office:value-type="float" office:value="9.33091517348331" calcext:value-type="float">
            <text:p>9.33091517348331</text:p>
          </table:table-cell>
          <table:table-cell office:value-type="float" office:value="9.31708644794702" calcext:value-type="float">
            <text:p>9.31708644794702</text:p>
          </table:table-cell>
          <table:table-cell office:value-type="float" office:value="9.29227526449633" calcext:value-type="float">
            <text:p>9.29227526449633</text:p>
          </table:table-cell>
          <table:table-cell office:value-type="float" office:value="9.27863832670285" calcext:value-type="float">
            <text:p>9.27863832670285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table:formula="of:=[.A37]/1000000" office:value-type="float" office:value="525.825" calcext:value-type="float">
            <text:p>525.825</text:p>
          </table:table-cell>
          <table:table-cell office:value-type="float" office:value="9.41462080965633" calcext:value-type="float">
            <text:p>9.41462080965633</text:p>
          </table:table-cell>
          <table:table-cell office:value-type="float" office:value="9.38801925065451" calcext:value-type="float">
            <text:p>9.38801925065451</text:p>
          </table:table-cell>
          <table:table-cell office:value-type="float" office:value="9.37730414099151" calcext:value-type="float">
            <text:p>9.37730414099151</text:p>
          </table:table-cell>
          <table:table-cell office:value-type="float" office:value="9.36211776260713" calcext:value-type="float">
            <text:p>9.36211776260713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table:formula="of:=[.A38]/1000000" office:value-type="float" office:value="540.82" calcext:value-type="float">
            <text:p>540.820</text:p>
          </table:table-cell>
          <table:table-cell office:value-type="float" office:value="9.38130600788767" calcext:value-type="float">
            <text:p>9.38130600788767</text:p>
          </table:table-cell>
          <table:table-cell office:value-type="float" office:value="9.36139316067858" calcext:value-type="float">
            <text:p>9.36139316067858</text:p>
          </table:table-cell>
          <table:table-cell office:value-type="float" office:value="9.35012637703669" calcext:value-type="float">
            <text:p>9.35012637703669</text:p>
          </table:table-cell>
          <table:table-cell office:value-type="float" office:value="9.33681488940149" calcext:value-type="float">
            <text:p>9.33681488940149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table:formula="of:=[.A39]/1000000" office:value-type="float" office:value="555.815" calcext:value-type="float">
            <text:p>555.815</text:p>
          </table:table-cell>
          <table:table-cell office:value-type="float" office:value="9.31544339895431" calcext:value-type="float">
            <text:p>9.31544339895431</text:p>
          </table:table-cell>
          <table:table-cell office:value-type="float" office:value="9.29611701713725" calcext:value-type="float">
            <text:p>9.29611701713725</text:p>
          </table:table-cell>
          <table:table-cell office:value-type="float" office:value="9.28313397355842" calcext:value-type="float">
            <text:p>9.28313397355842</text:p>
          </table:table-cell>
          <table:table-cell office:value-type="float" office:value="9.26859928302859" calcext:value-type="float">
            <text:p>9.26859928302859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table:formula="of:=[.A40]/1000000" office:value-type="float" office:value="570.81" calcext:value-type="float">
            <text:p>570.810</text:p>
          </table:table-cell>
          <table:table-cell office:value-type="float" office:value="9.21181483513307" calcext:value-type="float">
            <text:p>9.21181483513307</text:p>
          </table:table-cell>
          <table:table-cell office:value-type="float" office:value="9.17931033076109" calcext:value-type="float">
            <text:p>9.17931033076109</text:p>
          </table:table-cell>
          <table:table-cell office:value-type="float" office:value="9.18574661890155" calcext:value-type="float">
            <text:p>9.18574661890155</text:p>
          </table:table-cell>
          <table:table-cell office:value-type="float" office:value="9.17018664289569" calcext:value-type="float">
            <text:p>9.17018664289569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table:formula="of:=[.A41]/1000000" office:value-type="float" office:value="585.805" calcext:value-type="float">
            <text:p>585.805</text:p>
          </table:table-cell>
          <table:table-cell office:value-type="float" office:value="9.27249670621447" calcext:value-type="float">
            <text:p>9.27249670621447</text:p>
          </table:table-cell>
          <table:table-cell office:value-type="float" office:value="9.23645454705878" calcext:value-type="float">
            <text:p>9.23645454705878</text:p>
          </table:table-cell>
          <table:table-cell office:value-type="float" office:value="9.24861631436043" calcext:value-type="float">
            <text:p>9.24861631436043</text:p>
          </table:table-cell>
          <table:table-cell office:value-type="float" office:value="9.22657603358365" calcext:value-type="float">
            <text:p>9.22657603358365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table:formula="of:=[.A42]/1000000" office:value-type="float" office:value="600.8" calcext:value-type="float">
            <text:p>600.800</text:p>
          </table:table-cell>
          <table:table-cell office:value-type="float" office:value="9.37379635131542" calcext:value-type="float">
            <text:p>9.37379635131542</text:p>
          </table:table-cell>
          <table:table-cell office:value-type="float" office:value="9.34046503240915" calcext:value-type="float">
            <text:p>9.34046503240915</text:p>
          </table:table-cell>
          <table:table-cell office:value-type="float" office:value="9.35593684203612" calcext:value-type="float">
            <text:p>9.35593684203612</text:p>
          </table:table-cell>
          <table:table-cell office:value-type="float" office:value="9.33307516937456" calcext:value-type="float">
            <text:p>9.33307516937456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table:formula="of:=[.A43]/1000000" office:value-type="float" office:value="615.795" calcext:value-type="float">
            <text:p>615.795</text:p>
          </table:table-cell>
          <table:table-cell office:value-type="float" office:value="9.43986314367376" calcext:value-type="float">
            <text:p>9.43986314367376</text:p>
          </table:table-cell>
          <table:table-cell office:value-type="float" office:value="9.40801453783273" calcext:value-type="float">
            <text:p>9.40801453783273</text:p>
          </table:table-cell>
          <table:table-cell office:value-type="float" office:value="9.42764095472084" calcext:value-type="float">
            <text:p>9.42764095472084</text:p>
          </table:table-cell>
          <table:table-cell office:value-type="float" office:value="9.4053469109041" calcext:value-type="float">
            <text:p>9.405346910904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table:formula="of:=[.A44]/1000000" office:value-type="float" office:value="630.79" calcext:value-type="float">
            <text:p>630.790</text:p>
          </table:table-cell>
          <table:table-cell office:value-type="float" office:value="9.37978834348453" calcext:value-type="float">
            <text:p>9.37978834348453</text:p>
          </table:table-cell>
          <table:table-cell office:value-type="float" office:value="9.35259636902409" calcext:value-type="float">
            <text:p>9.35259636902409</text:p>
          </table:table-cell>
          <table:table-cell office:value-type="float" office:value="9.37376429187189" calcext:value-type="float">
            <text:p>9.37376429187189</text:p>
          </table:table-cell>
          <table:table-cell office:value-type="float" office:value="9.33956168645447" calcext:value-type="float">
            <text:p>9.33956168645447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table:formula="of:=[.A45]/1000000" office:value-type="float" office:value="645.785" calcext:value-type="float">
            <text:p>645.785</text:p>
          </table:table-cell>
          <table:table-cell office:value-type="float" office:value="9.27078476131602" calcext:value-type="float">
            <text:p>9.27078476131602</text:p>
          </table:table-cell>
          <table:table-cell office:value-type="float" office:value="9.24521383973461" calcext:value-type="float">
            <text:p>9.24521383973461</text:p>
          </table:table-cell>
          <table:table-cell office:value-type="float" office:value="9.27274519900682" calcext:value-type="float">
            <text:p>9.27274519900682</text:p>
          </table:table-cell>
          <table:table-cell office:value-type="float" office:value="9.23061513261491" calcext:value-type="float">
            <text:p>9.23061513261491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table:formula="of:=[.A46]/1000000" office:value-type="float" office:value="660.78" calcext:value-type="float">
            <text:p>660.780</text:p>
          </table:table-cell>
          <table:table-cell office:value-type="float" office:value="9.22139137585564" calcext:value-type="float">
            <text:p>9.22139137585564</text:p>
          </table:table-cell>
          <table:table-cell office:value-type="float" office:value="9.17447070566967" calcext:value-type="float">
            <text:p>9.17447070566967</text:p>
          </table:table-cell>
          <table:table-cell office:value-type="float" office:value="9.20908801131417" calcext:value-type="float">
            <text:p>9.20908801131417</text:p>
          </table:table-cell>
          <table:table-cell office:value-type="float" office:value="9.16042095494939" calcext:value-type="float">
            <text:p>9.16042095494939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table:formula="of:=[.A47]/1000000" office:value-type="float" office:value="675.775" calcext:value-type="float">
            <text:p>675.775</text:p>
          </table:table-cell>
          <table:table-cell office:value-type="float" office:value="9.32164275041404" calcext:value-type="float">
            <text:p>9.32164275041404</text:p>
          </table:table-cell>
          <table:table-cell office:value-type="float" office:value="9.27196978166333" calcext:value-type="float">
            <text:p>9.27196978166333</text:p>
          </table:table-cell>
          <table:table-cell office:value-type="float" office:value="9.30992008068934" calcext:value-type="float">
            <text:p>9.30992008068934</text:p>
          </table:table-cell>
          <table:table-cell office:value-type="float" office:value="9.2798063674223" calcext:value-type="float">
            <text:p>9.2798063674223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table:formula="of:=[.A48]/1000000" office:value-type="float" office:value="690.77" calcext:value-type="float">
            <text:p>690.770</text:p>
          </table:table-cell>
          <table:table-cell office:value-type="float" office:value="9.40168101589345" calcext:value-type="float">
            <text:p>9.40168101589345</text:p>
          </table:table-cell>
          <table:table-cell office:value-type="float" office:value="9.36133441670851" calcext:value-type="float">
            <text:p>9.36133441670851</text:p>
          </table:table-cell>
          <table:table-cell office:value-type="float" office:value="9.39898470972926" calcext:value-type="float">
            <text:p>9.39898470972926</text:p>
          </table:table-cell>
          <table:table-cell office:value-type="float" office:value="9.36225625990573" calcext:value-type="float">
            <text:p>9.36225625990573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table:formula="of:=[.A49]/1000000" office:value-type="float" office:value="705.765" calcext:value-type="float">
            <text:p>705.765</text:p>
          </table:table-cell>
          <table:table-cell office:value-type="float" office:value="9.36906694474731" calcext:value-type="float">
            <text:p>9.36906694474731</text:p>
          </table:table-cell>
          <table:table-cell office:value-type="float" office:value="9.31791895099365" calcext:value-type="float">
            <text:p>9.31791895099365</text:p>
          </table:table-cell>
          <table:table-cell office:value-type="float" office:value="9.35447512440886" calcext:value-type="float">
            <text:p>9.35447512440886</text:p>
          </table:table-cell>
          <table:table-cell office:value-type="float" office:value="9.31116043423437" calcext:value-type="float">
            <text:p>9.31116043423437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table:formula="of:=[.A50]/1000000" office:value-type="float" office:value="720.76" calcext:value-type="float">
            <text:p>720.760</text:p>
          </table:table-cell>
          <table:table-cell office:value-type="float" office:value="9.20649897124523" calcext:value-type="float">
            <text:p>9.20649897124523</text:p>
          </table:table-cell>
          <table:table-cell office:value-type="float" office:value="9.1539739866836" calcext:value-type="float">
            <text:p>9.1539739866836</text:p>
          </table:table-cell>
          <table:table-cell office:value-type="float" office:value="9.19126374068659" calcext:value-type="float">
            <text:p>9.19126374068659</text:p>
          </table:table-cell>
          <table:table-cell office:value-type="float" office:value="9.14326264138804" calcext:value-type="float">
            <text:p>9.14326264138804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table:formula="of:=[.A51]/1000000" office:value-type="float" office:value="735.755" calcext:value-type="float">
            <text:p>735.755</text:p>
          </table:table-cell>
          <table:table-cell office:value-type="float" office:value="9.06611100813799" calcext:value-type="float">
            <text:p>9.06611100813799</text:p>
          </table:table-cell>
          <table:table-cell office:value-type="float" office:value="9.01141539158482" calcext:value-type="float">
            <text:p>9.01141539158482</text:p>
          </table:table-cell>
          <table:table-cell office:value-type="float" office:value="9.05645957976459" calcext:value-type="float">
            <text:p>9.05645957976459</text:p>
          </table:table-cell>
          <table:table-cell office:value-type="float" office:value="8.99598825721848" calcext:value-type="float">
            <text:p>8.99598825721848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table:formula="of:=[.A52]/1000000" office:value-type="float" office:value="750.75" calcext:value-type="float">
            <text:p>750.750</text:p>
          </table:table-cell>
          <table:table-cell office:value-type="float" office:value="9.11273283948725" calcext:value-type="float">
            <text:p>9.11273283948725</text:p>
          </table:table-cell>
          <table:table-cell office:value-type="float" office:value="9.05757427739429" calcext:value-type="float">
            <text:p>9.05757427739429</text:p>
          </table:table-cell>
          <table:table-cell office:value-type="float" office:value="9.09743385700021" calcext:value-type="float">
            <text:p>9.09743385700021</text:p>
          </table:table-cell>
          <table:table-cell office:value-type="float" office:value="9.04251458710962" calcext:value-type="float">
            <text:p>9.04251458710962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table:formula="of:=[.A53]/1000000" office:value-type="float" office:value="765.745" calcext:value-type="float">
            <text:p>765.745</text:p>
          </table:table-cell>
          <table:table-cell office:value-type="float" office:value="9.24078138367806" calcext:value-type="float">
            <text:p>9.24078138367806</text:p>
          </table:table-cell>
          <table:table-cell office:value-type="float" office:value="9.18675802886516" calcext:value-type="float">
            <text:p>9.18675802886516</text:p>
          </table:table-cell>
          <table:table-cell office:value-type="float" office:value="9.22376294767605" calcext:value-type="float">
            <text:p>9.22376294767605</text:p>
          </table:table-cell>
          <table:table-cell office:value-type="float" office:value="9.17006043580012" calcext:value-type="float">
            <text:p>9.17006043580012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table:formula="of:=[.A54]/1000000" office:value-type="float" office:value="780.74" calcext:value-type="float">
            <text:p>780.740</text:p>
          </table:table-cell>
          <table:table-cell office:value-type="float" office:value="9.19684922569643" calcext:value-type="float">
            <text:p>9.19684922569643</text:p>
          </table:table-cell>
          <table:table-cell office:value-type="float" office:value="9.14768178448553" calcext:value-type="float">
            <text:p>9.14768178448553</text:p>
          </table:table-cell>
          <table:table-cell office:value-type="float" office:value="9.18135159730619" calcext:value-type="float">
            <text:p>9.18135159730619</text:p>
          </table:table-cell>
          <table:table-cell office:value-type="float" office:value="9.13230387938268" calcext:value-type="float">
            <text:p>9.13230387938268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table:formula="of:=[.A55]/1000000" office:value-type="float" office:value="795.735" calcext:value-type="float">
            <text:p>795.735</text:p>
          </table:table-cell>
          <table:table-cell office:value-type="float" office:value="9.01092524774527" calcext:value-type="float">
            <text:p>9.01092524774527</text:p>
          </table:table-cell>
          <table:table-cell office:value-type="float" office:value="8.96337405870875" calcext:value-type="float">
            <text:p>8.96337405870875</text:p>
          </table:table-cell>
          <table:table-cell office:value-type="float" office:value="8.99007739599007" calcext:value-type="float">
            <text:p>8.99007739599007</text:p>
          </table:table-cell>
          <table:table-cell office:value-type="float" office:value="8.92829814019886" calcext:value-type="float">
            <text:p>8.92829814019886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table:formula="of:=[.A56]/1000000" office:value-type="float" office:value="810.73" calcext:value-type="float">
            <text:p>810.730</text:p>
          </table:table-cell>
          <table:table-cell office:value-type="float" office:value="8.70838416275888" calcext:value-type="float">
            <text:p>8.70838416275888</text:p>
          </table:table-cell>
          <table:table-cell office:value-type="float" office:value="8.64959791258949" calcext:value-type="float">
            <text:p>8.64959791258949</text:p>
          </table:table-cell>
          <table:table-cell office:value-type="float" office:value="8.66614849841523" calcext:value-type="float">
            <text:p>8.66614849841523</text:p>
          </table:table-cell>
          <table:table-cell office:value-type="float" office:value="8.60676003819862" calcext:value-type="float">
            <text:p>8.60676003819862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table:formula="of:=[.A57]/1000000" office:value-type="float" office:value="825.725" calcext:value-type="float">
            <text:p>825.725</text:p>
          </table:table-cell>
          <table:table-cell office:value-type="float" office:value="8.60794093950312" calcext:value-type="float">
            <text:p>8.60794093950312</text:p>
          </table:table-cell>
          <table:table-cell office:value-type="float" office:value="8.55356970827452" calcext:value-type="float">
            <text:p>8.55356970827452</text:p>
          </table:table-cell>
          <table:table-cell office:value-type="float" office:value="8.56510384842236" calcext:value-type="float">
            <text:p>8.56510384842236</text:p>
          </table:table-cell>
          <table:table-cell office:value-type="float" office:value="8.50610217152545" calcext:value-type="float">
            <text:p>8.50610217152545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table:formula="of:=[.A58]/1000000" office:value-type="float" office:value="840.72" calcext:value-type="float">
            <text:p>840.720</text:p>
          </table:table-cell>
          <table:table-cell office:value-type="float" office:value="8.79526625340471" calcext:value-type="float">
            <text:p>8.79526625340471</text:p>
          </table:table-cell>
          <table:table-cell office:value-type="float" office:value="8.74286123549775" calcext:value-type="float">
            <text:p>8.74286123549775</text:p>
          </table:table-cell>
          <table:table-cell office:value-type="float" office:value="8.7444615136979" calcext:value-type="float">
            <text:p>8.7444615136979</text:p>
          </table:table-cell>
          <table:table-cell office:value-type="float" office:value="8.69006512690959" calcext:value-type="float">
            <text:p>8.69006512690959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table:formula="of:=[.A59]/1000000" office:value-type="float" office:value="855.715" calcext:value-type="float">
            <text:p>855.715</text:p>
          </table:table-cell>
          <table:table-cell office:value-type="float" office:value="8.852081463892" calcext:value-type="float">
            <text:p>8.852081463892</text:p>
          </table:table-cell>
          <table:table-cell office:value-type="float" office:value="8.81192745083739" calcext:value-type="float">
            <text:p>8.81192745083739</text:p>
          </table:table-cell>
          <table:table-cell office:value-type="float" office:value="8.81142537006613" calcext:value-type="float">
            <text:p>8.81142537006613</text:p>
          </table:table-cell>
          <table:table-cell office:value-type="float" office:value="8.75677667766832" calcext:value-type="float">
            <text:p>8.75677667766832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table:formula="of:=[.A60]/1000000" office:value-type="float" office:value="870.71" calcext:value-type="float">
            <text:p>870.710</text:p>
          </table:table-cell>
          <table:table-cell office:value-type="float" office:value="8.67835109225606" calcext:value-type="float">
            <text:p>8.67835109225606</text:p>
          </table:table-cell>
          <table:table-cell office:value-type="float" office:value="8.64108750531446" calcext:value-type="float">
            <text:p>8.64108750531446</text:p>
          </table:table-cell>
          <table:table-cell office:value-type="float" office:value="8.62914581931522" calcext:value-type="float">
            <text:p>8.62914581931522</text:p>
          </table:table-cell>
          <table:table-cell office:value-type="float" office:value="8.58000919642596" calcext:value-type="float">
            <text:p>8.58000919642596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table:formula="of:=[.A61]/1000000" office:value-type="float" office:value="885.705" calcext:value-type="float">
            <text:p>885.705</text:p>
          </table:table-cell>
          <table:table-cell office:value-type="float" office:value="8.27697400522111" calcext:value-type="float">
            <text:p>8.27697400522111</text:p>
          </table:table-cell>
          <table:table-cell office:value-type="float" office:value="8.23365918860472" calcext:value-type="float">
            <text:p>8.23365918860472</text:p>
          </table:table-cell>
          <table:table-cell office:value-type="float" office:value="8.21994671504037" calcext:value-type="float">
            <text:p>8.21994671504037</text:p>
          </table:table-cell>
          <table:table-cell office:value-type="float" office:value="8.15803923383869" calcext:value-type="float">
            <text:p>8.15803923383869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table:formula="of:=[.A62]/1000000" office:value-type="float" office:value="900.7" calcext:value-type="float">
            <text:p>900.700</text:p>
          </table:table-cell>
          <table:table-cell office:value-type="float" office:value="7.83855146401688" calcext:value-type="float">
            <text:p>7.83855146401688</text:p>
          </table:table-cell>
          <table:table-cell office:value-type="float" office:value="7.78160283932594" calcext:value-type="float">
            <text:p>7.78160283932594</text:p>
          </table:table-cell>
          <table:table-cell office:value-type="float" office:value="7.75731806839516" calcext:value-type="float">
            <text:p>7.75731806839516</text:p>
          </table:table-cell>
          <table:table-cell office:value-type="float" office:value="7.68109947438212" calcext:value-type="float">
            <text:p>7.68109947438212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table:formula="of:=[.A63]/1000000" office:value-type="float" office:value="915.695" calcext:value-type="float">
            <text:p>915.695</text:p>
          </table:table-cell>
          <table:table-cell office:value-type="float" office:value="7.99843350521793" calcext:value-type="float">
            <text:p>7.99843350521793</text:p>
          </table:table-cell>
          <table:table-cell office:value-type="float" office:value="7.93940505187432" calcext:value-type="float">
            <text:p>7.93940505187432</text:p>
          </table:table-cell>
          <table:table-cell office:value-type="float" office:value="7.91885270792276" calcext:value-type="float">
            <text:p>7.91885270792276</text:p>
          </table:table-cell>
          <table:table-cell office:value-type="float" office:value="7.85396622607809" calcext:value-type="float">
            <text:p>7.85396622607809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table:formula="of:=[.A64]/1000000" office:value-type="float" office:value="930.69" calcext:value-type="float">
            <text:p>930.690</text:p>
          </table:table-cell>
          <table:table-cell office:value-type="float" office:value="8.290349165486" calcext:value-type="float">
            <text:p>8.290349165486</text:p>
          </table:table-cell>
          <table:table-cell office:value-type="float" office:value="8.23859851461775" calcext:value-type="float">
            <text:p>8.23859851461775</text:p>
          </table:table-cell>
          <table:table-cell office:value-type="float" office:value="8.2127039267924" calcext:value-type="float">
            <text:p>8.2127039267924</text:p>
          </table:table-cell>
          <table:table-cell office:value-type="float" office:value="8.16828139342165" calcext:value-type="float">
            <text:p>8.16828139342165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table:formula="of:=[.A65]/1000000" office:value-type="float" office:value="945.685" calcext:value-type="float">
            <text:p>945.685</text:p>
          </table:table-cell>
          <table:table-cell office:value-type="float" office:value="8.2453489211713" calcext:value-type="float">
            <text:p>8.2453489211713</text:p>
          </table:table-cell>
          <table:table-cell office:value-type="float" office:value="8.2010213480261" calcext:value-type="float">
            <text:p>8.2010213480261</text:p>
          </table:table-cell>
          <table:table-cell office:value-type="float" office:value="8.15982780874899" calcext:value-type="float">
            <text:p>8.15982780874899</text:p>
          </table:table-cell>
          <table:table-cell office:value-type="float" office:value="8.1279955845096" calcext:value-type="float">
            <text:p>8.1279955845096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table:formula="of:=[.A66]/1000000" office:value-type="float" office:value="960.68" calcext:value-type="float">
            <text:p>960.680</text:p>
          </table:table-cell>
          <table:table-cell office:value-type="float" office:value="7.96350960309175" calcext:value-type="float">
            <text:p>7.96350960309175</text:p>
          </table:table-cell>
          <table:table-cell office:value-type="float" office:value="7.92226853950251" calcext:value-type="float">
            <text:p>7.92226853950251</text:p>
          </table:table-cell>
          <table:table-cell office:value-type="float" office:value="7.88218535541118" calcext:value-type="float">
            <text:p>7.88218535541118</text:p>
          </table:table-cell>
          <table:table-cell office:value-type="float" office:value="7.84304009976795" calcext:value-type="float">
            <text:p>7.84304009976795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table:formula="of:=[.A67]/1000000" office:value-type="float" office:value="975.675" calcext:value-type="float">
            <text:p>975.675</text:p>
          </table:table-cell>
          <table:table-cell office:value-type="float" office:value="7.41196600266309" calcext:value-type="float">
            <text:p>7.41196600266309</text:p>
          </table:table-cell>
          <table:table-cell office:value-type="float" office:value="7.35324771476297" calcext:value-type="float">
            <text:p>7.35324771476297</text:p>
          </table:table-cell>
          <table:table-cell office:value-type="float" office:value="7.30620521335628" calcext:value-type="float">
            <text:p>7.30620521335628</text:p>
          </table:table-cell>
          <table:table-cell office:value-type="float" office:value="7.26197633035651" calcext:value-type="float">
            <text:p>7.26197633035651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table:formula="of:=[.A68]/1000000" office:value-type="float" office:value="990.67" calcext:value-type="float">
            <text:p>990.670</text:p>
          </table:table-cell>
          <table:table-cell office:value-type="float" office:value="6.92557211094242" calcext:value-type="float">
            <text:p>6.92557211094242</text:p>
          </table:table-cell>
          <table:table-cell office:value-type="float" office:value="6.86349580950963" calcext:value-type="float">
            <text:p>6.86349580950963</text:p>
          </table:table-cell>
          <table:table-cell office:value-type="float" office:value="6.81927025698107" calcext:value-type="float">
            <text:p>6.81927025698107</text:p>
          </table:table-cell>
          <table:table-cell office:value-type="float" office:value="6.77321703555849" calcext:value-type="float">
            <text:p>6.77321703555849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table:formula="of:=[.A69]/1000000" office:value-type="float" office:value="1005.665" calcext:value-type="float">
            <text:p>1005.665</text:p>
          </table:table-cell>
          <table:table-cell office:value-type="float" office:value="7.35559155361941" calcext:value-type="float">
            <text:p>7.35559155361941</text:p>
          </table:table-cell>
          <table:table-cell office:value-type="float" office:value="7.30638537515454" calcext:value-type="float">
            <text:p>7.30638537515454</text:p>
          </table:table-cell>
          <table:table-cell office:value-type="float" office:value="7.25463625542964" calcext:value-type="float">
            <text:p>7.25463625542964</text:p>
          </table:table-cell>
          <table:table-cell office:value-type="float" office:value="7.21957496738921" calcext:value-type="float">
            <text:p>7.21957496738921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table:formula="of:=[.A70]/1000000" office:value-type="float" office:value="1020.66" calcext:value-type="float">
            <text:p>1020.660</text:p>
          </table:table-cell>
          <table:table-cell office:value-type="float" office:value="7.72728359894607" calcext:value-type="float">
            <text:p>7.72728359894607</text:p>
          </table:table-cell>
          <table:table-cell office:value-type="float" office:value="7.68750998423079" calcext:value-type="float">
            <text:p>7.68750998423079</text:p>
          </table:table-cell>
          <table:table-cell office:value-type="float" office:value="7.63992245626562" calcext:value-type="float">
            <text:p>7.63992245626562</text:p>
          </table:table-cell>
          <table:table-cell office:value-type="float" office:value="7.63014699526216" calcext:value-type="float">
            <text:p>7.63014699526216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table:formula="of:=[.A71]/1000000" office:value-type="float" office:value="1035.655" calcext:value-type="float">
            <text:p>1035.655</text:p>
          </table:table-cell>
          <table:table-cell office:value-type="float" office:value="7.67253247722073" calcext:value-type="float">
            <text:p>7.67253247722073</text:p>
          </table:table-cell>
          <table:table-cell office:value-type="float" office:value="7.62975778709557" calcext:value-type="float">
            <text:p>7.62975778709557</text:p>
          </table:table-cell>
          <table:table-cell office:value-type="float" office:value="7.58376095205227" calcext:value-type="float">
            <text:p>7.58376095205227</text:p>
          </table:table-cell>
          <table:table-cell office:value-type="float" office:value="7.57565475369113" calcext:value-type="float">
            <text:p>7.57565475369113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table:formula="of:=[.A72]/1000000" office:value-type="float" office:value="1050.65" calcext:value-type="float">
            <text:p>1050.650</text:p>
          </table:table-cell>
          <table:table-cell office:value-type="float" office:value="7.33494004636948" calcext:value-type="float">
            <text:p>7.33494004636948</text:p>
          </table:table-cell>
          <table:table-cell office:value-type="float" office:value="7.27631264282991" calcext:value-type="float">
            <text:p>7.27631264282991</text:p>
          </table:table-cell>
          <table:table-cell office:value-type="float" office:value="7.2260800858974" calcext:value-type="float">
            <text:p>7.2260800858974</text:p>
          </table:table-cell>
          <table:table-cell office:value-type="float" office:value="7.2149149655976" calcext:value-type="float">
            <text:p>7.2149149655976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table:formula="of:=[.A73]/1000000" office:value-type="float" office:value="1065.645" calcext:value-type="float">
            <text:p>1065.645</text:p>
          </table:table-cell>
          <table:table-cell office:value-type="float" office:value="6.5605016058077" calcext:value-type="float">
            <text:p>6.5605016058077</text:p>
          </table:table-cell>
          <table:table-cell office:value-type="float" office:value="6.49594569543432" calcext:value-type="float">
            <text:p>6.49594569543432</text:p>
          </table:table-cell>
          <table:table-cell office:value-type="float" office:value="6.46476454145514" calcext:value-type="float">
            <text:p>6.46476454145514</text:p>
          </table:table-cell>
          <table:table-cell office:value-type="float" office:value="6.43794478489874" calcext:value-type="float">
            <text:p>6.43794478489874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table:formula="of:=[.A74]/1000000" office:value-type="float" office:value="1080.64" calcext:value-type="float">
            <text:p>1080.640</text:p>
          </table:table-cell>
          <table:table-cell office:value-type="float" office:value="6.32974235137213" calcext:value-type="float">
            <text:p>6.32974235137213</text:p>
          </table:table-cell>
          <table:table-cell office:value-type="float" office:value="6.26541371241584" calcext:value-type="float">
            <text:p>6.26541371241584</text:p>
          </table:table-cell>
          <table:table-cell office:value-type="float" office:value="6.24415033509649" calcext:value-type="float">
            <text:p>6.24415033509649</text:p>
          </table:table-cell>
          <table:table-cell office:value-type="float" office:value="6.22073516110263" calcext:value-type="float">
            <text:p>6.22073516110263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table:formula="of:=[.A75]/1000000" office:value-type="float" office:value="1095.635" calcext:value-type="float">
            <text:p>1095.635</text:p>
          </table:table-cell>
          <table:table-cell office:value-type="float" office:value="6.88566379281445" calcext:value-type="float">
            <text:p>6.88566379281445</text:p>
          </table:table-cell>
          <table:table-cell office:value-type="float" office:value="6.81517287351316" calcext:value-type="float">
            <text:p>6.81517287351316</text:p>
          </table:table-cell>
          <table:table-cell office:value-type="float" office:value="6.80301234247956" calcext:value-type="float">
            <text:p>6.80301234247956</text:p>
          </table:table-cell>
          <table:table-cell office:value-type="float" office:value="6.77949540367613" calcext:value-type="float">
            <text:p>6.77949540367613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table:formula="of:=[.A76]/1000000" office:value-type="float" office:value="1110.63" calcext:value-type="float">
            <text:p>1110.630</text:p>
          </table:table-cell>
          <table:table-cell office:value-type="float" office:value="7.33305585198372" calcext:value-type="float">
            <text:p>7.33305585198372</text:p>
          </table:table-cell>
          <table:table-cell office:value-type="float" office:value="7.27915344543441" calcext:value-type="float">
            <text:p>7.27915344543441</text:p>
          </table:table-cell>
          <table:table-cell office:value-type="float" office:value="7.26092118487174" calcext:value-type="float">
            <text:p>7.26092118487174</text:p>
          </table:table-cell>
          <table:table-cell office:value-type="float" office:value="7.26677247986982" calcext:value-type="float">
            <text:p>7.26677247986982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table:formula="of:=[.A77]/1000000" office:value-type="float" office:value="1125.625" calcext:value-type="float">
            <text:p>1125.625</text:p>
          </table:table-cell>
          <table:table-cell office:value-type="float" office:value="7.27924267161783" calcext:value-type="float">
            <text:p>7.27924267161783</text:p>
          </table:table-cell>
          <table:table-cell office:value-type="float" office:value="7.21090959810991" calcext:value-type="float">
            <text:p>7.21090959810991</text:p>
          </table:table-cell>
          <table:table-cell office:value-type="float" office:value="7.21348075865548" calcext:value-type="float">
            <text:p>7.21348075865548</text:p>
          </table:table-cell>
          <table:table-cell office:value-type="float" office:value="7.21327524995475" calcext:value-type="float">
            <text:p>7.21327524995475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table:formula="of:=[.A78]/1000000" office:value-type="float" office:value="1140.62" calcext:value-type="float">
            <text:p>1140.620</text:p>
          </table:table-cell>
          <table:table-cell office:value-type="float" office:value="6.799272267713" calcext:value-type="float">
            <text:p>6.799272267713</text:p>
          </table:table-cell>
          <table:table-cell office:value-type="float" office:value="6.73244868611249" calcext:value-type="float">
            <text:p>6.73244868611249</text:p>
          </table:table-cell>
          <table:table-cell office:value-type="float" office:value="6.73970930147628" calcext:value-type="float">
            <text:p>6.73970930147628</text:p>
          </table:table-cell>
          <table:table-cell office:value-type="float" office:value="6.7185945079443" calcext:value-type="float">
            <text:p>6.7185945079443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table:formula="of:=[.A79]/1000000" office:value-type="float" office:value="1155.615" calcext:value-type="float">
            <text:p>1155.615</text:p>
          </table:table-cell>
          <table:table-cell office:value-type="float" office:value="6.16827766133379" calcext:value-type="float">
            <text:p>6.16827766133379</text:p>
          </table:table-cell>
          <table:table-cell office:value-type="float" office:value="6.08337847309491" calcext:value-type="float">
            <text:p>6.08337847309491</text:p>
          </table:table-cell>
          <table:table-cell office:value-type="float" office:value="6.11238303118174" calcext:value-type="float">
            <text:p>6.11238303118174</text:p>
          </table:table-cell>
          <table:table-cell office:value-type="float" office:value="6.08780941804592" calcext:value-type="float">
            <text:p>6.08780941804592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table:formula="of:=[.A80]/1000000" office:value-type="float" office:value="1170.61" calcext:value-type="float">
            <text:p>1170.610</text:p>
          </table:table-cell>
          <table:table-cell office:value-type="float" office:value="6.23070533275263" calcext:value-type="float">
            <text:p>6.23070533275263</text:p>
          </table:table-cell>
          <table:table-cell office:value-type="float" office:value="6.14327493111002" calcext:value-type="float">
            <text:p>6.14327493111002</text:p>
          </table:table-cell>
          <table:table-cell office:value-type="float" office:value="6.17940528285939" calcext:value-type="float">
            <text:p>6.17940528285939</text:p>
          </table:table-cell>
          <table:table-cell office:value-type="float" office:value="6.16358179254722" calcext:value-type="float">
            <text:p>6.16358179254722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table:formula="of:=[.A81]/1000000" office:value-type="float" office:value="1185.605" calcext:value-type="float">
            <text:p>1185.605</text:p>
          </table:table-cell>
          <table:table-cell office:value-type="float" office:value="6.73115885790106" calcext:value-type="float">
            <text:p>6.73115885790106</text:p>
          </table:table-cell>
          <table:table-cell office:value-type="float" office:value="6.63883571635869" calcext:value-type="float">
            <text:p>6.63883571635869</text:p>
          </table:table-cell>
          <table:table-cell office:value-type="float" office:value="6.68824373521092" calcext:value-type="float">
            <text:p>6.68824373521092</text:p>
          </table:table-cell>
          <table:table-cell office:value-type="float" office:value="6.68331173660031" calcext:value-type="float">
            <text:p>6.68331173660031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table:formula="of:=[.A82]/1000000" office:value-type="float" office:value="1200.6" calcext:value-type="float">
            <text:p>1200.600</text:p>
          </table:table-cell>
          <table:table-cell office:value-type="float" office:value="7.04892085193277" calcext:value-type="float">
            <text:p>7.04892085193277</text:p>
          </table:table-cell>
          <table:table-cell office:value-type="float" office:value="6.945102525678" calcext:value-type="float">
            <text:p>6.945102525678</text:p>
          </table:table-cell>
          <table:table-cell office:value-type="float" office:value="7.00077757985489" calcext:value-type="float">
            <text:p>7.00077757985489</text:p>
          </table:table-cell>
          <table:table-cell office:value-type="float" office:value="6.98537749625631" calcext:value-type="float">
            <text:p>6.98537749625631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table:formula="of:=[.A83]/1000000" office:value-type="float" office:value="1215.595" calcext:value-type="float">
            <text:p>1215.595</text:p>
          </table:table-cell>
          <table:table-cell office:value-type="float" office:value="6.8929009325427" calcext:value-type="float">
            <text:p>6.8929009325427</text:p>
          </table:table-cell>
          <table:table-cell office:value-type="float" office:value="6.78814434976567" calcext:value-type="float">
            <text:p>6.78814434976567</text:p>
          </table:table-cell>
          <table:table-cell office:value-type="float" office:value="6.84532903399712" calcext:value-type="float">
            <text:p>6.84532903399712</text:p>
          </table:table-cell>
          <table:table-cell office:value-type="float" office:value="6.8269892065068" calcext:value-type="float">
            <text:p>6.8269892065068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table:formula="of:=[.A84]/1000000" office:value-type="float" office:value="1230.59" calcext:value-type="float">
            <text:p>1230.590</text:p>
          </table:table-cell>
          <table:table-cell office:value-type="float" office:value="6.45546756953308" calcext:value-type="float">
            <text:p>6.45546756953308</text:p>
          </table:table-cell>
          <table:table-cell office:value-type="float" office:value="6.34121847860751" calcext:value-type="float">
            <text:p>6.34121847860751</text:p>
          </table:table-cell>
          <table:table-cell office:value-type="float" office:value="6.40981348817992" calcext:value-type="float">
            <text:p>6.40981348817992</text:p>
          </table:table-cell>
          <table:table-cell office:value-type="float" office:value="6.39438496093617" calcext:value-type="float">
            <text:p>6.39438496093617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table:formula="of:=[.A85]/1000000" office:value-type="float" office:value="1245.585" calcext:value-type="float">
            <text:p>1245.585</text:p>
          </table:table-cell>
          <table:table-cell office:value-type="float" office:value="6.29176736743577" calcext:value-type="float">
            <text:p>6.29176736743577</text:p>
          </table:table-cell>
          <table:table-cell office:value-type="float" office:value="6.17052845977503" calcext:value-type="float">
            <text:p>6.17052845977503</text:p>
          </table:table-cell>
          <table:table-cell office:value-type="float" office:value="6.24018950494588" calcext:value-type="float">
            <text:p>6.24018950494588</text:p>
          </table:table-cell>
          <table:table-cell office:value-type="float" office:value="6.22714119926419" calcext:value-type="float">
            <text:p>6.22714119926419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table:formula="of:=[.A86]/1000000" office:value-type="float" office:value="1260.58" calcext:value-type="float">
            <text:p>1260.580</text:p>
          </table:table-cell>
          <table:table-cell office:value-type="float" office:value="6.59040359655162" calcext:value-type="float">
            <text:p>6.59040359655162</text:p>
          </table:table-cell>
          <table:table-cell office:value-type="float" office:value="6.46579436337234" calcext:value-type="float">
            <text:p>6.46579436337234</text:p>
          </table:table-cell>
          <table:table-cell office:value-type="float" office:value="6.54089996774965" calcext:value-type="float">
            <text:p>6.54089996774965</text:p>
          </table:table-cell>
          <table:table-cell office:value-type="float" office:value="6.52987102261716" calcext:value-type="float">
            <text:p>6.52987102261716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table:formula="of:=[.A87]/1000000" office:value-type="float" office:value="1275.575" calcext:value-type="float">
            <text:p>1275.575</text:p>
          </table:table-cell>
          <table:table-cell office:value-type="float" office:value="6.90775443682732" calcext:value-type="float">
            <text:p>6.90775443682732</text:p>
          </table:table-cell>
          <table:table-cell office:value-type="float" office:value="6.78956370676663" calcext:value-type="float">
            <text:p>6.78956370676663</text:p>
          </table:table-cell>
          <table:table-cell office:value-type="float" office:value="6.86239280583271" calcext:value-type="float">
            <text:p>6.86239280583271</text:p>
          </table:table-cell>
          <table:table-cell office:value-type="float" office:value="6.85224215604843" calcext:value-type="float">
            <text:p>6.85224215604843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table:formula="of:=[.A88]/1000000" office:value-type="float" office:value="1290.57" calcext:value-type="float">
            <text:p>1290.570</text:p>
          </table:table-cell>
          <table:table-cell office:value-type="float" office:value="6.92753389406233" calcext:value-type="float">
            <text:p>6.92753389406233</text:p>
          </table:table-cell>
          <table:table-cell office:value-type="float" office:value="6.80062493529606" calcext:value-type="float">
            <text:p>6.80062493529606</text:p>
          </table:table-cell>
          <table:table-cell office:value-type="float" office:value="6.86874182616903" calcext:value-type="float">
            <text:p>6.86874182616903</text:p>
          </table:table-cell>
          <table:table-cell office:value-type="float" office:value="6.85702134124677" calcext:value-type="float">
            <text:p>6.85702134124677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table:formula="of:=[.A89]/1000000" office:value-type="float" office:value="1305.565" calcext:value-type="float">
            <text:p>1305.565</text:p>
          </table:table-cell>
          <table:table-cell office:value-type="float" office:value="6.649654094256" calcext:value-type="float">
            <text:p>6.649654094256</text:p>
          </table:table-cell>
          <table:table-cell office:value-type="float" office:value="6.50609760139965" calcext:value-type="float">
            <text:p>6.50609760139965</text:p>
          </table:table-cell>
          <table:table-cell office:value-type="float" office:value="6.57469252983538" calcext:value-type="float">
            <text:p>6.57469252983538</text:p>
          </table:table-cell>
          <table:table-cell office:value-type="float" office:value="6.56713929936217" calcext:value-type="float">
            <text:p>6.56713929936217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table:formula="of:=[.A90]/1000000" office:value-type="float" office:value="1320.56" calcext:value-type="float">
            <text:p>1320.560</text:p>
          </table:table-cell>
          <table:table-cell office:value-type="float" office:value="6.44926010611207" calcext:value-type="float">
            <text:p>6.44926010611207</text:p>
          </table:table-cell>
          <table:table-cell office:value-type="float" office:value="6.31004039174681" calcext:value-type="float">
            <text:p>6.31004039174681</text:p>
          </table:table-cell>
          <table:table-cell office:value-type="float" office:value="6.37904054430555" calcext:value-type="float">
            <text:p>6.37904054430555</text:p>
          </table:table-cell>
          <table:table-cell office:value-type="float" office:value="6.37048933515955" calcext:value-type="float">
            <text:p>6.37048933515955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table:formula="of:=[.A91]/1000000" office:value-type="float" office:value="1335.555" calcext:value-type="float">
            <text:p>1335.555</text:p>
          </table:table-cell>
          <table:table-cell office:value-type="float" office:value="6.65817800397167" calcext:value-type="float">
            <text:p>6.65817800397167</text:p>
          </table:table-cell>
          <table:table-cell office:value-type="float" office:value="6.51384181486273" calcext:value-type="float">
            <text:p>6.51384181486273</text:p>
          </table:table-cell>
          <table:table-cell office:value-type="float" office:value="6.57188833135363" calcext:value-type="float">
            <text:p>6.57188833135363</text:p>
          </table:table-cell>
          <table:table-cell office:value-type="float" office:value="6.56587202044672" calcext:value-type="float">
            <text:p>6.56587202044672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table:formula="of:=[.A92]/1000000" office:value-type="float" office:value="1350.55" calcext:value-type="float">
            <text:p>1350.550</text:p>
          </table:table-cell>
          <table:table-cell office:value-type="float" office:value="6.96984473085365" calcext:value-type="float">
            <text:p>6.96984473085365</text:p>
          </table:table-cell>
          <table:table-cell office:value-type="float" office:value="6.82199362711447" calcext:value-type="float">
            <text:p>6.82199362711447</text:p>
          </table:table-cell>
          <table:table-cell office:value-type="float" office:value="6.88748404619555" calcext:value-type="float">
            <text:p>6.88748404619555</text:p>
          </table:table-cell>
          <table:table-cell office:value-type="float" office:value="6.88439695866168" calcext:value-type="float">
            <text:p>6.88439695866168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table:formula="of:=[.A93]/1000000" office:value-type="float" office:value="1365.545" calcext:value-type="float">
            <text:p>1365.545</text:p>
          </table:table-cell>
          <table:table-cell office:value-type="float" office:value="7.01596983833772" calcext:value-type="float">
            <text:p>7.01596983833772</text:p>
          </table:table-cell>
          <table:table-cell office:value-type="float" office:value="6.86788062690668" calcext:value-type="float">
            <text:p>6.86788062690668</text:p>
          </table:table-cell>
          <table:table-cell office:value-type="float" office:value="6.90743390878718" calcext:value-type="float">
            <text:p>6.90743390878718</text:p>
          </table:table-cell>
          <table:table-cell office:value-type="float" office:value="6.90982961690164" calcext:value-type="float">
            <text:p>6.90982961690164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table:formula="of:=[.A94]/1000000" office:value-type="float" office:value="1380.54" calcext:value-type="float">
            <text:p>1380.540</text:p>
          </table:table-cell>
          <table:table-cell office:value-type="float" office:value="6.68824940233371" calcext:value-type="float">
            <text:p>6.68824940233371</text:p>
          </table:table-cell>
          <table:table-cell office:value-type="float" office:value="6.55348590264342" calcext:value-type="float">
            <text:p>6.55348590264342</text:p>
          </table:table-cell>
          <table:table-cell office:value-type="float" office:value="6.57159336550769" calcext:value-type="float">
            <text:p>6.57159336550769</text:p>
          </table:table-cell>
          <table:table-cell office:value-type="float" office:value="6.58068102854566" calcext:value-type="float">
            <text:p>6.58068102854566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table:formula="of:=[.A95]/1000000" office:value-type="float" office:value="1395.535" calcext:value-type="float">
            <text:p>1395.535</text:p>
          </table:table-cell>
          <table:table-cell office:value-type="float" office:value="6.3338189326729" calcext:value-type="float">
            <text:p>6.3338189326729</text:p>
          </table:table-cell>
          <table:table-cell office:value-type="float" office:value="6.17742513341604" calcext:value-type="float">
            <text:p>6.17742513341604</text:p>
          </table:table-cell>
          <table:table-cell office:value-type="float" office:value="6.19250803541543" calcext:value-type="float">
            <text:p>6.19250803541543</text:p>
          </table:table-cell>
          <table:table-cell office:value-type="float" office:value="6.18941017798376" calcext:value-type="float">
            <text:p>6.18941017798376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table:formula="of:=[.A96]/1000000" office:value-type="float" office:value="1410.53" calcext:value-type="float">
            <text:p>1410.530</text:p>
          </table:table-cell>
          <table:table-cell office:value-type="float" office:value="6.36136056178889" calcext:value-type="float">
            <text:p>6.36136056178889</text:p>
          </table:table-cell>
          <table:table-cell office:value-type="float" office:value="6.20854207889059" calcext:value-type="float">
            <text:p>6.20854207889059</text:p>
          </table:table-cell>
          <table:table-cell office:value-type="float" office:value="6.22051994057137" calcext:value-type="float">
            <text:p>6.22051994057137</text:p>
          </table:table-cell>
          <table:table-cell office:value-type="float" office:value="6.22292141232942" calcext:value-type="float">
            <text:p>6.22292141232942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table:formula="of:=[.A97]/1000000" office:value-type="float" office:value="1425.525" calcext:value-type="float">
            <text:p>1425.525</text:p>
          </table:table-cell>
          <table:table-cell office:value-type="float" office:value="6.71949672496865" calcext:value-type="float">
            <text:p>6.71949672496865</text:p>
          </table:table-cell>
          <table:table-cell office:value-type="float" office:value="6.58338316027528" calcext:value-type="float">
            <text:p>6.58338316027528</text:p>
          </table:table-cell>
          <table:table-cell office:value-type="float" office:value="6.56468194990983" calcext:value-type="float">
            <text:p>6.56468194990983</text:p>
          </table:table-cell>
          <table:table-cell office:value-type="float" office:value="6.57792145369814" calcext:value-type="float">
            <text:p>6.57792145369814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table:formula="of:=[.A98]/1000000" office:value-type="float" office:value="1440.52" calcext:value-type="float">
            <text:p>1440.520</text:p>
          </table:table-cell>
          <table:table-cell office:value-type="float" office:value="6.8889905399751" calcext:value-type="float">
            <text:p>6.8889905399751</text:p>
          </table:table-cell>
          <table:table-cell office:value-type="float" office:value="6.73900404282347" calcext:value-type="float">
            <text:p>6.73900404282347</text:p>
          </table:table-cell>
          <table:table-cell office:value-type="float" office:value="6.71467932840066" calcext:value-type="float">
            <text:p>6.71467932840066</text:p>
          </table:table-cell>
          <table:table-cell office:value-type="float" office:value="6.7252229112665" calcext:value-type="float">
            <text:p>6.7252229112665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table:formula="of:=[.A99]/1000000" office:value-type="float" office:value="1455.515" calcext:value-type="float">
            <text:p>1455.515</text:p>
          </table:table-cell>
          <table:table-cell office:value-type="float" office:value="6.59948080770737" calcext:value-type="float">
            <text:p>6.59948080770737</text:p>
          </table:table-cell>
          <table:table-cell office:value-type="float" office:value="6.46426229908965" calcext:value-type="float">
            <text:p>6.46426229908965</text:p>
          </table:table-cell>
          <table:table-cell office:value-type="float" office:value="6.4273117318346" calcext:value-type="float">
            <text:p>6.4273117318346</text:p>
          </table:table-cell>
          <table:table-cell office:value-type="float" office:value="6.44422188262462" calcext:value-type="float">
            <text:p>6.44422188262462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table:formula="of:=[.A100]/1000000" office:value-type="float" office:value="1470.51" calcext:value-type="float">
            <text:p>1470.510</text:p>
          </table:table-cell>
          <table:table-cell office:value-type="float" office:value="6.01595069603155" calcext:value-type="float">
            <text:p>6.01595069603155</text:p>
          </table:table-cell>
          <table:table-cell office:value-type="float" office:value="5.87463976519417" calcext:value-type="float">
            <text:p>5.87463976519417</text:p>
          </table:table-cell>
          <table:table-cell office:value-type="float" office:value="5.80975936749057" calcext:value-type="float">
            <text:p>5.80975936749057</text:p>
          </table:table-cell>
          <table:table-cell office:value-type="float" office:value="5.82246291647168" calcext:value-type="float">
            <text:p>5.82246291647168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table:formula="of:=[.A101]/1000000" office:value-type="float" office:value="1485.505" calcext:value-type="float">
            <text:p>1485.505</text:p>
          </table:table-cell>
          <table:table-cell office:value-type="float" office:value="5.63707252131406" calcext:value-type="float">
            <text:p>5.63707252131406</text:p>
          </table:table-cell>
          <table:table-cell office:value-type="float" office:value="5.50436378101449" calcext:value-type="float">
            <text:p>5.50436378101449</text:p>
          </table:table-cell>
          <table:table-cell office:value-type="float" office:value="5.42428291359638" calcext:value-type="float">
            <text:p>5.42428291359638</text:p>
          </table:table-cell>
          <table:table-cell office:value-type="float" office:value="5.44842907636088" calcext:value-type="float">
            <text:p>5.44842907636088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table:formula="of:=[.A102]/1000000" office:value-type="float" office:value="1500.5" calcext:value-type="float">
            <text:p>1500.500</text:p>
          </table:table-cell>
          <table:table-cell office:value-type="float" office:value="5.84754304779303" calcext:value-type="float">
            <text:p>5.84754304779303</text:p>
          </table:table-cell>
          <table:table-cell office:value-type="float" office:value="5.71327876870268" calcext:value-type="float">
            <text:p>5.71327876870268</text:p>
          </table:table-cell>
          <table:table-cell office:value-type="float" office:value="5.63886540569032" calcext:value-type="float">
            <text:p>5.63886540569032</text:p>
          </table:table-cell>
          <table:table-cell office:value-type="float" office:value="5.66135169764583" calcext:value-type="float">
            <text:p>5.66135169764583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table:formula="of:=[.A103]/1000000" office:value-type="float" office:value="1515.495" calcext:value-type="float">
            <text:p>1515.495</text:p>
          </table:table-cell>
          <table:table-cell office:value-type="float" office:value="6.23993542609451" calcext:value-type="float">
            <text:p>6.23993542609451</text:p>
          </table:table-cell>
          <table:table-cell office:value-type="float" office:value="6.12304823802242" calcext:value-type="float">
            <text:p>6.12304823802242</text:p>
          </table:table-cell>
          <table:table-cell office:value-type="float" office:value="6.018864089263" calcext:value-type="float">
            <text:p>6.018864089263</text:p>
          </table:table-cell>
          <table:table-cell office:value-type="float" office:value="6.0526590180731" calcext:value-type="float">
            <text:p>6.0526590180731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table:formula="of:=[.A104]/1000000" office:value-type="float" office:value="1530.49" calcext:value-type="float">
            <text:p>1530.490</text:p>
          </table:table-cell>
          <table:table-cell office:value-type="float" office:value="6.26465149045576" calcext:value-type="float">
            <text:p>6.26465149045576</text:p>
          </table:table-cell>
          <table:table-cell office:value-type="float" office:value="6.14412839937763" calcext:value-type="float">
            <text:p>6.14412839937763</text:p>
          </table:table-cell>
          <table:table-cell office:value-type="float" office:value="6.04824085228848" calcext:value-type="float">
            <text:p>6.04824085228848</text:p>
          </table:table-cell>
          <table:table-cell office:value-type="float" office:value="6.0708991882498" calcext:value-type="float">
            <text:p>6.0708991882498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table:formula="of:=[.A105]/1000000" office:value-type="float" office:value="1545.485" calcext:value-type="float">
            <text:p>1545.485</text:p>
          </table:table-cell>
          <table:table-cell office:value-type="float" office:value="5.77969509905785" calcext:value-type="float">
            <text:p>5.77969509905785</text:p>
          </table:table-cell>
          <table:table-cell office:value-type="float" office:value="5.6664647770954" calcext:value-type="float">
            <text:p>5.6664647770954</text:p>
          </table:table-cell>
          <table:table-cell office:value-type="float" office:value="5.57441275376741" calcext:value-type="float">
            <text:p>5.57441275376741</text:p>
          </table:table-cell>
          <table:table-cell office:value-type="float" office:value="5.5942284963141" calcext:value-type="float">
            <text:p>5.594228496314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table:formula="of:=[.A106]/1000000" office:value-type="float" office:value="1560.48" calcext:value-type="float">
            <text:p>1560.480</text:p>
          </table:table-cell>
          <table:table-cell office:value-type="float" office:value="5.00032482358993" calcext:value-type="float">
            <text:p>5.00032482358993</text:p>
          </table:table-cell>
          <table:table-cell office:value-type="float" office:value="4.90146631452135" calcext:value-type="float">
            <text:p>4.90146631452135</text:p>
          </table:table-cell>
          <table:table-cell office:value-type="float" office:value="4.79055263634722" calcext:value-type="float">
            <text:p>4.79055263634722</text:p>
          </table:table-cell>
          <table:table-cell office:value-type="float" office:value="4.81758889619213" calcext:value-type="float">
            <text:p>4.81758889619213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table:formula="of:=[.A107]/1000000" office:value-type="float" office:value="1575.475" calcext:value-type="float">
            <text:p>1575.475</text:p>
          </table:table-cell>
          <table:table-cell office:value-type="float" office:value="4.66948864005829" calcext:value-type="float">
            <text:p>4.66948864005829</text:p>
          </table:table-cell>
          <table:table-cell office:value-type="float" office:value="4.55232529160498" calcext:value-type="float">
            <text:p>4.55232529160498</text:p>
          </table:table-cell>
          <table:table-cell office:value-type="float" office:value="4.45607123193695" calcext:value-type="float">
            <text:p>4.45607123193695</text:p>
          </table:table-cell>
          <table:table-cell office:value-type="float" office:value="4.48642621383514" calcext:value-type="float">
            <text:p>4.48642621383514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table:formula="of:=[.A108]/1000000" office:value-type="float" office:value="1590.47" calcext:value-type="float">
            <text:p>1590.470</text:p>
          </table:table-cell>
          <table:table-cell office:value-type="float" office:value="5.03315360064256" calcext:value-type="float">
            <text:p>5.03315360064256</text:p>
          </table:table-cell>
          <table:table-cell office:value-type="float" office:value="4.93206463123851" calcext:value-type="float">
            <text:p>4.93206463123851</text:p>
          </table:table-cell>
          <table:table-cell office:value-type="float" office:value="4.8491423359667" calcext:value-type="float">
            <text:p>4.8491423359667</text:p>
          </table:table-cell>
          <table:table-cell office:value-type="float" office:value="4.87240394015846" calcext:value-type="float">
            <text:p>4.87240394015846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table:formula="of:=[.A109]/1000000" office:value-type="float" office:value="1605.465" calcext:value-type="float">
            <text:p>1605.465</text:p>
          </table:table-cell>
          <table:table-cell office:value-type="float" office:value="5.43798434670505" calcext:value-type="float">
            <text:p>5.43798434670505</text:p>
          </table:table-cell>
          <table:table-cell office:value-type="float" office:value="5.34450024381282" calcext:value-type="float">
            <text:p>5.34450024381282</text:p>
          </table:table-cell>
          <table:table-cell office:value-type="float" office:value="5.27514305712377" calcext:value-type="float">
            <text:p>5.27514305712377</text:p>
          </table:table-cell>
          <table:table-cell office:value-type="float" office:value="5.29509261542851" calcext:value-type="float">
            <text:p>5.29509261542851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table:formula="of:=[.A110]/1000000" office:value-type="float" office:value="1620.46" calcext:value-type="float">
            <text:p>1620.460</text:p>
          </table:table-cell>
          <table:table-cell office:value-type="float" office:value="5.43162765349186" calcext:value-type="float">
            <text:p>5.43162765349186</text:p>
          </table:table-cell>
          <table:table-cell office:value-type="float" office:value="5.3222566276561" calcext:value-type="float">
            <text:p>5.3222566276561</text:p>
          </table:table-cell>
          <table:table-cell office:value-type="float" office:value="5.2721374388174" calcext:value-type="float">
            <text:p>5.2721374388174</text:p>
          </table:table-cell>
          <table:table-cell office:value-type="float" office:value="5.29383852672392" calcext:value-type="float">
            <text:p>5.29383852672392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table:formula="of:=[.A111]/1000000" office:value-type="float" office:value="1635.455" calcext:value-type="float">
            <text:p>1635.455</text:p>
          </table:table-cell>
          <table:table-cell office:value-type="float" office:value="4.88811100519358" calcext:value-type="float">
            <text:p>4.88811100519358</text:p>
          </table:table-cell>
          <table:table-cell office:value-type="float" office:value="4.78493802003013" calcext:value-type="float">
            <text:p>4.78493802003013</text:p>
          </table:table-cell>
          <table:table-cell office:value-type="float" office:value="4.74376013346297" calcext:value-type="float">
            <text:p>4.74376013346297</text:p>
          </table:table-cell>
          <table:table-cell office:value-type="float" office:value="4.74319065187947" calcext:value-type="float">
            <text:p>4.74319065187947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table:formula="of:=[.A112]/1000000" office:value-type="float" office:value="1650.45" calcext:value-type="float">
            <text:p>1650.450</text:p>
          </table:table-cell>
          <table:table-cell office:value-type="float" office:value="4.10273077494908" calcext:value-type="float">
            <text:p>4.10273077494908</text:p>
          </table:table-cell>
          <table:table-cell office:value-type="float" office:value="4.01537318414489" calcext:value-type="float">
            <text:p>4.01537318414489</text:p>
          </table:table-cell>
          <table:table-cell office:value-type="float" office:value="3.99033196060732" calcext:value-type="float">
            <text:p>3.99033196060732</text:p>
          </table:table-cell>
          <table:table-cell office:value-type="float" office:value="3.99013664775202" calcext:value-type="float">
            <text:p>3.99013664775202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table:formula="of:=[.A113]/1000000" office:value-type="float" office:value="1665.445" calcext:value-type="float">
            <text:p>1665.445</text:p>
          </table:table-cell>
          <table:table-cell office:value-type="float" office:value="3.87824227763879" calcext:value-type="float">
            <text:p>3.87824227763879</text:p>
          </table:table-cell>
          <table:table-cell office:value-type="float" office:value="3.80047980592274" calcext:value-type="float">
            <text:p>3.80047980592274</text:p>
          </table:table-cell>
          <table:table-cell office:value-type="float" office:value="3.79346686848843" calcext:value-type="float">
            <text:p>3.79346686848843</text:p>
          </table:table-cell>
          <table:table-cell office:value-type="float" office:value="3.79565888035757" calcext:value-type="float">
            <text:p>3.79565888035757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table:formula="of:=[.A114]/1000000" office:value-type="float" office:value="1680.44" calcext:value-type="float">
            <text:p>1680.440</text:p>
          </table:table-cell>
          <table:table-cell office:value-type="float" office:value="4.3275972915238" calcext:value-type="float">
            <text:p>4.3275972915238</text:p>
          </table:table-cell>
          <table:table-cell office:value-type="float" office:value="4.24869220623509" calcext:value-type="float">
            <text:p>4.24869220623509</text:p>
          </table:table-cell>
          <table:table-cell office:value-type="float" office:value="4.27055117666856" calcext:value-type="float">
            <text:p>4.27055117666856</text:p>
          </table:table-cell>
          <table:table-cell office:value-type="float" office:value="4.26877309948524" calcext:value-type="float">
            <text:p>4.26877309948524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table:formula="of:=[.A115]/1000000" office:value-type="float" office:value="1695.435" calcext:value-type="float">
            <text:p>1695.435</text:p>
          </table:table-cell>
          <table:table-cell office:value-type="float" office:value="4.76834504928804" calcext:value-type="float">
            <text:p>4.76834504928804</text:p>
          </table:table-cell>
          <table:table-cell office:value-type="float" office:value="4.68328676362132" calcext:value-type="float">
            <text:p>4.68328676362132</text:p>
          </table:table-cell>
          <table:table-cell office:value-type="float" office:value="4.74092409231379" calcext:value-type="float">
            <text:p>4.74092409231379</text:p>
          </table:table-cell>
          <table:table-cell office:value-type="float" office:value="4.71890944791262" calcext:value-type="float">
            <text:p>4.71890944791262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table:formula="of:=[.A116]/1000000" office:value-type="float" office:value="1710.43" calcext:value-type="float">
            <text:p>1710.430</text:p>
          </table:table-cell>
          <table:table-cell office:value-type="float" office:value="4.72634697835211" calcext:value-type="float">
            <text:p>4.72634697835211</text:p>
          </table:table-cell>
          <table:table-cell office:value-type="float" office:value="4.64189469589164" calcext:value-type="float">
            <text:p>4.64189469589164</text:p>
          </table:table-cell>
          <table:table-cell office:value-type="float" office:value="4.71507249496083" calcext:value-type="float">
            <text:p>4.71507249496083</text:p>
          </table:table-cell>
          <table:table-cell office:value-type="float" office:value="4.69013092407321" calcext:value-type="float">
            <text:p>4.69013092407321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table:formula="of:=[.A117]/1000000" office:value-type="float" office:value="1725.425" calcext:value-type="float">
            <text:p>1725.425</text:p>
          </table:table-cell>
          <table:table-cell office:value-type="float" office:value="4.25750398683404" calcext:value-type="float">
            <text:p>4.25750398683404</text:p>
          </table:table-cell>
          <table:table-cell office:value-type="float" office:value="4.16505534431454" calcext:value-type="float">
            <text:p>4.16505534431454</text:p>
          </table:table-cell>
          <table:table-cell office:value-type="float" office:value="4.25985191131441" calcext:value-type="float">
            <text:p>4.25985191131441</text:p>
          </table:table-cell>
          <table:table-cell office:value-type="float" office:value="4.22145421928695" calcext:value-type="float">
            <text:p>4.22145421928695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table:formula="of:=[.A118]/1000000" office:value-type="float" office:value="1740.42" calcext:value-type="float">
            <text:p>1740.420</text:p>
          </table:table-cell>
          <table:table-cell office:value-type="float" office:value="3.640423635885" calcext:value-type="float">
            <text:p>3.640423635885</text:p>
          </table:table-cell>
          <table:table-cell office:value-type="float" office:value="3.54482302807787" calcext:value-type="float">
            <text:p>3.54482302807787</text:p>
          </table:table-cell>
          <table:table-cell office:value-type="float" office:value="3.65869638892245" calcext:value-type="float">
            <text:p>3.65869638892245</text:p>
          </table:table-cell>
          <table:table-cell office:value-type="float" office:value="3.63907573094799" calcext:value-type="float">
            <text:p>3.63907573094799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table:formula="of:=[.A119]/1000000" office:value-type="float" office:value="1755.415" calcext:value-type="float">
            <text:p>1755.415</text:p>
          </table:table-cell>
          <table:table-cell office:value-type="float" office:value="3.61716841778366" calcext:value-type="float">
            <text:p>3.61716841778366</text:p>
          </table:table-cell>
          <table:table-cell office:value-type="float" office:value="3.51227212324781" calcext:value-type="float">
            <text:p>3.51227212324781</text:p>
          </table:table-cell>
          <table:table-cell office:value-type="float" office:value="3.65272380373024" calcext:value-type="float">
            <text:p>3.65272380373024</text:p>
          </table:table-cell>
          <table:table-cell office:value-type="float" office:value="3.62756837789571" calcext:value-type="float">
            <text:p>3.62756837789571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table:formula="of:=[.A120]/1000000" office:value-type="float" office:value="1770.41" calcext:value-type="float">
            <text:p>1770.410</text:p>
          </table:table-cell>
          <table:table-cell office:value-type="float" office:value="4.06562635403586" calcext:value-type="float">
            <text:p>4.06562635403586</text:p>
          </table:table-cell>
          <table:table-cell office:value-type="float" office:value="3.94693334215561" calcext:value-type="float">
            <text:p>3.94693334215561</text:p>
          </table:table-cell>
          <table:table-cell office:value-type="float" office:value="4.11434430883885" calcext:value-type="float">
            <text:p>4.11434430883885</text:p>
          </table:table-cell>
          <table:table-cell office:value-type="float" office:value="4.08449030163879" calcext:value-type="float">
            <text:p>4.08449030163879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table:formula="of:=[.A121]/1000000" office:value-type="float" office:value="1785.405" calcext:value-type="float">
            <text:p>1785.405</text:p>
          </table:table-cell>
          <table:table-cell office:value-type="float" office:value="4.4023434192699" calcext:value-type="float">
            <text:p>4.4023434192699</text:p>
          </table:table-cell>
          <table:table-cell office:value-type="float" office:value="4.29227622841369" calcext:value-type="float">
            <text:p>4.29227622841369</text:p>
          </table:table-cell>
          <table:table-cell office:value-type="float" office:value="4.46094566990729" calcext:value-type="float">
            <text:p>4.46094566990729</text:p>
          </table:table-cell>
          <table:table-cell office:value-type="float" office:value="4.42802468159122" calcext:value-type="float">
            <text:p>4.42802468159122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table:formula="of:=[.A122]/1000000" office:value-type="float" office:value="1800.4" calcext:value-type="float">
            <text:p>1800.400</text:p>
          </table:table-cell>
          <table:table-cell office:value-type="float" office:value="4.34698500909534" calcext:value-type="float">
            <text:p>4.34698500909534</text:p>
          </table:table-cell>
          <table:table-cell office:value-type="float" office:value="4.22383786124156" calcext:value-type="float">
            <text:p>4.22383786124156</text:p>
          </table:table-cell>
          <table:table-cell office:value-type="float" office:value="4.39203416157479" calcext:value-type="float">
            <text:p>4.39203416157479</text:p>
          </table:table-cell>
          <table:table-cell office:value-type="float" office:value="4.36239260780295" calcext:value-type="float">
            <text:p>4.36239260780295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table:formula="of:=[.A123]/1000000" office:value-type="float" office:value="1815.395" calcext:value-type="float">
            <text:p>1815.395</text:p>
          </table:table-cell>
          <table:table-cell office:value-type="float" office:value="3.95356785035243" calcext:value-type="float">
            <text:p>3.95356785035243</text:p>
          </table:table-cell>
          <table:table-cell office:value-type="float" office:value="3.81181267592178" calcext:value-type="float">
            <text:p>3.81181267592178</text:p>
          </table:table-cell>
          <table:table-cell office:value-type="float" office:value="3.99266421376313" calcext:value-type="float">
            <text:p>3.99266421376313</text:p>
          </table:table-cell>
          <table:table-cell office:value-type="float" office:value="3.96226432213902" calcext:value-type="float">
            <text:p>3.96226432213902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table:formula="of:=[.A124]/1000000" office:value-type="float" office:value="1830.39" calcext:value-type="float">
            <text:p>1830.390</text:p>
          </table:table-cell>
          <table:table-cell office:value-type="float" office:value="3.71672798123195" calcext:value-type="float">
            <text:p>3.71672798123195</text:p>
          </table:table-cell>
          <table:table-cell office:value-type="float" office:value="3.57189002284201" calcext:value-type="float">
            <text:p>3.57189002284201</text:p>
          </table:table-cell>
          <table:table-cell office:value-type="float" office:value="3.76736845277669" calcext:value-type="float">
            <text:p>3.76736845277669</text:p>
          </table:table-cell>
          <table:table-cell office:value-type="float" office:value="3.73292740371566" calcext:value-type="float">
            <text:p>3.73292740371566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table:formula="of:=[.A125]/1000000" office:value-type="float" office:value="1845.385" calcext:value-type="float">
            <text:p>1845.385</text:p>
          </table:table-cell>
          <table:table-cell office:value-type="float" office:value="3.92617280178558" calcext:value-type="float">
            <text:p>3.92617280178558</text:p>
          </table:table-cell>
          <table:table-cell office:value-type="float" office:value="3.76414934104423" calcext:value-type="float">
            <text:p>3.76414934104423</text:p>
          </table:table-cell>
          <table:table-cell office:value-type="float" office:value="3.97029279207228" calcext:value-type="float">
            <text:p>3.97029279207228</text:p>
          </table:table-cell>
          <table:table-cell office:value-type="float" office:value="3.94282344025011" calcext:value-type="float">
            <text:p>3.94282344025011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table:formula="of:=[.A126]/1000000" office:value-type="float" office:value="1860.38" calcext:value-type="float">
            <text:p>1860.380</text:p>
          </table:table-cell>
          <table:table-cell office:value-type="float" office:value="4.28082622203651" calcext:value-type="float">
            <text:p>4.28082622203651</text:p>
          </table:table-cell>
          <table:table-cell office:value-type="float" office:value="4.10913409634821" calcext:value-type="float">
            <text:p>4.10913409634821</text:p>
          </table:table-cell>
          <table:table-cell office:value-type="float" office:value="4.31597896677969" calcext:value-type="float">
            <text:p>4.31597896677969</text:p>
          </table:table-cell>
          <table:table-cell office:value-type="float" office:value="4.28490044741429" calcext:value-type="float">
            <text:p>4.28490044741429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table:formula="of:=[.A127]/1000000" office:value-type="float" office:value="1875.375" calcext:value-type="float">
            <text:p>1875.375</text:p>
          </table:table-cell>
          <table:table-cell office:value-type="float" office:value="4.42543761750243" calcext:value-type="float">
            <text:p>4.42543761750243</text:p>
          </table:table-cell>
          <table:table-cell office:value-type="float" office:value="4.2297335097081" calcext:value-type="float">
            <text:p>4.2297335097081</text:p>
          </table:table-cell>
          <table:table-cell office:value-type="float" office:value="4.43894877828933" calcext:value-type="float">
            <text:p>4.43894877828933</text:p>
          </table:table-cell>
          <table:table-cell office:value-type="float" office:value="4.40260813638264" calcext:value-type="float">
            <text:p>4.40260813638264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table:formula="of:=[.A128]/1000000" office:value-type="float" office:value="1890.37" calcext:value-type="float">
            <text:p>1890.370</text:p>
          </table:table-cell>
          <table:table-cell office:value-type="float" office:value="4.26105667379084" calcext:value-type="float">
            <text:p>4.26105667379084</text:p>
          </table:table-cell>
          <table:table-cell office:value-type="float" office:value="4.06845577792635" calcext:value-type="float">
            <text:p>4.06845577792635</text:p>
          </table:table-cell>
          <table:table-cell office:value-type="float" office:value="4.25157715685852" calcext:value-type="float">
            <text:p>4.25157715685852</text:p>
          </table:table-cell>
          <table:table-cell office:value-type="float" office:value="4.23885875715802" calcext:value-type="float">
            <text:p>4.23885875715802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table:formula="of:=[.A129]/1000000" office:value-type="float" office:value="1905.365" calcext:value-type="float">
            <text:p>1905.365</text:p>
          </table:table-cell>
          <table:table-cell office:value-type="float" office:value="4.1045242903572" calcext:value-type="float">
            <text:p>4.1045242903572</text:p>
          </table:table-cell>
          <table:table-cell office:value-type="float" office:value="3.89413954293277" calcext:value-type="float">
            <text:p>3.89413954293277</text:p>
          </table:table-cell>
          <table:table-cell office:value-type="float" office:value="4.09460512825883" calcext:value-type="float">
            <text:p>4.09460512825883</text:p>
          </table:table-cell>
          <table:table-cell office:value-type="float" office:value="4.06641234171867" calcext:value-type="float">
            <text:p>4.06641234171867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table:formula="of:=[.A130]/1000000" office:value-type="float" office:value="1920.36" calcext:value-type="float">
            <text:p>1920.360</text:p>
          </table:table-cell>
          <table:table-cell office:value-type="float" office:value="4.2295245107241" calcext:value-type="float">
            <text:p>4.2295245107241</text:p>
          </table:table-cell>
          <table:table-cell office:value-type="float" office:value="4.01630834862168" calcext:value-type="float">
            <text:p>4.01630834862168</text:p>
          </table:table-cell>
          <table:table-cell office:value-type="float" office:value="4.19217326208202" calcext:value-type="float">
            <text:p>4.19217326208202</text:p>
          </table:table-cell>
          <table:table-cell office:value-type="float" office:value="4.19062358248097" calcext:value-type="float">
            <text:p>4.19062358248097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table:formula="of:=[.A131]/1000000" office:value-type="float" office:value="1935.355" calcext:value-type="float">
            <text:p>1935.355</text:p>
          </table:table-cell>
          <table:table-cell office:value-type="float" office:value="4.47808201282683" calcext:value-type="float">
            <text:p>4.47808201282683</text:p>
          </table:table-cell>
          <table:table-cell office:value-type="float" office:value="4.25585545594178" calcext:value-type="float">
            <text:p>4.25585545594178</text:p>
          </table:table-cell>
          <table:table-cell office:value-type="float" office:value="4.44124817106196" calcext:value-type="float">
            <text:p>4.44124817106196</text:p>
          </table:table-cell>
          <table:table-cell office:value-type="float" office:value="4.43559830694969" calcext:value-type="float">
            <text:p>4.43559830694969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table:formula="of:=[.A132]/1000000" office:value-type="float" office:value="1950.35" calcext:value-type="float">
            <text:p>1950.350</text:p>
          </table:table-cell>
          <table:table-cell office:value-type="float" office:value="4.60365479092306" calcext:value-type="float">
            <text:p>4.60365479092306</text:p>
          </table:table-cell>
          <table:table-cell office:value-type="float" office:value="4.36989547066952" calcext:value-type="float">
            <text:p>4.36989547066952</text:p>
          </table:table-cell>
          <table:table-cell office:value-type="float" office:value="4.51667469855863" calcext:value-type="float">
            <text:p>4.51667469855863</text:p>
          </table:table-cell>
          <table:table-cell office:value-type="float" office:value="4.52582562099971" calcext:value-type="float">
            <text:p>4.52582562099971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table:formula="of:=[.A133]/1000000" office:value-type="float" office:value="1965.345" calcext:value-type="float">
            <text:p>1965.345</text:p>
          </table:table-cell>
          <table:table-cell office:value-type="float" office:value="4.45539110558679" calcext:value-type="float">
            <text:p>4.45539110558679</text:p>
          </table:table-cell>
          <table:table-cell office:value-type="float" office:value="4.20873942967667" calcext:value-type="float">
            <text:p>4.20873942967667</text:p>
          </table:table-cell>
          <table:table-cell office:value-type="float" office:value="4.34022373434598" calcext:value-type="float">
            <text:p>4.34022373434598</text:p>
          </table:table-cell>
          <table:table-cell office:value-type="float" office:value="4.35611029980521" calcext:value-type="float">
            <text:p>4.35611029980521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table:formula="of:=[.A134]/1000000" office:value-type="float" office:value="1980.34" calcext:value-type="float">
            <text:p>1980.340</text:p>
          </table:table-cell>
          <table:table-cell office:value-type="float" office:value="4.22412733304178" calcext:value-type="float">
            <text:p>4.22412733304178</text:p>
          </table:table-cell>
          <table:table-cell office:value-type="float" office:value="3.96990807581946" calcext:value-type="float">
            <text:p>3.96990807581946</text:p>
          </table:table-cell>
          <table:table-cell office:value-type="float" office:value="4.09205929676819" calcext:value-type="float">
            <text:p>4.09205929676819</text:p>
          </table:table-cell>
          <table:table-cell office:value-type="float" office:value="4.11940232088549" calcext:value-type="float">
            <text:p>4.11940232088549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table:formula="of:=[.A135]/1000000" office:value-type="float" office:value="1995.335" calcext:value-type="float">
            <text:p>1995.335</text:p>
          </table:table-cell>
          <table:table-cell office:value-type="float" office:value="4.24523409299479" calcext:value-type="float">
            <text:p>4.24523409299479</text:p>
          </table:table-cell>
          <table:table-cell office:value-type="float" office:value="3.98413283593369" calcext:value-type="float">
            <text:p>3.98413283593369</text:p>
          </table:table-cell>
          <table:table-cell office:value-type="float" office:value="4.09586025699591" calcext:value-type="float">
            <text:p>4.09586025699591</text:p>
          </table:table-cell>
          <table:table-cell office:value-type="float" office:value="4.12001353812174" calcext:value-type="float">
            <text:p>4.12001353812174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table:formula="of:=[.A136]/1000000" office:value-type="float" office:value="2010.33" calcext:value-type="float">
            <text:p>2010.330</text:p>
          </table:table-cell>
          <table:table-cell office:value-type="float" office:value="4.49845526563388" calcext:value-type="float">
            <text:p>4.49845526563388</text:p>
          </table:table-cell>
          <table:table-cell office:value-type="float" office:value="4.24669201184234" calcext:value-type="float">
            <text:p>4.24669201184234</text:p>
          </table:table-cell>
          <table:table-cell office:value-type="float" office:value="4.32210343842383" calcext:value-type="float">
            <text:p>4.32210343842383</text:p>
          </table:table-cell>
          <table:table-cell office:value-type="float" office:value="4.35013108552236" calcext:value-type="float">
            <text:p>4.35013108552236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table:formula="of:=[.A137]/1000000" office:value-type="float" office:value="2025.325" calcext:value-type="float">
            <text:p>2025.325</text:p>
          </table:table-cell>
          <table:table-cell office:value-type="float" office:value="4.63143854006495" calcext:value-type="float">
            <text:p>4.63143854006495</text:p>
          </table:table-cell>
          <table:table-cell office:value-type="float" office:value="4.36814665722258" calcext:value-type="float">
            <text:p>4.36814665722258</text:p>
          </table:table-cell>
          <table:table-cell office:value-type="float" office:value="4.41505354977001" calcext:value-type="float">
            <text:p>4.41505354977001</text:p>
          </table:table-cell>
          <table:table-cell office:value-type="float" office:value="4.46646510162011" calcext:value-type="float">
            <text:p>4.46646510162011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table:formula="of:=[.A138]/1000000" office:value-type="float" office:value="2040.32" calcext:value-type="float">
            <text:p>2040.320</text:p>
          </table:table-cell>
          <table:table-cell office:value-type="float" office:value="4.42155658938365" calcext:value-type="float">
            <text:p>4.42155658938365</text:p>
          </table:table-cell>
          <table:table-cell office:value-type="float" office:value="4.14589463767942" calcext:value-type="float">
            <text:p>4.14589463767942</text:p>
          </table:table-cell>
          <table:table-cell office:value-type="float" office:value="4.17140692346713" calcext:value-type="float">
            <text:p>4.17140692346713</text:p>
          </table:table-cell>
          <table:table-cell office:value-type="float" office:value="4.22966212125901" calcext:value-type="float">
            <text:p>4.22966212125901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table:formula="of:=[.A139]/1000000" office:value-type="float" office:value="2055.315" calcext:value-type="float">
            <text:p>2055.315</text:p>
          </table:table-cell>
          <table:table-cell office:value-type="float" office:value="4.02676248063891" calcext:value-type="float">
            <text:p>4.02676248063891</text:p>
          </table:table-cell>
          <table:table-cell office:value-type="float" office:value="3.76196199490153" calcext:value-type="float">
            <text:p>3.76196199490153</text:p>
          </table:table-cell>
          <table:table-cell office:value-type="float" office:value="3.75750942124624" calcext:value-type="float">
            <text:p>3.75750942124624</text:p>
          </table:table-cell>
          <table:table-cell office:value-type="float" office:value="3.82155967926917" calcext:value-type="float">
            <text:p>3.82155967926917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table:formula="of:=[.A140]/1000000" office:value-type="float" office:value="2070.31" calcext:value-type="float">
            <text:p>2070.310</text:p>
          </table:table-cell>
          <table:table-cell office:value-type="float" office:value="3.82140031079429" calcext:value-type="float">
            <text:p>3.82140031079429</text:p>
          </table:table-cell>
          <table:table-cell office:value-type="float" office:value="3.55877322377482" calcext:value-type="float">
            <text:p>3.55877322377482</text:p>
          </table:table-cell>
          <table:table-cell office:value-type="float" office:value="3.53302860264895" calcext:value-type="float">
            <text:p>3.53302860264895</text:p>
          </table:table-cell>
          <table:table-cell office:value-type="float" office:value="3.61707917393564" calcext:value-type="float">
            <text:p>3.61707917393564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table:formula="of:=[.A141]/1000000" office:value-type="float" office:value="2085.305" calcext:value-type="float">
            <text:p>2085.305</text:p>
          </table:table-cell>
          <table:table-cell office:value-type="float" office:value="4.021615789203" calcext:value-type="float">
            <text:p>4.021615789203</text:p>
          </table:table-cell>
          <table:table-cell office:value-type="float" office:value="3.75855477258697" calcext:value-type="float">
            <text:p>3.75855477258697</text:p>
          </table:table-cell>
          <table:table-cell office:value-type="float" office:value="3.72214054292479" calcext:value-type="float">
            <text:p>3.72214054292479</text:p>
          </table:table-cell>
          <table:table-cell office:value-type="float" office:value="3.81040741538359" calcext:value-type="float">
            <text:p>3.81040741538359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table:formula="of:=[.A142]/1000000" office:value-type="float" office:value="2100.3" calcext:value-type="float">
            <text:p>2100.300</text:p>
          </table:table-cell>
          <table:table-cell office:value-type="float" office:value="4.27097928033137" calcext:value-type="float">
            <text:p>4.27097928033137</text:p>
          </table:table-cell>
          <table:table-cell office:value-type="float" office:value="4.01145395542549" calcext:value-type="float">
            <text:p>4.01145395542549</text:p>
          </table:table-cell>
          <table:table-cell office:value-type="float" office:value="3.95422055987335" calcext:value-type="float">
            <text:p>3.95422055987335</text:p>
          </table:table-cell>
          <table:table-cell office:value-type="float" office:value="4.04643065084695" calcext:value-type="float">
            <text:p>4.04643065084695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table:formula="of:=[.A143]/1000000" office:value-type="float" office:value="2115.295" calcext:value-type="float">
            <text:p>2115.295</text:p>
          </table:table-cell>
          <table:table-cell office:value-type="float" office:value="4.15550695464809" calcext:value-type="float">
            <text:p>4.15550695464809</text:p>
          </table:table-cell>
          <table:table-cell office:value-type="float" office:value="3.90636533921607" calcext:value-type="float">
            <text:p>3.90636533921607</text:p>
          </table:table-cell>
          <table:table-cell office:value-type="float" office:value="3.84362098156276" calcext:value-type="float">
            <text:p>3.84362098156276</text:p>
          </table:table-cell>
          <table:table-cell office:value-type="float" office:value="3.93433437616021" calcext:value-type="float">
            <text:p>3.93433437616021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table:formula="of:=[.A144]/1000000" office:value-type="float" office:value="2130.29" calcext:value-type="float">
            <text:p>2130.290</text:p>
          </table:table-cell>
          <table:table-cell office:value-type="float" office:value="3.66676709639175" calcext:value-type="float">
            <text:p>3.66676709639175</text:p>
          </table:table-cell>
          <table:table-cell office:value-type="float" office:value="3.43717451965197" calcext:value-type="float">
            <text:p>3.43717451965197</text:p>
          </table:table-cell>
          <table:table-cell office:value-type="float" office:value="3.35476250669241" calcext:value-type="float">
            <text:p>3.35476250669241</text:p>
          </table:table-cell>
          <table:table-cell office:value-type="float" office:value="3.44509959177318" calcext:value-type="float">
            <text:p>3.44509959177318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table:formula="of:=[.A145]/1000000" office:value-type="float" office:value="2145.285" calcext:value-type="float">
            <text:p>2145.285</text:p>
          </table:table-cell>
          <table:table-cell office:value-type="float" office:value="3.09149374595355" calcext:value-type="float">
            <text:p>3.09149374595355</text:p>
          </table:table-cell>
          <table:table-cell office:value-type="float" office:value="2.85705523550284" calcext:value-type="float">
            <text:p>2.85705523550284</text:p>
          </table:table-cell>
          <table:table-cell office:value-type="float" office:value="2.78727597765681" calcext:value-type="float">
            <text:p>2.78727597765681</text:p>
          </table:table-cell>
          <table:table-cell office:value-type="float" office:value="2.87044430317947" calcext:value-type="float">
            <text:p>2.87044430317947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table:formula="of:=[.A146]/1000000" office:value-type="float" office:value="2160.28" calcext:value-type="float">
            <text:p>2160.280</text:p>
          </table:table-cell>
          <table:table-cell office:value-type="float" office:value="2.95352919654007" calcext:value-type="float">
            <text:p>2.95352919654007</text:p>
          </table:table-cell>
          <table:table-cell office:value-type="float" office:value="2.72923225984394" calcext:value-type="float">
            <text:p>2.72923225984394</text:p>
          </table:table-cell>
          <table:table-cell office:value-type="float" office:value="2.68616996422727" calcext:value-type="float">
            <text:p>2.68616996422727</text:p>
          </table:table-cell>
          <table:table-cell office:value-type="float" office:value="2.75780264877045" calcext:value-type="float">
            <text:p>2.75780264877045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table:formula="of:=[.A147]/1000000" office:value-type="float" office:value="2175.275" calcext:value-type="float">
            <text:p>2175.275</text:p>
          </table:table-cell>
          <table:table-cell office:value-type="float" office:value="3.27620545594631" calcext:value-type="float">
            <text:p>3.27620545594631</text:p>
          </table:table-cell>
          <table:table-cell office:value-type="float" office:value="3.07230044864902" calcext:value-type="float">
            <text:p>3.07230044864902</text:p>
          </table:table-cell>
          <table:table-cell office:value-type="float" office:value="3.03812721513627" calcext:value-type="float">
            <text:p>3.03812721513627</text:p>
          </table:table-cell>
          <table:table-cell office:value-type="float" office:value="3.11165906596012" calcext:value-type="float">
            <text:p>3.11165906596012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table:formula="of:=[.A148]/1000000" office:value-type="float" office:value="2190.27" calcext:value-type="float">
            <text:p>2190.270</text:p>
          </table:table-cell>
          <table:table-cell office:value-type="float" office:value="3.48853551933351" calcext:value-type="float">
            <text:p>3.48853551933351</text:p>
          </table:table-cell>
          <table:table-cell office:value-type="float" office:value="3.28830694286467" calcext:value-type="float">
            <text:p>3.28830694286467</text:p>
          </table:table-cell>
          <table:table-cell office:value-type="float" office:value="3.28519614972185" calcext:value-type="float">
            <text:p>3.28519614972185</text:p>
          </table:table-cell>
          <table:table-cell office:value-type="float" office:value="3.34878494028625" calcext:value-type="float">
            <text:p>3.34878494028625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table:formula="of:=[.A149]/1000000" office:value-type="float" office:value="2205.265" calcext:value-type="float">
            <text:p>2205.265</text:p>
          </table:table-cell>
          <table:table-cell office:value-type="float" office:value="3.25953220519174" calcext:value-type="float">
            <text:p>3.25953220519174</text:p>
          </table:table-cell>
          <table:table-cell office:value-type="float" office:value="3.06521927240907" calcext:value-type="float">
            <text:p>3.06521927240907</text:p>
          </table:table-cell>
          <table:table-cell office:value-type="float" office:value="3.09400290370913" calcext:value-type="float">
            <text:p>3.09400290370913</text:p>
          </table:table-cell>
          <table:table-cell office:value-type="float" office:value="3.14330436679603" calcext:value-type="float">
            <text:p>3.14330436679603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table:formula="of:=[.A150]/1000000" office:value-type="float" office:value="2220.26" calcext:value-type="float">
            <text:p>2220.260</text:p>
          </table:table-cell>
          <table:table-cell office:value-type="float" office:value="2.61939816953839" calcext:value-type="float">
            <text:p>2.61939816953839</text:p>
          </table:table-cell>
          <table:table-cell office:value-type="float" office:value="2.43364872334038" calcext:value-type="float">
            <text:p>2.43364872334038</text:p>
          </table:table-cell>
          <table:table-cell office:value-type="float" office:value="2.50905119621761" calcext:value-type="float">
            <text:p>2.50905119621761</text:p>
          </table:table-cell>
          <table:table-cell office:value-type="float" office:value="2.53699121070945" calcext:value-type="float">
            <text:p>2.53699121070945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table:formula="of:=[.A151]/1000000" office:value-type="float" office:value="2235.255" calcext:value-type="float">
            <text:p>2235.255</text:p>
          </table:table-cell>
          <table:table-cell office:value-type="float" office:value="1.98516783141826" calcext:value-type="float">
            <text:p>1.98516783141826</text:p>
          </table:table-cell>
          <table:table-cell office:value-type="float" office:value="1.82151123999714" calcext:value-type="float">
            <text:p>1.82151123999714</text:p>
          </table:table-cell>
          <table:table-cell office:value-type="float" office:value="1.95127330216071" calcext:value-type="float">
            <text:p>1.95127330216071</text:p>
          </table:table-cell>
          <table:table-cell office:value-type="float" office:value="1.95304535943062" calcext:value-type="float">
            <text:p>1.95304535943062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table:formula="of:=[.A152]/1000000" office:value-type="float" office:value="2250.25" calcext:value-type="float">
            <text:p>2250.250</text:p>
          </table:table-cell>
          <table:table-cell office:value-type="float" office:value="1.98916545455201" calcext:value-type="float">
            <text:p>1.98916545455201</text:p>
          </table:table-cell>
          <table:table-cell office:value-type="float" office:value="1.82548360782017" calcext:value-type="float">
            <text:p>1.82548360782017</text:p>
          </table:table-cell>
          <table:table-cell office:value-type="float" office:value="1.99636278197407" calcext:value-type="float">
            <text:p>1.99636278197407</text:p>
          </table:table-cell>
          <table:table-cell office:value-type="float" office:value="1.98710050470351" calcext:value-type="float">
            <text:p>1.98710050470351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table:formula="of:=[.A153]/1000000" office:value-type="float" office:value="2265.245" calcext:value-type="float">
            <text:p>2265.245</text:p>
          </table:table-cell>
          <table:table-cell office:value-type="float" office:value="2.38196624438709" calcext:value-type="float">
            <text:p>2.38196624438709</text:p>
          </table:table-cell>
          <table:table-cell office:value-type="float" office:value="2.24418337704437" calcext:value-type="float">
            <text:p>2.24418337704437</text:p>
          </table:table-cell>
          <table:table-cell office:value-type="float" office:value="2.4449544250068" calcext:value-type="float">
            <text:p>2.4449544250068</text:p>
          </table:table-cell>
          <table:table-cell office:value-type="float" office:value="2.42192219581161" calcext:value-type="float">
            <text:p>2.42192219581161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table:formula="of:=[.A154]/1000000" office:value-type="float" office:value="2280.24" calcext:value-type="float">
            <text:p>2280.240</text:p>
          </table:table-cell>
          <table:table-cell office:value-type="float" office:value="2.64609898324767" calcext:value-type="float">
            <text:p>2.64609898324767</text:p>
          </table:table-cell>
          <table:table-cell office:value-type="float" office:value="2.50682808852037" calcext:value-type="float">
            <text:p>2.50682808852037</text:p>
          </table:table-cell>
          <table:table-cell office:value-type="float" office:value="2.7602178629026" calcext:value-type="float">
            <text:p>2.7602178629026</text:p>
          </table:table-cell>
          <table:table-cell office:value-type="float" office:value="2.71830831644061" calcext:value-type="float">
            <text:p>2.71830831644061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table:formula="of:=[.A155]/1000000" office:value-type="float" office:value="2295.235" calcext:value-type="float">
            <text:p>2295.235</text:p>
          </table:table-cell>
          <table:table-cell office:value-type="float" office:value="2.41392366421412" calcext:value-type="float">
            <text:p>2.41392366421412</text:p>
          </table:table-cell>
          <table:table-cell office:value-type="float" office:value="2.28358213692668" calcext:value-type="float">
            <text:p>2.28358213692668</text:p>
          </table:table-cell>
          <table:table-cell office:value-type="float" office:value="2.55641073012269" calcext:value-type="float">
            <text:p>2.55641073012269</text:p>
          </table:table-cell>
          <table:table-cell office:value-type="float" office:value="2.5047409156318" calcext:value-type="float">
            <text:p>2.5047409156318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table:formula="of:=[.A156]/1000000" office:value-type="float" office:value="2310.23" calcext:value-type="float">
            <text:p>2310.230</text:p>
          </table:table-cell>
          <table:table-cell office:value-type="float" office:value="1.83832357608205" calcext:value-type="float">
            <text:p>1.83832357608205</text:p>
          </table:table-cell>
          <table:table-cell office:value-type="float" office:value="1.69452964422753" calcext:value-type="float">
            <text:p>1.69452964422753</text:p>
          </table:table-cell>
          <table:table-cell office:value-type="float" office:value="2.01969873251921" calcext:value-type="float">
            <text:p>2.01969873251921</text:p>
          </table:table-cell>
          <table:table-cell office:value-type="float" office:value="1.9476862120733" calcext:value-type="float">
            <text:p>1.9476862120733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table:formula="of:=[.A157]/1000000" office:value-type="float" office:value="2325.225" calcext:value-type="float">
            <text:p>2325.225</text:p>
          </table:table-cell>
          <table:table-cell office:value-type="float" office:value="1.35743980138034" calcext:value-type="float">
            <text:p>1.35743980138034</text:p>
          </table:table-cell>
          <table:table-cell office:value-type="float" office:value="1.22268654547058" calcext:value-type="float">
            <text:p>1.22268654547058</text:p>
          </table:table-cell>
          <table:table-cell office:value-type="float" office:value="1.59472114439861" calcext:value-type="float">
            <text:p>1.59472114439861</text:p>
          </table:table-cell>
          <table:table-cell office:value-type="float" office:value="1.49307821022633" calcext:value-type="float">
            <text:p>1.49307821022633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table:formula="of:=[.A158]/1000000" office:value-type="float" office:value="2340.22" calcext:value-type="float">
            <text:p>2340.220</text:p>
          </table:table-cell>
          <table:table-cell office:value-type="float" office:value="1.44982150346867" calcext:value-type="float">
            <text:p>1.44982150346867</text:p>
          </table:table-cell>
          <table:table-cell office:value-type="float" office:value="1.33532323946643" calcext:value-type="float">
            <text:p>1.33532323946643</text:p>
          </table:table-cell>
          <table:table-cell office:value-type="float" office:value="1.71007751645531" calcext:value-type="float">
            <text:p>1.71007751645531</text:p>
          </table:table-cell>
          <table:table-cell office:value-type="float" office:value="1.60631298882788" calcext:value-type="float">
            <text:p>1.60631298882788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table:formula="of:=[.A159]/1000000" office:value-type="float" office:value="2355.215" calcext:value-type="float">
            <text:p>2355.215</text:p>
          </table:table-cell>
          <table:table-cell office:value-type="float" office:value="1.86589984456117" calcext:value-type="float">
            <text:p>1.86589984456117</text:p>
          </table:table-cell>
          <table:table-cell office:value-type="float" office:value="1.73491835867968" calcext:value-type="float">
            <text:p>1.73491835867968</text:p>
          </table:table-cell>
          <table:table-cell office:value-type="float" office:value="2.13299163754566" calcext:value-type="float">
            <text:p>2.13299163754566</text:p>
          </table:table-cell>
          <table:table-cell office:value-type="float" office:value="2.01629466008549" calcext:value-type="float">
            <text:p>2.01629466008549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table:formula="of:=[.A160]/1000000" office:value-type="float" office:value="2370.21" calcext:value-type="float">
            <text:p>2370.210</text:p>
          </table:table-cell>
          <table:table-cell office:value-type="float" office:value="2.09428215790341" calcext:value-type="float">
            <text:p>2.09428215790341</text:p>
          </table:table-cell>
          <table:table-cell office:value-type="float" office:value="1.95518324635192" calcext:value-type="float">
            <text:p>1.95518324635192</text:p>
          </table:table-cell>
          <table:table-cell office:value-type="float" office:value="2.37818351912226" calcext:value-type="float">
            <text:p>2.37818351912226</text:p>
          </table:table-cell>
          <table:table-cell office:value-type="float" office:value="2.25501341898976" calcext:value-type="float">
            <text:p>2.25501341898976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table:formula="of:=[.A161]/1000000" office:value-type="float" office:value="2385.205" calcext:value-type="float">
            <text:p>2385.205</text:p>
          </table:table-cell>
          <table:table-cell office:value-type="float" office:value="1.98305274982077" calcext:value-type="float">
            <text:p>1.98305274982077</text:p>
          </table:table-cell>
          <table:table-cell office:value-type="float" office:value="1.84492807039644" calcext:value-type="float">
            <text:p>1.84492807039644</text:p>
          </table:table-cell>
          <table:table-cell office:value-type="float" office:value="2.27230761358472" calcext:value-type="float">
            <text:p>2.27230761358472</text:p>
          </table:table-cell>
          <table:table-cell office:value-type="float" office:value="2.14632379885728" calcext:value-type="float">
            <text:p>2.14632379885728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table:formula="of:=[.A162]/1000000" office:value-type="float" office:value="2400.2" calcext:value-type="float">
            <text:p>2400.200</text:p>
          </table:table-cell>
          <table:table-cell office:value-type="float" office:value="1.5873630182598" calcext:value-type="float">
            <text:p>1.5873630182598</text:p>
          </table:table-cell>
          <table:table-cell office:value-type="float" office:value="1.44870533297459" calcext:value-type="float">
            <text:p>1.44870533297459</text:p>
          </table:table-cell>
          <table:table-cell office:value-type="float" office:value="1.89669149223297" calcext:value-type="float">
            <text:p>1.89669149223297</text:p>
          </table:table-cell>
          <table:table-cell office:value-type="float" office:value="1.75073288356636" calcext:value-type="float">
            <text:p>1.75073288356636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table:formula="of:=[.A163]/1000000" office:value-type="float" office:value="2415.195" calcext:value-type="float">
            <text:p>2415.195</text:p>
          </table:table-cell>
          <table:table-cell office:value-type="float" office:value="1.39110213190111" calcext:value-type="float">
            <text:p>1.39110213190111</text:p>
          </table:table-cell>
          <table:table-cell office:value-type="float" office:value="1.23819511841746" calcext:value-type="float">
            <text:p>1.23819511841746</text:p>
          </table:table-cell>
          <table:table-cell office:value-type="float" office:value="1.67918041040922" calcext:value-type="float">
            <text:p>1.67918041040922</text:p>
          </table:table-cell>
          <table:table-cell office:value-type="float" office:value="1.54856873728309" calcext:value-type="float">
            <text:p>1.54856873728309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table:formula="of:=[.A164]/1000000" office:value-type="float" office:value="2430.19" calcext:value-type="float">
            <text:p>2430.190</text:p>
          </table:table-cell>
          <table:table-cell office:value-type="float" office:value="1.54811648018839" calcext:value-type="float">
            <text:p>1.54811648018839</text:p>
          </table:table-cell>
          <table:table-cell office:value-type="float" office:value="1.38555031575053" calcext:value-type="float">
            <text:p>1.38555031575053</text:p>
          </table:table-cell>
          <table:table-cell office:value-type="float" office:value="1.84627208387769" calcext:value-type="float">
            <text:p>1.84627208387769</text:p>
          </table:table-cell>
          <table:table-cell office:value-type="float" office:value="1.69642214186114" calcext:value-type="float">
            <text:p>1.69642214186114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table:formula="of:=[.A165]/1000000" office:value-type="float" office:value="2445.185" calcext:value-type="float">
            <text:p>2445.185</text:p>
          </table:table-cell>
          <table:table-cell office:value-type="float" office:value="1.87017055117296" calcext:value-type="float">
            <text:p>1.87017055117296</text:p>
          </table:table-cell>
          <table:table-cell office:value-type="float" office:value="1.68762749423057" calcext:value-type="float">
            <text:p>1.68762749423057</text:p>
          </table:table-cell>
          <table:table-cell office:value-type="float" office:value="2.14832850403646" calcext:value-type="float">
            <text:p>2.14832850403646</text:p>
          </table:table-cell>
          <table:table-cell office:value-type="float" office:value="1.98496622399258" calcext:value-type="float">
            <text:p>1.98496622399258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table:formula="of:=[.A166]/1000000" office:value-type="float" office:value="2460.18" calcext:value-type="float">
            <text:p>2460.180</text:p>
          </table:table-cell>
          <table:table-cell office:value-type="float" office:value="2.00282698023172" calcext:value-type="float">
            <text:p>2.00282698023172</text:p>
          </table:table-cell>
          <table:table-cell office:value-type="float" office:value="1.82668413895206" calcext:value-type="float">
            <text:p>1.82668413895206</text:p>
          </table:table-cell>
          <table:table-cell office:value-type="float" office:value="2.26375497361889" calcext:value-type="float">
            <text:p>2.26375497361889</text:p>
          </table:table-cell>
          <table:table-cell office:value-type="float" office:value="2.11337650792878" calcext:value-type="float">
            <text:p>2.11337650792878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table:formula="of:=[.A167]/1000000" office:value-type="float" office:value="2475.175" calcext:value-type="float">
            <text:p>2475.175</text:p>
          </table:table-cell>
          <table:table-cell office:value-type="float" office:value="1.9475932548699" calcext:value-type="float">
            <text:p>1.9475932548699</text:p>
          </table:table-cell>
          <table:table-cell office:value-type="float" office:value="1.73749445414714" calcext:value-type="float">
            <text:p>1.73749445414714</text:p>
          </table:table-cell>
          <table:table-cell office:value-type="float" office:value="2.16505658684806" calcext:value-type="float">
            <text:p>2.16505658684806</text:p>
          </table:table-cell>
          <table:table-cell office:value-type="float" office:value="2.03166645756922" calcext:value-type="float">
            <text:p>2.03166645756922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table:formula="of:=[.A168]/1000000" office:value-type="float" office:value="2490.17" calcext:value-type="float">
            <text:p>2490.170</text:p>
          </table:table-cell>
          <table:table-cell office:value-type="float" office:value="1.80228510284787" calcext:value-type="float">
            <text:p>1.80228510284787</text:p>
          </table:table-cell>
          <table:table-cell office:value-type="float" office:value="1.59006590412419" calcext:value-type="float">
            <text:p>1.59006590412419</text:p>
          </table:table-cell>
          <table:table-cell office:value-type="float" office:value="2.03008692312671" calcext:value-type="float">
            <text:p>2.03008692312671</text:p>
          </table:table-cell>
          <table:table-cell office:value-type="float" office:value="1.88026814045005" calcext:value-type="float">
            <text:p>1.88026814045005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table:formula="of:=[.A169]/1000000" office:value-type="float" office:value="2505.165" calcext:value-type="float">
            <text:p>2505.165</text:p>
          </table:table-cell>
          <table:table-cell office:value-type="float" office:value="1.85855335392903" calcext:value-type="float">
            <text:p>1.85855335392903</text:p>
          </table:table-cell>
          <table:table-cell office:value-type="float" office:value="1.6228129282877" calcext:value-type="float">
            <text:p>1.6228129282877</text:p>
          </table:table-cell>
          <table:table-cell office:value-type="float" office:value="2.03905918463109" calcext:value-type="float">
            <text:p>2.03905918463109</text:p>
          </table:table-cell>
          <table:table-cell office:value-type="float" office:value="1.90501499564257" calcext:value-type="float">
            <text:p>1.90501499564257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table:formula="of:=[.A170]/1000000" office:value-type="float" office:value="2520.16" calcext:value-type="float">
            <text:p>2520.160</text:p>
          </table:table-cell>
          <table:table-cell office:value-type="float" office:value="2.01797451631935" calcext:value-type="float">
            <text:p>2.01797451631935</text:p>
          </table:table-cell>
          <table:table-cell office:value-type="float" office:value="1.76850606509343" calcext:value-type="float">
            <text:p>1.76850606509343</text:p>
          </table:table-cell>
          <table:table-cell office:value-type="float" office:value="2.16619164648391" calcext:value-type="float">
            <text:p>2.16619164648391</text:p>
          </table:table-cell>
          <table:table-cell office:value-type="float" office:value="2.04915131925434" calcext:value-type="float">
            <text:p>2.04915131925434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table:formula="of:=[.A171]/1000000" office:value-type="float" office:value="2535.155" calcext:value-type="float">
            <text:p>2535.155</text:p>
          </table:table-cell>
          <table:table-cell office:value-type="float" office:value="2.1563033063682" calcext:value-type="float">
            <text:p>2.1563033063682</text:p>
          </table:table-cell>
          <table:table-cell office:value-type="float" office:value="1.89077313775453" calcext:value-type="float">
            <text:p>1.89077313775453</text:p>
          </table:table-cell>
          <table:table-cell office:value-type="float" office:value="2.2677779564106" calcext:value-type="float">
            <text:p>2.2677779564106</text:p>
          </table:table-cell>
          <table:table-cell office:value-type="float" office:value="2.16039886120695" calcext:value-type="float">
            <text:p>2.16039886120695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table:formula="of:=[.A172]/1000000" office:value-type="float" office:value="2550.15" calcext:value-type="float">
            <text:p>2550.150</text:p>
          </table:table-cell>
          <table:table-cell office:value-type="float" office:value="2.1566344891408" calcext:value-type="float">
            <text:p>2.1566344891408</text:p>
          </table:table-cell>
          <table:table-cell office:value-type="float" office:value="1.87711237674538" calcext:value-type="float">
            <text:p>1.87711237674538</text:p>
          </table:table-cell>
          <table:table-cell office:value-type="float" office:value="2.22728935771933" calcext:value-type="float">
            <text:p>2.22728935771933</text:p>
          </table:table-cell>
          <table:table-cell office:value-type="float" office:value="2.14591368659262" calcext:value-type="float">
            <text:p>2.14591368659262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table:formula="of:=[.A173]/1000000" office:value-type="float" office:value="2565.145" calcext:value-type="float">
            <text:p>2565.145</text:p>
          </table:table-cell>
          <table:table-cell office:value-type="float" office:value="2.09887697140117" calcext:value-type="float">
            <text:p>2.09887697140117</text:p>
          </table:table-cell>
          <table:table-cell office:value-type="float" office:value="1.81401295497827" calcext:value-type="float">
            <text:p>1.81401295497827</text:p>
          </table:table-cell>
          <table:table-cell office:value-type="float" office:value="2.11754810779436" calcext:value-type="float">
            <text:p>2.11754810779436</text:p>
          </table:table-cell>
          <table:table-cell office:value-type="float" office:value="2.06050627748176" calcext:value-type="float">
            <text:p>2.06050627748176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table:formula="of:=[.A174]/1000000" office:value-type="float" office:value="2580.14" calcext:value-type="float">
            <text:p>2580.140</text:p>
          </table:table-cell>
          <table:table-cell office:value-type="float" office:value="2.15657509106359" calcext:value-type="float">
            <text:p>2.15657509106359</text:p>
          </table:table-cell>
          <table:table-cell office:value-type="float" office:value="1.85550310614761" calcext:value-type="float">
            <text:p>1.85550310614761</text:p>
          </table:table-cell>
          <table:table-cell office:value-type="float" office:value="2.14338351295589" calcext:value-type="float">
            <text:p>2.14338351295589</text:p>
          </table:table-cell>
          <table:table-cell office:value-type="float" office:value="2.08371225785259" calcext:value-type="float">
            <text:p>2.08371225785259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table:formula="of:=[.A175]/1000000" office:value-type="float" office:value="2595.135" calcext:value-type="float">
            <text:p>2595.135</text:p>
          </table:table-cell>
          <table:table-cell office:value-type="float" office:value="2.26866058194139" calcext:value-type="float">
            <text:p>2.26866058194139</text:p>
          </table:table-cell>
          <table:table-cell office:value-type="float" office:value="1.94121013300314" calcext:value-type="float">
            <text:p>1.94121013300314</text:p>
          </table:table-cell>
          <table:table-cell office:value-type="float" office:value="2.19678242375319" calcext:value-type="float">
            <text:p>2.19678242375319</text:p>
          </table:table-cell>
          <table:table-cell office:value-type="float" office:value="2.16001150387063" calcext:value-type="float">
            <text:p>2.16001150387063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table:formula="of:=[.A176]/1000000" office:value-type="float" office:value="2610.13" calcext:value-type="float">
            <text:p>2610.130</text:p>
          </table:table-cell>
          <table:table-cell office:value-type="float" office:value="2.30587106053863" calcext:value-type="float">
            <text:p>2.30587106053863</text:p>
          </table:table-cell>
          <table:table-cell office:value-type="float" office:value="1.99275290320746" calcext:value-type="float">
            <text:p>1.99275290320746</text:p>
          </table:table-cell>
          <table:table-cell office:value-type="float" office:value="2.20835174196402" calcext:value-type="float">
            <text:p>2.20835174196402</text:p>
          </table:table-cell>
          <table:table-cell office:value-type="float" office:value="2.17454265529866" calcext:value-type="float">
            <text:p>2.17454265529866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table:formula="of:=[.A177]/1000000" office:value-type="float" office:value="2625.125" calcext:value-type="float">
            <text:p>2625.125</text:p>
          </table:table-cell>
          <table:table-cell office:value-type="float" office:value="2.22836572578862" calcext:value-type="float">
            <text:p>2.22836572578862</text:p>
          </table:table-cell>
          <table:table-cell office:value-type="float" office:value="1.90055852971255" calcext:value-type="float">
            <text:p>1.90055852971255</text:p>
          </table:table-cell>
          <table:table-cell office:value-type="float" office:value="2.0687339829853" calcext:value-type="float">
            <text:p>2.0687339829853</text:p>
          </table:table-cell>
          <table:table-cell office:value-type="float" office:value="2.06717892630028" calcext:value-type="float">
            <text:p>2.06717892630028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table:formula="of:=[.A178]/1000000" office:value-type="float" office:value="2640.12" calcext:value-type="float">
            <text:p>2640.120</text:p>
          </table:table-cell>
          <table:table-cell office:value-type="float" office:value="2.13062988060158" calcext:value-type="float">
            <text:p>2.13062988060158</text:p>
          </table:table-cell>
          <table:table-cell office:value-type="float" office:value="1.81083797919452" calcext:value-type="float">
            <text:p>1.81083797919452</text:p>
          </table:table-cell>
          <table:table-cell office:value-type="float" office:value="1.93133039649539" calcext:value-type="float">
            <text:p>1.93133039649539</text:p>
          </table:table-cell>
          <table:table-cell office:value-type="float" office:value="1.9406187402109" calcext:value-type="float">
            <text:p>1.9406187402109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table:formula="of:=[.A179]/1000000" office:value-type="float" office:value="2655.115" calcext:value-type="float">
            <text:p>2655.115</text:p>
          </table:table-cell>
          <table:table-cell office:value-type="float" office:value="2.13873825410533" calcext:value-type="float">
            <text:p>2.13873825410533</text:p>
          </table:table-cell>
          <table:table-cell office:value-type="float" office:value="1.78514633784591" calcext:value-type="float">
            <text:p>1.78514633784591</text:p>
          </table:table-cell>
          <table:table-cell office:value-type="float" office:value="1.88450160034087" calcext:value-type="float">
            <text:p>1.88450160034087</text:p>
          </table:table-cell>
          <table:table-cell office:value-type="float" office:value="1.9280724902792" calcext:value-type="float">
            <text:p>1.9280724902792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table:formula="of:=[.A180]/1000000" office:value-type="float" office:value="2670.11" calcext:value-type="float">
            <text:p>2670.110</text:p>
          </table:table-cell>
          <table:table-cell office:value-type="float" office:value="2.25903685577068" calcext:value-type="float">
            <text:p>2.25903685577068</text:p>
          </table:table-cell>
          <table:table-cell office:value-type="float" office:value="1.91385633509914" calcext:value-type="float">
            <text:p>1.91385633509914</text:p>
          </table:table-cell>
          <table:table-cell office:value-type="float" office:value="1.95833451126233" calcext:value-type="float">
            <text:p>1.95833451126233</text:p>
          </table:table-cell>
          <table:table-cell office:value-type="float" office:value="2.01517559282264" calcext:value-type="float">
            <text:p>2.01517559282264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table:formula="of:=[.A181]/1000000" office:value-type="float" office:value="2685.105" calcext:value-type="float">
            <text:p>2685.105</text:p>
          </table:table-cell>
          <table:table-cell office:value-type="float" office:value="2.27471879587145" calcext:value-type="float">
            <text:p>2.27471879587145</text:p>
          </table:table-cell>
          <table:table-cell office:value-type="float" office:value="1.92647590583233" calcext:value-type="float">
            <text:p>1.92647590583233</text:p>
          </table:table-cell>
          <table:table-cell office:value-type="float" office:value="1.94365075534928" calcext:value-type="float">
            <text:p>1.94365075534928</text:p>
          </table:table-cell>
          <table:table-cell office:value-type="float" office:value="2.0082923910323" calcext:value-type="float">
            <text:p>2.0082923910323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table:formula="of:=[.A182]/1000000" office:value-type="float" office:value="2700.1" calcext:value-type="float">
            <text:p>2700.100</text:p>
          </table:table-cell>
          <table:table-cell office:value-type="float" office:value="2.09646047722502" calcext:value-type="float">
            <text:p>2.09646047722502</text:p>
          </table:table-cell>
          <table:table-cell office:value-type="float" office:value="1.75032840103322" calcext:value-type="float">
            <text:p>1.75032840103322</text:p>
          </table:table-cell>
          <table:table-cell office:value-type="float" office:value="1.73206294640365" calcext:value-type="float">
            <text:p>1.73206294640365</text:p>
          </table:table-cell>
          <table:table-cell office:value-type="float" office:value="1.82337553531469" calcext:value-type="float">
            <text:p>1.82337553531469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table:formula="of:=[.A183]/1000000" office:value-type="float" office:value="2715.095" calcext:value-type="float">
            <text:p>2715.095</text:p>
          </table:table-cell>
          <table:table-cell office:value-type="float" office:value="1.74816071167978" calcext:value-type="float">
            <text:p>1.74816071167978</text:p>
          </table:table-cell>
          <table:table-cell office:value-type="float" office:value="1.40494102969431" calcext:value-type="float">
            <text:p>1.40494102969431</text:p>
          </table:table-cell>
          <table:table-cell office:value-type="float" office:value="1.35981584101663" calcext:value-type="float">
            <text:p>1.35981584101663</text:p>
          </table:table-cell>
          <table:table-cell office:value-type="float" office:value="1.45886616700551" calcext:value-type="float">
            <text:p>1.45886616700551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table:formula="of:=[.A184]/1000000" office:value-type="float" office:value="2730.09" calcext:value-type="float">
            <text:p>2730.090</text:p>
          </table:table-cell>
          <table:table-cell office:value-type="float" office:value="1.54494807303752" calcext:value-type="float">
            <text:p>1.54494807303752</text:p>
          </table:table-cell>
          <table:table-cell office:value-type="float" office:value="1.20636313295362" calcext:value-type="float">
            <text:p>1.20636313295362</text:p>
          </table:table-cell>
          <table:table-cell office:value-type="float" office:value="1.17410064993424" calcext:value-type="float">
            <text:p>1.17410064993424</text:p>
          </table:table-cell>
          <table:table-cell office:value-type="float" office:value="1.25014533728173" calcext:value-type="float">
            <text:p>1.25014533728173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table:formula="of:=[.A185]/1000000" office:value-type="float" office:value="2745.085" calcext:value-type="float">
            <text:p>2745.085</text:p>
          </table:table-cell>
          <table:table-cell office:value-type="float" office:value="1.61480270441885" calcext:value-type="float">
            <text:p>1.61480270441885</text:p>
          </table:table-cell>
          <table:table-cell office:value-type="float" office:value="1.27785762000256" calcext:value-type="float">
            <text:p>1.27785762000256</text:p>
          </table:table-cell>
          <table:table-cell office:value-type="float" office:value="1.2409312667895" calcext:value-type="float">
            <text:p>1.2409312667895</text:p>
          </table:table-cell>
          <table:table-cell office:value-type="float" office:value="1.33537268817973" calcext:value-type="float">
            <text:p>1.33537268817973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table:formula="of:=[.A186]/1000000" office:value-type="float" office:value="2760.08" calcext:value-type="float">
            <text:p>2760.080</text:p>
          </table:table-cell>
          <table:table-cell office:value-type="float" office:value="1.74597477965211" calcext:value-type="float">
            <text:p>1.74597477965211</text:p>
          </table:table-cell>
          <table:table-cell office:value-type="float" office:value="1.43637780895693" calcext:value-type="float">
            <text:p>1.43637780895693</text:p>
          </table:table-cell>
          <table:table-cell office:value-type="float" office:value="1.4090412141269" calcext:value-type="float">
            <text:p>1.4090412141269</text:p>
          </table:table-cell>
          <table:table-cell office:value-type="float" office:value="1.51020817926089" calcext:value-type="float">
            <text:p>1.51020817926089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table:formula="of:=[.A187]/1000000" office:value-type="float" office:value="2775.075" calcext:value-type="float">
            <text:p>2775.075</text:p>
          </table:table-cell>
          <table:table-cell office:value-type="float" office:value="1.66291466220608" calcext:value-type="float">
            <text:p>1.66291466220608</text:p>
          </table:table-cell>
          <table:table-cell office:value-type="float" office:value="1.36950569598869" calcext:value-type="float">
            <text:p>1.36950569598869</text:p>
          </table:table-cell>
          <table:table-cell office:value-type="float" office:value="1.36053975819289" calcext:value-type="float">
            <text:p>1.36053975819289</text:p>
          </table:table-cell>
          <table:table-cell office:value-type="float" office:value="1.44628931949606" calcext:value-type="float">
            <text:p>1.44628931949606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table:formula="of:=[.A188]/1000000" office:value-type="float" office:value="2790.07" calcext:value-type="float">
            <text:p>2790.070</text:p>
          </table:table-cell>
          <table:table-cell office:value-type="float" office:value="1.24412800346762" calcext:value-type="float">
            <text:p>1.24412800346762</text:p>
          </table:table-cell>
          <table:table-cell office:value-type="float" office:value="0.962584804018912" calcext:value-type="float">
            <text:p>0.962584804018912</text:p>
          </table:table-cell>
          <table:table-cell office:value-type="float" office:value="0.995723348875682" calcext:value-type="float">
            <text:p>0.995723348875682</text:p>
          </table:table-cell>
          <table:table-cell office:value-type="float" office:value="1.06701984638541" calcext:value-type="float">
            <text:p>1.06701984638541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table:formula="of:=[.A189]/1000000" office:value-type="float" office:value="2805.065" calcext:value-type="float">
            <text:p>2805.065</text:p>
          </table:table-cell>
          <table:table-cell office:value-type="float" office:value="0.6962806871157" calcext:value-type="float">
            <text:p>0.6962806871157</text:p>
          </table:table-cell>
          <table:table-cell office:value-type="float" office:value="0.400301063286253" calcext:value-type="float">
            <text:p>0.400301063286253</text:p>
          </table:table-cell>
          <table:table-cell office:value-type="float" office:value="0.509270384726373" calcext:value-type="float">
            <text:p>0.509270384726373</text:p>
          </table:table-cell>
          <table:table-cell office:value-type="float" office:value="0.55449891369484" calcext:value-type="float">
            <text:p>0.55449891369484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table:formula="of:=[.A190]/1000000" office:value-type="float" office:value="2820.06" calcext:value-type="float">
            <text:p>2820.060</text:p>
          </table:table-cell>
          <table:table-cell office:value-type="float" office:value="0.431706436364968" calcext:value-type="float">
            <text:p>0.431706436364968</text:p>
          </table:table-cell>
          <table:table-cell office:value-type="float" office:value="0.169248906301337" calcext:value-type="float">
            <text:p>0.169248906301337</text:p>
          </table:table-cell>
          <table:table-cell office:value-type="float" office:value="0.345310537437589" calcext:value-type="float">
            <text:p>0.345310537437589</text:p>
          </table:table-cell>
          <table:table-cell office:value-type="float" office:value="0.360020368554595" calcext:value-type="float">
            <text:p>0.360020368554595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table:formula="of:=[.A191]/1000000" office:value-type="float" office:value="2835.055" calcext:value-type="float">
            <text:p>2835.055</text:p>
          </table:table-cell>
          <table:table-cell office:value-type="float" office:value="0.606780787510968" calcext:value-type="float">
            <text:p>0.606780787510968</text:p>
          </table:table-cell>
          <table:table-cell office:value-type="float" office:value="0.352963201742927" calcext:value-type="float">
            <text:p>0.352963201742927</text:p>
          </table:table-cell>
          <table:table-cell office:value-type="float" office:value="0.580842046053302" calcext:value-type="float">
            <text:p>0.580842046053302</text:p>
          </table:table-cell>
          <table:table-cell office:value-type="float" office:value="0.586275377598335" calcext:value-type="float">
            <text:p>0.586275377598335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table:formula="of:=[.A192]/1000000" office:value-type="float" office:value="2850.05" calcext:value-type="float">
            <text:p>2850.050</text:p>
          </table:table-cell>
          <table:table-cell office:value-type="float" office:value="0.805593720908807" calcext:value-type="float">
            <text:p>0.805593720908807</text:p>
          </table:table-cell>
          <table:table-cell office:value-type="float" office:value="0.598185929847596" calcext:value-type="float">
            <text:p>0.598185929847596</text:p>
          </table:table-cell>
          <table:table-cell office:value-type="float" office:value="0.851950268362206" calcext:value-type="float">
            <text:p>0.851950268362206</text:p>
          </table:table-cell>
          <table:table-cell office:value-type="float" office:value="0.852360894058491" calcext:value-type="float">
            <text:p>0.852360894058491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table:formula="of:=[.A193]/1000000" office:value-type="float" office:value="2865.045" calcext:value-type="float">
            <text:p>2865.045</text:p>
          </table:table-cell>
          <table:table-cell office:value-type="float" office:value="0.712822921665967" calcext:value-type="float">
            <text:p>0.712822921665967</text:p>
          </table:table-cell>
          <table:table-cell office:value-type="float" office:value="0.503967831336563" calcext:value-type="float">
            <text:p>0.503967831336563</text:p>
          </table:table-cell>
          <table:table-cell office:value-type="float" office:value="0.855565036761932" calcext:value-type="float">
            <text:p>0.855565036761932</text:p>
          </table:table-cell>
          <table:table-cell office:value-type="float" office:value="0.824434612698254" calcext:value-type="float">
            <text:p>0.824434612698254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table:formula="of:=[.A194]/1000000" office:value-type="float" office:value="2880.04" calcext:value-type="float">
            <text:p>2880.040</text:p>
          </table:table-cell>
          <table:table-cell office:value-type="float" office:value="0.218796983230025" calcext:value-type="float">
            <text:p>0.218796983230025</text:p>
          </table:table-cell>
          <table:table-cell office:value-type="float" office:value="0.0284693822368727" calcext:value-type="float">
            <text:p>0.028469382236873</text:p>
          </table:table-cell>
          <table:table-cell office:value-type="float" office:value="0.462169903369757" calcext:value-type="float">
            <text:p>0.462169903369757</text:p>
          </table:table-cell>
          <table:table-cell office:value-type="float" office:value="0.385096347899973" calcext:value-type="float">
            <text:p>0.385096347899973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table:formula="of:=[.A195]/1000000" office:value-type="float" office:value="2895.035" calcext:value-type="float">
            <text:p>2895.035</text:p>
          </table:table-cell>
          <table:table-cell office:value-type="float" office:value="-0.312985988333311" calcext:value-type="float">
            <text:p>-0.312985988333311</text:p>
          </table:table-cell>
          <table:table-cell office:value-type="float" office:value="-0.489915512703927" calcext:value-type="float">
            <text:p>-0.489915512703927</text:p>
          </table:table-cell>
          <table:table-cell office:value-type="float" office:value="-0.0324283549637767" calcext:value-type="float">
            <text:p>-0.032428354963777</text:p>
          </table:table-cell>
          <table:table-cell office:value-type="float" office:value="-0.127553117465281" calcext:value-type="float">
            <text:p>-0.127553117465281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table:formula="of:=[.A196]/1000000" office:value-type="float" office:value="2910.03" calcext:value-type="float">
            <text:p>2910.030</text:p>
          </table:table-cell>
          <table:table-cell office:value-type="float" office:value="-0.537051857637048" calcext:value-type="float">
            <text:p>-0.537051857637048</text:p>
          </table:table-cell>
          <table:table-cell office:value-type="float" office:value="-0.67761404074086" calcext:value-type="float">
            <text:p>-0.67761404074086</text:p>
          </table:table-cell>
          <table:table-cell office:value-type="float" office:value="-0.187405938102978" calcext:value-type="float">
            <text:p>-0.187405938102978</text:p>
          </table:table-cell>
          <table:table-cell office:value-type="float" office:value="-0.288310957694419" calcext:value-type="float">
            <text:p>-0.288310957694419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table:formula="of:=[.A197]/1000000" office:value-type="float" office:value="2925.025" calcext:value-type="float">
            <text:p>2925.025</text:p>
          </table:table-cell>
          <table:table-cell office:value-type="float" office:value="-0.289762997767271" calcext:value-type="float">
            <text:p>-0.289762997767271</text:p>
          </table:table-cell>
          <table:table-cell office:value-type="float" office:value="-0.458200191468461" calcext:value-type="float">
            <text:p>-0.458200191468461</text:p>
          </table:table-cell>
          <table:table-cell office:value-type="float" office:value="0.0783045512942344" calcext:value-type="float">
            <text:p>0.078304551294234</text:p>
          </table:table-cell>
          <table:table-cell office:value-type="float" office:value="-0.0448506485685501" calcext:value-type="float">
            <text:p>-0.04485064856855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table:formula="of:=[.A198]/1000000" office:value-type="float" office:value="2940.02" calcext:value-type="float">
            <text:p>2940.020</text:p>
          </table:table-cell>
          <table:table-cell office:value-type="float" office:value="-0.0270928608839049" calcext:value-type="float">
            <text:p>-0.027092860883905</text:p>
          </table:table-cell>
          <table:table-cell office:value-type="float" office:value="-0.17676880307305" calcext:value-type="float">
            <text:p>-0.17676880307305</text:p>
          </table:table-cell>
          <table:table-cell office:value-type="float" office:value="0.393978021912504" calcext:value-type="float">
            <text:p>0.393978021912504</text:p>
          </table:table-cell>
          <table:table-cell office:value-type="float" office:value="0.257469261036353" calcext:value-type="float">
            <text:p>0.257469261036353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table:formula="of:=[.A199]/1000000" office:value-type="float" office:value="2955.015" calcext:value-type="float">
            <text:p>2955.015</text:p>
          </table:table-cell>
          <table:table-cell office:value-type="float" office:value="-0.0585774723644533" calcext:value-type="float">
            <text:p>-0.058577472364453</text:p>
          </table:table-cell>
          <table:table-cell office:value-type="float" office:value="-0.183828580455871" calcext:value-type="float">
            <text:p>-0.183828580455871</text:p>
          </table:table-cell>
          <table:table-cell office:value-type="float" office:value="0.408435666328444" calcext:value-type="float">
            <text:p>0.408435666328444</text:p>
          </table:table-cell>
          <table:table-cell office:value-type="float" office:value="0.238976537748479" calcext:value-type="float">
            <text:p>0.238976537748479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table:formula="of:=[.A200]/1000000" office:value-type="float" office:value="2970.01" calcext:value-type="float">
            <text:p>2970.010</text:p>
          </table:table-cell>
          <table:table-cell office:value-type="float" office:value="-0.388391362792854" calcext:value-type="float">
            <text:p>-0.388391362792854</text:p>
          </table:table-cell>
          <table:table-cell office:value-type="float" office:value="-0.506297403345775" calcext:value-type="float">
            <text:p>-0.506297403345775</text:p>
          </table:table-cell>
          <table:table-cell office:value-type="float" office:value="0.130334007554158" calcext:value-type="float">
            <text:p>0.130334007554158</text:p>
          </table:table-cell>
          <table:table-cell office:value-type="float" office:value="-0.0715980768569187" calcext:value-type="float">
            <text:p>-0.071598076856919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table:formula="of:=[.A201]/1000000" office:value-type="float" office:value="2985.005" calcext:value-type="float">
            <text:p>2985.005</text:p>
          </table:table-cell>
          <table:table-cell office:value-type="float" office:value="-0.806451264866359" calcext:value-type="float">
            <text:p>-0.806451264866359</text:p>
          </table:table-cell>
          <table:table-cell office:value-type="float" office:value="-0.934650739976231" calcext:value-type="float">
            <text:p>-0.934650739976231</text:p>
          </table:table-cell>
          <table:table-cell office:value-type="float" office:value="-0.304649680144987" calcext:value-type="float">
            <text:p>-0.304649680144987</text:p>
          </table:table-cell>
          <table:table-cell office:value-type="float" office:value="-0.529401229505291" calcext:value-type="float">
            <text:p>-0.529401229505291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table:formula="of:=[.A202]/1000000" office:value-type="float" office:value="3000" calcext:value-type="float">
            <text:p>3000.000</text:p>
          </table:table-cell>
          <table:table-cell office:value-type="float" office:value="-0.90250626622191" calcext:value-type="float">
            <text:p>-0.90250626622191</text:p>
          </table:table-cell>
          <table:table-cell office:value-type="float" office:value="-1.0224357001213" calcext:value-type="float">
            <text:p>-1.0224357001213</text:p>
          </table:table-cell>
          <table:table-cell office:value-type="float" office:value="-0.40492010826443" calcext:value-type="float">
            <text:p>-0.40492010826443</text:p>
          </table:table-cell>
          <table:table-cell office:value-type="float" office:value="-0.633406537655548" calcext:value-type="float">
            <text:p>-0.633406537655548</text:p>
          </table:table-cell>
        </table:table-row>
      </table:table>
      <table:table table:name="Phase" table:style-name="ta1">
        <table:shapes>
          <draw:frame draw:z-index="0" draw:style-name="gr1" draw:text-style-name="P1" svg:width="11.8866in" svg:height="8.1988in" svg:x="6.4579in" svg:y="0.0417in">
            <draw:object draw:notify-on-update-of-ranges="Phase.B1:Phase.B1 Phase.B2:Phase.B202 Phase.C1:Phase.C1 Phase.C2:Phase.C202 Phase.B1:Phase.B1 Phase.B2:Phase.B202 Phase.D1:Phase.D1 Phase.D2:Phase.D202 Phase.B1:Phase.B1 Phase.B2:Phase.B202 Phase.E1:Phase.E1 Phase.E2:Phase.E202 Phase.B1:Phase.B1 Phase.B2:Phase.B202 Phase.F1:Phase.F1 Phase.F2:Phase.F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equency [Hz]</text:p>
          </table:table-cell>
          <table:table-cell table:style-name="Default" office:value-type="string" calcext:value-type="string">
            <text:p>Frequency [MHz]</text:p>
          </table:table-cell>
          <table:table-cell office:value-type="string" calcext:value-type="string">
            <text:p>J1 Phase [deg]</text:p>
          </table:table-cell>
          <table:table-cell office:value-type="string" calcext:value-type="string">
            <text:p>J2 Phase [deg]</text:p>
          </table:table-cell>
          <table:table-cell office:value-type="string" calcext:value-type="string">
            <text:p>J3 Phase [deg]</text:p>
          </table:table-cell>
          <table:table-cell office:value-type="string" calcext:value-type="string">
            <text:p>J4 Phase [deg]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/1000000" office:value-type="float" office:value="1" calcext:value-type="float">
            <text:p>1.000</text:p>
          </table:table-cell>
          <table:table-cell office:value-type="float" office:value="-160.800360834416" calcext:value-type="float">
            <text:p>-160.800360834416</text:p>
          </table:table-cell>
          <table:table-cell office:value-type="float" office:value="49.0805824572527" calcext:value-type="float">
            <text:p>49.0805824572527</text:p>
          </table:table-cell>
          <table:table-cell office:value-type="float" office:value="-154.680120160752" calcext:value-type="float">
            <text:p>-154.680120160752</text:p>
          </table:table-cell>
          <table:table-cell office:value-type="float" office:value="-171.710469701404" calcext:value-type="float">
            <text:p>-171.710469701404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table:formula="of:=[.A3]/1000000" office:value-type="float" office:value="15.995" calcext:value-type="float">
            <text:p>15.995</text:p>
          </table:table-cell>
          <table:table-cell office:value-type="float" office:value="169.865438930947" calcext:value-type="float">
            <text:p>169.865438930947</text:p>
          </table:table-cell>
          <table:table-cell office:value-type="float" office:value="169.665287393837" calcext:value-type="float">
            <text:p>169.665287393837</text:p>
          </table:table-cell>
          <table:table-cell office:value-type="float" office:value="170.215412129867" calcext:value-type="float">
            <text:p>170.215412129867</text:p>
          </table:table-cell>
          <table:table-cell office:value-type="float" office:value="169.946232578207" calcext:value-type="float">
            <text:p>169.946232578207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table:formula="of:=[.A4]/1000000" office:value-type="float" office:value="30.99" calcext:value-type="float">
            <text:p>30.990</text:p>
          </table:table-cell>
          <table:table-cell office:value-type="float" office:value="130.567872446983" calcext:value-type="float">
            <text:p>130.567872446983</text:p>
          </table:table-cell>
          <table:table-cell office:value-type="float" office:value="130.412751655869" calcext:value-type="float">
            <text:p>130.412751655869</text:p>
          </table:table-cell>
          <table:table-cell office:value-type="float" office:value="130.410435977586" calcext:value-type="float">
            <text:p>130.410435977586</text:p>
          </table:table-cell>
          <table:table-cell office:value-type="float" office:value="130.407028945429" calcext:value-type="float">
            <text:p>130.407028945429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table:formula="of:=[.A5]/1000000" office:value-type="float" office:value="45.985" calcext:value-type="float">
            <text:p>45.985</text:p>
          </table:table-cell>
          <table:table-cell office:value-type="float" office:value="96.9600454780631" calcext:value-type="float">
            <text:p>96.9600454780631</text:p>
          </table:table-cell>
          <table:table-cell office:value-type="float" office:value="97.0579165379413" calcext:value-type="float">
            <text:p>97.0579165379413</text:p>
          </table:table-cell>
          <table:table-cell office:value-type="float" office:value="96.9494444221856" calcext:value-type="float">
            <text:p>96.9494444221856</text:p>
          </table:table-cell>
          <table:table-cell office:value-type="float" office:value="96.958191282774" calcext:value-type="float">
            <text:p>96.958191282774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table:formula="of:=[.A6]/1000000" office:value-type="float" office:value="60.98" calcext:value-type="float">
            <text:p>60.980</text:p>
          </table:table-cell>
          <table:table-cell office:value-type="float" office:value="67.615078671258" calcext:value-type="float">
            <text:p>67.615078671258</text:p>
          </table:table-cell>
          <table:table-cell office:value-type="float" office:value="67.6177686694862" calcext:value-type="float">
            <text:p>67.6177686694862</text:p>
          </table:table-cell>
          <table:table-cell office:value-type="float" office:value="67.5871563488192" calcext:value-type="float">
            <text:p>67.5871563488192</text:p>
          </table:table-cell>
          <table:table-cell office:value-type="float" office:value="67.5167995176427" calcext:value-type="float">
            <text:p>67.5167995176427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table:formula="of:=[.A7]/1000000" office:value-type="float" office:value="75.975" calcext:value-type="float">
            <text:p>75.975</text:p>
          </table:table-cell>
          <table:table-cell office:value-type="float" office:value="41.0164501123727" calcext:value-type="float">
            <text:p>41.0164501123727</text:p>
          </table:table-cell>
          <table:table-cell office:value-type="float" office:value="41.0373917112566" calcext:value-type="float">
            <text:p>41.0373917112566</text:p>
          </table:table-cell>
          <table:table-cell office:value-type="float" office:value="41.0273235934228" calcext:value-type="float">
            <text:p>41.0273235934228</text:p>
          </table:table-cell>
          <table:table-cell office:value-type="float" office:value="40.8967289131579" calcext:value-type="float">
            <text:p>40.8967289131579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table:formula="of:=[.A8]/1000000" office:value-type="float" office:value="90.97" calcext:value-type="float">
            <text:p>90.970</text:p>
          </table:table-cell>
          <table:table-cell office:value-type="float" office:value="18.4898506697854" calcext:value-type="float">
            <text:p>18.4898506697854</text:p>
          </table:table-cell>
          <table:table-cell office:value-type="float" office:value="18.4438336887916" calcext:value-type="float">
            <text:p>18.4438336887916</text:p>
          </table:table-cell>
          <table:table-cell office:value-type="float" office:value="18.4211923644723" calcext:value-type="float">
            <text:p>18.4211923644723</text:p>
          </table:table-cell>
          <table:table-cell office:value-type="float" office:value="18.2626486063228" calcext:value-type="float">
            <text:p>18.262648606322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table:formula="of:=[.A9]/1000000" office:value-type="float" office:value="105.965" calcext:value-type="float">
            <text:p>105.965</text:p>
          </table:table-cell>
          <table:table-cell office:value-type="float" office:value="-2.87669536031647" calcext:value-type="float">
            <text:p>-2.87669536031647</text:p>
          </table:table-cell>
          <table:table-cell office:value-type="float" office:value="-2.84607768779484" calcext:value-type="float">
            <text:p>-2.84607768779484</text:p>
          </table:table-cell>
          <table:table-cell office:value-type="float" office:value="-2.88345504474682" calcext:value-type="float">
            <text:p>-2.88345504474682</text:p>
          </table:table-cell>
          <table:table-cell office:value-type="float" office:value="-2.99044748168025" calcext:value-type="float">
            <text:p>-2.99044748168025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table:formula="of:=[.A10]/1000000" office:value-type="float" office:value="120.96" calcext:value-type="float">
            <text:p>120.960</text:p>
          </table:table-cell>
          <table:table-cell office:value-type="float" office:value="-23.1546035074791" calcext:value-type="float">
            <text:p>-23.1546035074791</text:p>
          </table:table-cell>
          <table:table-cell office:value-type="float" office:value="-23.1150928215602" calcext:value-type="float">
            <text:p>-23.1150928215602</text:p>
          </table:table-cell>
          <table:table-cell office:value-type="float" office:value="-23.0947727900337" calcext:value-type="float">
            <text:p>-23.0947727900337</text:p>
          </table:table-cell>
          <table:table-cell office:value-type="float" office:value="-23.1875876697699" calcext:value-type="float">
            <text:p>-23.1875876697699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table:formula="of:=[.A11]/1000000" office:value-type="float" office:value="135.955" calcext:value-type="float">
            <text:p>135.955</text:p>
          </table:table-cell>
          <table:table-cell office:value-type="float" office:value="-38.9136192397515" calcext:value-type="float">
            <text:p>-38.9136192397515</text:p>
          </table:table-cell>
          <table:table-cell office:value-type="float" office:value="-38.928727216575" calcext:value-type="float">
            <text:p>-38.928727216575</text:p>
          </table:table-cell>
          <table:table-cell office:value-type="float" office:value="-38.9442441611746" calcext:value-type="float">
            <text:p>-38.9442441611746</text:p>
          </table:table-cell>
          <table:table-cell office:value-type="float" office:value="-39.1003082217828" calcext:value-type="float">
            <text:p>-39.1003082217828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table:formula="of:=[.A12]/1000000" office:value-type="float" office:value="150.95" calcext:value-type="float">
            <text:p>150.950</text:p>
          </table:table-cell>
          <table:table-cell office:value-type="float" office:value="-56.6596623303447" calcext:value-type="float">
            <text:p>-56.6596623303447</text:p>
          </table:table-cell>
          <table:table-cell office:value-type="float" office:value="-56.6366865252172" calcext:value-type="float">
            <text:p>-56.6366865252172</text:p>
          </table:table-cell>
          <table:table-cell office:value-type="float" office:value="-56.6670517628832" calcext:value-type="float">
            <text:p>-56.6670517628832</text:p>
          </table:table-cell>
          <table:table-cell office:value-type="float" office:value="-56.8366217270479" calcext:value-type="float">
            <text:p>-56.8366217270479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table:formula="of:=[.A13]/1000000" office:value-type="float" office:value="165.945" calcext:value-type="float">
            <text:p>165.945</text:p>
          </table:table-cell>
          <table:table-cell office:value-type="float" office:value="-73.1283139554499" calcext:value-type="float">
            <text:p>-73.1283139554499</text:p>
          </table:table-cell>
          <table:table-cell office:value-type="float" office:value="-73.0965696030252" calcext:value-type="float">
            <text:p>-73.0965696030252</text:p>
          </table:table-cell>
          <table:table-cell office:value-type="float" office:value="-73.2025097349682" calcext:value-type="float">
            <text:p>-73.2025097349682</text:p>
          </table:table-cell>
          <table:table-cell office:value-type="float" office:value="-73.3403857641259" calcext:value-type="float">
            <text:p>-73.3403857641259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table:formula="of:=[.A14]/1000000" office:value-type="float" office:value="180.94" calcext:value-type="float">
            <text:p>180.940</text:p>
          </table:table-cell>
          <table:table-cell office:value-type="float" office:value="-87.9762993451973" calcext:value-type="float">
            <text:p>-87.9762993451973</text:p>
          </table:table-cell>
          <table:table-cell office:value-type="float" office:value="-87.9387621862017" calcext:value-type="float">
            <text:p>-87.9387621862017</text:p>
          </table:table-cell>
          <table:table-cell office:value-type="float" office:value="-87.9950586825646" calcext:value-type="float">
            <text:p>-87.9950586825646</text:p>
          </table:table-cell>
          <table:table-cell office:value-type="float" office:value="-88.0944729555447" calcext:value-type="float">
            <text:p>-88.0944729555447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table:formula="of:=[.A15]/1000000" office:value-type="float" office:value="195.935" calcext:value-type="float">
            <text:p>195.935</text:p>
          </table:table-cell>
          <table:table-cell office:value-type="float" office:value="-103.460222335973" calcext:value-type="float">
            <text:p>-103.460222335973</text:p>
          </table:table-cell>
          <table:table-cell office:value-type="float" office:value="-103.393141849766" calcext:value-type="float">
            <text:p>-103.393141849766</text:p>
          </table:table-cell>
          <table:table-cell office:value-type="float" office:value="-103.525392678103" calcext:value-type="float">
            <text:p>-103.525392678103</text:p>
          </table:table-cell>
          <table:table-cell office:value-type="float" office:value="-103.654340330057" calcext:value-type="float">
            <text:p>-103.654340330057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table:formula="of:=[.A16]/1000000" office:value-type="float" office:value="210.93" calcext:value-type="float">
            <text:p>210.930</text:p>
          </table:table-cell>
          <table:table-cell office:value-type="float" office:value="-118.438853016869" calcext:value-type="float">
            <text:p>-118.438853016869</text:p>
          </table:table-cell>
          <table:table-cell office:value-type="float" office:value="-118.347412628052" calcext:value-type="float">
            <text:p>-118.347412628052</text:p>
          </table:table-cell>
          <table:table-cell office:value-type="float" office:value="-118.457439749617" calcext:value-type="float">
            <text:p>-118.457439749617</text:p>
          </table:table-cell>
          <table:table-cell office:value-type="float" office:value="-118.553484312035" calcext:value-type="float">
            <text:p>-118.553484312035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table:formula="of:=[.A17]/1000000" office:value-type="float" office:value="225.925" calcext:value-type="float">
            <text:p>225.925</text:p>
          </table:table-cell>
          <table:table-cell office:value-type="float" office:value="-133.201177421567" calcext:value-type="float">
            <text:p>-133.201177421567</text:p>
          </table:table-cell>
          <table:table-cell office:value-type="float" office:value="-133.133513511883" calcext:value-type="float">
            <text:p>-133.133513511883</text:p>
          </table:table-cell>
          <table:table-cell office:value-type="float" office:value="-133.266124028757" calcext:value-type="float">
            <text:p>-133.266124028757</text:p>
          </table:table-cell>
          <table:table-cell office:value-type="float" office:value="-133.343647046512" calcext:value-type="float">
            <text:p>-133.343647046512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table:formula="of:=[.A18]/1000000" office:value-type="float" office:value="240.92" calcext:value-type="float">
            <text:p>240.920</text:p>
          </table:table-cell>
          <table:table-cell office:value-type="float" office:value="-146.857605138716" calcext:value-type="float">
            <text:p>-146.857605138716</text:p>
          </table:table-cell>
          <table:table-cell office:value-type="float" office:value="-146.751942906435" calcext:value-type="float">
            <text:p>-146.751942906435</text:p>
          </table:table-cell>
          <table:table-cell office:value-type="float" office:value="-146.903024088954" calcext:value-type="float">
            <text:p>-146.903024088954</text:p>
          </table:table-cell>
          <table:table-cell office:value-type="float" office:value="-147.000821985199" calcext:value-type="float">
            <text:p>-147.000821985199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table:formula="of:=[.A19]/1000000" office:value-type="float" office:value="255.915" calcext:value-type="float">
            <text:p>255.915</text:p>
          </table:table-cell>
          <table:table-cell office:value-type="float" office:value="-159.73173392004" calcext:value-type="float">
            <text:p>-159.73173392004</text:p>
          </table:table-cell>
          <table:table-cell office:value-type="float" office:value="-159.632998820207" calcext:value-type="float">
            <text:p>-159.632998820207</text:p>
          </table:table-cell>
          <table:table-cell office:value-type="float" office:value="-159.779496485582" calcext:value-type="float">
            <text:p>-159.779496485582</text:p>
          </table:table-cell>
          <table:table-cell office:value-type="float" office:value="-159.867559481786" calcext:value-type="float">
            <text:p>-159.867559481786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table:formula="of:=[.A20]/1000000" office:value-type="float" office:value="270.91" calcext:value-type="float">
            <text:p>270.910</text:p>
          </table:table-cell>
          <table:table-cell office:value-type="float" office:value="-173.200848928953" calcext:value-type="float">
            <text:p>-173.200848928953</text:p>
          </table:table-cell>
          <table:table-cell office:value-type="float" office:value="-173.087915261223" calcext:value-type="float">
            <text:p>-173.087915261223</text:p>
          </table:table-cell>
          <table:table-cell office:value-type="float" office:value="-173.257891037315" calcext:value-type="float">
            <text:p>-173.257891037315</text:p>
          </table:table-cell>
          <table:table-cell office:value-type="float" office:value="-173.322456086033" calcext:value-type="float">
            <text:p>-173.322456086033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table:formula="of:=[.A21]/1000000" office:value-type="float" office:value="285.905" calcext:value-type="float">
            <text:p>285.905</text:p>
          </table:table-cell>
          <table:table-cell office:value-type="float" office:value="173.466671238288" calcext:value-type="float">
            <text:p>173.466671238288</text:p>
          </table:table-cell>
          <table:table-cell office:value-type="float" office:value="173.580834101755" calcext:value-type="float">
            <text:p>173.580834101755</text:p>
          </table:table-cell>
          <table:table-cell office:value-type="float" office:value="173.427646358701" calcext:value-type="float">
            <text:p>173.427646358701</text:p>
          </table:table-cell>
          <table:table-cell office:value-type="float" office:value="173.364491038664" calcext:value-type="float">
            <text:p>173.364491038664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table:formula="of:=[.A22]/1000000" office:value-type="float" office:value="300.9" calcext:value-type="float">
            <text:p>300.900</text:p>
          </table:table-cell>
          <table:table-cell office:value-type="float" office:value="159.561494180069" calcext:value-type="float">
            <text:p>159.561494180069</text:p>
          </table:table-cell>
          <table:table-cell office:value-type="float" office:value="159.687370765253" calcext:value-type="float">
            <text:p>159.687370765253</text:p>
          </table:table-cell>
          <table:table-cell office:value-type="float" office:value="159.544860058022" calcext:value-type="float">
            <text:p>159.544860058022</text:p>
          </table:table-cell>
          <table:table-cell office:value-type="float" office:value="159.526326764573" calcext:value-type="float">
            <text:p>159.526326764573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table:formula="of:=[.A23]/1000000" office:value-type="float" office:value="315.895" calcext:value-type="float">
            <text:p>315.895</text:p>
          </table:table-cell>
          <table:table-cell office:value-type="float" office:value="147.212913335916" calcext:value-type="float">
            <text:p>147.212913335916</text:p>
          </table:table-cell>
          <table:table-cell office:value-type="float" office:value="147.261562555255" calcext:value-type="float">
            <text:p>147.261562555255</text:p>
          </table:table-cell>
          <table:table-cell office:value-type="float" office:value="147.149107045303" calcext:value-type="float">
            <text:p>147.149107045303</text:p>
          </table:table-cell>
          <table:table-cell office:value-type="float" office:value="147.098987594848" calcext:value-type="float">
            <text:p>147.098987594848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table:formula="of:=[.A24]/1000000" office:value-type="float" office:value="330.89" calcext:value-type="float">
            <text:p>330.890</text:p>
          </table:table-cell>
          <table:table-cell office:value-type="float" office:value="134.568607040411" calcext:value-type="float">
            <text:p>134.568607040411</text:p>
          </table:table-cell>
          <table:table-cell office:value-type="float" office:value="134.696827070926" calcext:value-type="float">
            <text:p>134.696827070926</text:p>
          </table:table-cell>
          <table:table-cell office:value-type="float" office:value="134.55866275243" calcext:value-type="float">
            <text:p>134.55866275243</text:p>
          </table:table-cell>
          <table:table-cell office:value-type="float" office:value="134.49150340579" calcext:value-type="float">
            <text:p>134.49150340579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table:formula="of:=[.A25]/1000000" office:value-type="float" office:value="345.885" calcext:value-type="float">
            <text:p>345.885</text:p>
          </table:table-cell>
          <table:table-cell office:value-type="float" office:value="123.052158670794" calcext:value-type="float">
            <text:p>123.052158670794</text:p>
          </table:table-cell>
          <table:table-cell office:value-type="float" office:value="123.134978237322" calcext:value-type="float">
            <text:p>123.134978237322</text:p>
          </table:table-cell>
          <table:table-cell office:value-type="float" office:value="123.009150492069" calcext:value-type="float">
            <text:p>123.009150492069</text:p>
          </table:table-cell>
          <table:table-cell office:value-type="float" office:value="122.979895393005" calcext:value-type="float">
            <text:p>122.979895393005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table:formula="of:=[.A26]/1000000" office:value-type="float" office:value="360.88" calcext:value-type="float">
            <text:p>360.880</text:p>
          </table:table-cell>
          <table:table-cell office:value-type="float" office:value="110.065017455629" calcext:value-type="float">
            <text:p>110.065017455629</text:p>
          </table:table-cell>
          <table:table-cell office:value-type="float" office:value="110.180169374372" calcext:value-type="float">
            <text:p>110.180169374372</text:p>
          </table:table-cell>
          <table:table-cell office:value-type="float" office:value="110.080153006711" calcext:value-type="float">
            <text:p>110.080153006711</text:p>
          </table:table-cell>
          <table:table-cell office:value-type="float" office:value="110.017133381179" calcext:value-type="float">
            <text:p>110.017133381179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table:formula="of:=[.A27]/1000000" office:value-type="float" office:value="375.875" calcext:value-type="float">
            <text:p>375.875</text:p>
          </table:table-cell>
          <table:table-cell office:value-type="float" office:value="97.5037541085617" calcext:value-type="float">
            <text:p>97.5037541085617</text:p>
          </table:table-cell>
          <table:table-cell office:value-type="float" office:value="97.6017392911962" calcext:value-type="float">
            <text:p>97.6017392911962</text:p>
          </table:table-cell>
          <table:table-cell office:value-type="float" office:value="97.5309089195354" calcext:value-type="float">
            <text:p>97.5309089195354</text:p>
          </table:table-cell>
          <table:table-cell office:value-type="float" office:value="97.5339118040741" calcext:value-type="float">
            <text:p>97.5339118040741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table:formula="of:=[.A28]/1000000" office:value-type="float" office:value="390.87" calcext:value-type="float">
            <text:p>390.870</text:p>
          </table:table-cell>
          <table:table-cell office:value-type="float" office:value="84.1434676562743" calcext:value-type="float">
            <text:p>84.1434676562743</text:p>
          </table:table-cell>
          <table:table-cell office:value-type="float" office:value="84.286907468558" calcext:value-type="float">
            <text:p>84.286907468558</text:p>
          </table:table-cell>
          <table:table-cell office:value-type="float" office:value="84.1462426170488" calcext:value-type="float">
            <text:p>84.1462426170488</text:p>
          </table:table-cell>
          <table:table-cell office:value-type="float" office:value="84.0889912193652" calcext:value-type="float">
            <text:p>84.0889912193652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table:formula="of:=[.A29]/1000000" office:value-type="float" office:value="405.865" calcext:value-type="float">
            <text:p>405.865</text:p>
          </table:table-cell>
          <table:table-cell office:value-type="float" office:value="72.3308184844678" calcext:value-type="float">
            <text:p>72.3308184844678</text:p>
          </table:table-cell>
          <table:table-cell office:value-type="float" office:value="72.5518492096348" calcext:value-type="float">
            <text:p>72.5518492096348</text:p>
          </table:table-cell>
          <table:table-cell office:value-type="float" office:value="72.482880665046" calcext:value-type="float">
            <text:p>72.482880665046</text:p>
          </table:table-cell>
          <table:table-cell office:value-type="float" office:value="72.4067151966583" calcext:value-type="float">
            <text:p>72.4067151966583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table:formula="of:=[.A30]/1000000" office:value-type="float" office:value="420.86" calcext:value-type="float">
            <text:p>420.860</text:p>
          </table:table-cell>
          <table:table-cell office:value-type="float" office:value="61.0631915315303" calcext:value-type="float">
            <text:p>61.0631915315303</text:p>
          </table:table-cell>
          <table:table-cell office:value-type="float" office:value="61.1522868779301" calcext:value-type="float">
            <text:p>61.1522868779301</text:p>
          </table:table-cell>
          <table:table-cell office:value-type="float" office:value="61.1489316979636" calcext:value-type="float">
            <text:p>61.1489316979636</text:p>
          </table:table-cell>
          <table:table-cell office:value-type="float" office:value="61.0943009659416" calcext:value-type="float">
            <text:p>61.0943009659416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table:formula="of:=[.A31]/1000000" office:value-type="float" office:value="435.855" calcext:value-type="float">
            <text:p>435.855</text:p>
          </table:table-cell>
          <table:table-cell office:value-type="float" office:value="49.5882035402189" calcext:value-type="float">
            <text:p>49.5882035402189</text:p>
          </table:table-cell>
          <table:table-cell office:value-type="float" office:value="49.7234473347028" calcext:value-type="float">
            <text:p>49.7234473347028</text:p>
          </table:table-cell>
          <table:table-cell office:value-type="float" office:value="49.6949402384312" calcext:value-type="float">
            <text:p>49.6949402384312</text:p>
          </table:table-cell>
          <table:table-cell office:value-type="float" office:value="49.6717061962659" calcext:value-type="float">
            <text:p>49.6717061962659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table:formula="of:=[.A32]/1000000" office:value-type="float" office:value="450.85" calcext:value-type="float">
            <text:p>450.850</text:p>
          </table:table-cell>
          <table:table-cell office:value-type="float" office:value="37.1634695905666" calcext:value-type="float">
            <text:p>37.1634695905666</text:p>
          </table:table-cell>
          <table:table-cell office:value-type="float" office:value="37.3220496823609" calcext:value-type="float">
            <text:p>37.3220496823609</text:p>
          </table:table-cell>
          <table:table-cell office:value-type="float" office:value="37.362940573564" calcext:value-type="float">
            <text:p>37.362940573564</text:p>
          </table:table-cell>
          <table:table-cell office:value-type="float" office:value="37.2862945631764" calcext:value-type="float">
            <text:p>37.2862945631764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table:formula="of:=[.A33]/1000000" office:value-type="float" office:value="465.845" calcext:value-type="float">
            <text:p>465.845</text:p>
          </table:table-cell>
          <table:table-cell office:value-type="float" office:value="24.2703688044034" calcext:value-type="float">
            <text:p>24.2703688044034</text:p>
          </table:table-cell>
          <table:table-cell office:value-type="float" office:value="24.4108994712043" calcext:value-type="float">
            <text:p>24.4108994712043</text:p>
          </table:table-cell>
          <table:table-cell office:value-type="float" office:value="24.4845278122461" calcext:value-type="float">
            <text:p>24.4845278122461</text:p>
          </table:table-cell>
          <table:table-cell office:value-type="float" office:value="24.3580165020888" calcext:value-type="float">
            <text:p>24.3580165020888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table:formula="of:=[.A34]/1000000" office:value-type="float" office:value="480.84" calcext:value-type="float">
            <text:p>480.840</text:p>
          </table:table-cell>
          <table:table-cell office:value-type="float" office:value="12.0364836442888" calcext:value-type="float">
            <text:p>12.0364836442888</text:p>
          </table:table-cell>
          <table:table-cell office:value-type="float" office:value="12.1527098000323" calcext:value-type="float">
            <text:p>12.1527098000323</text:p>
          </table:table-cell>
          <table:table-cell office:value-type="float" office:value="12.2424425128036" calcext:value-type="float">
            <text:p>12.2424425128036</text:p>
          </table:table-cell>
          <table:table-cell office:value-type="float" office:value="12.101598704226" calcext:value-type="float">
            <text:p>12.101598704226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table:formula="of:=[.A35]/1000000" office:value-type="float" office:value="495.835" calcext:value-type="float">
            <text:p>495.835</text:p>
          </table:table-cell>
          <table:table-cell office:value-type="float" office:value="-0.161844208923552" calcext:value-type="float">
            <text:p>-0.161844208923552</text:p>
          </table:table-cell>
          <table:table-cell office:value-type="float" office:value="0.00299184167692281" calcext:value-type="float">
            <text:p>0.002991841676923</text:p>
          </table:table-cell>
          <table:table-cell office:value-type="float" office:value="0.0593841867673294" calcext:value-type="float">
            <text:p>0.059384186767329</text:p>
          </table:table-cell>
          <table:table-cell office:value-type="float" office:value="-0.0160888902243254" calcext:value-type="float">
            <text:p>-0.016088890224325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table:formula="of:=[.A36]/1000000" office:value-type="float" office:value="510.83" calcext:value-type="float">
            <text:p>510.830</text:p>
          </table:table-cell>
          <table:table-cell office:value-type="float" office:value="-10.1611429531368" calcext:value-type="float">
            <text:p>-10.1611429531368</text:p>
          </table:table-cell>
          <table:table-cell office:value-type="float" office:value="-9.94084063737099" calcext:value-type="float">
            <text:p>-9.94084063737099</text:p>
          </table:table-cell>
          <table:table-cell office:value-type="float" office:value="-9.83626704464942" calcext:value-type="float">
            <text:p>-9.83626704464942</text:p>
          </table:table-cell>
          <table:table-cell office:value-type="float" office:value="-9.97932314517798" calcext:value-type="float">
            <text:p>-9.97932314517798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table:formula="of:=[.A37]/1000000" office:value-type="float" office:value="525.825" calcext:value-type="float">
            <text:p>525.825</text:p>
          </table:table-cell>
          <table:table-cell office:value-type="float" office:value="-22.0776424867199" calcext:value-type="float">
            <text:p>-22.0776424867199</text:p>
          </table:table-cell>
          <table:table-cell office:value-type="float" office:value="-21.9696498138165" calcext:value-type="float">
            <text:p>-21.9696498138165</text:p>
          </table:table-cell>
          <table:table-cell office:value-type="float" office:value="-21.8081867277112" calcext:value-type="float">
            <text:p>-21.8081867277112</text:p>
          </table:table-cell>
          <table:table-cell office:value-type="float" office:value="-21.9755625223547" calcext:value-type="float">
            <text:p>-21.9755625223547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table:formula="of:=[.A38]/1000000" office:value-type="float" office:value="540.82" calcext:value-type="float">
            <text:p>540.820</text:p>
          </table:table-cell>
          <table:table-cell office:value-type="float" office:value="-33.4063304721968" calcext:value-type="float">
            <text:p>-33.4063304721968</text:p>
          </table:table-cell>
          <table:table-cell office:value-type="float" office:value="-33.2495258710988" calcext:value-type="float">
            <text:p>-33.2495258710988</text:p>
          </table:table-cell>
          <table:table-cell office:value-type="float" office:value="-33.1343563597105" calcext:value-type="float">
            <text:p>-33.1343563597105</text:p>
          </table:table-cell>
          <table:table-cell office:value-type="float" office:value="-33.2207209357036" calcext:value-type="float">
            <text:p>-33.2207209357036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table:formula="of:=[.A39]/1000000" office:value-type="float" office:value="555.815" calcext:value-type="float">
            <text:p>555.815</text:p>
          </table:table-cell>
          <table:table-cell office:value-type="float" office:value="-46.8828805352424" calcext:value-type="float">
            <text:p>-46.8828805352424</text:p>
          </table:table-cell>
          <table:table-cell office:value-type="float" office:value="-46.8137361502966" calcext:value-type="float">
            <text:p>-46.8137361502966</text:p>
          </table:table-cell>
          <table:table-cell office:value-type="float" office:value="-46.6016534469058" calcext:value-type="float">
            <text:p>-46.6016534469058</text:p>
          </table:table-cell>
          <table:table-cell office:value-type="float" office:value="-46.7312816178057" calcext:value-type="float">
            <text:p>-46.7312816178057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table:formula="of:=[.A40]/1000000" office:value-type="float" office:value="570.81" calcext:value-type="float">
            <text:p>570.810</text:p>
          </table:table-cell>
          <table:table-cell office:value-type="float" office:value="-58.6962820902189" calcext:value-type="float">
            <text:p>-58.6962820902189</text:p>
          </table:table-cell>
          <table:table-cell office:value-type="float" office:value="-58.5948161373744" calcext:value-type="float">
            <text:p>-58.5948161373744</text:p>
          </table:table-cell>
          <table:table-cell office:value-type="float" office:value="-58.4474112506333" calcext:value-type="float">
            <text:p>-58.4474112506333</text:p>
          </table:table-cell>
          <table:table-cell office:value-type="float" office:value="-58.7381463641222" calcext:value-type="float">
            <text:p>-58.7381463641222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table:formula="of:=[.A41]/1000000" office:value-type="float" office:value="585.805" calcext:value-type="float">
            <text:p>585.805</text:p>
          </table:table-cell>
          <table:table-cell office:value-type="float" office:value="-71.3027019907533" calcext:value-type="float">
            <text:p>-71.3027019907533</text:p>
          </table:table-cell>
          <table:table-cell office:value-type="float" office:value="-71.1655089700388" calcext:value-type="float">
            <text:p>-71.1655089700388</text:p>
          </table:table-cell>
          <table:table-cell office:value-type="float" office:value="-71.0700285518445" calcext:value-type="float">
            <text:p>-71.0700285518445</text:p>
          </table:table-cell>
          <table:table-cell office:value-type="float" office:value="-71.4027072866439" calcext:value-type="float">
            <text:p>-71.4027072866439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table:formula="of:=[.A42]/1000000" office:value-type="float" office:value="600.8" calcext:value-type="float">
            <text:p>600.800</text:p>
          </table:table-cell>
          <table:table-cell office:value-type="float" office:value="-81.401166491268" calcext:value-type="float">
            <text:p>-81.401166491268</text:p>
          </table:table-cell>
          <table:table-cell office:value-type="float" office:value="-81.2876590717883" calcext:value-type="float">
            <text:p>-81.2876590717883</text:p>
          </table:table-cell>
          <table:table-cell office:value-type="float" office:value="-81.1306281589323" calcext:value-type="float">
            <text:p>-81.1306281589323</text:p>
          </table:table-cell>
          <table:table-cell office:value-type="float" office:value="-81.40981775061" calcext:value-type="float">
            <text:p>-81.40981775061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table:formula="of:=[.A43]/1000000" office:value-type="float" office:value="615.795" calcext:value-type="float">
            <text:p>615.795</text:p>
          </table:table-cell>
          <table:table-cell office:value-type="float" office:value="-93.5315935478382" calcext:value-type="float">
            <text:p>-93.5315935478382</text:p>
          </table:table-cell>
          <table:table-cell office:value-type="float" office:value="-93.4365964167771" calcext:value-type="float">
            <text:p>-93.4365964167771</text:p>
          </table:table-cell>
          <table:table-cell office:value-type="float" office:value="-93.2153179091325" calcext:value-type="float">
            <text:p>-93.2153179091325</text:p>
          </table:table-cell>
          <table:table-cell office:value-type="float" office:value="-93.5397664360148" calcext:value-type="float">
            <text:p>-93.5397664360148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table:formula="of:=[.A44]/1000000" office:value-type="float" office:value="630.79" calcext:value-type="float">
            <text:p>630.790</text:p>
          </table:table-cell>
          <table:table-cell office:value-type="float" office:value="-105.873097835525" calcext:value-type="float">
            <text:p>-105.873097835525</text:p>
          </table:table-cell>
          <table:table-cell office:value-type="float" office:value="-105.709984687645" calcext:value-type="float">
            <text:p>-105.709984687645</text:p>
          </table:table-cell>
          <table:table-cell office:value-type="float" office:value="-105.670392706866" calcext:value-type="float">
            <text:p>-105.670392706866</text:p>
          </table:table-cell>
          <table:table-cell office:value-type="float" office:value="-105.955607448035" calcext:value-type="float">
            <text:p>-105.955607448035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table:formula="of:=[.A45]/1000000" office:value-type="float" office:value="645.785" calcext:value-type="float">
            <text:p>645.785</text:p>
          </table:table-cell>
          <table:table-cell office:value-type="float" office:value="-119.535508833934" calcext:value-type="float">
            <text:p>-119.535508833934</text:p>
          </table:table-cell>
          <table:table-cell office:value-type="float" office:value="-119.402238278979" calcext:value-type="float">
            <text:p>-119.402238278979</text:p>
          </table:table-cell>
          <table:table-cell office:value-type="float" office:value="-119.311994620221" calcext:value-type="float">
            <text:p>-119.311994620221</text:p>
          </table:table-cell>
          <table:table-cell office:value-type="float" office:value="-119.713595307526" calcext:value-type="float">
            <text:p>-119.713595307526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table:formula="of:=[.A46]/1000000" office:value-type="float" office:value="660.78" calcext:value-type="float">
            <text:p>660.780</text:p>
          </table:table-cell>
          <table:table-cell office:value-type="float" office:value="-132.981807200101" calcext:value-type="float">
            <text:p>-132.981807200101</text:p>
          </table:table-cell>
          <table:table-cell office:value-type="float" office:value="-132.784974548437" calcext:value-type="float">
            <text:p>-132.784974548437</text:p>
          </table:table-cell>
          <table:table-cell office:value-type="float" office:value="-132.80327565922" calcext:value-type="float">
            <text:p>-132.80327565922</text:p>
          </table:table-cell>
          <table:table-cell office:value-type="float" office:value="-133.221166893848" calcext:value-type="float">
            <text:p>-133.221166893848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table:formula="of:=[.A47]/1000000" office:value-type="float" office:value="675.775" calcext:value-type="float">
            <text:p>675.775</text:p>
          </table:table-cell>
          <table:table-cell office:value-type="float" office:value="-143.371596157317" calcext:value-type="float">
            <text:p>-143.371596157317</text:p>
          </table:table-cell>
          <table:table-cell office:value-type="float" office:value="-143.213690885172" calcext:value-type="float">
            <text:p>-143.213690885172</text:p>
          </table:table-cell>
          <table:table-cell office:value-type="float" office:value="-143.312062398015" calcext:value-type="float">
            <text:p>-143.312062398015</text:p>
          </table:table-cell>
          <table:table-cell office:value-type="float" office:value="-143.578884650382" calcext:value-type="float">
            <text:p>-143.578884650382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table:formula="of:=[.A48]/1000000" office:value-type="float" office:value="690.77" calcext:value-type="float">
            <text:p>690.770</text:p>
          </table:table-cell>
          <table:table-cell office:value-type="float" office:value="-154.663779085739" calcext:value-type="float">
            <text:p>-154.663779085739</text:p>
          </table:table-cell>
          <table:table-cell office:value-type="float" office:value="-154.474005981514" calcext:value-type="float">
            <text:p>-154.474005981514</text:p>
          </table:table-cell>
          <table:table-cell office:value-type="float" office:value="-154.550091458227" calcext:value-type="float">
            <text:p>-154.550091458227</text:p>
          </table:table-cell>
          <table:table-cell office:value-type="float" office:value="-154.836679242422" calcext:value-type="float">
            <text:p>-154.836679242422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table:formula="of:=[.A49]/1000000" office:value-type="float" office:value="705.765" calcext:value-type="float">
            <text:p>705.765</text:p>
          </table:table-cell>
          <table:table-cell office:value-type="float" office:value="-166.265983859644" calcext:value-type="float">
            <text:p>-166.265983859644</text:p>
          </table:table-cell>
          <table:table-cell office:value-type="float" office:value="-166.078207667917" calcext:value-type="float">
            <text:p>-166.078207667917</text:p>
          </table:table-cell>
          <table:table-cell office:value-type="float" office:value="-166.194577008623" calcext:value-type="float">
            <text:p>-166.194577008623</text:p>
          </table:table-cell>
          <table:table-cell office:value-type="float" office:value="-166.401749432573" calcext:value-type="float">
            <text:p>-166.401749432573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table:formula="of:=[.A50]/1000000" office:value-type="float" office:value="720.76" calcext:value-type="float">
            <text:p>720.760</text:p>
          </table:table-cell>
          <table:table-cell office:value-type="float" office:value="179.237551645062" calcext:value-type="float">
            <text:p>179.237551645062</text:p>
          </table:table-cell>
          <table:table-cell office:value-type="float" office:value="179.427632861942" calcext:value-type="float">
            <text:p>179.427632861942</text:p>
          </table:table-cell>
          <table:table-cell office:value-type="float" office:value="179.24664421969" calcext:value-type="float">
            <text:p>179.24664421969</text:p>
          </table:table-cell>
          <table:table-cell office:value-type="float" office:value="179.044052655096" calcext:value-type="float">
            <text:p>179.044052655096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table:formula="of:=[.A51]/1000000" office:value-type="float" office:value="735.755" calcext:value-type="float">
            <text:p>735.755</text:p>
          </table:table-cell>
          <table:table-cell office:value-type="float" office:value="166.301377926854" calcext:value-type="float">
            <text:p>166.301377926854</text:p>
          </table:table-cell>
          <table:table-cell office:value-type="float" office:value="166.526709541379" calcext:value-type="float">
            <text:p>166.526709541379</text:p>
          </table:table-cell>
          <table:table-cell office:value-type="float" office:value="166.277215859878" calcext:value-type="float">
            <text:p>166.277215859878</text:p>
          </table:table-cell>
          <table:table-cell office:value-type="float" office:value="166.019223476656" calcext:value-type="float">
            <text:p>166.019223476656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table:formula="of:=[.A52]/1000000" office:value-type="float" office:value="750.75" calcext:value-type="float">
            <text:p>750.750</text:p>
          </table:table-cell>
          <table:table-cell office:value-type="float" office:value="154.480394730157" calcext:value-type="float">
            <text:p>154.480394730157</text:p>
          </table:table-cell>
          <table:table-cell office:value-type="float" office:value="154.738703405372" calcext:value-type="float">
            <text:p>154.738703405372</text:p>
          </table:table-cell>
          <table:table-cell office:value-type="float" office:value="154.393419004217" calcext:value-type="float">
            <text:p>154.393419004217</text:p>
          </table:table-cell>
          <table:table-cell office:value-type="float" office:value="154.119416397755" calcext:value-type="float">
            <text:p>154.119416397755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table:formula="of:=[.A53]/1000000" office:value-type="float" office:value="765.745" calcext:value-type="float">
            <text:p>765.745</text:p>
          </table:table-cell>
          <table:table-cell office:value-type="float" office:value="145.150790119661" calcext:value-type="float">
            <text:p>145.150790119661</text:p>
          </table:table-cell>
          <table:table-cell office:value-type="float" office:value="145.41206878714" calcext:value-type="float">
            <text:p>145.41206878714</text:p>
          </table:table-cell>
          <table:table-cell office:value-type="float" office:value="145.063916977705" calcext:value-type="float">
            <text:p>145.063916977705</text:p>
          </table:table-cell>
          <table:table-cell office:value-type="float" office:value="144.903602643945" calcext:value-type="float">
            <text:p>144.903602643945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table:formula="of:=[.A54]/1000000" office:value-type="float" office:value="780.74" calcext:value-type="float">
            <text:p>780.740</text:p>
          </table:table-cell>
          <table:table-cell office:value-type="float" office:value="132.517453258076" calcext:value-type="float">
            <text:p>132.517453258076</text:p>
          </table:table-cell>
          <table:table-cell office:value-type="float" office:value="132.777850906579" calcext:value-type="float">
            <text:p>132.777850906579</text:p>
          </table:table-cell>
          <table:table-cell office:value-type="float" office:value="132.528544816881" calcext:value-type="float">
            <text:p>132.528544816881</text:p>
          </table:table-cell>
          <table:table-cell office:value-type="float" office:value="132.335801168008" calcext:value-type="float">
            <text:p>132.335801168008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table:formula="of:=[.A55]/1000000" office:value-type="float" office:value="795.735" calcext:value-type="float">
            <text:p>795.735</text:p>
          </table:table-cell>
          <table:table-cell office:value-type="float" office:value="119.50207914646" calcext:value-type="float">
            <text:p>119.50207914646</text:p>
          </table:table-cell>
          <table:table-cell office:value-type="float" office:value="119.822496338415" calcext:value-type="float">
            <text:p>119.822496338415</text:p>
          </table:table-cell>
          <table:table-cell office:value-type="float" office:value="119.405589263149" calcext:value-type="float">
            <text:p>119.405589263149</text:p>
          </table:table-cell>
          <table:table-cell office:value-type="float" office:value="119.297194051415" calcext:value-type="float">
            <text:p>119.297194051415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table:formula="of:=[.A56]/1000000" office:value-type="float" office:value="810.73" calcext:value-type="float">
            <text:p>810.730</text:p>
          </table:table-cell>
          <table:table-cell office:value-type="float" office:value="104.217359005485" calcext:value-type="float">
            <text:p>104.217359005485</text:p>
          </table:table-cell>
          <table:table-cell office:value-type="float" office:value="104.487511321537" calcext:value-type="float">
            <text:p>104.487511321537</text:p>
          </table:table-cell>
          <table:table-cell office:value-type="float" office:value="103.993601550622" calcext:value-type="float">
            <text:p>103.993601550622</text:p>
          </table:table-cell>
          <table:table-cell office:value-type="float" office:value="103.816475985712" calcext:value-type="float">
            <text:p>103.816475985712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table:formula="of:=[.A57]/1000000" office:value-type="float" office:value="825.725" calcext:value-type="float">
            <text:p>825.725</text:p>
          </table:table-cell>
          <table:table-cell office:value-type="float" office:value="91.7715699312906" calcext:value-type="float">
            <text:p>91.7715699312906</text:p>
          </table:table-cell>
          <table:table-cell office:value-type="float" office:value="92.0749618255282" calcext:value-type="float">
            <text:p>92.0749618255282</text:p>
          </table:table-cell>
          <table:table-cell office:value-type="float" office:value="91.5684891116077" calcext:value-type="float">
            <text:p>91.5684891116077</text:p>
          </table:table-cell>
          <table:table-cell office:value-type="float" office:value="91.3171533057979" calcext:value-type="float">
            <text:p>91.3171533057979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table:formula="of:=[.A58]/1000000" office:value-type="float" office:value="840.72" calcext:value-type="float">
            <text:p>840.720</text:p>
          </table:table-cell>
          <table:table-cell office:value-type="float" office:value="83.2531473288063" calcext:value-type="float">
            <text:p>83.2531473288063</text:p>
          </table:table-cell>
          <table:table-cell office:value-type="float" office:value="83.5409068626066" calcext:value-type="float">
            <text:p>83.5409068626066</text:p>
          </table:table-cell>
          <table:table-cell office:value-type="float" office:value="83.0816111856274" calcext:value-type="float">
            <text:p>83.0816111856274</text:p>
          </table:table-cell>
          <table:table-cell office:value-type="float" office:value="82.9002343490206" calcext:value-type="float">
            <text:p>82.9002343490206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table:formula="of:=[.A59]/1000000" office:value-type="float" office:value="855.715" calcext:value-type="float">
            <text:p>855.715</text:p>
          </table:table-cell>
          <table:table-cell office:value-type="float" office:value="73.2548893940185" calcext:value-type="float">
            <text:p>73.2548893940185</text:p>
          </table:table-cell>
          <table:table-cell office:value-type="float" office:value="73.6048161962839" calcext:value-type="float">
            <text:p>73.6048161962839</text:p>
          </table:table-cell>
          <table:table-cell office:value-type="float" office:value="73.1713723757893" calcext:value-type="float">
            <text:p>73.1713723757893</text:p>
          </table:table-cell>
          <table:table-cell office:value-type="float" office:value="73.0886938199031" calcext:value-type="float">
            <text:p>73.0886938199031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table:formula="of:=[.A60]/1000000" office:value-type="float" office:value="870.71" calcext:value-type="float">
            <text:p>870.710</text:p>
          </table:table-cell>
          <table:table-cell office:value-type="float" office:value="60.7444092162877" calcext:value-type="float">
            <text:p>60.7444092162877</text:p>
          </table:table-cell>
          <table:table-cell office:value-type="float" office:value="61.0459966451784" calcext:value-type="float">
            <text:p>61.0459966451784</text:p>
          </table:table-cell>
          <table:table-cell office:value-type="float" office:value="60.6667913914135" calcext:value-type="float">
            <text:p>60.6667913914135</text:p>
          </table:table-cell>
          <table:table-cell office:value-type="float" office:value="60.632519349314" calcext:value-type="float">
            <text:p>60.632519349314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table:formula="of:=[.A61]/1000000" office:value-type="float" office:value="885.705" calcext:value-type="float">
            <text:p>885.705</text:p>
          </table:table-cell>
          <table:table-cell office:value-type="float" office:value="45.7326647695003" calcext:value-type="float">
            <text:p>45.7326647695003</text:p>
          </table:table-cell>
          <table:table-cell office:value-type="float" office:value="46.1286353331567" calcext:value-type="float">
            <text:p>46.1286353331567</text:p>
          </table:table-cell>
          <table:table-cell office:value-type="float" office:value="45.6761525872746" calcext:value-type="float">
            <text:p>45.6761525872746</text:p>
          </table:table-cell>
          <table:table-cell office:value-type="float" office:value="45.4831849000316" calcext:value-type="float">
            <text:p>45.4831849000316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table:formula="of:=[.A62]/1000000" office:value-type="float" office:value="900.7" calcext:value-type="float">
            <text:p>900.700</text:p>
          </table:table-cell>
          <table:table-cell office:value-type="float" office:value="29.8964617446494" calcext:value-type="float">
            <text:p>29.8964617446494</text:p>
          </table:table-cell>
          <table:table-cell office:value-type="float" office:value="30.1770616594816" calcext:value-type="float">
            <text:p>30.1770616594816</text:p>
          </table:table-cell>
          <table:table-cell office:value-type="float" office:value="29.5885826333446" calcext:value-type="float">
            <text:p>29.5885826333446</text:p>
          </table:table-cell>
          <table:table-cell office:value-type="float" office:value="29.2827563916482" calcext:value-type="float">
            <text:p>29.2827563916482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table:formula="of:=[.A63]/1000000" office:value-type="float" office:value="915.695" calcext:value-type="float">
            <text:p>915.695</text:p>
          </table:table-cell>
          <table:table-cell office:value-type="float" office:value="21.8661988868133" calcext:value-type="float">
            <text:p>21.8661988868133</text:p>
          </table:table-cell>
          <table:table-cell office:value-type="float" office:value="22.1376670368432" calcext:value-type="float">
            <text:p>22.1376670368432</text:p>
          </table:table-cell>
          <table:table-cell office:value-type="float" office:value="21.662230793882" calcext:value-type="float">
            <text:p>21.662230793882</text:p>
          </table:table-cell>
          <table:table-cell office:value-type="float" office:value="21.5182342917518" calcext:value-type="float">
            <text:p>21.5182342917518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table:formula="of:=[.A64]/1000000" office:value-type="float" office:value="930.69" calcext:value-type="float">
            <text:p>930.690</text:p>
          </table:table-cell>
          <table:table-cell office:value-type="float" office:value="15.3276012634383" calcext:value-type="float">
            <text:p>15.3276012634383</text:p>
          </table:table-cell>
          <table:table-cell office:value-type="float" office:value="15.6066152370644" calcext:value-type="float">
            <text:p>15.6066152370644</text:p>
          </table:table-cell>
          <table:table-cell office:value-type="float" office:value="15.3515220632189" calcext:value-type="float">
            <text:p>15.3515220632189</text:p>
          </table:table-cell>
          <table:table-cell office:value-type="float" office:value="15.2697524624707" calcext:value-type="float">
            <text:p>15.2697524624707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table:formula="of:=[.A65]/1000000" office:value-type="float" office:value="945.685" calcext:value-type="float">
            <text:p>945.685</text:p>
          </table:table-cell>
          <table:table-cell office:value-type="float" office:value="5.36398423489967" calcext:value-type="float">
            <text:p>5.36398423489967</text:p>
          </table:table-cell>
          <table:table-cell office:value-type="float" office:value="5.68120042888683" calcext:value-type="float">
            <text:p>5.68120042888683</text:p>
          </table:table-cell>
          <table:table-cell office:value-type="float" office:value="5.41196125363014" calcext:value-type="float">
            <text:p>5.41196125363014</text:p>
          </table:table-cell>
          <table:table-cell office:value-type="float" office:value="5.45856819281632" calcext:value-type="float">
            <text:p>5.45856819281632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table:formula="of:=[.A66]/1000000" office:value-type="float" office:value="960.68" calcext:value-type="float">
            <text:p>960.680</text:p>
          </table:table-cell>
          <table:table-cell office:value-type="float" office:value="-8.04602433806332" calcext:value-type="float">
            <text:p>-8.04602433806332</text:p>
          </table:table-cell>
          <table:table-cell office:value-type="float" office:value="-7.70989098165405" calcext:value-type="float">
            <text:p>-7.70989098165405</text:p>
          </table:table-cell>
          <table:table-cell office:value-type="float" office:value="-7.95232947085212" calcext:value-type="float">
            <text:p>-7.95232947085212</text:p>
          </table:table-cell>
          <table:table-cell office:value-type="float" office:value="-7.92256589851596" calcext:value-type="float">
            <text:p>-7.92256589851596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table:formula="of:=[.A67]/1000000" office:value-type="float" office:value="975.675" calcext:value-type="float">
            <text:p>975.675</text:p>
          </table:table-cell>
          <table:table-cell office:value-type="float" office:value="-25.1899436896129" calcext:value-type="float">
            <text:p>-25.1899436896129</text:p>
          </table:table-cell>
          <table:table-cell office:value-type="float" office:value="-24.9687710063326" calcext:value-type="float">
            <text:p>-24.9687710063326</text:p>
          </table:table-cell>
          <table:table-cell office:value-type="float" office:value="-25.2580867937333" calcext:value-type="float">
            <text:p>-25.2580867937333</text:p>
          </table:table-cell>
          <table:table-cell office:value-type="float" office:value="-25.3687165462337" calcext:value-type="float">
            <text:p>-25.3687165462337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table:formula="of:=[.A68]/1000000" office:value-type="float" office:value="990.67" calcext:value-type="float">
            <text:p>990.670</text:p>
          </table:table-cell>
          <table:table-cell office:value-type="float" office:value="-41.0508512694761" calcext:value-type="float">
            <text:p>-41.0508512694761</text:p>
          </table:table-cell>
          <table:table-cell office:value-type="float" office:value="-40.760118589064" calcext:value-type="float">
            <text:p>-40.760118589064</text:p>
          </table:table-cell>
          <table:table-cell office:value-type="float" office:value="-41.0918146564277" calcext:value-type="float">
            <text:p>-41.0918146564277</text:p>
          </table:table-cell>
          <table:table-cell office:value-type="float" office:value="-41.1989073585192" calcext:value-type="float">
            <text:p>-41.1989073585192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table:formula="of:=[.A69]/1000000" office:value-type="float" office:value="1005.665" calcext:value-type="float">
            <text:p>1,005.665</text:p>
          </table:table-cell>
          <table:table-cell office:value-type="float" office:value="-46.0256411896816" calcext:value-type="float">
            <text:p>-46.0256411896816</text:p>
          </table:table-cell>
          <table:table-cell office:value-type="float" office:value="-45.6574402035815" calcext:value-type="float">
            <text:p>-45.6574402035815</text:p>
          </table:table-cell>
          <table:table-cell office:value-type="float" office:value="-45.9728340871813" calcext:value-type="float">
            <text:p>-45.9728340871813</text:p>
          </table:table-cell>
          <table:table-cell office:value-type="float" office:value="-46.082680585674" calcext:value-type="float">
            <text:p>-46.082680585674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table:formula="of:=[.A70]/1000000" office:value-type="float" office:value="1020.66" calcext:value-type="float">
            <text:p>1,020.660</text:p>
          </table:table-cell>
          <table:table-cell office:value-type="float" office:value="-51.439702562434" calcext:value-type="float">
            <text:p>-51.439702562434</text:p>
          </table:table-cell>
          <table:table-cell office:value-type="float" office:value="-51.2140399371571" calcext:value-type="float">
            <text:p>-51.2140399371571</text:p>
          </table:table-cell>
          <table:table-cell office:value-type="float" office:value="-51.2162058163662" calcext:value-type="float">
            <text:p>-51.2162058163662</text:p>
          </table:table-cell>
          <table:table-cell office:value-type="float" office:value="-51.2364537540682" calcext:value-type="float">
            <text:p>-51.2364537540682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table:formula="of:=[.A71]/1000000" office:value-type="float" office:value="1035.655" calcext:value-type="float">
            <text:p>1,035.655</text:p>
          </table:table-cell>
          <table:table-cell office:value-type="float" office:value="-62.0561297028033" calcext:value-type="float">
            <text:p>-62.0561297028033</text:p>
          </table:table-cell>
          <table:table-cell office:value-type="float" office:value="-61.7025595226228" calcext:value-type="float">
            <text:p>-61.7025595226228</text:p>
          </table:table-cell>
          <table:table-cell office:value-type="float" office:value="-61.7312614351269" calcext:value-type="float">
            <text:p>-61.7312614351269</text:p>
          </table:table-cell>
          <table:table-cell office:value-type="float" office:value="-61.6490219048777" calcext:value-type="float">
            <text:p>-61.6490219048777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table:formula="of:=[.A72]/1000000" office:value-type="float" office:value="1050.65" calcext:value-type="float">
            <text:p>1,050.650</text:p>
          </table:table-cell>
          <table:table-cell office:value-type="float" office:value="-76.840704162804" calcext:value-type="float">
            <text:p>-76.840704162804</text:p>
          </table:table-cell>
          <table:table-cell office:value-type="float" office:value="-76.5748880057745" calcext:value-type="float">
            <text:p>-76.5748880057745</text:p>
          </table:table-cell>
          <table:table-cell office:value-type="float" office:value="-76.5568384668008" calcext:value-type="float">
            <text:p>-76.5568384668008</text:p>
          </table:table-cell>
          <table:table-cell office:value-type="float" office:value="-76.6152809955172" calcext:value-type="float">
            <text:p>-76.6152809955172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table:formula="of:=[.A73]/1000000" office:value-type="float" office:value="1065.645" calcext:value-type="float">
            <text:p>1,065.645</text:p>
          </table:table-cell>
          <table:table-cell office:value-type="float" office:value="-97.083841791557" calcext:value-type="float">
            <text:p>-97.083841791557</text:p>
          </table:table-cell>
          <table:table-cell office:value-type="float" office:value="-96.8556667480981" calcext:value-type="float">
            <text:p>-96.8556667480981</text:p>
          </table:table-cell>
          <table:table-cell office:value-type="float" office:value="-96.9209473540472" calcext:value-type="float">
            <text:p>-96.9209473540472</text:p>
          </table:table-cell>
          <table:table-cell office:value-type="float" office:value="-96.9916616705054" calcext:value-type="float">
            <text:p>-96.9916616705054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table:formula="of:=[.A74]/1000000" office:value-type="float" office:value="1080.64" calcext:value-type="float">
            <text:p>1,080.640</text:p>
          </table:table-cell>
          <table:table-cell office:value-type="float" office:value="-110.05420401517" calcext:value-type="float">
            <text:p>-110.05420401517</text:p>
          </table:table-cell>
          <table:table-cell office:value-type="float" office:value="-109.917901336007" calcext:value-type="float">
            <text:p>-109.917901336007</text:p>
          </table:table-cell>
          <table:table-cell office:value-type="float" office:value="-109.741176738872" calcext:value-type="float">
            <text:p>-109.741176738872</text:p>
          </table:table-cell>
          <table:table-cell office:value-type="float" office:value="-109.881167520989" calcext:value-type="float">
            <text:p>-109.881167520989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table:formula="of:=[.A75]/1000000" office:value-type="float" office:value="1095.635" calcext:value-type="float">
            <text:p>1,095.635</text:p>
          </table:table-cell>
          <table:table-cell office:value-type="float" office:value="-114.998387424632" calcext:value-type="float">
            <text:p>-114.998387424632</text:p>
          </table:table-cell>
          <table:table-cell office:value-type="float" office:value="-114.776192784105" calcext:value-type="float">
            <text:p>-114.776192784105</text:p>
          </table:table-cell>
          <table:table-cell office:value-type="float" office:value="-114.643951357107" calcext:value-type="float">
            <text:p>-114.643951357107</text:p>
          </table:table-cell>
          <table:table-cell office:value-type="float" office:value="-114.884656924625" calcext:value-type="float">
            <text:p>-114.884656924625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table:formula="of:=[.A76]/1000000" office:value-type="float" office:value="1110.63" calcext:value-type="float">
            <text:p>1,110.630</text:p>
          </table:table-cell>
          <table:table-cell office:value-type="float" office:value="-119.802107778416" calcext:value-type="float">
            <text:p>-119.802107778416</text:p>
          </table:table-cell>
          <table:table-cell office:value-type="float" office:value="-119.652116375722" calcext:value-type="float">
            <text:p>-119.652116375722</text:p>
          </table:table-cell>
          <table:table-cell office:value-type="float" office:value="-119.432812139507" calcext:value-type="float">
            <text:p>-119.432812139507</text:p>
          </table:table-cell>
          <table:table-cell office:value-type="float" office:value="-119.587382778556" calcext:value-type="float">
            <text:p>-119.587382778556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table:formula="of:=[.A77]/1000000" office:value-type="float" office:value="1125.625" calcext:value-type="float">
            <text:p>1,125.625</text:p>
          </table:table-cell>
          <table:table-cell office:value-type="float" office:value="-131.463749249408" calcext:value-type="float">
            <text:p>-131.463749249408</text:p>
          </table:table-cell>
          <table:table-cell office:value-type="float" office:value="-131.292968721103" calcext:value-type="float">
            <text:p>-131.292968721103</text:p>
          </table:table-cell>
          <table:table-cell office:value-type="float" office:value="-131.111000302572" calcext:value-type="float">
            <text:p>-131.111000302572</text:p>
          </table:table-cell>
          <table:table-cell office:value-type="float" office:value="-131.207806834184" calcext:value-type="float">
            <text:p>-131.207806834184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table:formula="of:=[.A78]/1000000" office:value-type="float" office:value="1140.62" calcext:value-type="float">
            <text:p>1,140.620</text:p>
          </table:table-cell>
          <table:table-cell office:value-type="float" office:value="-148.396728661277" calcext:value-type="float">
            <text:p>-148.396728661277</text:p>
          </table:table-cell>
          <table:table-cell office:value-type="float" office:value="-148.21188444898" calcext:value-type="float">
            <text:p>-148.21188444898</text:p>
          </table:table-cell>
          <table:table-cell office:value-type="float" office:value="-148.134920935962" calcext:value-type="float">
            <text:p>-148.134920935962</text:p>
          </table:table-cell>
          <table:table-cell office:value-type="float" office:value="-148.422932388924" calcext:value-type="float">
            <text:p>-148.422932388924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table:formula="of:=[.A79]/1000000" office:value-type="float" office:value="1155.615" calcext:value-type="float">
            <text:p>1,155.615</text:p>
          </table:table-cell>
          <table:table-cell office:value-type="float" office:value="-166.528473744213" calcext:value-type="float">
            <text:p>-166.528473744213</text:p>
          </table:table-cell>
          <table:table-cell office:value-type="float" office:value="-166.41657765095" calcext:value-type="float">
            <text:p>-166.41657765095</text:p>
          </table:table-cell>
          <table:table-cell office:value-type="float" office:value="-166.160463868711" calcext:value-type="float">
            <text:p>-166.160463868711</text:p>
          </table:table-cell>
          <table:table-cell office:value-type="float" office:value="-166.327641683336" calcext:value-type="float">
            <text:p>-166.327641683336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table:formula="of:=[.A80]/1000000" office:value-type="float" office:value="1170.61" calcext:value-type="float">
            <text:p>1,170.610</text:p>
          </table:table-cell>
          <table:table-cell office:value-type="float" office:value="-177.310286404617" calcext:value-type="float">
            <text:p>-177.310286404617</text:p>
          </table:table-cell>
          <table:table-cell office:value-type="float" office:value="-177.06542087102" calcext:value-type="float">
            <text:p>-177.06542087102</text:p>
          </table:table-cell>
          <table:table-cell office:value-type="float" office:value="-176.893833699016" calcext:value-type="float">
            <text:p>-176.893833699016</text:p>
          </table:table-cell>
          <table:table-cell office:value-type="float" office:value="-177.029810641307" calcext:value-type="float">
            <text:p>-177.029810641307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table:formula="of:=[.A81]/1000000" office:value-type="float" office:value="1185.605" calcext:value-type="float">
            <text:p>1,185.605</text:p>
          </table:table-cell>
          <table:table-cell office:value-type="float" office:value="175.688054827536" calcext:value-type="float">
            <text:p>175.688054827536</text:p>
          </table:table-cell>
          <table:table-cell office:value-type="float" office:value="175.852764853727" calcext:value-type="float">
            <text:p>175.852764853727</text:p>
          </table:table-cell>
          <table:table-cell office:value-type="float" office:value="176.047258085861" calcext:value-type="float">
            <text:p>176.047258085861</text:p>
          </table:table-cell>
          <table:table-cell office:value-type="float" office:value="175.895017954063" calcext:value-type="float">
            <text:p>175.895017954063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table:formula="of:=[.A82]/1000000" office:value-type="float" office:value="1200.6" calcext:value-type="float">
            <text:p>1,200.600</text:p>
          </table:table-cell>
          <table:table-cell office:value-type="float" office:value="166.93939380123" calcext:value-type="float">
            <text:p>166.93939380123</text:p>
          </table:table-cell>
          <table:table-cell office:value-type="float" office:value="167.195159733809" calcext:value-type="float">
            <text:p>167.195159733809</text:p>
          </table:table-cell>
          <table:table-cell office:value-type="float" office:value="167.218853076519" calcext:value-type="float">
            <text:p>167.218853076519</text:p>
          </table:table-cell>
          <table:table-cell office:value-type="float" office:value="167.013453973424" calcext:value-type="float">
            <text:p>167.013453973424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table:formula="of:=[.A83]/1000000" office:value-type="float" office:value="1215.595" calcext:value-type="float">
            <text:p>1,215.595</text:p>
          </table:table-cell>
          <table:table-cell office:value-type="float" office:value="153.315166733722" calcext:value-type="float">
            <text:p>153.315166733722</text:p>
          </table:table-cell>
          <table:table-cell office:value-type="float" office:value="153.503717098225" calcext:value-type="float">
            <text:p>153.503717098225</text:p>
          </table:table-cell>
          <table:table-cell office:value-type="float" office:value="153.496784259732" calcext:value-type="float">
            <text:p>153.496784259732</text:p>
          </table:table-cell>
          <table:table-cell office:value-type="float" office:value="153.188969663479" calcext:value-type="float">
            <text:p>153.188969663479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table:formula="of:=[.A84]/1000000" office:value-type="float" office:value="1230.59" calcext:value-type="float">
            <text:p>1,230.590</text:p>
          </table:table-cell>
          <table:table-cell office:value-type="float" office:value="137.32762013698" calcext:value-type="float">
            <text:p>137.32762013698</text:p>
          </table:table-cell>
          <table:table-cell office:value-type="float" office:value="137.558612723003" calcext:value-type="float">
            <text:p>137.558612723003</text:p>
          </table:table-cell>
          <table:table-cell office:value-type="float" office:value="137.548704363395" calcext:value-type="float">
            <text:p>137.548704363395</text:p>
          </table:table-cell>
          <table:table-cell office:value-type="float" office:value="137.326908689759" calcext:value-type="float">
            <text:p>137.326908689759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table:formula="of:=[.A85]/1000000" office:value-type="float" office:value="1245.585" calcext:value-type="float">
            <text:p>1,245.585</text:p>
          </table:table-cell>
          <table:table-cell office:value-type="float" office:value="124.100415791412" calcext:value-type="float">
            <text:p>124.100415791412</text:p>
          </table:table-cell>
          <table:table-cell office:value-type="float" office:value="124.320126326927" calcext:value-type="float">
            <text:p>124.320126326927</text:p>
          </table:table-cell>
          <table:table-cell office:value-type="float" office:value="124.351725350809" calcext:value-type="float">
            <text:p>124.351725350809</text:p>
          </table:table-cell>
          <table:table-cell office:value-type="float" office:value="124.131082014239" calcext:value-type="float">
            <text:p>124.131082014239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table:formula="of:=[.A86]/1000000" office:value-type="float" office:value="1260.58" calcext:value-type="float">
            <text:p>1,260.580</text:p>
          </table:table-cell>
          <table:table-cell office:value-type="float" office:value="117.123789829226" calcext:value-type="float">
            <text:p>117.123789829226</text:p>
          </table:table-cell>
          <table:table-cell office:value-type="float" office:value="117.308471908762" calcext:value-type="float">
            <text:p>117.308471908762</text:p>
          </table:table-cell>
          <table:table-cell office:value-type="float" office:value="117.344559935965" calcext:value-type="float">
            <text:p>117.344559935965</text:p>
          </table:table-cell>
          <table:table-cell office:value-type="float" office:value="117.182152732932" calcext:value-type="float">
            <text:p>117.182152732932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table:formula="of:=[.A87]/1000000" office:value-type="float" office:value="1275.575" calcext:value-type="float">
            <text:p>1,275.575</text:p>
          </table:table-cell>
          <table:table-cell office:value-type="float" office:value="107.583804233456" calcext:value-type="float">
            <text:p>107.583804233456</text:p>
          </table:table-cell>
          <table:table-cell office:value-type="float" office:value="107.950017239102" calcext:value-type="float">
            <text:p>107.950017239102</text:p>
          </table:table-cell>
          <table:table-cell office:value-type="float" office:value="107.825041527094" calcext:value-type="float">
            <text:p>107.825041527094</text:p>
          </table:table-cell>
          <table:table-cell office:value-type="float" office:value="107.618851933434" calcext:value-type="float">
            <text:p>107.618851933434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table:formula="of:=[.A88]/1000000" office:value-type="float" office:value="1290.57" calcext:value-type="float">
            <text:p>1,290.570</text:p>
          </table:table-cell>
          <table:table-cell office:value-type="float" office:value="95.0537167538143" calcext:value-type="float">
            <text:p>95.0537167538143</text:p>
          </table:table-cell>
          <table:table-cell office:value-type="float" office:value="95.3993320707463" calcext:value-type="float">
            <text:p>95.3993320707463</text:p>
          </table:table-cell>
          <table:table-cell office:value-type="float" office:value="95.1336159579695" calcext:value-type="float">
            <text:p>95.1336159579695</text:p>
          </table:table-cell>
          <table:table-cell office:value-type="float" office:value="94.9969000050071" calcext:value-type="float">
            <text:p>94.9969000050071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table:formula="of:=[.A89]/1000000" office:value-type="float" office:value="1305.565" calcext:value-type="float">
            <text:p>1,305.565</text:p>
          </table:table-cell>
          <table:table-cell office:value-type="float" office:value="80.6975504802605" calcext:value-type="float">
            <text:p>80.6975504802605</text:p>
          </table:table-cell>
          <table:table-cell office:value-type="float" office:value="81.0227224801776" calcext:value-type="float">
            <text:p>81.0227224801776</text:p>
          </table:table-cell>
          <table:table-cell office:value-type="float" office:value="80.6997638387517" calcext:value-type="float">
            <text:p>80.6997638387517</text:p>
          </table:table-cell>
          <table:table-cell office:value-type="float" office:value="80.6120000965908" calcext:value-type="float">
            <text:p>80.6120000965908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table:formula="of:=[.A90]/1000000" office:value-type="float" office:value="1320.56" calcext:value-type="float">
            <text:p>1,320.560</text:p>
          </table:table-cell>
          <table:table-cell office:value-type="float" office:value="67.3614480357393" calcext:value-type="float">
            <text:p>67.3614480357393</text:p>
          </table:table-cell>
          <table:table-cell office:value-type="float" office:value="67.7241308491903" calcext:value-type="float">
            <text:p>67.7241308491903</text:p>
          </table:table-cell>
          <table:table-cell office:value-type="float" office:value="67.4402701950162" calcext:value-type="float">
            <text:p>67.4402701950162</text:p>
          </table:table-cell>
          <table:table-cell office:value-type="float" office:value="67.2872265827627" calcext:value-type="float">
            <text:p>67.2872265827627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table:formula="of:=[.A91]/1000000" office:value-type="float" office:value="1335.555" calcext:value-type="float">
            <text:p>1,335.555</text:p>
          </table:table-cell>
          <table:table-cell office:value-type="float" office:value="57.101248927764" calcext:value-type="float">
            <text:p>57.101248927764</text:p>
          </table:table-cell>
          <table:table-cell office:value-type="float" office:value="57.5540727179143" calcext:value-type="float">
            <text:p>57.5540727179143</text:p>
          </table:table-cell>
          <table:table-cell office:value-type="float" office:value="57.2127241203466" calcext:value-type="float">
            <text:p>57.2127241203466</text:p>
          </table:table-cell>
          <table:table-cell office:value-type="float" office:value="57.064137899666" calcext:value-type="float">
            <text:p>57.064137899666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table:formula="of:=[.A92]/1000000" office:value-type="float" office:value="1350.55" calcext:value-type="float">
            <text:p>1,350.550</text:p>
          </table:table-cell>
          <table:table-cell office:value-type="float" office:value="47.6460794520309" calcext:value-type="float">
            <text:p>47.6460794520309</text:p>
          </table:table-cell>
          <table:table-cell office:value-type="float" office:value="48.1730821049673" calcext:value-type="float">
            <text:p>48.1730821049673</text:p>
          </table:table-cell>
          <table:table-cell office:value-type="float" office:value="47.6959956500258" calcext:value-type="float">
            <text:p>47.6959956500258</text:p>
          </table:table-cell>
          <table:table-cell office:value-type="float" office:value="47.6220125684333" calcext:value-type="float">
            <text:p>47.6220125684333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table:formula="of:=[.A93]/1000000" office:value-type="float" office:value="1365.545" calcext:value-type="float">
            <text:p>1,365.545</text:p>
          </table:table-cell>
          <table:table-cell office:value-type="float" office:value="35.7918333118488" calcext:value-type="float">
            <text:p>35.7918333118488</text:p>
          </table:table-cell>
          <table:table-cell office:value-type="float" office:value="36.4002100151382" calcext:value-type="float">
            <text:p>36.4002100151382</text:p>
          </table:table-cell>
          <table:table-cell office:value-type="float" office:value="35.9235112043573" calcext:value-type="float">
            <text:p>35.9235112043573</text:p>
          </table:table-cell>
          <table:table-cell office:value-type="float" office:value="35.7625672919441" calcext:value-type="float">
            <text:p>35.7625672919441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table:formula="of:=[.A94]/1000000" office:value-type="float" office:value="1380.54" calcext:value-type="float">
            <text:p>1,380.540</text:p>
          </table:table-cell>
          <table:table-cell office:value-type="float" office:value="21.533570939637" calcext:value-type="float">
            <text:p>21.533570939637</text:p>
          </table:table-cell>
          <table:table-cell office:value-type="float" office:value="22.0654331531207" calcext:value-type="float">
            <text:p>22.0654331531207</text:p>
          </table:table-cell>
          <table:table-cell office:value-type="float" office:value="21.5740189610472" calcext:value-type="float">
            <text:p>21.5740189610472</text:p>
          </table:table-cell>
          <table:table-cell office:value-type="float" office:value="21.4219323973791" calcext:value-type="float">
            <text:p>21.4219323973791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table:formula="of:=[.A95]/1000000" office:value-type="float" office:value="1395.535" calcext:value-type="float">
            <text:p>1,395.535</text:p>
          </table:table-cell>
          <table:table-cell office:value-type="float" office:value="7.24012526437338" calcext:value-type="float">
            <text:p>7.24012526437338</text:p>
          </table:table-cell>
          <table:table-cell office:value-type="float" office:value="7.89539837235898" calcext:value-type="float">
            <text:p>7.89539837235898</text:p>
          </table:table-cell>
          <table:table-cell office:value-type="float" office:value="7.32641200951788" calcext:value-type="float">
            <text:p>7.32641200951788</text:p>
          </table:table-cell>
          <table:table-cell office:value-type="float" office:value="7.20343248016267" calcext:value-type="float">
            <text:p>7.20343248016267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table:formula="of:=[.A96]/1000000" office:value-type="float" office:value="1410.53" calcext:value-type="float">
            <text:p>1,410.530</text:p>
          </table:table-cell>
          <table:table-cell office:value-type="float" office:value="-3.46292211847656" calcext:value-type="float">
            <text:p>-3.46292211847656</text:p>
          </table:table-cell>
          <table:table-cell office:value-type="float" office:value="-2.7365835743664" calcext:value-type="float">
            <text:p>-2.7365835743664</text:p>
          </table:table-cell>
          <table:table-cell office:value-type="float" office:value="-3.24997527609717" calcext:value-type="float">
            <text:p>-3.24997527609717</text:p>
          </table:table-cell>
          <table:table-cell office:value-type="float" office:value="-3.44061868428979" calcext:value-type="float">
            <text:p>-3.44061868428979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table:formula="of:=[.A97]/1000000" office:value-type="float" office:value="1425.525" calcext:value-type="float">
            <text:p>1,425.525</text:p>
          </table:table-cell>
          <table:table-cell office:value-type="float" office:value="-12.3087251259462" calcext:value-type="float">
            <text:p>-12.3087251259462</text:p>
          </table:table-cell>
          <table:table-cell office:value-type="float" office:value="-11.5455851558565" calcext:value-type="float">
            <text:p>-11.5455851558565</text:p>
          </table:table-cell>
          <table:table-cell office:value-type="float" office:value="-12.068484443974" calcext:value-type="float">
            <text:p>-12.068484443974</text:p>
          </table:table-cell>
          <table:table-cell office:value-type="float" office:value="-12.2147803565434" calcext:value-type="float">
            <text:p>-12.2147803565434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table:formula="of:=[.A98]/1000000" office:value-type="float" office:value="1440.52" calcext:value-type="float">
            <text:p>1,440.520</text:p>
          </table:table-cell>
          <table:table-cell office:value-type="float" office:value="-22.3342302699178" calcext:value-type="float">
            <text:p>-22.3342302699178</text:p>
          </table:table-cell>
          <table:table-cell office:value-type="float" office:value="-21.5568762854686" calcext:value-type="float">
            <text:p>-21.5568762854686</text:p>
          </table:table-cell>
          <table:table-cell office:value-type="float" office:value="-22.0045324165337" calcext:value-type="float">
            <text:p>-22.0045324165337</text:p>
          </table:table-cell>
          <table:table-cell office:value-type="float" office:value="-22.2046562839861" calcext:value-type="float">
            <text:p>-22.2046562839861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table:formula="of:=[.A99]/1000000" office:value-type="float" office:value="1455.515" calcext:value-type="float">
            <text:p>1,455.515</text:p>
          </table:table-cell>
          <table:table-cell office:value-type="float" office:value="-35.7992873496763" calcext:value-type="float">
            <text:p>-35.7992873496763</text:p>
          </table:table-cell>
          <table:table-cell office:value-type="float" office:value="-34.9486092219506" calcext:value-type="float">
            <text:p>-34.9486092219506</text:p>
          </table:table-cell>
          <table:table-cell office:value-type="float" office:value="-35.4463240427516" calcext:value-type="float">
            <text:p>-35.4463240427516</text:p>
          </table:table-cell>
          <table:table-cell office:value-type="float" office:value="-35.6417924291688" calcext:value-type="float">
            <text:p>-35.6417924291688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table:formula="of:=[.A100]/1000000" office:value-type="float" office:value="1470.51" calcext:value-type="float">
            <text:p>1,470.510</text:p>
          </table:table-cell>
          <table:table-cell office:value-type="float" office:value="-50.9383386232142" calcext:value-type="float">
            <text:p>-50.9383386232142</text:p>
          </table:table-cell>
          <table:table-cell office:value-type="float" office:value="-49.997168279907" calcext:value-type="float">
            <text:p>-49.997168279907</text:p>
          </table:table-cell>
          <table:table-cell office:value-type="float" office:value="-50.4655065371344" calcext:value-type="float">
            <text:p>-50.4655065371344</text:p>
          </table:table-cell>
          <table:table-cell office:value-type="float" office:value="-50.7356127215157" calcext:value-type="float">
            <text:p>-50.7356127215157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table:formula="of:=[.A101]/1000000" office:value-type="float" office:value="1485.505" calcext:value-type="float">
            <text:p>1,485.505</text:p>
          </table:table-cell>
          <table:table-cell office:value-type="float" office:value="-63.8580917291624" calcext:value-type="float">
            <text:p>-63.8580917291624</text:p>
          </table:table-cell>
          <table:table-cell office:value-type="float" office:value="-62.966445478257" calcext:value-type="float">
            <text:p>-62.966445478257</text:p>
          </table:table-cell>
          <table:table-cell office:value-type="float" office:value="-63.2933223043084" calcext:value-type="float">
            <text:p>-63.2933223043084</text:p>
          </table:table-cell>
          <table:table-cell office:value-type="float" office:value="-63.4572594021575" calcext:value-type="float">
            <text:p>-63.4572594021575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table:formula="of:=[.A102]/1000000" office:value-type="float" office:value="1500.5" calcext:value-type="float">
            <text:p>1,500.500</text:p>
          </table:table-cell>
          <table:table-cell office:value-type="float" office:value="-72.7448192294517" calcext:value-type="float">
            <text:p>-72.7448192294517</text:p>
          </table:table-cell>
          <table:table-cell office:value-type="float" office:value="-71.8150320594781" calcext:value-type="float">
            <text:p>-71.8150320594781</text:p>
          </table:table-cell>
          <table:table-cell office:value-type="float" office:value="-71.9921743907871" calcext:value-type="float">
            <text:p>-71.9921743907871</text:p>
          </table:table-cell>
          <table:table-cell office:value-type="float" office:value="-72.2649650053878" calcext:value-type="float">
            <text:p>-72.2649650053878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table:formula="of:=[.A103]/1000000" office:value-type="float" office:value="1515.495" calcext:value-type="float">
            <text:p>1,515.495</text:p>
          </table:table-cell>
          <table:table-cell office:value-type="float" office:value="-80.0783017804799" calcext:value-type="float">
            <text:p>-80.0783017804799</text:p>
          </table:table-cell>
          <table:table-cell office:value-type="float" office:value="-79.1305364661604" calcext:value-type="float">
            <text:p>-79.1305364661604</text:p>
          </table:table-cell>
          <table:table-cell office:value-type="float" office:value="-79.2306064793885" calcext:value-type="float">
            <text:p>-79.2306064793885</text:p>
          </table:table-cell>
          <table:table-cell office:value-type="float" office:value="-79.5255332881322" calcext:value-type="float">
            <text:p>-79.5255332881322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table:formula="of:=[.A104]/1000000" office:value-type="float" office:value="1530.49" calcext:value-type="float">
            <text:p>1,530.490</text:p>
          </table:table-cell>
          <table:table-cell office:value-type="float" office:value="-90.4160096014176" calcext:value-type="float">
            <text:p>-90.4160096014176</text:p>
          </table:table-cell>
          <table:table-cell office:value-type="float" office:value="-89.3784639308936" calcext:value-type="float">
            <text:p>-89.3784639308936</text:p>
          </table:table-cell>
          <table:table-cell office:value-type="float" office:value="-89.3425251263545" calcext:value-type="float">
            <text:p>-89.3425251263545</text:p>
          </table:table-cell>
          <table:table-cell office:value-type="float" office:value="-89.6817364114946" calcext:value-type="float">
            <text:p>-89.6817364114946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table:formula="of:=[.A105]/1000000" office:value-type="float" office:value="1545.485" calcext:value-type="float">
            <text:p>1,545.485</text:p>
          </table:table-cell>
          <table:table-cell office:value-type="float" office:value="-104.431996027321" calcext:value-type="float">
            <text:p>-104.431996027321</text:p>
          </table:table-cell>
          <table:table-cell office:value-type="float" office:value="-103.416461536662" calcext:value-type="float">
            <text:p>-103.416461536662</text:p>
          </table:table-cell>
          <table:table-cell office:value-type="float" office:value="-103.334402645409" calcext:value-type="float">
            <text:p>-103.334402645409</text:p>
          </table:table-cell>
          <table:table-cell office:value-type="float" office:value="-103.641664828519" calcext:value-type="float">
            <text:p>-103.641664828519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table:formula="of:=[.A106]/1000000" office:value-type="float" office:value="1560.48" calcext:value-type="float">
            <text:p>1,560.480</text:p>
          </table:table-cell>
          <table:table-cell office:value-type="float" office:value="-119.85530564407" calcext:value-type="float">
            <text:p>-119.85530564407</text:p>
          </table:table-cell>
          <table:table-cell office:value-type="float" office:value="-118.843591874617" calcext:value-type="float">
            <text:p>-118.843591874617</text:p>
          </table:table-cell>
          <table:table-cell office:value-type="float" office:value="-118.558259832415" calcext:value-type="float">
            <text:p>-118.558259832415</text:p>
          </table:table-cell>
          <table:table-cell office:value-type="float" office:value="-118.956661685052" calcext:value-type="float">
            <text:p>-118.956661685052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table:formula="of:=[.A107]/1000000" office:value-type="float" office:value="1575.475" calcext:value-type="float">
            <text:p>1,575.475</text:p>
          </table:table-cell>
          <table:table-cell office:value-type="float" office:value="-132.005882503878" calcext:value-type="float">
            <text:p>-132.005882503878</text:p>
          </table:table-cell>
          <table:table-cell office:value-type="float" office:value="-131.00257070874" calcext:value-type="float">
            <text:p>-131.00257070874</text:p>
          </table:table-cell>
          <table:table-cell office:value-type="float" office:value="-130.487995659418" calcext:value-type="float">
            <text:p>-130.487995659418</text:p>
          </table:table-cell>
          <table:table-cell office:value-type="float" office:value="-130.876731729546" calcext:value-type="float">
            <text:p>-130.876731729546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table:formula="of:=[.A108]/1000000" office:value-type="float" office:value="1590.47" calcext:value-type="float">
            <text:p>1,590.470</text:p>
          </table:table-cell>
          <table:table-cell office:value-type="float" office:value="-139.712037936779" calcext:value-type="float">
            <text:p>-139.712037936779</text:p>
          </table:table-cell>
          <table:table-cell office:value-type="float" office:value="-138.667342707053" calcext:value-type="float">
            <text:p>-138.667342707053</text:p>
          </table:table-cell>
          <table:table-cell office:value-type="float" office:value="-138.051871935563" calcext:value-type="float">
            <text:p>-138.051871935563</text:p>
          </table:table-cell>
          <table:table-cell office:value-type="float" office:value="-138.503189883218" calcext:value-type="float">
            <text:p>-138.503189883218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table:formula="of:=[.A109]/1000000" office:value-type="float" office:value="1605.465" calcext:value-type="float">
            <text:p>1,605.465</text:p>
          </table:table-cell>
          <table:table-cell office:value-type="float" office:value="-146.852579578264" calcext:value-type="float">
            <text:p>-146.852579578264</text:p>
          </table:table-cell>
          <table:table-cell office:value-type="float" office:value="-145.870962924061" calcext:value-type="float">
            <text:p>-145.870962924061</text:p>
          </table:table-cell>
          <table:table-cell office:value-type="float" office:value="-145.103682415651" calcext:value-type="float">
            <text:p>-145.103682415651</text:p>
          </table:table-cell>
          <table:table-cell office:value-type="float" office:value="-145.534304940004" calcext:value-type="float">
            <text:p>-145.534304940004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table:formula="of:=[.A110]/1000000" office:value-type="float" office:value="1620.46" calcext:value-type="float">
            <text:p>1,620.460</text:p>
          </table:table-cell>
          <table:table-cell office:value-type="float" office:value="-157.398757426516" calcext:value-type="float">
            <text:p>-157.398757426516</text:p>
          </table:table-cell>
          <table:table-cell office:value-type="float" office:value="-156.428668014938" calcext:value-type="float">
            <text:p>-156.428668014938</text:p>
          </table:table-cell>
          <table:table-cell office:value-type="float" office:value="-155.58860639777" calcext:value-type="float">
            <text:p>-155.58860639777</text:p>
          </table:table-cell>
          <table:table-cell office:value-type="float" office:value="-156.095533668036" calcext:value-type="float">
            <text:p>-156.095533668036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table:formula="of:=[.A111]/1000000" office:value-type="float" office:value="1635.455" calcext:value-type="float">
            <text:p>1,635.455</text:p>
          </table:table-cell>
          <table:table-cell office:value-type="float" office:value="-171.279401478396" calcext:value-type="float">
            <text:p>-171.279401478396</text:p>
          </table:table-cell>
          <table:table-cell office:value-type="float" office:value="-170.42079390128" calcext:value-type="float">
            <text:p>-170.42079390128</text:p>
          </table:table-cell>
          <table:table-cell office:value-type="float" office:value="-169.492446249384" calcext:value-type="float">
            <text:p>-169.492446249384</text:p>
          </table:table-cell>
          <table:table-cell office:value-type="float" office:value="-169.978629537661" calcext:value-type="float">
            <text:p>-169.978629537661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table:formula="of:=[.A112]/1000000" office:value-type="float" office:value="1650.45" calcext:value-type="float">
            <text:p>1,650.450</text:p>
          </table:table-cell>
          <table:table-cell office:value-type="float" office:value="173.725321507688" calcext:value-type="float">
            <text:p>173.725321507688</text:p>
          </table:table-cell>
          <table:table-cell office:value-type="float" office:value="174.625864051094" calcext:value-type="float">
            <text:p>174.625864051094</text:p>
          </table:table-cell>
          <table:table-cell office:value-type="float" office:value="175.673104804606" calcext:value-type="float">
            <text:p>175.673104804606</text:p>
          </table:table-cell>
          <table:table-cell office:value-type="float" office:value="175.20260014591" calcext:value-type="float">
            <text:p>175.20260014591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table:formula="of:=[.A113]/1000000" office:value-type="float" office:value="1665.445" calcext:value-type="float">
            <text:p>1,665.445</text:p>
          </table:table-cell>
          <table:table-cell office:value-type="float" office:value="162.320198042314" calcext:value-type="float">
            <text:p>162.320198042314</text:p>
          </table:table-cell>
          <table:table-cell office:value-type="float" office:value="163.189291744954" calcext:value-type="float">
            <text:p>163.189291744954</text:p>
          </table:table-cell>
          <table:table-cell office:value-type="float" office:value="164.386112190697" calcext:value-type="float">
            <text:p>164.386112190697</text:p>
          </table:table-cell>
          <table:table-cell office:value-type="float" office:value="163.80297829081" calcext:value-type="float">
            <text:p>163.80297829081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table:formula="of:=[.A114]/1000000" office:value-type="float" office:value="1680.44" calcext:value-type="float">
            <text:p>1,680.440</text:p>
          </table:table-cell>
          <table:table-cell office:value-type="float" office:value="155.075638073107" calcext:value-type="float">
            <text:p>155.075638073107</text:p>
          </table:table-cell>
          <table:table-cell office:value-type="float" office:value="155.905467992283" calcext:value-type="float">
            <text:p>155.905467992283</text:p>
          </table:table-cell>
          <table:table-cell office:value-type="float" office:value="157.081472898636" calcext:value-type="float">
            <text:p>157.081472898636</text:p>
          </table:table-cell>
          <table:table-cell office:value-type="float" office:value="156.537132584945" calcext:value-type="float">
            <text:p>156.537132584945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table:formula="of:=[.A115]/1000000" office:value-type="float" office:value="1695.435" calcext:value-type="float">
            <text:p>1,695.435</text:p>
          </table:table-cell>
          <table:table-cell office:value-type="float" office:value="147.454081180906" calcext:value-type="float">
            <text:p>147.454081180906</text:p>
          </table:table-cell>
          <table:table-cell office:value-type="float" office:value="148.1618517591" calcext:value-type="float">
            <text:p>148.1618517591</text:p>
          </table:table-cell>
          <table:table-cell office:value-type="float" office:value="149.426000307575" calcext:value-type="float">
            <text:p>149.426000307575</text:p>
          </table:table-cell>
          <table:table-cell office:value-type="float" office:value="148.878667124815" calcext:value-type="float">
            <text:p>148.878667124815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table:formula="of:=[.A116]/1000000" office:value-type="float" office:value="1710.43" calcext:value-type="float">
            <text:p>1,710.430</text:p>
          </table:table-cell>
          <table:table-cell office:value-type="float" office:value="137.166480855306" calcext:value-type="float">
            <text:p>137.166480855306</text:p>
          </table:table-cell>
          <table:table-cell office:value-type="float" office:value="137.807397813881" calcext:value-type="float">
            <text:p>137.807397813881</text:p>
          </table:table-cell>
          <table:table-cell office:value-type="float" office:value="138.922605360818" calcext:value-type="float">
            <text:p>138.922605360818</text:p>
          </table:table-cell>
          <table:table-cell office:value-type="float" office:value="138.468703658363" calcext:value-type="float">
            <text:p>138.468703658363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table:formula="of:=[.A117]/1000000" office:value-type="float" office:value="1725.425" calcext:value-type="float">
            <text:p>1,725.425</text:p>
          </table:table-cell>
          <table:table-cell office:value-type="float" office:value="123.377594419486" calcext:value-type="float">
            <text:p>123.377594419486</text:p>
          </table:table-cell>
          <table:table-cell office:value-type="float" office:value="124.025846749415" calcext:value-type="float">
            <text:p>124.025846749415</text:p>
          </table:table-cell>
          <table:table-cell office:value-type="float" office:value="125.04681975015" calcext:value-type="float">
            <text:p>125.04681975015</text:p>
          </table:table-cell>
          <table:table-cell office:value-type="float" office:value="124.598427717648" calcext:value-type="float">
            <text:p>124.598427717648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table:formula="of:=[.A118]/1000000" office:value-type="float" office:value="1740.42" calcext:value-type="float">
            <text:p>1,740.420</text:p>
          </table:table-cell>
          <table:table-cell office:value-type="float" office:value="109.465285015284" calcext:value-type="float">
            <text:p>109.465285015284</text:p>
          </table:table-cell>
          <table:table-cell office:value-type="float" office:value="110.027650012929" calcext:value-type="float">
            <text:p>110.027650012929</text:p>
          </table:table-cell>
          <table:table-cell office:value-type="float" office:value="111.148350652163" calcext:value-type="float">
            <text:p>111.148350652163</text:p>
          </table:table-cell>
          <table:table-cell office:value-type="float" office:value="110.649363242761" calcext:value-type="float">
            <text:p>110.649363242761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table:formula="of:=[.A119]/1000000" office:value-type="float" office:value="1755.415" calcext:value-type="float">
            <text:p>1,755.415</text:p>
          </table:table-cell>
          <table:table-cell office:value-type="float" office:value="98.7217876110629" calcext:value-type="float">
            <text:p>98.7217876110629</text:p>
          </table:table-cell>
          <table:table-cell office:value-type="float" office:value="99.3341383301033" calcext:value-type="float">
            <text:p>99.3341383301033</text:p>
          </table:table-cell>
          <table:table-cell office:value-type="float" office:value="100.404032035552" calcext:value-type="float">
            <text:p>100.404032035552</text:p>
          </table:table-cell>
          <table:table-cell office:value-type="float" office:value="99.9371197210035" calcext:value-type="float">
            <text:p>99.9371197210035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table:formula="of:=[.A120]/1000000" office:value-type="float" office:value="1770.41" calcext:value-type="float">
            <text:p>1,770.410</text:p>
          </table:table-cell>
          <table:table-cell office:value-type="float" office:value="90.2941557174736" calcext:value-type="float">
            <text:p>90.2941557174736</text:p>
          </table:table-cell>
          <table:table-cell office:value-type="float" office:value="90.8450957574806" calcext:value-type="float">
            <text:p>90.8450957574806</text:p>
          </table:table-cell>
          <table:table-cell office:value-type="float" office:value="91.7089665994049" calcext:value-type="float">
            <text:p>91.7089665994049</text:p>
          </table:table-cell>
          <table:table-cell office:value-type="float" office:value="91.3172443150082" calcext:value-type="float">
            <text:p>91.3172443150082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table:formula="of:=[.A121]/1000000" office:value-type="float" office:value="1785.405" calcext:value-type="float">
            <text:p>1,785.405</text:p>
          </table:table-cell>
          <table:table-cell office:value-type="float" office:value="80.9868798332985" calcext:value-type="float">
            <text:p>80.9868798332985</text:p>
          </table:table-cell>
          <table:table-cell office:value-type="float" office:value="81.5910631200367" calcext:value-type="float">
            <text:p>81.5910631200367</text:p>
          </table:table-cell>
          <table:table-cell office:value-type="float" office:value="82.3523825193158" calcext:value-type="float">
            <text:p>82.3523825193158</text:p>
          </table:table-cell>
          <table:table-cell office:value-type="float" office:value="81.9951596628714" calcext:value-type="float">
            <text:p>81.9951596628714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table:formula="of:=[.A122]/1000000" office:value-type="float" office:value="1800.4" calcext:value-type="float">
            <text:p>1,800.400</text:p>
          </table:table-cell>
          <table:table-cell office:value-type="float" office:value="69.4788973629124" calcext:value-type="float">
            <text:p>69.4788973629124</text:p>
          </table:table-cell>
          <table:table-cell office:value-type="float" office:value="69.98979893189" calcext:value-type="float">
            <text:p>69.98979893189</text:p>
          </table:table-cell>
          <table:table-cell office:value-type="float" office:value="70.6274038882716" calcext:value-type="float">
            <text:p>70.6274038882716</text:p>
          </table:table-cell>
          <table:table-cell office:value-type="float" office:value="70.1858150195804" calcext:value-type="float">
            <text:p>70.1858150195804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table:formula="of:=[.A123]/1000000" office:value-type="float" office:value="1815.395" calcext:value-type="float">
            <text:p>1,815.395</text:p>
          </table:table-cell>
          <table:table-cell office:value-type="float" office:value="55.5793302932424" calcext:value-type="float">
            <text:p>55.5793302932424</text:p>
          </table:table-cell>
          <table:table-cell office:value-type="float" office:value="56.0491912983064" calcext:value-type="float">
            <text:p>56.0491912983064</text:p>
          </table:table-cell>
          <table:table-cell office:value-type="float" office:value="56.6008227344198" calcext:value-type="float">
            <text:p>56.6008227344198</text:p>
          </table:table-cell>
          <table:table-cell office:value-type="float" office:value="56.251625733105" calcext:value-type="float">
            <text:p>56.251625733105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table:formula="of:=[.A124]/1000000" office:value-type="float" office:value="1830.39" calcext:value-type="float">
            <text:p>1,830.390</text:p>
          </table:table-cell>
          <table:table-cell office:value-type="float" office:value="42.4791837411887" calcext:value-type="float">
            <text:p>42.4791837411887</text:p>
          </table:table-cell>
          <table:table-cell office:value-type="float" office:value="42.9945905783492" calcext:value-type="float">
            <text:p>42.9945905783492</text:p>
          </table:table-cell>
          <table:table-cell office:value-type="float" office:value="43.4148477108366" calcext:value-type="float">
            <text:p>43.4148477108366</text:p>
          </table:table-cell>
          <table:table-cell office:value-type="float" office:value="43.156977348153" calcext:value-type="float">
            <text:p>43.156977348153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table:formula="of:=[.A125]/1000000" office:value-type="float" office:value="1845.385" calcext:value-type="float">
            <text:p>1,845.385</text:p>
          </table:table-cell>
          <table:table-cell office:value-type="float" office:value="31.7392967761846" calcext:value-type="float">
            <text:p>31.7392967761846</text:p>
          </table:table-cell>
          <table:table-cell office:value-type="float" office:value="32.3085981837141" calcext:value-type="float">
            <text:p>32.3085981837141</text:p>
          </table:table-cell>
          <table:table-cell office:value-type="float" office:value="32.5787278290704" calcext:value-type="float">
            <text:p>32.5787278290704</text:p>
          </table:table-cell>
          <table:table-cell office:value-type="float" office:value="32.3239275224509" calcext:value-type="float">
            <text:p>32.3239275224509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table:formula="of:=[.A126]/1000000" office:value-type="float" office:value="1860.38" calcext:value-type="float">
            <text:p>1,860.380</text:p>
          </table:table-cell>
          <table:table-cell office:value-type="float" office:value="21.8196685702574" calcext:value-type="float">
            <text:p>21.8196685702574</text:p>
          </table:table-cell>
          <table:table-cell office:value-type="float" office:value="22.3293269209055" calcext:value-type="float">
            <text:p>22.3293269209055</text:p>
          </table:table-cell>
          <table:table-cell office:value-type="float" office:value="22.4863350728236" calcext:value-type="float">
            <text:p>22.4863350728236</text:p>
          </table:table-cell>
          <table:table-cell office:value-type="float" office:value="22.2762431953164" calcext:value-type="float">
            <text:p>22.2762431953164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table:formula="of:=[.A127]/1000000" office:value-type="float" office:value="1875.375" calcext:value-type="float">
            <text:p>1,875.375</text:p>
          </table:table-cell>
          <table:table-cell office:value-type="float" office:value="10.645526405747" calcext:value-type="float">
            <text:p>10.645526405747</text:p>
          </table:table-cell>
          <table:table-cell office:value-type="float" office:value="11.2593069208282" calcext:value-type="float">
            <text:p>11.2593069208282</text:p>
          </table:table-cell>
          <table:table-cell office:value-type="float" office:value="11.2748077257489" calcext:value-type="float">
            <text:p>11.2748077257489</text:p>
          </table:table-cell>
          <table:table-cell office:value-type="float" office:value="11.0621308629457" calcext:value-type="float">
            <text:p>11.0621308629457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table:formula="of:=[.A128]/1000000" office:value-type="float" office:value="1890.37" calcext:value-type="float">
            <text:p>1,890.370</text:p>
          </table:table-cell>
          <table:table-cell office:value-type="float" office:value="-1.8398365344853" calcext:value-type="float">
            <text:p>-1.8398365344853</text:p>
          </table:table-cell>
          <table:table-cell office:value-type="float" office:value="-1.28769383114069" calcext:value-type="float">
            <text:p>-1.28769383114069</text:p>
          </table:table-cell>
          <table:table-cell office:value-type="float" office:value="-1.27500637787918" calcext:value-type="float">
            <text:p>-1.27500637787918</text:p>
          </table:table-cell>
          <table:table-cell office:value-type="float" office:value="-1.50384221618978" calcext:value-type="float">
            <text:p>-1.50384221618978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table:formula="of:=[.A129]/1000000" office:value-type="float" office:value="1905.365" calcext:value-type="float">
            <text:p>1,905.365</text:p>
          </table:table-cell>
          <table:table-cell office:value-type="float" office:value="-14.821446315282" calcext:value-type="float">
            <text:p>-14.821446315282</text:p>
          </table:table-cell>
          <table:table-cell office:value-type="float" office:value="-14.2230941798778" calcext:value-type="float">
            <text:p>-14.2230941798778</text:p>
          </table:table-cell>
          <table:table-cell office:value-type="float" office:value="-14.359010139794" calcext:value-type="float">
            <text:p>-14.359010139794</text:p>
          </table:table-cell>
          <table:table-cell office:value-type="float" office:value="-14.5514145388941" calcext:value-type="float">
            <text:p>-14.5514145388941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table:formula="of:=[.A130]/1000000" office:value-type="float" office:value="1920.36" calcext:value-type="float">
            <text:p>1,920.360</text:p>
          </table:table-cell>
          <table:table-cell office:value-type="float" office:value="-26.1719276024887" calcext:value-type="float">
            <text:p>-26.1719276024887</text:p>
          </table:table-cell>
          <table:table-cell office:value-type="float" office:value="-25.4933248833239" calcext:value-type="float">
            <text:p>-25.4933248833239</text:p>
          </table:table-cell>
          <table:table-cell office:value-type="float" office:value="-25.8039322133922" calcext:value-type="float">
            <text:p>-25.8039322133922</text:p>
          </table:table-cell>
          <table:table-cell office:value-type="float" office:value="-25.8521558340523" calcext:value-type="float">
            <text:p>-25.8521558340523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table:formula="of:=[.A131]/1000000" office:value-type="float" office:value="1935.355" calcext:value-type="float">
            <text:p>1,935.355</text:p>
          </table:table-cell>
          <table:table-cell office:value-type="float" office:value="-36.7349498014963" calcext:value-type="float">
            <text:p>-36.7349498014963</text:p>
          </table:table-cell>
          <table:table-cell office:value-type="float" office:value="-35.973720641873" calcext:value-type="float">
            <text:p>-35.973720641873</text:p>
          </table:table-cell>
          <table:table-cell office:value-type="float" office:value="-36.3620909770421" calcext:value-type="float">
            <text:p>-36.3620909770421</text:p>
          </table:table-cell>
          <table:table-cell office:value-type="float" office:value="-36.448225455876" calcext:value-type="float">
            <text:p>-36.448225455876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table:formula="of:=[.A132]/1000000" office:value-type="float" office:value="1950.35" calcext:value-type="float">
            <text:p>1,950.350</text:p>
          </table:table-cell>
          <table:table-cell office:value-type="float" office:value="-48.3871729117109" calcext:value-type="float">
            <text:p>-48.3871729117109</text:p>
          </table:table-cell>
          <table:table-cell office:value-type="float" office:value="-47.4852092486014" calcext:value-type="float">
            <text:p>-47.4852092486014</text:p>
          </table:table-cell>
          <table:table-cell office:value-type="float" office:value="-47.9973074733103" calcext:value-type="float">
            <text:p>-47.9973074733103</text:p>
          </table:table-cell>
          <table:table-cell office:value-type="float" office:value="-48.1021336055848" calcext:value-type="float">
            <text:p>-48.1021336055848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table:formula="of:=[.A133]/1000000" office:value-type="float" office:value="1965.345" calcext:value-type="float">
            <text:p>1,965.345</text:p>
          </table:table-cell>
          <table:table-cell office:value-type="float" office:value="-61.1066282731698" calcext:value-type="float">
            <text:p>-61.1066282731698</text:p>
          </table:table-cell>
          <table:table-cell office:value-type="float" office:value="-60.2369105307536" calcext:value-type="float">
            <text:p>-60.2369105307536</text:p>
          </table:table-cell>
          <table:table-cell office:value-type="float" office:value="-60.8176603212015" calcext:value-type="float">
            <text:p>-60.8176603212015</text:p>
          </table:table-cell>
          <table:table-cell office:value-type="float" office:value="-60.8996682125169" calcext:value-type="float">
            <text:p>-60.8996682125169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table:formula="of:=[.A134]/1000000" office:value-type="float" office:value="1980.34" calcext:value-type="float">
            <text:p>1,980.340</text:p>
          </table:table-cell>
          <table:table-cell office:value-type="float" office:value="-74.4686265145103" calcext:value-type="float">
            <text:p>-74.4686265145103</text:p>
          </table:table-cell>
          <table:table-cell office:value-type="float" office:value="-73.4850449791104" calcext:value-type="float">
            <text:p>-73.4850449791104</text:p>
          </table:table-cell>
          <table:table-cell office:value-type="float" office:value="-74.1739251714413" calcext:value-type="float">
            <text:p>-74.1739251714413</text:p>
          </table:table-cell>
          <table:table-cell office:value-type="float" office:value="-74.1953103171051" calcext:value-type="float">
            <text:p>-74.1953103171051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table:formula="of:=[.A135]/1000000" office:value-type="float" office:value="1995.335" calcext:value-type="float">
            <text:p>1,995.335</text:p>
          </table:table-cell>
          <table:table-cell office:value-type="float" office:value="-86.4758477612128" calcext:value-type="float">
            <text:p>-86.4758477612128</text:p>
          </table:table-cell>
          <table:table-cell office:value-type="float" office:value="-85.4340831858157" calcext:value-type="float">
            <text:p>-85.4340831858157</text:p>
          </table:table-cell>
          <table:table-cell office:value-type="float" office:value="-86.0578215243188" calcext:value-type="float">
            <text:p>-86.0578215243188</text:p>
          </table:table-cell>
          <table:table-cell office:value-type="float" office:value="-86.1051224454194" calcext:value-type="float">
            <text:p>-86.1051224454194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table:formula="of:=[.A136]/1000000" office:value-type="float" office:value="2010.33" calcext:value-type="float">
            <text:p>2,010.330</text:p>
          </table:table-cell>
          <table:table-cell office:value-type="float" office:value="-97.304940255768" calcext:value-type="float">
            <text:p>-97.304940255768</text:p>
          </table:table-cell>
          <table:table-cell office:value-type="float" office:value="-96.0949088523342" calcext:value-type="float">
            <text:p>-96.0949088523342</text:p>
          </table:table-cell>
          <table:table-cell office:value-type="float" office:value="-96.7613131480722" calcext:value-type="float">
            <text:p>-96.7613131480722</text:p>
          </table:table-cell>
          <table:table-cell office:value-type="float" office:value="-96.8570915578412" calcext:value-type="float">
            <text:p>-96.8570915578412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table:formula="of:=[.A137]/1000000" office:value-type="float" office:value="2025.325" calcext:value-type="float">
            <text:p>2,025.325</text:p>
          </table:table-cell>
          <table:table-cell office:value-type="float" office:value="-108.615140960287" calcext:value-type="float">
            <text:p>-108.615140960287</text:p>
          </table:table-cell>
          <table:table-cell office:value-type="float" office:value="-107.353830270244" calcext:value-type="float">
            <text:p>-107.353830270244</text:p>
          </table:table-cell>
          <table:table-cell office:value-type="float" office:value="-108.090396572319" calcext:value-type="float">
            <text:p>-108.090396572319</text:p>
          </table:table-cell>
          <table:table-cell office:value-type="float" office:value="-108.184694964264" calcext:value-type="float">
            <text:p>-108.184694964264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table:formula="of:=[.A138]/1000000" office:value-type="float" office:value="2040.32" calcext:value-type="float">
            <text:p>2,040.320</text:p>
          </table:table-cell>
          <table:table-cell office:value-type="float" office:value="-121.668796310953" calcext:value-type="float">
            <text:p>-121.668796310953</text:p>
          </table:table-cell>
          <table:table-cell office:value-type="float" office:value="-120.321765317951" calcext:value-type="float">
            <text:p>-120.321765317951</text:p>
          </table:table-cell>
          <table:table-cell office:value-type="float" office:value="-120.933493753775" calcext:value-type="float">
            <text:p>-120.933493753775</text:p>
          </table:table-cell>
          <table:table-cell office:value-type="float" office:value="-121.065075768322" calcext:value-type="float">
            <text:p>-121.065075768322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table:formula="of:=[.A139]/1000000" office:value-type="float" office:value="2055.315" calcext:value-type="float">
            <text:p>2,055.315</text:p>
          </table:table-cell>
          <table:table-cell office:value-type="float" office:value="-135.126229802795" calcext:value-type="float">
            <text:p>-135.126229802795</text:p>
          </table:table-cell>
          <table:table-cell office:value-type="float" office:value="-133.640584829229" calcext:value-type="float">
            <text:p>-133.640584829229</text:p>
          </table:table-cell>
          <table:table-cell office:value-type="float" office:value="-134.225553630998" calcext:value-type="float">
            <text:p>-134.225553630998</text:p>
          </table:table-cell>
          <table:table-cell office:value-type="float" office:value="-134.380665132144" calcext:value-type="float">
            <text:p>-134.380665132144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table:formula="of:=[.A140]/1000000" office:value-type="float" office:value="2070.31" calcext:value-type="float">
            <text:p>2,070.310</text:p>
          </table:table-cell>
          <table:table-cell office:value-type="float" office:value="-147.858449485462" calcext:value-type="float">
            <text:p>-147.858449485462</text:p>
          </table:table-cell>
          <table:table-cell office:value-type="float" office:value="-146.418556107308" calcext:value-type="float">
            <text:p>-146.418556107308</text:p>
          </table:table-cell>
          <table:table-cell office:value-type="float" office:value="-146.759882956317" calcext:value-type="float">
            <text:p>-146.759882956317</text:p>
          </table:table-cell>
          <table:table-cell office:value-type="float" office:value="-146.945252202517" calcext:value-type="float">
            <text:p>-146.945252202517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table:formula="of:=[.A141]/1000000" office:value-type="float" office:value="2085.305" calcext:value-type="float">
            <text:p>2,085.305</text:p>
          </table:table-cell>
          <table:table-cell office:value-type="float" office:value="-158.227970416153" calcext:value-type="float">
            <text:p>-158.227970416153</text:p>
          </table:table-cell>
          <table:table-cell office:value-type="float" office:value="-156.596555407181" calcext:value-type="float">
            <text:p>-156.596555407181</text:p>
          </table:table-cell>
          <table:table-cell office:value-type="float" office:value="-156.873061409898" calcext:value-type="float">
            <text:p>-156.873061409898</text:p>
          </table:table-cell>
          <table:table-cell office:value-type="float" office:value="-157.084046494825" calcext:value-type="float">
            <text:p>-157.084046494825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table:formula="of:=[.A142]/1000000" office:value-type="float" office:value="2100.3" calcext:value-type="float">
            <text:p>2,100.300</text:p>
          </table:table-cell>
          <table:table-cell office:value-type="float" office:value="-168.129827587682" calcext:value-type="float">
            <text:p>-168.129827587682</text:p>
          </table:table-cell>
          <table:table-cell office:value-type="float" office:value="-166.440101040656" calcext:value-type="float">
            <text:p>-166.440101040656</text:p>
          </table:table-cell>
          <table:table-cell office:value-type="float" office:value="-166.417359577998" calcext:value-type="float">
            <text:p>-166.417359577998</text:p>
          </table:table-cell>
          <table:table-cell office:value-type="float" office:value="-166.832075309875" calcext:value-type="float">
            <text:p>-166.832075309875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table:formula="of:=[.A143]/1000000" office:value-type="float" office:value="2115.295" calcext:value-type="float">
            <text:p>2,115.295</text:p>
          </table:table-cell>
          <table:table-cell office:value-type="float" office:value="-179.494272504321" calcext:value-type="float">
            <text:p>-179.494272504321</text:p>
          </table:table-cell>
          <table:table-cell office:value-type="float" office:value="-177.721105255296" calcext:value-type="float">
            <text:p>-177.721105255296</text:p>
          </table:table-cell>
          <table:table-cell office:value-type="float" office:value="-177.605131821557" calcext:value-type="float">
            <text:p>-177.605131821557</text:p>
          </table:table-cell>
          <table:table-cell office:value-type="float" office:value="-178.042745012373" calcext:value-type="float">
            <text:p>-178.042745012373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table:formula="of:=[.A144]/1000000" office:value-type="float" office:value="2130.29" calcext:value-type="float">
            <text:p>2,130.290</text:p>
          </table:table-cell>
          <table:table-cell office:value-type="float" office:value="167.281812592074" calcext:value-type="float">
            <text:p>167.281812592074</text:p>
          </table:table-cell>
          <table:table-cell office:value-type="float" office:value="169.054237468014" calcext:value-type="float">
            <text:p>169.054237468014</text:p>
          </table:table-cell>
          <table:table-cell office:value-type="float" office:value="169.520859159759" calcext:value-type="float">
            <text:p>169.520859159759</text:p>
          </table:table-cell>
          <table:table-cell office:value-type="float" office:value="168.927425415522" calcext:value-type="float">
            <text:p>168.927425415522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table:formula="of:=[.A145]/1000000" office:value-type="float" office:value="2145.285" calcext:value-type="float">
            <text:p>2,145.285</text:p>
          </table:table-cell>
          <table:table-cell office:value-type="float" office:value="153.783409490069" calcext:value-type="float">
            <text:p>153.783409490069</text:p>
          </table:table-cell>
          <table:table-cell office:value-type="float" office:value="155.667237484937" calcext:value-type="float">
            <text:p>155.667237484937</text:p>
          </table:table-cell>
          <table:table-cell office:value-type="float" office:value="156.354802103767" calcext:value-type="float">
            <text:p>156.354802103767</text:p>
          </table:table-cell>
          <table:table-cell office:value-type="float" office:value="155.708623626114" calcext:value-type="float">
            <text:p>155.708623626114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table:formula="of:=[.A146]/1000000" office:value-type="float" office:value="2160.28" calcext:value-type="float">
            <text:p>2,160.280</text:p>
          </table:table-cell>
          <table:table-cell office:value-type="float" office:value="142.42567226761" calcext:value-type="float">
            <text:p>142.42567226761</text:p>
          </table:table-cell>
          <table:table-cell office:value-type="float" office:value="144.49526737616" calcext:value-type="float">
            <text:p>144.49526737616</text:p>
          </table:table-cell>
          <table:table-cell office:value-type="float" office:value="145.472076359774" calcext:value-type="float">
            <text:p>145.472076359774</text:p>
          </table:table-cell>
          <table:table-cell office:value-type="float" office:value="144.677550536402" calcext:value-type="float">
            <text:p>144.677550536402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table:formula="of:=[.A147]/1000000" office:value-type="float" office:value="2175.275" calcext:value-type="float">
            <text:p>2,175.275</text:p>
          </table:table-cell>
          <table:table-cell office:value-type="float" office:value="133.671261961497" calcext:value-type="float">
            <text:p>133.671261961497</text:p>
          </table:table-cell>
          <table:table-cell office:value-type="float" office:value="135.715179407461" calcext:value-type="float">
            <text:p>135.715179407461</text:p>
          </table:table-cell>
          <table:table-cell office:value-type="float" office:value="136.879018438719" calcext:value-type="float">
            <text:p>136.879018438719</text:p>
          </table:table-cell>
          <table:table-cell office:value-type="float" office:value="135.963257170088" calcext:value-type="float">
            <text:p>135.963257170088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table:formula="of:=[.A148]/1000000" office:value-type="float" office:value="2190.27" calcext:value-type="float">
            <text:p>2,190.270</text:p>
          </table:table-cell>
          <table:table-cell office:value-type="float" office:value="124.536243644791" calcext:value-type="float">
            <text:p>124.536243644791</text:p>
          </table:table-cell>
          <table:table-cell office:value-type="float" office:value="126.506787176423" calcext:value-type="float">
            <text:p>126.506787176423</text:p>
          </table:table-cell>
          <table:table-cell office:value-type="float" office:value="127.913571579408" calcext:value-type="float">
            <text:p>127.913571579408</text:p>
          </table:table-cell>
          <table:table-cell office:value-type="float" office:value="127.020197265304" calcext:value-type="float">
            <text:p>127.020197265304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table:formula="of:=[.A149]/1000000" office:value-type="float" office:value="2205.265" calcext:value-type="float">
            <text:p>2,205.265</text:p>
          </table:table-cell>
          <table:table-cell office:value-type="float" office:value="113.261722012749" calcext:value-type="float">
            <text:p>113.261722012749</text:p>
          </table:table-cell>
          <table:table-cell office:value-type="float" office:value="115.244495171136" calcext:value-type="float">
            <text:p>115.244495171136</text:p>
          </table:table-cell>
          <table:table-cell office:value-type="float" office:value="116.847932196534" calcext:value-type="float">
            <text:p>116.847932196534</text:p>
          </table:table-cell>
          <table:table-cell office:value-type="float" office:value="115.81165978267" calcext:value-type="float">
            <text:p>115.81165978267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table:formula="of:=[.A150]/1000000" office:value-type="float" office:value="2220.26" calcext:value-type="float">
            <text:p>2,220.260</text:p>
          </table:table-cell>
          <table:table-cell office:value-type="float" office:value="100.042127805508" calcext:value-type="float">
            <text:p>100.042127805508</text:p>
          </table:table-cell>
          <table:table-cell office:value-type="float" office:value="101.968441305518" calcext:value-type="float">
            <text:p>101.968441305518</text:p>
          </table:table-cell>
          <table:table-cell office:value-type="float" office:value="103.805764520525" calcext:value-type="float">
            <text:p>103.805764520525</text:p>
          </table:table-cell>
          <table:table-cell office:value-type="float" office:value="102.643011411239" calcext:value-type="float">
            <text:p>102.643011411239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table:formula="of:=[.A151]/1000000" office:value-type="float" office:value="2235.255" calcext:value-type="float">
            <text:p>2,235.255</text:p>
          </table:table-cell>
          <table:table-cell office:value-type="float" office:value="87.2093068453568" calcext:value-type="float">
            <text:p>87.2093068453568</text:p>
          </table:table-cell>
          <table:table-cell office:value-type="float" office:value="89.2882549396975" calcext:value-type="float">
            <text:p>89.2882549396975</text:p>
          </table:table-cell>
          <table:table-cell office:value-type="float" office:value="91.0962524978924" calcext:value-type="float">
            <text:p>91.0962524978924</text:p>
          </table:table-cell>
          <table:table-cell office:value-type="float" office:value="89.9623792251198" calcext:value-type="float">
            <text:p>89.9623792251198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table:formula="of:=[.A152]/1000000" office:value-type="float" office:value="2250.25" calcext:value-type="float">
            <text:p>2,250.250</text:p>
          </table:table-cell>
          <table:table-cell office:value-type="float" office:value="77.356526014389" calcext:value-type="float">
            <text:p>77.356526014389</text:p>
          </table:table-cell>
          <table:table-cell office:value-type="float" office:value="79.3655514079863" calcext:value-type="float">
            <text:p>79.3655514079863</text:p>
          </table:table-cell>
          <table:table-cell office:value-type="float" office:value="81.2179375949556" calcext:value-type="float">
            <text:p>81.2179375949556</text:p>
          </table:table-cell>
          <table:table-cell office:value-type="float" office:value="79.987632413451" calcext:value-type="float">
            <text:p>79.987632413451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table:formula="of:=[.A153]/1000000" office:value-type="float" office:value="2265.245" calcext:value-type="float">
            <text:p>2,265.245</text:p>
          </table:table-cell>
          <table:table-cell office:value-type="float" office:value="69.2678065764213" calcext:value-type="float">
            <text:p>69.2678065764213</text:p>
          </table:table-cell>
          <table:table-cell office:value-type="float" office:value="71.272212741311" calcext:value-type="float">
            <text:p>71.272212741311</text:p>
          </table:table-cell>
          <table:table-cell office:value-type="float" office:value="73.04245901371" calcext:value-type="float">
            <text:p>73.04245901371</text:p>
          </table:table-cell>
          <table:table-cell office:value-type="float" office:value="71.8159026551444" calcext:value-type="float">
            <text:p>71.8159026551444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table:formula="of:=[.A154]/1000000" office:value-type="float" office:value="2280.24" calcext:value-type="float">
            <text:p>2,280.240</text:p>
          </table:table-cell>
          <table:table-cell office:value-type="float" office:value="60.7674846060569" calcext:value-type="float">
            <text:p>60.7674846060569</text:p>
          </table:table-cell>
          <table:table-cell office:value-type="float" office:value="62.7964202157082" calcext:value-type="float">
            <text:p>62.7964202157082</text:p>
          </table:table-cell>
          <table:table-cell office:value-type="float" office:value="64.5176463684673" calcext:value-type="float">
            <text:p>64.5176463684673</text:p>
          </table:table-cell>
          <table:table-cell office:value-type="float" office:value="63.2689165414854" calcext:value-type="float">
            <text:p>63.2689165414854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table:formula="of:=[.A155]/1000000" office:value-type="float" office:value="2295.235" calcext:value-type="float">
            <text:p>2,295.235</text:p>
          </table:table-cell>
          <table:table-cell office:value-type="float" office:value="49.9151274229775" calcext:value-type="float">
            <text:p>49.9151274229775</text:p>
          </table:table-cell>
          <table:table-cell office:value-type="float" office:value="51.8630015048065" calcext:value-type="float">
            <text:p>51.8630015048065</text:p>
          </table:table-cell>
          <table:table-cell office:value-type="float" office:value="53.4645725250647" calcext:value-type="float">
            <text:p>53.4645725250647</text:p>
          </table:table-cell>
          <table:table-cell office:value-type="float" office:value="52.2271536759447" calcext:value-type="float">
            <text:p>52.2271536759447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table:formula="of:=[.A156]/1000000" office:value-type="float" office:value="2310.23" calcext:value-type="float">
            <text:p>2,310.230</text:p>
          </table:table-cell>
          <table:table-cell office:value-type="float" office:value="37.219716795459" calcext:value-type="float">
            <text:p>37.219716795459</text:p>
          </table:table-cell>
          <table:table-cell office:value-type="float" office:value="39.0299004603287" calcext:value-type="float">
            <text:p>39.0299004603287</text:p>
          </table:table-cell>
          <table:table-cell office:value-type="float" office:value="40.562530128145" calcext:value-type="float">
            <text:p>40.562530128145</text:p>
          </table:table-cell>
          <table:table-cell office:value-type="float" office:value="39.513082360371" calcext:value-type="float">
            <text:p>39.513082360371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table:formula="of:=[.A157]/1000000" office:value-type="float" office:value="2325.225" calcext:value-type="float">
            <text:p>2,325.225</text:p>
          </table:table-cell>
          <table:table-cell office:value-type="float" office:value="25.1337576044618" calcext:value-type="float">
            <text:p>25.1337576044618</text:p>
          </table:table-cell>
          <table:table-cell office:value-type="float" office:value="26.8951292709792" calcext:value-type="float">
            <text:p>26.8951292709792</text:p>
          </table:table-cell>
          <table:table-cell office:value-type="float" office:value="28.2920304093929" calcext:value-type="float">
            <text:p>28.2920304093929</text:p>
          </table:table-cell>
          <table:table-cell office:value-type="float" office:value="27.2087037404573" calcext:value-type="float">
            <text:p>27.2087037404573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table:formula="of:=[.A158]/1000000" office:value-type="float" office:value="2340.22" calcext:value-type="float">
            <text:p>2,340.220</text:p>
          </table:table-cell>
          <table:table-cell office:value-type="float" office:value="15.2373969154692" calcext:value-type="float">
            <text:p>15.2373969154692</text:p>
          </table:table-cell>
          <table:table-cell office:value-type="float" office:value="16.9926504249087" calcext:value-type="float">
            <text:p>16.9926504249087</text:p>
          </table:table-cell>
          <table:table-cell office:value-type="float" office:value="18.1526848619547" calcext:value-type="float">
            <text:p>18.1526848619547</text:p>
          </table:table-cell>
          <table:table-cell office:value-type="float" office:value="17.1611900379971" calcext:value-type="float">
            <text:p>17.1611900379971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table:formula="of:=[.A159]/1000000" office:value-type="float" office:value="2355.215" calcext:value-type="float">
            <text:p>2,355.215</text:p>
          </table:table-cell>
          <table:table-cell office:value-type="float" office:value="6.73699601728722" calcext:value-type="float">
            <text:p>6.73699601728722</text:p>
          </table:table-cell>
          <table:table-cell office:value-type="float" office:value="8.34979020945126" calcext:value-type="float">
            <text:p>8.34979020945126</text:p>
          </table:table-cell>
          <table:table-cell office:value-type="float" office:value="9.25956108139829" calcext:value-type="float">
            <text:p>9.25956108139829</text:p>
          </table:table-cell>
          <table:table-cell office:value-type="float" office:value="8.40883274168697" calcext:value-type="float">
            <text:p>8.40883274168697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table:formula="of:=[.A160]/1000000" office:value-type="float" office:value="2370.21" calcext:value-type="float">
            <text:p>2,370.210</text:p>
          </table:table-cell>
          <table:table-cell office:value-type="float" office:value="-2.6711412507258" calcext:value-type="float">
            <text:p>-2.6711412507258</text:p>
          </table:table-cell>
          <table:table-cell office:value-type="float" office:value="-1.12982148218846" calcext:value-type="float">
            <text:p>-1.12982148218846</text:p>
          </table:table-cell>
          <table:table-cell office:value-type="float" office:value="-0.431765029229689" calcext:value-type="float">
            <text:p>-0.431765029229689</text:p>
          </table:table-cell>
          <table:table-cell office:value-type="float" office:value="-1.2246985865063" calcext:value-type="float">
            <text:p>-1.2246985865063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table:formula="of:=[.A161]/1000000" office:value-type="float" office:value="2385.205" calcext:value-type="float">
            <text:p>2,385.205</text:p>
          </table:table-cell>
          <table:table-cell office:value-type="float" office:value="-13.9377062056058" calcext:value-type="float">
            <text:p>-13.9377062056058</text:p>
          </table:table-cell>
          <table:table-cell office:value-type="float" office:value="-12.4406026626914" calcext:value-type="float">
            <text:p>-12.4406026626914</text:p>
          </table:table-cell>
          <table:table-cell office:value-type="float" office:value="-11.8756688741117" calcext:value-type="float">
            <text:p>-11.8756688741117</text:p>
          </table:table-cell>
          <table:table-cell office:value-type="float" office:value="-12.6336946051242" calcext:value-type="float">
            <text:p>-12.6336946051242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table:formula="of:=[.A162]/1000000" office:value-type="float" office:value="2400.2" calcext:value-type="float">
            <text:p>2,400.200</text:p>
          </table:table-cell>
          <table:table-cell office:value-type="float" office:value="-26.2883575543639" calcext:value-type="float">
            <text:p>-26.2883575543639</text:p>
          </table:table-cell>
          <table:table-cell office:value-type="float" office:value="-24.8618133086855" calcext:value-type="float">
            <text:p>-24.8618133086855</text:p>
          </table:table-cell>
          <table:table-cell office:value-type="float" office:value="-24.5026713100007" calcext:value-type="float">
            <text:p>-24.5026713100007</text:p>
          </table:table-cell>
          <table:table-cell office:value-type="float" office:value="-25.1358590140096" calcext:value-type="float">
            <text:p>-25.1358590140096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table:formula="of:=[.A163]/1000000" office:value-type="float" office:value="2415.195" calcext:value-type="float">
            <text:p>2,415.195</text:p>
          </table:table-cell>
          <table:table-cell office:value-type="float" office:value="-38.0373302175527" calcext:value-type="float">
            <text:p>-38.0373302175527</text:p>
          </table:table-cell>
          <table:table-cell office:value-type="float" office:value="-36.6730491646963" calcext:value-type="float">
            <text:p>-36.6730491646963</text:p>
          </table:table-cell>
          <table:table-cell office:value-type="float" office:value="-36.5661583376849" calcext:value-type="float">
            <text:p>-36.5661583376849</text:p>
          </table:table-cell>
          <table:table-cell office:value-type="float" office:value="-37.0474215789493" calcext:value-type="float">
            <text:p>-37.0474215789493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table:formula="of:=[.A164]/1000000" office:value-type="float" office:value="2430.19" calcext:value-type="float">
            <text:p>2,430.190</text:p>
          </table:table-cell>
          <table:table-cell office:value-type="float" office:value="-48.333697971955" calcext:value-type="float">
            <text:p>-48.333697971955</text:p>
          </table:table-cell>
          <table:table-cell office:value-type="float" office:value="-46.9505328476175" calcext:value-type="float">
            <text:p>-46.9505328476175</text:p>
          </table:table-cell>
          <table:table-cell office:value-type="float" office:value="-47.1560144447583" calcext:value-type="float">
            <text:p>-47.1560144447583</text:p>
          </table:table-cell>
          <table:table-cell office:value-type="float" office:value="-47.554526087416" calcext:value-type="float">
            <text:p>-47.554526087416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table:formula="of:=[.A165]/1000000" office:value-type="float" office:value="2445.185" calcext:value-type="float">
            <text:p>2,445.185</text:p>
          </table:table-cell>
          <table:table-cell office:value-type="float" office:value="-58.0344294972322" calcext:value-type="float">
            <text:p>-58.0344294972322</text:p>
          </table:table-cell>
          <table:table-cell office:value-type="float" office:value="-56.7938829015182" calcext:value-type="float">
            <text:p>-56.7938829015182</text:p>
          </table:table-cell>
          <table:table-cell office:value-type="float" office:value="-57.196835231887" calcext:value-type="float">
            <text:p>-57.196835231887</text:p>
          </table:table-cell>
          <table:table-cell office:value-type="float" office:value="-57.4334053432242" calcext:value-type="float">
            <text:p>-57.4334053432242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table:formula="of:=[.A166]/1000000" office:value-type="float" office:value="2460.18" calcext:value-type="float">
            <text:p>2,460.180</text:p>
          </table:table-cell>
          <table:table-cell office:value-type="float" office:value="-68.7279123529514" calcext:value-type="float">
            <text:p>-68.7279123529514</text:p>
          </table:table-cell>
          <table:table-cell office:value-type="float" office:value="-67.423485051962" calcext:value-type="float">
            <text:p>-67.423485051962</text:p>
          </table:table-cell>
          <table:table-cell office:value-type="float" office:value="-68.0147847432729" calcext:value-type="float">
            <text:p>-68.0147847432729</text:p>
          </table:table-cell>
          <table:table-cell office:value-type="float" office:value="-68.2380920599645" calcext:value-type="float">
            <text:p>-68.2380920599645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table:formula="of:=[.A167]/1000000" office:value-type="float" office:value="2475.175" calcext:value-type="float">
            <text:p>2,475.175</text:p>
          </table:table-cell>
          <table:table-cell office:value-type="float" office:value="-80.3702018319299" calcext:value-type="float">
            <text:p>-80.3702018319299</text:p>
          </table:table-cell>
          <table:table-cell office:value-type="float" office:value="-79.0280216145317" calcext:value-type="float">
            <text:p>-79.0280216145317</text:p>
          </table:table-cell>
          <table:table-cell office:value-type="float" office:value="-79.8222072783649" calcext:value-type="float">
            <text:p>-79.8222072783649</text:p>
          </table:table-cell>
          <table:table-cell office:value-type="float" office:value="-79.9054146492463" calcext:value-type="float">
            <text:p>-79.9054146492463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table:formula="of:=[.A168]/1000000" office:value-type="float" office:value="2490.17" calcext:value-type="float">
            <text:p>2,490.170</text:p>
          </table:table-cell>
          <table:table-cell office:value-type="float" office:value="-92.3603696561149" calcext:value-type="float">
            <text:p>-92.3603696561149</text:p>
          </table:table-cell>
          <table:table-cell office:value-type="float" office:value="-91.052241858889" calcext:value-type="float">
            <text:p>-91.052241858889</text:p>
          </table:table-cell>
          <table:table-cell office:value-type="float" office:value="-92.1248000384527" calcext:value-type="float">
            <text:p>-92.1248000384527</text:p>
          </table:table-cell>
          <table:table-cell office:value-type="float" office:value="-92.0729977124381" calcext:value-type="float">
            <text:p>-92.0729977124381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table:formula="of:=[.A169]/1000000" office:value-type="float" office:value="2505.165" calcext:value-type="float">
            <text:p>2,505.165</text:p>
          </table:table-cell>
          <table:table-cell office:value-type="float" office:value="-103.951699027671" calcext:value-type="float">
            <text:p>-103.951699027671</text:p>
          </table:table-cell>
          <table:table-cell office:value-type="float" office:value="-102.579910940203" calcext:value-type="float">
            <text:p>-102.579910940203</text:p>
          </table:table-cell>
          <table:table-cell office:value-type="float" office:value="-103.894002279077" calcext:value-type="float">
            <text:p>-103.894002279077</text:p>
          </table:table-cell>
          <table:table-cell office:value-type="float" office:value="-103.65758288471" calcext:value-type="float">
            <text:p>-103.65758288471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table:formula="of:=[.A170]/1000000" office:value-type="float" office:value="2520.16" calcext:value-type="float">
            <text:p>2,520.160</text:p>
          </table:table-cell>
          <table:table-cell office:value-type="float" office:value="-115.071086480651" calcext:value-type="float">
            <text:p>-115.071086480651</text:p>
          </table:table-cell>
          <table:table-cell office:value-type="float" office:value="-113.638301573791" calcext:value-type="float">
            <text:p>-113.638301573791</text:p>
          </table:table-cell>
          <table:table-cell office:value-type="float" office:value="-115.235769360231" calcext:value-type="float">
            <text:p>-115.235769360231</text:p>
          </table:table-cell>
          <table:table-cell office:value-type="float" office:value="-114.887160802122" calcext:value-type="float">
            <text:p>-114.887160802122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table:formula="of:=[.A171]/1000000" office:value-type="float" office:value="2535.155" calcext:value-type="float">
            <text:p>2,535.155</text:p>
          </table:table-cell>
          <table:table-cell office:value-type="float" office:value="-126.371285930642" calcext:value-type="float">
            <text:p>-126.371285930642</text:p>
          </table:table-cell>
          <table:table-cell office:value-type="float" office:value="-124.981256257704" calcext:value-type="float">
            <text:p>-124.981256257704</text:p>
          </table:table-cell>
          <table:table-cell office:value-type="float" office:value="-126.652321293348" calcext:value-type="float">
            <text:p>-126.652321293348</text:p>
          </table:table-cell>
          <table:table-cell office:value-type="float" office:value="-126.27285517725" calcext:value-type="float">
            <text:p>-126.27285517725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table:formula="of:=[.A172]/1000000" office:value-type="float" office:value="2550.15" calcext:value-type="float">
            <text:p>2,550.150</text:p>
          </table:table-cell>
          <table:table-cell office:value-type="float" office:value="-138.318059604197" calcext:value-type="float">
            <text:p>-138.318059604197</text:p>
          </table:table-cell>
          <table:table-cell office:value-type="float" office:value="-136.827885486201" calcext:value-type="float">
            <text:p>-136.827885486201</text:p>
          </table:table-cell>
          <table:table-cell office:value-type="float" office:value="-138.661751604941" calcext:value-type="float">
            <text:p>-138.661751604941</text:p>
          </table:table-cell>
          <table:table-cell office:value-type="float" office:value="-138.046380792839" calcext:value-type="float">
            <text:p>-138.046380792839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table:formula="of:=[.A173]/1000000" office:value-type="float" office:value="2565.145" calcext:value-type="float">
            <text:p>2,565.145</text:p>
          </table:table-cell>
          <table:table-cell office:value-type="float" office:value="-150.69667934352" calcext:value-type="float">
            <text:p>-150.69667934352</text:p>
          </table:table-cell>
          <table:table-cell office:value-type="float" office:value="-149.131022166592" calcext:value-type="float">
            <text:p>-149.131022166592</text:p>
          </table:table-cell>
          <table:table-cell office:value-type="float" office:value="-151.03181966552" calcext:value-type="float">
            <text:p>-151.03181966552</text:p>
          </table:table-cell>
          <table:table-cell office:value-type="float" office:value="-150.43058630918" calcext:value-type="float">
            <text:p>-150.43058630918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table:formula="of:=[.A174]/1000000" office:value-type="float" office:value="2580.14" calcext:value-type="float">
            <text:p>2,580.140</text:p>
          </table:table-cell>
          <table:table-cell office:value-type="float" office:value="-162.535765168559" calcext:value-type="float">
            <text:p>-162.535765168559</text:p>
          </table:table-cell>
          <table:table-cell office:value-type="float" office:value="-160.819123286977" calcext:value-type="float">
            <text:p>-160.819123286977</text:p>
          </table:table-cell>
          <table:table-cell office:value-type="float" office:value="-162.87302998555" calcext:value-type="float">
            <text:p>-162.87302998555</text:p>
          </table:table-cell>
          <table:table-cell office:value-type="float" office:value="-162.188121368489" calcext:value-type="float">
            <text:p>-162.188121368489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table:formula="of:=[.A175]/1000000" office:value-type="float" office:value="2595.135" calcext:value-type="float">
            <text:p>2,595.135</text:p>
          </table:table-cell>
          <table:table-cell office:value-type="float" office:value="-174.164231914652" calcext:value-type="float">
            <text:p>-174.164231914652</text:p>
          </table:table-cell>
          <table:table-cell office:value-type="float" office:value="-172.264680716698" calcext:value-type="float">
            <text:p>-172.264680716698</text:p>
          </table:table-cell>
          <table:table-cell office:value-type="float" office:value="-174.489454506436" calcext:value-type="float">
            <text:p>-174.489454506436</text:p>
          </table:table-cell>
          <table:table-cell office:value-type="float" office:value="-173.858175024649" calcext:value-type="float">
            <text:p>-173.858175024649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table:formula="of:=[.A176]/1000000" office:value-type="float" office:value="2610.13" calcext:value-type="float">
            <text:p>2,610.130</text:p>
          </table:table-cell>
          <table:table-cell office:value-type="float" office:value="174.156721257321" calcext:value-type="float">
            <text:p>174.156721257321</text:p>
          </table:table-cell>
          <table:table-cell office:value-type="float" office:value="176.122702842922" calcext:value-type="float">
            <text:p>176.122702842922</text:p>
          </table:table-cell>
          <table:table-cell office:value-type="float" office:value="174.006875668675" calcext:value-type="float">
            <text:p>174.006875668675</text:p>
          </table:table-cell>
          <table:table-cell office:value-type="float" office:value="174.606620749822" calcext:value-type="float">
            <text:p>174.606620749822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table:formula="of:=[.A177]/1000000" office:value-type="float" office:value="2625.125" calcext:value-type="float">
            <text:p>2,625.125</text:p>
          </table:table-cell>
          <table:table-cell office:value-type="float" office:value="161.834624374227" calcext:value-type="float">
            <text:p>161.834624374227</text:p>
          </table:table-cell>
          <table:table-cell office:value-type="float" office:value="163.792076123301" calcext:value-type="float">
            <text:p>163.792076123301</text:p>
          </table:table-cell>
          <table:table-cell office:value-type="float" office:value="161.684019007152" calcext:value-type="float">
            <text:p>161.684019007152</text:p>
          </table:table-cell>
          <table:table-cell office:value-type="float" office:value="162.353584908" calcext:value-type="float">
            <text:p>162.353584908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table:formula="of:=[.A178]/1000000" office:value-type="float" office:value="2640.12" calcext:value-type="float">
            <text:p>2,640.120</text:p>
          </table:table-cell>
          <table:table-cell office:value-type="float" office:value="149.248101103383" calcext:value-type="float">
            <text:p>149.248101103383</text:p>
          </table:table-cell>
          <table:table-cell office:value-type="float" office:value="151.434677416918" calcext:value-type="float">
            <text:p>151.434677416918</text:p>
          </table:table-cell>
          <table:table-cell office:value-type="float" office:value="149.354705258823" calcext:value-type="float">
            <text:p>149.354705258823</text:p>
          </table:table-cell>
          <table:table-cell office:value-type="float" office:value="149.953624741507" calcext:value-type="float">
            <text:p>149.953624741507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table:formula="of:=[.A179]/1000000" office:value-type="float" office:value="2655.115" calcext:value-type="float">
            <text:p>2,655.115</text:p>
          </table:table-cell>
          <table:table-cell office:value-type="float" office:value="137.449341195179" calcext:value-type="float">
            <text:p>137.449341195179</text:p>
          </table:table-cell>
          <table:table-cell office:value-type="float" office:value="139.692603057502" calcext:value-type="float">
            <text:p>139.692603057502</text:p>
          </table:table-cell>
          <table:table-cell office:value-type="float" office:value="137.63417714539" calcext:value-type="float">
            <text:p>137.63417714539</text:p>
          </table:table-cell>
          <table:table-cell office:value-type="float" office:value="138.230465328608" calcext:value-type="float">
            <text:p>138.230465328608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table:formula="of:=[.A180]/1000000" office:value-type="float" office:value="2670.11" calcext:value-type="float">
            <text:p>2,670.110</text:p>
          </table:table-cell>
          <table:table-cell office:value-type="float" office:value="126.087667766723" calcext:value-type="float">
            <text:p>126.087667766723</text:p>
          </table:table-cell>
          <table:table-cell office:value-type="float" office:value="128.440660748413" calcext:value-type="float">
            <text:p>128.440660748413</text:p>
          </table:table-cell>
          <table:table-cell office:value-type="float" office:value="126.559783730866" calcext:value-type="float">
            <text:p>126.559783730866</text:p>
          </table:table-cell>
          <table:table-cell office:value-type="float" office:value="127.038638037662" calcext:value-type="float">
            <text:p>127.038638037662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table:formula="of:=[.A181]/1000000" office:value-type="float" office:value="2685.105" calcext:value-type="float">
            <text:p>2,685.105</text:p>
          </table:table-cell>
          <table:table-cell office:value-type="float" office:value="114.67440493436" calcext:value-type="float">
            <text:p>114.67440493436</text:p>
          </table:table-cell>
          <table:table-cell office:value-type="float" office:value="117.171250792133" calcext:value-type="float">
            <text:p>117.171250792133</text:p>
          </table:table-cell>
          <table:table-cell office:value-type="float" office:value="115.478492633735" calcext:value-type="float">
            <text:p>115.478492633735</text:p>
          </table:table-cell>
          <table:table-cell office:value-type="float" office:value="115.861260005657" calcext:value-type="float">
            <text:p>115.861260005657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table:formula="of:=[.A182]/1000000" office:value-type="float" office:value="2700.1" calcext:value-type="float">
            <text:p>2,700.100</text:p>
          </table:table-cell>
          <table:table-cell office:value-type="float" office:value="102.414976336234" calcext:value-type="float">
            <text:p>102.414976336234</text:p>
          </table:table-cell>
          <table:table-cell office:value-type="float" office:value="105.111326744224" calcext:value-type="float">
            <text:p>105.111326744224</text:p>
          </table:table-cell>
          <table:table-cell office:value-type="float" office:value="103.780012904248" calcext:value-type="float">
            <text:p>103.780012904248</text:p>
          </table:table-cell>
          <table:table-cell office:value-type="float" office:value="103.978933160379" calcext:value-type="float">
            <text:p>103.978933160379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table:formula="of:=[.A183]/1000000" office:value-type="float" office:value="2715.095" calcext:value-type="float">
            <text:p>2,715.095</text:p>
          </table:table-cell>
          <table:table-cell office:value-type="float" office:value="89.63703767714" calcext:value-type="float">
            <text:p>89.63703767714</text:p>
          </table:table-cell>
          <table:table-cell office:value-type="float" office:value="92.4907830097274" calcext:value-type="float">
            <text:p>92.4907830097274</text:p>
          </table:table-cell>
          <table:table-cell office:value-type="float" office:value="91.4623448751949" calcext:value-type="float">
            <text:p>91.4623448751949</text:p>
          </table:table-cell>
          <table:table-cell office:value-type="float" office:value="91.605238615647" calcext:value-type="float">
            <text:p>91.605238615647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table:formula="of:=[.A184]/1000000" office:value-type="float" office:value="2730.09" calcext:value-type="float">
            <text:p>2,730.090</text:p>
          </table:table-cell>
          <table:table-cell office:value-type="float" office:value="77.7098028226329" calcext:value-type="float">
            <text:p>77.7098028226329</text:p>
          </table:table-cell>
          <table:table-cell office:value-type="float" office:value="80.6417763303908" calcext:value-type="float">
            <text:p>80.6417763303908</text:p>
          </table:table-cell>
          <table:table-cell office:value-type="float" office:value="80.09762346269" calcext:value-type="float">
            <text:p>80.09762346269</text:p>
          </table:table-cell>
          <table:table-cell office:value-type="float" office:value="79.951501190176" calcext:value-type="float">
            <text:p>79.951501190176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table:formula="of:=[.A185]/1000000" office:value-type="float" office:value="2745.085" calcext:value-type="float">
            <text:p>2,745.085</text:p>
          </table:table-cell>
          <table:table-cell office:value-type="float" office:value="67.1323229365431" calcext:value-type="float">
            <text:p>67.1323229365431</text:p>
          </table:table-cell>
          <table:table-cell office:value-type="float" office:value="70.1799117898242" calcext:value-type="float">
            <text:p>70.1799117898242</text:p>
          </table:table-cell>
          <table:table-cell office:value-type="float" office:value="69.9998613594402" calcext:value-type="float">
            <text:p>69.9998613594402</text:p>
          </table:table-cell>
          <table:table-cell office:value-type="float" office:value="69.6131722005049" calcext:value-type="float">
            <text:p>69.6131722005049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table:formula="of:=[.A186]/1000000" office:value-type="float" office:value="2760.08" calcext:value-type="float">
            <text:p>2,760.080</text:p>
          </table:table-cell>
          <table:table-cell office:value-type="float" office:value="56.8461138835931" calcext:value-type="float">
            <text:p>56.8461138835931</text:p>
          </table:table-cell>
          <table:table-cell office:value-type="float" office:value="59.9479434358118" calcext:value-type="float">
            <text:p>59.9479434358118</text:p>
          </table:table-cell>
          <table:table-cell office:value-type="float" office:value="60.1701934460007" calcext:value-type="float">
            <text:p>60.1701934460007</text:p>
          </table:table-cell>
          <table:table-cell office:value-type="float" office:value="59.7495899807136" calcext:value-type="float">
            <text:p>59.7495899807136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table:formula="of:=[.A187]/1000000" office:value-type="float" office:value="2775.075" calcext:value-type="float">
            <text:p>2,775.075</text:p>
          </table:table-cell>
          <table:table-cell office:value-type="float" office:value="46.0781569649178" calcext:value-type="float">
            <text:p>46.0781569649178</text:p>
          </table:table-cell>
          <table:table-cell office:value-type="float" office:value="49.3535109836447" calcext:value-type="float">
            <text:p>49.3535109836447</text:p>
          </table:table-cell>
          <table:table-cell office:value-type="float" office:value="49.9062215205147" calcext:value-type="float">
            <text:p>49.9062215205147</text:p>
          </table:table-cell>
          <table:table-cell office:value-type="float" office:value="49.2385934259116" calcext:value-type="float">
            <text:p>49.2385934259116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table:formula="of:=[.A188]/1000000" office:value-type="float" office:value="2790.07" calcext:value-type="float">
            <text:p>2,790.070</text:p>
          </table:table-cell>
          <table:table-cell office:value-type="float" office:value="34.1878568776416" calcext:value-type="float">
            <text:p>34.1878568776416</text:p>
          </table:table-cell>
          <table:table-cell office:value-type="float" office:value="37.5943181202042" calcext:value-type="float">
            <text:p>37.5943181202042</text:p>
          </table:table-cell>
          <table:table-cell office:value-type="float" office:value="38.5556307449869" calcext:value-type="float">
            <text:p>38.5556307449869</text:p>
          </table:table-cell>
          <table:table-cell office:value-type="float" office:value="37.6224143301079" calcext:value-type="float">
            <text:p>37.6224143301079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table:formula="of:=[.A189]/1000000" office:value-type="float" office:value="2805.065" calcext:value-type="float">
            <text:p>2,805.065</text:p>
          </table:table-cell>
          <table:table-cell office:value-type="float" office:value="21.8977727498539" calcext:value-type="float">
            <text:p>21.8977727498539</text:p>
          </table:table-cell>
          <table:table-cell office:value-type="float" office:value="25.4054840682054" calcext:value-type="float">
            <text:p>25.4054840682054</text:p>
          </table:table-cell>
          <table:table-cell office:value-type="float" office:value="26.5943286967473" calcext:value-type="float">
            <text:p>26.5943286967473</text:p>
          </table:table-cell>
          <table:table-cell office:value-type="float" office:value="25.656002549907" calcext:value-type="float">
            <text:p>25.656002549907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table:formula="of:=[.A190]/1000000" office:value-type="float" office:value="2820.06" calcext:value-type="float">
            <text:p>2,820.060</text:p>
          </table:table-cell>
          <table:table-cell office:value-type="float" office:value="11.1058000382732" calcext:value-type="float">
            <text:p>11.1058000382732</text:p>
          </table:table-cell>
          <table:table-cell office:value-type="float" office:value="14.7184256802229" calcext:value-type="float">
            <text:p>14.7184256802229</text:p>
          </table:table-cell>
          <table:table-cell office:value-type="float" office:value="16.0347998870711" calcext:value-type="float">
            <text:p>16.0347998870711</text:p>
          </table:table-cell>
          <table:table-cell office:value-type="float" office:value="14.9182294289283" calcext:value-type="float">
            <text:p>14.9182294289283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table:formula="of:=[.A191]/1000000" office:value-type="float" office:value="2835.055" calcext:value-type="float">
            <text:p>2,835.055</text:p>
          </table:table-cell>
          <table:table-cell office:value-type="float" office:value="1.83361040593094" calcext:value-type="float">
            <text:p>1.83361040593094</text:p>
          </table:table-cell>
          <table:table-cell office:value-type="float" office:value="5.50738201352454" calcext:value-type="float">
            <text:p>5.50738201352454</text:p>
          </table:table-cell>
          <table:table-cell office:value-type="float" office:value="6.92752463495035" calcext:value-type="float">
            <text:p>6.92752463495035</text:p>
          </table:table-cell>
          <table:table-cell office:value-type="float" office:value="5.68876917118539" calcext:value-type="float">
            <text:p>5.68876917118539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table:formula="of:=[.A192]/1000000" office:value-type="float" office:value="2850.05" calcext:value-type="float">
            <text:p>2,850.050</text:p>
          </table:table-cell>
          <table:table-cell office:value-type="float" office:value="-7.07829776471341" calcext:value-type="float">
            <text:p>-7.07829776471341</text:p>
          </table:table-cell>
          <table:table-cell office:value-type="float" office:value="-3.42738052595993" calcext:value-type="float">
            <text:p>-3.42738052595993</text:p>
          </table:table-cell>
          <table:table-cell office:value-type="float" office:value="-2.00104735925679" calcext:value-type="float">
            <text:p>-2.00104735925679</text:p>
          </table:table-cell>
          <table:table-cell office:value-type="float" office:value="-3.25553417635459" calcext:value-type="float">
            <text:p>-3.25553417635459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table:formula="of:=[.A193]/1000000" office:value-type="float" office:value="2865.045" calcext:value-type="float">
            <text:p>2,865.045</text:p>
          </table:table-cell>
          <table:table-cell office:value-type="float" office:value="-17.0563483391596" calcext:value-type="float">
            <text:p>-17.0563483391596</text:p>
          </table:table-cell>
          <table:table-cell office:value-type="float" office:value="-13.4247692452486" calcext:value-type="float">
            <text:p>-13.4247692452486</text:p>
          </table:table-cell>
          <table:table-cell office:value-type="float" office:value="-12.0832825794805" calcext:value-type="float">
            <text:p>-12.0832825794805</text:p>
          </table:table-cell>
          <table:table-cell office:value-type="float" office:value="-13.3713911412978" calcext:value-type="float">
            <text:p>-13.3713911412978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table:formula="of:=[.A194]/1000000" office:value-type="float" office:value="2880.04" calcext:value-type="float">
            <text:p>2,880.040</text:p>
          </table:table-cell>
          <table:table-cell office:value-type="float" office:value="-28.5011719068179" calcext:value-type="float">
            <text:p>-28.5011719068179</text:p>
          </table:table-cell>
          <table:table-cell office:value-type="float" office:value="-24.8817553223965" calcext:value-type="float">
            <text:p>-24.8817553223965</text:p>
          </table:table-cell>
          <table:table-cell office:value-type="float" office:value="-23.504831778734" calcext:value-type="float">
            <text:p>-23.504831778734</text:p>
          </table:table-cell>
          <table:table-cell office:value-type="float" office:value="-24.8183231452561" calcext:value-type="float">
            <text:p>-24.8183231452561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table:formula="of:=[.A195]/1000000" office:value-type="float" office:value="2895.035" calcext:value-type="float">
            <text:p>2,895.035</text:p>
          </table:table-cell>
          <table:table-cell office:value-type="float" office:value="-39.9040156313459" calcext:value-type="float">
            <text:p>-39.9040156313459</text:p>
          </table:table-cell>
          <table:table-cell office:value-type="float" office:value="-36.2738846882216" calcext:value-type="float">
            <text:p>-36.2738846882216</text:p>
          </table:table-cell>
          <table:table-cell office:value-type="float" office:value="-35.2247513581845" calcext:value-type="float">
            <text:p>-35.2247513581845</text:p>
          </table:table-cell>
          <table:table-cell office:value-type="float" office:value="-36.5070325416387" calcext:value-type="float">
            <text:p>-36.5070325416387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table:formula="of:=[.A196]/1000000" office:value-type="float" office:value="2910.03" calcext:value-type="float">
            <text:p>2,910.030</text:p>
          </table:table-cell>
          <table:table-cell office:value-type="float" office:value="-50.4132345783786" calcext:value-type="float">
            <text:p>-50.4132345783786</text:p>
          </table:table-cell>
          <table:table-cell office:value-type="float" office:value="-46.766908444883" calcext:value-type="float">
            <text:p>-46.766908444883</text:p>
          </table:table-cell>
          <table:table-cell office:value-type="float" office:value="-46.0126973210417" calcext:value-type="float">
            <text:p>-46.0126973210417</text:p>
          </table:table-cell>
          <table:table-cell office:value-type="float" office:value="-47.2910311976783" calcext:value-type="float">
            <text:p>-47.2910311976783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table:formula="of:=[.A197]/1000000" office:value-type="float" office:value="2925.025" calcext:value-type="float">
            <text:p>2,925.025</text:p>
          </table:table-cell>
          <table:table-cell office:value-type="float" office:value="-59.248873720596" calcext:value-type="float">
            <text:p>-59.248873720596</text:p>
          </table:table-cell>
          <table:table-cell office:value-type="float" office:value="-55.6369355518807" calcext:value-type="float">
            <text:p>-55.6369355518807</text:p>
          </table:table-cell>
          <table:table-cell office:value-type="float" office:value="-55.1468505471814" calcext:value-type="float">
            <text:p>-55.1468505471814</text:p>
          </table:table-cell>
          <table:table-cell office:value-type="float" office:value="-56.3867448128225" calcext:value-type="float">
            <text:p>-56.3867448128225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table:formula="of:=[.A198]/1000000" office:value-type="float" office:value="2940.02" calcext:value-type="float">
            <text:p>2,940.020</text:p>
          </table:table-cell>
          <table:table-cell office:value-type="float" office:value="-68.3113972169499" calcext:value-type="float">
            <text:p>-68.3113972169499</text:p>
          </table:table-cell>
          <table:table-cell office:value-type="float" office:value="-64.7192650772385" calcext:value-type="float">
            <text:p>-64.7192650772385</text:p>
          </table:table-cell>
          <table:table-cell office:value-type="float" office:value="-64.5193508575867" calcext:value-type="float">
            <text:p>-64.5193508575867</text:p>
          </table:table-cell>
          <table:table-cell office:value-type="float" office:value="-65.6367235410297" calcext:value-type="float">
            <text:p>-65.6367235410297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table:formula="of:=[.A199]/1000000" office:value-type="float" office:value="2955.015" calcext:value-type="float">
            <text:p>2,955.015</text:p>
          </table:table-cell>
          <table:table-cell office:value-type="float" office:value="-78.287683387228" calcext:value-type="float">
            <text:p>-78.287683387228</text:p>
          </table:table-cell>
          <table:table-cell office:value-type="float" office:value="-74.6881562096683" calcext:value-type="float">
            <text:p>-74.6881562096683</text:p>
          </table:table-cell>
          <table:table-cell office:value-type="float" office:value="-74.6731179660646" calcext:value-type="float">
            <text:p>-74.6731179660646</text:p>
          </table:table-cell>
          <table:table-cell office:value-type="float" office:value="-75.8870365234209" calcext:value-type="float">
            <text:p>-75.8870365234209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table:formula="of:=[.A200]/1000000" office:value-type="float" office:value="2970.01" calcext:value-type="float">
            <text:p>2,970.010</text:p>
          </table:table-cell>
          <table:table-cell office:value-type="float" office:value="-89.4972098469356" calcext:value-type="float">
            <text:p>-89.4972098469356</text:p>
          </table:table-cell>
          <table:table-cell office:value-type="float" office:value="-86.0003421848441" calcext:value-type="float">
            <text:p>-86.0003421848441</text:p>
          </table:table-cell>
          <table:table-cell office:value-type="float" office:value="-86.3716023128934" calcext:value-type="float">
            <text:p>-86.3716023128934</text:p>
          </table:table-cell>
          <table:table-cell office:value-type="float" office:value="-87.2580794843322" calcext:value-type="float">
            <text:p>-87.2580794843322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table:formula="of:=[.A201]/1000000" office:value-type="float" office:value="2985.005" calcext:value-type="float">
            <text:p>2,985.005</text:p>
          </table:table-cell>
          <table:table-cell office:value-type="float" office:value="-100.673866347952" calcext:value-type="float">
            <text:p>-100.673866347952</text:p>
          </table:table-cell>
          <table:table-cell office:value-type="float" office:value="-97.2757379866659" calcext:value-type="float">
            <text:p>-97.2757379866659</text:p>
          </table:table-cell>
          <table:table-cell office:value-type="float" office:value="-97.9368967203878" calcext:value-type="float">
            <text:p>-97.9368967203878</text:p>
          </table:table-cell>
          <table:table-cell office:value-type="float" office:value="-98.843366699076" calcext:value-type="float">
            <text:p>-98.843366699076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table:formula="of:=[.A202]/1000000" office:value-type="float" office:value="3000" calcext:value-type="float">
            <text:p>3,000.000</text:p>
          </table:table-cell>
          <table:table-cell office:value-type="float" office:value="-111.441542250242" calcext:value-type="float">
            <text:p>-111.441542250242</text:p>
          </table:table-cell>
          <table:table-cell office:value-type="float" office:value="-108.066477068308" calcext:value-type="float">
            <text:p>-108.066477068308</text:p>
          </table:table-cell>
          <table:table-cell office:value-type="float" office:value="-108.938240421022" calcext:value-type="float">
            <text:p>-108.938240421022</text:p>
          </table:table-cell>
          <table:table-cell office:value-type="float" office:value="-109.74212950496" calcext:value-type="float">
            <text:p>-109.74212950496</text:p>
          </table:table-cell>
        </table:table-row>
      </table:table>
      <table:table table:name="COM_J1_Phase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19:31:00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22104166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60.800360834416" calcext:value-type="float">
            <text:p>-160.800360834416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169.865438930947" calcext:value-type="float">
            <text:p>169.865438930947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130.567872446983" calcext:value-type="float">
            <text:p>130.567872446983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96.9600454780631" calcext:value-type="float">
            <text:p>96.9600454780631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67.615078671258" calcext:value-type="float">
            <text:p>67.615078671258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41.0164501123727" calcext:value-type="float">
            <text:p>41.0164501123727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18.4898506697854" calcext:value-type="float">
            <text:p>18.4898506697854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-2.87669536031647" calcext:value-type="float">
            <text:p>-2.87669536031647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-23.1546035074791" calcext:value-type="float">
            <text:p>-23.1546035074791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-38.9136192397515" calcext:value-type="float">
            <text:p>-38.9136192397515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-56.6596623303447" calcext:value-type="float">
            <text:p>-56.6596623303447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-73.1283139554499" calcext:value-type="float">
            <text:p>-73.1283139554499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-87.9762993451973" calcext:value-type="float">
            <text:p>-87.9762993451973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-103.460222335973" calcext:value-type="float">
            <text:p>-103.460222335973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-118.438853016869" calcext:value-type="float">
            <text:p>-118.438853016869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-133.201177421567" calcext:value-type="float">
            <text:p>-133.201177421567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-146.857605138716" calcext:value-type="float">
            <text:p>-146.857605138716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-159.73173392004" calcext:value-type="float">
            <text:p>-159.73173392004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-173.200848928953" calcext:value-type="float">
            <text:p>-173.200848928953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73.466671238288" calcext:value-type="float">
            <text:p>173.466671238288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59.561494180069" calcext:value-type="float">
            <text:p>159.561494180069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47.212913335916" calcext:value-type="float">
            <text:p>147.212913335916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34.568607040411" calcext:value-type="float">
            <text:p>134.568607040411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23.052158670794" calcext:value-type="float">
            <text:p>123.052158670794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10.065017455629" calcext:value-type="float">
            <text:p>110.065017455629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7.5037541085617" calcext:value-type="float">
            <text:p>97.5037541085617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84.1434676562743" calcext:value-type="float">
            <text:p>84.1434676562743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72.3308184844678" calcext:value-type="float">
            <text:p>72.3308184844678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61.0631915315303" calcext:value-type="float">
            <text:p>61.0631915315303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49.5882035402189" calcext:value-type="float">
            <text:p>49.5882035402189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37.1634695905666" calcext:value-type="float">
            <text:p>37.1634695905666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24.2703688044034" calcext:value-type="float">
            <text:p>24.2703688044034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12.0364836442888" calcext:value-type="float">
            <text:p>12.0364836442888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-0.161844208923552" calcext:value-type="float">
            <text:p>-0.161844208923552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-10.1611429531368" calcext:value-type="float">
            <text:p>-10.1611429531368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-22.0776424867199" calcext:value-type="float">
            <text:p>-22.0776424867199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-33.4063304721968" calcext:value-type="float">
            <text:p>-33.4063304721968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-46.8828805352424" calcext:value-type="float">
            <text:p>-46.8828805352424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-58.6962820902189" calcext:value-type="float">
            <text:p>-58.6962820902189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-71.3027019907533" calcext:value-type="float">
            <text:p>-71.3027019907533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-81.401166491268" calcext:value-type="float">
            <text:p>-81.401166491268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-93.5315935478382" calcext:value-type="float">
            <text:p>-93.5315935478382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-105.873097835525" calcext:value-type="float">
            <text:p>-105.873097835525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-119.535508833934" calcext:value-type="float">
            <text:p>-119.535508833934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-132.981807200101" calcext:value-type="float">
            <text:p>-132.981807200101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-143.371596157317" calcext:value-type="float">
            <text:p>-143.371596157317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-154.663779085739" calcext:value-type="float">
            <text:p>-154.663779085739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-166.265983859644" calcext:value-type="float">
            <text:p>-166.265983859644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79.237551645062" calcext:value-type="float">
            <text:p>179.237551645062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66.301377926854" calcext:value-type="float">
            <text:p>166.301377926854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54.480394730157" calcext:value-type="float">
            <text:p>154.480394730157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45.150790119661" calcext:value-type="float">
            <text:p>145.150790119661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32.517453258076" calcext:value-type="float">
            <text:p>132.517453258076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19.50207914646" calcext:value-type="float">
            <text:p>119.50207914646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04.217359005485" calcext:value-type="float">
            <text:p>104.217359005485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91.7715699312906" calcext:value-type="float">
            <text:p>91.7715699312906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3.2531473288063" calcext:value-type="float">
            <text:p>83.2531473288063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73.2548893940185" calcext:value-type="float">
            <text:p>73.2548893940185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60.7444092162877" calcext:value-type="float">
            <text:p>60.7444092162877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45.7326647695003" calcext:value-type="float">
            <text:p>45.7326647695003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29.8964617446494" calcext:value-type="float">
            <text:p>29.8964617446494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21.8661988868133" calcext:value-type="float">
            <text:p>21.8661988868133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5.3276012634383" calcext:value-type="float">
            <text:p>15.3276012634383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5.36398423489967" calcext:value-type="float">
            <text:p>5.36398423489967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-8.04602433806332" calcext:value-type="float">
            <text:p>-8.04602433806332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-25.1899436896129" calcext:value-type="float">
            <text:p>-25.1899436896129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-41.0508512694761" calcext:value-type="float">
            <text:p>-41.0508512694761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-46.0256411896816" calcext:value-type="float">
            <text:p>-46.0256411896816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-51.439702562434" calcext:value-type="float">
            <text:p>-51.439702562434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-62.0561297028033" calcext:value-type="float">
            <text:p>-62.0561297028033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-76.840704162804" calcext:value-type="float">
            <text:p>-76.840704162804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-97.083841791557" calcext:value-type="float">
            <text:p>-97.083841791557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-110.05420401517" calcext:value-type="float">
            <text:p>-110.05420401517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-114.998387424632" calcext:value-type="float">
            <text:p>-114.998387424632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-119.802107778416" calcext:value-type="float">
            <text:p>-119.802107778416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-131.463749249408" calcext:value-type="float">
            <text:p>-131.463749249408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-148.396728661277" calcext:value-type="float">
            <text:p>-148.396728661277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-166.528473744213" calcext:value-type="float">
            <text:p>-166.528473744213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-177.310286404617" calcext:value-type="float">
            <text:p>-177.310286404617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75.688054827536" calcext:value-type="float">
            <text:p>175.688054827536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66.93939380123" calcext:value-type="float">
            <text:p>166.93939380123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53.315166733722" calcext:value-type="float">
            <text:p>153.315166733722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37.32762013698" calcext:value-type="float">
            <text:p>137.32762013698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124.100415791412" calcext:value-type="float">
            <text:p>124.100415791412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117.123789829226" calcext:value-type="float">
            <text:p>117.123789829226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07.583804233456" calcext:value-type="float">
            <text:p>107.583804233456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95.0537167538143" calcext:value-type="float">
            <text:p>95.0537167538143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80.6975504802605" calcext:value-type="float">
            <text:p>80.6975504802605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67.3614480357393" calcext:value-type="float">
            <text:p>67.3614480357393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57.101248927764" calcext:value-type="float">
            <text:p>57.101248927764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47.6460794520309" calcext:value-type="float">
            <text:p>47.6460794520309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35.7918333118488" calcext:value-type="float">
            <text:p>35.7918333118488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21.533570939637" calcext:value-type="float">
            <text:p>21.533570939637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7.24012526437338" calcext:value-type="float">
            <text:p>7.24012526437338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-3.46292211847656" calcext:value-type="float">
            <text:p>-3.46292211847656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-12.3087251259462" calcext:value-type="float">
            <text:p>-12.3087251259462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-22.3342302699178" calcext:value-type="float">
            <text:p>-22.3342302699178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-35.7992873496763" calcext:value-type="float">
            <text:p>-35.7992873496763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-50.9383386232142" calcext:value-type="float">
            <text:p>-50.9383386232142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-63.8580917291624" calcext:value-type="float">
            <text:p>-63.8580917291624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-72.7448192294517" calcext:value-type="float">
            <text:p>-72.7448192294517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-80.0783017804799" calcext:value-type="float">
            <text:p>-80.0783017804799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-90.4160096014176" calcext:value-type="float">
            <text:p>-90.4160096014176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-104.431996027321" calcext:value-type="float">
            <text:p>-104.43199602732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-119.85530564407" calcext:value-type="float">
            <text:p>-119.85530564407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-132.005882503878" calcext:value-type="float">
            <text:p>-132.005882503878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-139.712037936779" calcext:value-type="float">
            <text:p>-139.712037936779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-146.852579578264" calcext:value-type="float">
            <text:p>-146.852579578264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-157.398757426516" calcext:value-type="float">
            <text:p>-157.398757426516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-171.279401478396" calcext:value-type="float">
            <text:p>-171.279401478396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173.725321507688" calcext:value-type="float">
            <text:p>173.725321507688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162.320198042314" calcext:value-type="float">
            <text:p>162.320198042314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155.075638073107" calcext:value-type="float">
            <text:p>155.075638073107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47.454081180906" calcext:value-type="float">
            <text:p>147.454081180906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37.166480855306" calcext:value-type="float">
            <text:p>137.166480855306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123.377594419486" calcext:value-type="float">
            <text:p>123.377594419486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109.465285015284" calcext:value-type="float">
            <text:p>109.465285015284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98.7217876110629" calcext:value-type="float">
            <text:p>98.7217876110629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90.2941557174736" calcext:value-type="float">
            <text:p>90.2941557174736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80.9868798332985" calcext:value-type="float">
            <text:p>80.9868798332985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69.4788973629124" calcext:value-type="float">
            <text:p>69.4788973629124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55.5793302932424" calcext:value-type="float">
            <text:p>55.5793302932424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42.4791837411887" calcext:value-type="float">
            <text:p>42.4791837411887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31.7392967761846" calcext:value-type="float">
            <text:p>31.7392967761846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21.8196685702574" calcext:value-type="float">
            <text:p>21.8196685702574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10.645526405747" calcext:value-type="float">
            <text:p>10.645526405747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-1.8398365344853" calcext:value-type="float">
            <text:p>-1.8398365344853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-14.821446315282" calcext:value-type="float">
            <text:p>-14.821446315282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-26.1719276024887" calcext:value-type="float">
            <text:p>-26.1719276024887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-36.7349498014963" calcext:value-type="float">
            <text:p>-36.7349498014963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-48.3871729117109" calcext:value-type="float">
            <text:p>-48.3871729117109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-61.1066282731698" calcext:value-type="float">
            <text:p>-61.1066282731698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-74.4686265145103" calcext:value-type="float">
            <text:p>-74.4686265145103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-86.4758477612128" calcext:value-type="float">
            <text:p>-86.4758477612128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-97.304940255768" calcext:value-type="float">
            <text:p>-97.304940255768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-108.615140960287" calcext:value-type="float">
            <text:p>-108.615140960287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-121.668796310953" calcext:value-type="float">
            <text:p>-121.668796310953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-135.126229802795" calcext:value-type="float">
            <text:p>-135.126229802795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-147.858449485462" calcext:value-type="float">
            <text:p>-147.858449485462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-158.227970416153" calcext:value-type="float">
            <text:p>-158.227970416153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-168.129827587682" calcext:value-type="float">
            <text:p>-168.129827587682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-179.494272504321" calcext:value-type="float">
            <text:p>-179.494272504321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167.281812592074" calcext:value-type="float">
            <text:p>167.281812592074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153.783409490069" calcext:value-type="float">
            <text:p>153.783409490069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142.42567226761" calcext:value-type="float">
            <text:p>142.42567226761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133.671261961497" calcext:value-type="float">
            <text:p>133.671261961497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124.536243644791" calcext:value-type="float">
            <text:p>124.536243644791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113.261722012749" calcext:value-type="float">
            <text:p>113.261722012749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100.042127805508" calcext:value-type="float">
            <text:p>100.042127805508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87.2093068453568" calcext:value-type="float">
            <text:p>87.2093068453568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77.356526014389" calcext:value-type="float">
            <text:p>77.356526014389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69.2678065764213" calcext:value-type="float">
            <text:p>69.2678065764213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60.7674846060569" calcext:value-type="float">
            <text:p>60.7674846060569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49.9151274229775" calcext:value-type="float">
            <text:p>49.9151274229775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37.219716795459" calcext:value-type="float">
            <text:p>37.219716795459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25.1337576044618" calcext:value-type="float">
            <text:p>25.1337576044618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15.2373969154692" calcext:value-type="float">
            <text:p>15.2373969154692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6.73699601728722" calcext:value-type="float">
            <text:p>6.73699601728722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-2.6711412507258" calcext:value-type="float">
            <text:p>-2.6711412507258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-13.9377062056058" calcext:value-type="float">
            <text:p>-13.9377062056058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-26.2883575543639" calcext:value-type="float">
            <text:p>-26.2883575543639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-38.0373302175527" calcext:value-type="float">
            <text:p>-38.0373302175527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-48.333697971955" calcext:value-type="float">
            <text:p>-48.333697971955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-58.0344294972322" calcext:value-type="float">
            <text:p>-58.0344294972322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-68.7279123529514" calcext:value-type="float">
            <text:p>-68.7279123529514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-80.3702018319299" calcext:value-type="float">
            <text:p>-80.3702018319299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-92.3603696561149" calcext:value-type="float">
            <text:p>-92.3603696561149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-103.951699027671" calcext:value-type="float">
            <text:p>-103.951699027671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-115.071086480651" calcext:value-type="float">
            <text:p>-115.071086480651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-126.371285930642" calcext:value-type="float">
            <text:p>-126.371285930642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-138.318059604197" calcext:value-type="float">
            <text:p>-138.318059604197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-150.69667934352" calcext:value-type="float">
            <text:p>-150.69667934352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-162.535765168559" calcext:value-type="float">
            <text:p>-162.535765168559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-174.164231914652" calcext:value-type="float">
            <text:p>-174.164231914652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174.156721257321" calcext:value-type="float">
            <text:p>174.156721257321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61.834624374227" calcext:value-type="float">
            <text:p>161.834624374227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149.248101103383" calcext:value-type="float">
            <text:p>149.248101103383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137.449341195179" calcext:value-type="float">
            <text:p>137.449341195179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126.087667766723" calcext:value-type="float">
            <text:p>126.087667766723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114.67440493436" calcext:value-type="float">
            <text:p>114.67440493436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102.414976336234" calcext:value-type="float">
            <text:p>102.414976336234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89.63703767714" calcext:value-type="float">
            <text:p>89.63703767714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77.7098028226329" calcext:value-type="float">
            <text:p>77.7098028226329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67.1323229365431" calcext:value-type="float">
            <text:p>67.1323229365431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56.8461138835931" calcext:value-type="float">
            <text:p>56.8461138835931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46.0781569649178" calcext:value-type="float">
            <text:p>46.0781569649178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34.1878568776416" calcext:value-type="float">
            <text:p>34.1878568776416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21.8977727498539" calcext:value-type="float">
            <text:p>21.8977727498539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11.1058000382732" calcext:value-type="float">
            <text:p>11.1058000382732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1.83361040593094" calcext:value-type="float">
            <text:p>1.83361040593094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-7.07829776471341" calcext:value-type="float">
            <text:p>-7.07829776471341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-17.0563483391596" calcext:value-type="float">
            <text:p>-17.0563483391596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-28.5011719068179" calcext:value-type="float">
            <text:p>-28.5011719068179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39.9040156313459" calcext:value-type="float">
            <text:p>-39.9040156313459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50.4132345783786" calcext:value-type="float">
            <text:p>-50.4132345783786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59.248873720596" calcext:value-type="float">
            <text:p>-59.248873720596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68.3113972169499" calcext:value-type="float">
            <text:p>-68.3113972169499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78.287683387228" calcext:value-type="float">
            <text:p>-78.287683387228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89.4972098469356" calcext:value-type="float">
            <text:p>-89.4972098469356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100.673866347952" calcext:value-type="float">
            <text:p>-100.673866347952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111.441542250242" calcext:value-type="float">
            <text:p>-111.44154225024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2_Phase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19:32:09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60843174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9.0805824572527" calcext:value-type="float">
            <text:p>49.0805824572527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169.665287393837" calcext:value-type="float">
            <text:p>169.665287393837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130.412751655869" calcext:value-type="float">
            <text:p>130.412751655869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97.0579165379413" calcext:value-type="float">
            <text:p>97.0579165379413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67.6177686694862" calcext:value-type="float">
            <text:p>67.6177686694862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41.0373917112566" calcext:value-type="float">
            <text:p>41.0373917112566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18.4438336887916" calcext:value-type="float">
            <text:p>18.4438336887916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-2.84607768779484" calcext:value-type="float">
            <text:p>-2.84607768779484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-23.1150928215602" calcext:value-type="float">
            <text:p>-23.1150928215602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-38.928727216575" calcext:value-type="float">
            <text:p>-38.928727216575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-56.6366865252172" calcext:value-type="float">
            <text:p>-56.6366865252172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-73.0965696030252" calcext:value-type="float">
            <text:p>-73.0965696030252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-87.9387621862017" calcext:value-type="float">
            <text:p>-87.9387621862017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-103.393141849766" calcext:value-type="float">
            <text:p>-103.393141849766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-118.347412628052" calcext:value-type="float">
            <text:p>-118.347412628052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-133.133513511883" calcext:value-type="float">
            <text:p>-133.133513511883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-146.751942906435" calcext:value-type="float">
            <text:p>-146.751942906435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-159.632998820207" calcext:value-type="float">
            <text:p>-159.632998820207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-173.087915261223" calcext:value-type="float">
            <text:p>-173.087915261223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73.580834101755" calcext:value-type="float">
            <text:p>173.580834101755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59.687370765253" calcext:value-type="float">
            <text:p>159.687370765253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47.261562555255" calcext:value-type="float">
            <text:p>147.261562555255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34.696827070926" calcext:value-type="float">
            <text:p>134.696827070926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23.134978237322" calcext:value-type="float">
            <text:p>123.134978237322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10.180169374372" calcext:value-type="float">
            <text:p>110.180169374372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7.6017392911962" calcext:value-type="float">
            <text:p>97.6017392911962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84.286907468558" calcext:value-type="float">
            <text:p>84.286907468558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72.5518492096348" calcext:value-type="float">
            <text:p>72.5518492096348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61.1522868779301" calcext:value-type="float">
            <text:p>61.1522868779301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49.7234473347028" calcext:value-type="float">
            <text:p>49.7234473347028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37.3220496823609" calcext:value-type="float">
            <text:p>37.3220496823609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24.4108994712043" calcext:value-type="float">
            <text:p>24.4108994712043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12.1527098000323" calcext:value-type="float">
            <text:p>12.1527098000323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0.00299184167692281" calcext:value-type="float">
            <text:p>0.002991841676923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-9.94084063737099" calcext:value-type="float">
            <text:p>-9.94084063737099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-21.9696498138165" calcext:value-type="float">
            <text:p>-21.9696498138165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-33.2495258710988" calcext:value-type="float">
            <text:p>-33.2495258710988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-46.8137361502966" calcext:value-type="float">
            <text:p>-46.8137361502966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-58.5948161373744" calcext:value-type="float">
            <text:p>-58.5948161373744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-71.1655089700388" calcext:value-type="float">
            <text:p>-71.1655089700388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-81.2876590717883" calcext:value-type="float">
            <text:p>-81.2876590717883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-93.4365964167771" calcext:value-type="float">
            <text:p>-93.436596416777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-105.709984687645" calcext:value-type="float">
            <text:p>-105.709984687645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-119.402238278979" calcext:value-type="float">
            <text:p>-119.402238278979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-132.784974548437" calcext:value-type="float">
            <text:p>-132.784974548437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-143.213690885172" calcext:value-type="float">
            <text:p>-143.213690885172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-154.474005981514" calcext:value-type="float">
            <text:p>-154.474005981514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-166.078207667917" calcext:value-type="float">
            <text:p>-166.078207667917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79.427632861942" calcext:value-type="float">
            <text:p>179.427632861942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66.526709541379" calcext:value-type="float">
            <text:p>166.526709541379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54.738703405372" calcext:value-type="float">
            <text:p>154.738703405372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45.41206878714" calcext:value-type="float">
            <text:p>145.41206878714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32.777850906579" calcext:value-type="float">
            <text:p>132.777850906579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19.822496338415" calcext:value-type="float">
            <text:p>119.822496338415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04.487511321537" calcext:value-type="float">
            <text:p>104.487511321537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92.0749618255282" calcext:value-type="float">
            <text:p>92.0749618255282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3.5409068626066" calcext:value-type="float">
            <text:p>83.5409068626066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73.6048161962839" calcext:value-type="float">
            <text:p>73.6048161962839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61.0459966451784" calcext:value-type="float">
            <text:p>61.0459966451784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46.1286353331567" calcext:value-type="float">
            <text:p>46.1286353331567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30.1770616594816" calcext:value-type="float">
            <text:p>30.1770616594816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22.1376670368432" calcext:value-type="float">
            <text:p>22.1376670368432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5.6066152370644" calcext:value-type="float">
            <text:p>15.6066152370644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5.68120042888683" calcext:value-type="float">
            <text:p>5.68120042888683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-7.70989098165405" calcext:value-type="float">
            <text:p>-7.70989098165405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-24.9687710063326" calcext:value-type="float">
            <text:p>-24.9687710063326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-40.760118589064" calcext:value-type="float">
            <text:p>-40.760118589064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-45.6574402035815" calcext:value-type="float">
            <text:p>-45.6574402035815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-51.2140399371571" calcext:value-type="float">
            <text:p>-51.2140399371571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-61.7025595226228" calcext:value-type="float">
            <text:p>-61.7025595226228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-76.5748880057745" calcext:value-type="float">
            <text:p>-76.5748880057745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-96.8556667480981" calcext:value-type="float">
            <text:p>-96.8556667480981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-109.917901336007" calcext:value-type="float">
            <text:p>-109.917901336007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-114.776192784105" calcext:value-type="float">
            <text:p>-114.776192784105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-119.652116375722" calcext:value-type="float">
            <text:p>-119.652116375722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-131.292968721103" calcext:value-type="float">
            <text:p>-131.292968721103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-148.21188444898" calcext:value-type="float">
            <text:p>-148.21188444898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-166.41657765095" calcext:value-type="float">
            <text:p>-166.41657765095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-177.06542087102" calcext:value-type="float">
            <text:p>-177.06542087102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75.852764853727" calcext:value-type="float">
            <text:p>175.852764853727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67.195159733809" calcext:value-type="float">
            <text:p>167.195159733809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53.503717098225" calcext:value-type="float">
            <text:p>153.503717098225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37.558612723003" calcext:value-type="float">
            <text:p>137.558612723003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124.320126326927" calcext:value-type="float">
            <text:p>124.320126326927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117.308471908762" calcext:value-type="float">
            <text:p>117.308471908762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07.950017239102" calcext:value-type="float">
            <text:p>107.950017239102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95.3993320707463" calcext:value-type="float">
            <text:p>95.3993320707463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81.0227224801776" calcext:value-type="float">
            <text:p>81.0227224801776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67.7241308491903" calcext:value-type="float">
            <text:p>67.7241308491903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57.5540727179143" calcext:value-type="float">
            <text:p>57.5540727179143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48.1730821049673" calcext:value-type="float">
            <text:p>48.1730821049673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36.4002100151382" calcext:value-type="float">
            <text:p>36.4002100151382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22.0654331531207" calcext:value-type="float">
            <text:p>22.0654331531207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7.89539837235898" calcext:value-type="float">
            <text:p>7.89539837235898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-2.7365835743664" calcext:value-type="float">
            <text:p>-2.7365835743664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-11.5455851558565" calcext:value-type="float">
            <text:p>-11.5455851558565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-21.5568762854686" calcext:value-type="float">
            <text:p>-21.5568762854686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-34.9486092219506" calcext:value-type="float">
            <text:p>-34.9486092219506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-49.997168279907" calcext:value-type="float">
            <text:p>-49.997168279907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-62.966445478257" calcext:value-type="float">
            <text:p>-62.966445478257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-71.8150320594781" calcext:value-type="float">
            <text:p>-71.8150320594781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-79.1305364661604" calcext:value-type="float">
            <text:p>-79.1305364661604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-89.3784639308936" calcext:value-type="float">
            <text:p>-89.3784639308936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-103.416461536662" calcext:value-type="float">
            <text:p>-103.416461536662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-118.843591874617" calcext:value-type="float">
            <text:p>-118.843591874617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-131.00257070874" calcext:value-type="float">
            <text:p>-131.00257070874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-138.667342707053" calcext:value-type="float">
            <text:p>-138.667342707053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-145.870962924061" calcext:value-type="float">
            <text:p>-145.870962924061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-156.428668014938" calcext:value-type="float">
            <text:p>-156.428668014938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-170.42079390128" calcext:value-type="float">
            <text:p>-170.42079390128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174.625864051094" calcext:value-type="float">
            <text:p>174.625864051094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163.189291744954" calcext:value-type="float">
            <text:p>163.189291744954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155.905467992283" calcext:value-type="float">
            <text:p>155.905467992283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48.1618517591" calcext:value-type="float">
            <text:p>148.1618517591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37.807397813881" calcext:value-type="float">
            <text:p>137.807397813881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124.025846749415" calcext:value-type="float">
            <text:p>124.025846749415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110.027650012929" calcext:value-type="float">
            <text:p>110.027650012929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99.3341383301033" calcext:value-type="float">
            <text:p>99.3341383301033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90.8450957574806" calcext:value-type="float">
            <text:p>90.8450957574806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81.5910631200367" calcext:value-type="float">
            <text:p>81.5910631200367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69.98979893189" calcext:value-type="float">
            <text:p>69.98979893189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56.0491912983064" calcext:value-type="float">
            <text:p>56.0491912983064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42.9945905783492" calcext:value-type="float">
            <text:p>42.9945905783492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32.3085981837141" calcext:value-type="float">
            <text:p>32.3085981837141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22.3293269209055" calcext:value-type="float">
            <text:p>22.3293269209055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11.2593069208282" calcext:value-type="float">
            <text:p>11.2593069208282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-1.28769383114069" calcext:value-type="float">
            <text:p>-1.28769383114069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-14.2230941798778" calcext:value-type="float">
            <text:p>-14.2230941798778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-25.4933248833239" calcext:value-type="float">
            <text:p>-25.4933248833239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-35.973720641873" calcext:value-type="float">
            <text:p>-35.973720641873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-47.4852092486014" calcext:value-type="float">
            <text:p>-47.4852092486014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-60.2369105307536" calcext:value-type="float">
            <text:p>-60.2369105307536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-73.4850449791104" calcext:value-type="float">
            <text:p>-73.4850449791104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-85.4340831858157" calcext:value-type="float">
            <text:p>-85.4340831858157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-96.0949088523342" calcext:value-type="float">
            <text:p>-96.0949088523342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-107.353830270244" calcext:value-type="float">
            <text:p>-107.353830270244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-120.321765317951" calcext:value-type="float">
            <text:p>-120.321765317951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-133.640584829229" calcext:value-type="float">
            <text:p>-133.640584829229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-146.418556107308" calcext:value-type="float">
            <text:p>-146.418556107308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-156.596555407181" calcext:value-type="float">
            <text:p>-156.596555407181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-166.440101040656" calcext:value-type="float">
            <text:p>-166.440101040656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-177.721105255296" calcext:value-type="float">
            <text:p>-177.721105255296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169.054237468014" calcext:value-type="float">
            <text:p>169.054237468014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155.667237484937" calcext:value-type="float">
            <text:p>155.667237484937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144.49526737616" calcext:value-type="float">
            <text:p>144.49526737616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135.715179407461" calcext:value-type="float">
            <text:p>135.715179407461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126.506787176423" calcext:value-type="float">
            <text:p>126.506787176423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115.244495171136" calcext:value-type="float">
            <text:p>115.244495171136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101.968441305518" calcext:value-type="float">
            <text:p>101.968441305518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89.2882549396975" calcext:value-type="float">
            <text:p>89.2882549396975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79.3655514079863" calcext:value-type="float">
            <text:p>79.3655514079863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71.272212741311" calcext:value-type="float">
            <text:p>71.272212741311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62.7964202157082" calcext:value-type="float">
            <text:p>62.7964202157082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51.8630015048065" calcext:value-type="float">
            <text:p>51.8630015048065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39.0299004603287" calcext:value-type="float">
            <text:p>39.0299004603287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26.8951292709792" calcext:value-type="float">
            <text:p>26.8951292709792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16.9926504249087" calcext:value-type="float">
            <text:p>16.9926504249087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8.34979020945126" calcext:value-type="float">
            <text:p>8.34979020945126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-1.12982148218846" calcext:value-type="float">
            <text:p>-1.12982148218846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-12.4406026626914" calcext:value-type="float">
            <text:p>-12.4406026626914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-24.8618133086855" calcext:value-type="float">
            <text:p>-24.8618133086855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-36.6730491646963" calcext:value-type="float">
            <text:p>-36.6730491646963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-46.9505328476175" calcext:value-type="float">
            <text:p>-46.9505328476175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-56.7938829015182" calcext:value-type="float">
            <text:p>-56.7938829015182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-67.423485051962" calcext:value-type="float">
            <text:p>-67.423485051962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-79.0280216145317" calcext:value-type="float">
            <text:p>-79.0280216145317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-91.052241858889" calcext:value-type="float">
            <text:p>-91.052241858889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-102.579910940203" calcext:value-type="float">
            <text:p>-102.579910940203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-113.638301573791" calcext:value-type="float">
            <text:p>-113.638301573791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-124.981256257704" calcext:value-type="float">
            <text:p>-124.981256257704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-136.827885486201" calcext:value-type="float">
            <text:p>-136.827885486201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-149.131022166592" calcext:value-type="float">
            <text:p>-149.131022166592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-160.819123286977" calcext:value-type="float">
            <text:p>-160.819123286977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-172.264680716698" calcext:value-type="float">
            <text:p>-172.264680716698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176.122702842922" calcext:value-type="float">
            <text:p>176.122702842922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63.792076123301" calcext:value-type="float">
            <text:p>163.792076123301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151.434677416918" calcext:value-type="float">
            <text:p>151.434677416918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139.692603057502" calcext:value-type="float">
            <text:p>139.692603057502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128.440660748413" calcext:value-type="float">
            <text:p>128.440660748413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117.171250792133" calcext:value-type="float">
            <text:p>117.171250792133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105.111326744224" calcext:value-type="float">
            <text:p>105.111326744224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92.4907830097274" calcext:value-type="float">
            <text:p>92.4907830097274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80.6417763303908" calcext:value-type="float">
            <text:p>80.6417763303908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70.1799117898242" calcext:value-type="float">
            <text:p>70.1799117898242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59.9479434358118" calcext:value-type="float">
            <text:p>59.9479434358118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49.3535109836447" calcext:value-type="float">
            <text:p>49.3535109836447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37.5943181202042" calcext:value-type="float">
            <text:p>37.5943181202042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25.4054840682054" calcext:value-type="float">
            <text:p>25.4054840682054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14.7184256802229" calcext:value-type="float">
            <text:p>14.7184256802229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5.50738201352454" calcext:value-type="float">
            <text:p>5.50738201352454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-3.42738052595993" calcext:value-type="float">
            <text:p>-3.42738052595993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-13.4247692452486" calcext:value-type="float">
            <text:p>-13.4247692452486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-24.8817553223965" calcext:value-type="float">
            <text:p>-24.8817553223965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36.2738846882216" calcext:value-type="float">
            <text:p>-36.2738846882216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46.766908444883" calcext:value-type="float">
            <text:p>-46.766908444883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55.6369355518807" calcext:value-type="float">
            <text:p>-55.6369355518807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64.7192650772385" calcext:value-type="float">
            <text:p>-64.7192650772385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74.6881562096683" calcext:value-type="float">
            <text:p>-74.6881562096683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86.0003421848441" calcext:value-type="float">
            <text:p>-86.0003421848441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97.2757379866659" calcext:value-type="float">
            <text:p>-97.2757379866659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108.066477068308" calcext:value-type="float">
            <text:p>-108.06647706830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3_Phase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19:33:42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80361344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54.680120160752" calcext:value-type="float">
            <text:p>-154.680120160752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170.215412129867" calcext:value-type="float">
            <text:p>170.215412129867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130.410435977586" calcext:value-type="float">
            <text:p>130.410435977586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96.9494444221856" calcext:value-type="float">
            <text:p>96.9494444221856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67.5871563488192" calcext:value-type="float">
            <text:p>67.5871563488192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41.0273235934228" calcext:value-type="float">
            <text:p>41.0273235934228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18.4211923644723" calcext:value-type="float">
            <text:p>18.4211923644723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-2.88345504474682" calcext:value-type="float">
            <text:p>-2.88345504474682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-23.0947727900337" calcext:value-type="float">
            <text:p>-23.0947727900337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-38.9442441611746" calcext:value-type="float">
            <text:p>-38.9442441611746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-56.6670517628832" calcext:value-type="float">
            <text:p>-56.6670517628832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-73.2025097349682" calcext:value-type="float">
            <text:p>-73.2025097349682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-87.9950586825646" calcext:value-type="float">
            <text:p>-87.9950586825646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-103.525392678103" calcext:value-type="float">
            <text:p>-103.525392678103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-118.457439749617" calcext:value-type="float">
            <text:p>-118.457439749617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-133.266124028757" calcext:value-type="float">
            <text:p>-133.266124028757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-146.903024088954" calcext:value-type="float">
            <text:p>-146.903024088954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-159.779496485582" calcext:value-type="float">
            <text:p>-159.779496485582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-173.257891037315" calcext:value-type="float">
            <text:p>-173.257891037315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73.427646358701" calcext:value-type="float">
            <text:p>173.427646358701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59.544860058022" calcext:value-type="float">
            <text:p>159.544860058022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47.149107045303" calcext:value-type="float">
            <text:p>147.149107045303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34.55866275243" calcext:value-type="float">
            <text:p>134.55866275243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23.009150492069" calcext:value-type="float">
            <text:p>123.009150492069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10.080153006711" calcext:value-type="float">
            <text:p>110.080153006711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7.5309089195354" calcext:value-type="float">
            <text:p>97.5309089195354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84.1462426170488" calcext:value-type="float">
            <text:p>84.1462426170488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72.482880665046" calcext:value-type="float">
            <text:p>72.482880665046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61.1489316979636" calcext:value-type="float">
            <text:p>61.1489316979636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49.6949402384312" calcext:value-type="float">
            <text:p>49.6949402384312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37.362940573564" calcext:value-type="float">
            <text:p>37.362940573564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24.4845278122461" calcext:value-type="float">
            <text:p>24.4845278122461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12.2424425128036" calcext:value-type="float">
            <text:p>12.2424425128036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0.0593841867673294" calcext:value-type="float">
            <text:p>0.059384186767329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-9.83626704464942" calcext:value-type="float">
            <text:p>-9.83626704464942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-21.8081867277112" calcext:value-type="float">
            <text:p>-21.8081867277112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-33.1343563597105" calcext:value-type="float">
            <text:p>-33.1343563597105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-46.6016534469058" calcext:value-type="float">
            <text:p>-46.6016534469058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-58.4474112506333" calcext:value-type="float">
            <text:p>-58.4474112506333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-71.0700285518445" calcext:value-type="float">
            <text:p>-71.0700285518445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-81.1306281589323" calcext:value-type="float">
            <text:p>-81.1306281589323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-93.2153179091325" calcext:value-type="float">
            <text:p>-93.2153179091325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-105.670392706866" calcext:value-type="float">
            <text:p>-105.670392706866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-119.311994620221" calcext:value-type="float">
            <text:p>-119.311994620221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-132.80327565922" calcext:value-type="float">
            <text:p>-132.80327565922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-143.312062398015" calcext:value-type="float">
            <text:p>-143.312062398015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-154.550091458227" calcext:value-type="float">
            <text:p>-154.550091458227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-166.194577008623" calcext:value-type="float">
            <text:p>-166.194577008623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79.24664421969" calcext:value-type="float">
            <text:p>179.24664421969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66.277215859878" calcext:value-type="float">
            <text:p>166.277215859878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54.393419004217" calcext:value-type="float">
            <text:p>154.393419004217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45.063916977705" calcext:value-type="float">
            <text:p>145.063916977705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32.528544816881" calcext:value-type="float">
            <text:p>132.528544816881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19.405589263149" calcext:value-type="float">
            <text:p>119.405589263149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03.993601550622" calcext:value-type="float">
            <text:p>103.993601550622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91.5684891116077" calcext:value-type="float">
            <text:p>91.5684891116077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3.0816111856274" calcext:value-type="float">
            <text:p>83.0816111856274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73.1713723757893" calcext:value-type="float">
            <text:p>73.1713723757893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60.6667913914135" calcext:value-type="float">
            <text:p>60.6667913914135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45.6761525872746" calcext:value-type="float">
            <text:p>45.6761525872746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29.5885826333446" calcext:value-type="float">
            <text:p>29.5885826333446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21.662230793882" calcext:value-type="float">
            <text:p>21.662230793882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5.3515220632189" calcext:value-type="float">
            <text:p>15.3515220632189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5.41196125363014" calcext:value-type="float">
            <text:p>5.41196125363014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-7.95232947085212" calcext:value-type="float">
            <text:p>-7.95232947085212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-25.2580867937333" calcext:value-type="float">
            <text:p>-25.2580867937333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-41.0918146564277" calcext:value-type="float">
            <text:p>-41.0918146564277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-45.9728340871813" calcext:value-type="float">
            <text:p>-45.9728340871813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-51.2162058163662" calcext:value-type="float">
            <text:p>-51.2162058163662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-61.7312614351269" calcext:value-type="float">
            <text:p>-61.7312614351269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-76.5568384668008" calcext:value-type="float">
            <text:p>-76.5568384668008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-96.9209473540472" calcext:value-type="float">
            <text:p>-96.9209473540472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-109.741176738872" calcext:value-type="float">
            <text:p>-109.741176738872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-114.643951357107" calcext:value-type="float">
            <text:p>-114.643951357107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-119.432812139507" calcext:value-type="float">
            <text:p>-119.432812139507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-131.111000302572" calcext:value-type="float">
            <text:p>-131.111000302572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-148.134920935962" calcext:value-type="float">
            <text:p>-148.134920935962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-166.160463868711" calcext:value-type="float">
            <text:p>-166.160463868711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-176.893833699016" calcext:value-type="float">
            <text:p>-176.893833699016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76.047258085861" calcext:value-type="float">
            <text:p>176.047258085861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67.218853076519" calcext:value-type="float">
            <text:p>167.218853076519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53.496784259732" calcext:value-type="float">
            <text:p>153.496784259732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37.548704363395" calcext:value-type="float">
            <text:p>137.548704363395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124.351725350809" calcext:value-type="float">
            <text:p>124.351725350809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117.344559935965" calcext:value-type="float">
            <text:p>117.344559935965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07.825041527094" calcext:value-type="float">
            <text:p>107.825041527094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95.1336159579695" calcext:value-type="float">
            <text:p>95.1336159579695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80.6997638387517" calcext:value-type="float">
            <text:p>80.6997638387517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67.4402701950162" calcext:value-type="float">
            <text:p>67.4402701950162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57.2127241203466" calcext:value-type="float">
            <text:p>57.2127241203466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47.6959956500258" calcext:value-type="float">
            <text:p>47.6959956500258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35.9235112043573" calcext:value-type="float">
            <text:p>35.9235112043573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21.5740189610472" calcext:value-type="float">
            <text:p>21.5740189610472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7.32641200951788" calcext:value-type="float">
            <text:p>7.32641200951788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-3.24997527609717" calcext:value-type="float">
            <text:p>-3.24997527609717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-12.068484443974" calcext:value-type="float">
            <text:p>-12.068484443974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-22.0045324165337" calcext:value-type="float">
            <text:p>-22.0045324165337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-35.4463240427516" calcext:value-type="float">
            <text:p>-35.4463240427516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-50.4655065371344" calcext:value-type="float">
            <text:p>-50.4655065371344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-63.2933223043084" calcext:value-type="float">
            <text:p>-63.2933223043084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-71.9921743907871" calcext:value-type="float">
            <text:p>-71.9921743907871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-79.2306064793885" calcext:value-type="float">
            <text:p>-79.2306064793885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-89.3425251263545" calcext:value-type="float">
            <text:p>-89.3425251263545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-103.334402645409" calcext:value-type="float">
            <text:p>-103.334402645409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-118.558259832415" calcext:value-type="float">
            <text:p>-118.558259832415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-130.487995659418" calcext:value-type="float">
            <text:p>-130.487995659418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-138.051871935563" calcext:value-type="float">
            <text:p>-138.051871935563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-145.103682415651" calcext:value-type="float">
            <text:p>-145.103682415651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-155.58860639777" calcext:value-type="float">
            <text:p>-155.58860639777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-169.492446249384" calcext:value-type="float">
            <text:p>-169.492446249384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175.673104804606" calcext:value-type="float">
            <text:p>175.673104804606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164.386112190697" calcext:value-type="float">
            <text:p>164.386112190697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157.081472898636" calcext:value-type="float">
            <text:p>157.081472898636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49.426000307575" calcext:value-type="float">
            <text:p>149.426000307575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38.922605360818" calcext:value-type="float">
            <text:p>138.922605360818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125.04681975015" calcext:value-type="float">
            <text:p>125.04681975015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111.148350652163" calcext:value-type="float">
            <text:p>111.148350652163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100.404032035552" calcext:value-type="float">
            <text:p>100.404032035552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91.7089665994049" calcext:value-type="float">
            <text:p>91.7089665994049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82.3523825193158" calcext:value-type="float">
            <text:p>82.3523825193158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70.6274038882716" calcext:value-type="float">
            <text:p>70.6274038882716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56.6008227344198" calcext:value-type="float">
            <text:p>56.6008227344198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43.4148477108366" calcext:value-type="float">
            <text:p>43.4148477108366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32.5787278290704" calcext:value-type="float">
            <text:p>32.5787278290704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22.4863350728236" calcext:value-type="float">
            <text:p>22.4863350728236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11.2748077257489" calcext:value-type="float">
            <text:p>11.2748077257489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-1.27500637787918" calcext:value-type="float">
            <text:p>-1.27500637787918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-14.359010139794" calcext:value-type="float">
            <text:p>-14.359010139794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-25.8039322133922" calcext:value-type="float">
            <text:p>-25.8039322133922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-36.3620909770421" calcext:value-type="float">
            <text:p>-36.3620909770421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-47.9973074733103" calcext:value-type="float">
            <text:p>-47.9973074733103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-60.8176603212015" calcext:value-type="float">
            <text:p>-60.8176603212015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-74.1739251714413" calcext:value-type="float">
            <text:p>-74.1739251714413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-86.0578215243188" calcext:value-type="float">
            <text:p>-86.0578215243188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-96.7613131480722" calcext:value-type="float">
            <text:p>-96.7613131480722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-108.090396572319" calcext:value-type="float">
            <text:p>-108.090396572319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-120.933493753775" calcext:value-type="float">
            <text:p>-120.933493753775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-134.225553630998" calcext:value-type="float">
            <text:p>-134.225553630998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-146.759882956317" calcext:value-type="float">
            <text:p>-146.759882956317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-156.873061409898" calcext:value-type="float">
            <text:p>-156.873061409898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-166.417359577998" calcext:value-type="float">
            <text:p>-166.417359577998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-177.605131821557" calcext:value-type="float">
            <text:p>-177.605131821557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169.520859159759" calcext:value-type="float">
            <text:p>169.520859159759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156.354802103767" calcext:value-type="float">
            <text:p>156.354802103767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145.472076359774" calcext:value-type="float">
            <text:p>145.472076359774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136.879018438719" calcext:value-type="float">
            <text:p>136.879018438719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127.913571579408" calcext:value-type="float">
            <text:p>127.913571579408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116.847932196534" calcext:value-type="float">
            <text:p>116.847932196534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103.805764520525" calcext:value-type="float">
            <text:p>103.805764520525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91.0962524978924" calcext:value-type="float">
            <text:p>91.0962524978924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81.2179375949556" calcext:value-type="float">
            <text:p>81.2179375949556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73.04245901371" calcext:value-type="float">
            <text:p>73.04245901371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64.5176463684673" calcext:value-type="float">
            <text:p>64.5176463684673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53.4645725250647" calcext:value-type="float">
            <text:p>53.4645725250647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40.562530128145" calcext:value-type="float">
            <text:p>40.562530128145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28.2920304093929" calcext:value-type="float">
            <text:p>28.2920304093929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18.1526848619547" calcext:value-type="float">
            <text:p>18.1526848619547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9.25956108139829" calcext:value-type="float">
            <text:p>9.25956108139829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-0.431765029229689" calcext:value-type="float">
            <text:p>-0.431765029229689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-11.8756688741117" calcext:value-type="float">
            <text:p>-11.8756688741117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-24.5026713100007" calcext:value-type="float">
            <text:p>-24.5026713100007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-36.5661583376849" calcext:value-type="float">
            <text:p>-36.5661583376849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-47.1560144447583" calcext:value-type="float">
            <text:p>-47.1560144447583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-57.196835231887" calcext:value-type="float">
            <text:p>-57.196835231887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-68.0147847432729" calcext:value-type="float">
            <text:p>-68.0147847432729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-79.8222072783649" calcext:value-type="float">
            <text:p>-79.8222072783649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-92.1248000384527" calcext:value-type="float">
            <text:p>-92.1248000384527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-103.894002279077" calcext:value-type="float">
            <text:p>-103.894002279077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-115.235769360231" calcext:value-type="float">
            <text:p>-115.235769360231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-126.652321293348" calcext:value-type="float">
            <text:p>-126.652321293348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-138.661751604941" calcext:value-type="float">
            <text:p>-138.661751604941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-151.03181966552" calcext:value-type="float">
            <text:p>-151.03181966552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-162.87302998555" calcext:value-type="float">
            <text:p>-162.87302998555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-174.489454506436" calcext:value-type="float">
            <text:p>-174.489454506436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174.006875668675" calcext:value-type="float">
            <text:p>174.006875668675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61.684019007152" calcext:value-type="float">
            <text:p>161.684019007152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149.354705258823" calcext:value-type="float">
            <text:p>149.354705258823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137.63417714539" calcext:value-type="float">
            <text:p>137.63417714539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126.559783730866" calcext:value-type="float">
            <text:p>126.559783730866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115.478492633735" calcext:value-type="float">
            <text:p>115.478492633735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103.780012904248" calcext:value-type="float">
            <text:p>103.780012904248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91.4623448751949" calcext:value-type="float">
            <text:p>91.4623448751949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80.09762346269" calcext:value-type="float">
            <text:p>80.09762346269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69.9998613594402" calcext:value-type="float">
            <text:p>69.9998613594402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60.1701934460007" calcext:value-type="float">
            <text:p>60.1701934460007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49.9062215205147" calcext:value-type="float">
            <text:p>49.9062215205147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38.5556307449869" calcext:value-type="float">
            <text:p>38.5556307449869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26.5943286967473" calcext:value-type="float">
            <text:p>26.5943286967473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16.0347998870711" calcext:value-type="float">
            <text:p>16.0347998870711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6.92752463495035" calcext:value-type="float">
            <text:p>6.92752463495035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-2.00104735925679" calcext:value-type="float">
            <text:p>-2.00104735925679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-12.0832825794805" calcext:value-type="float">
            <text:p>-12.0832825794805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-23.504831778734" calcext:value-type="float">
            <text:p>-23.504831778734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35.2247513581845" calcext:value-type="float">
            <text:p>-35.2247513581845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46.0126973210417" calcext:value-type="float">
            <text:p>-46.0126973210417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55.1468505471814" calcext:value-type="float">
            <text:p>-55.1468505471814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64.5193508575867" calcext:value-type="float">
            <text:p>-64.5193508575867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74.6731179660646" calcext:value-type="float">
            <text:p>-74.6731179660646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86.3716023128934" calcext:value-type="float">
            <text:p>-86.3716023128934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97.9368967203878" calcext:value-type="float">
            <text:p>-97.9368967203878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108.938240421022" calcext:value-type="float">
            <text:p>-108.93824042102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4_Phase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19:34:52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46144745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71.710469701404" calcext:value-type="float">
            <text:p>-171.710469701404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169.946232578207" calcext:value-type="float">
            <text:p>169.946232578207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130.407028945429" calcext:value-type="float">
            <text:p>130.407028945429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96.958191282774" calcext:value-type="float">
            <text:p>96.958191282774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67.5167995176427" calcext:value-type="float">
            <text:p>67.5167995176427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40.8967289131579" calcext:value-type="float">
            <text:p>40.8967289131579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18.2626486063228" calcext:value-type="float">
            <text:p>18.262648606322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-2.99044748168025" calcext:value-type="float">
            <text:p>-2.99044748168025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-23.1875876697699" calcext:value-type="float">
            <text:p>-23.1875876697699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-39.1003082217828" calcext:value-type="float">
            <text:p>-39.1003082217828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-56.8366217270479" calcext:value-type="float">
            <text:p>-56.8366217270479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-73.3403857641259" calcext:value-type="float">
            <text:p>-73.3403857641259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-88.0944729555447" calcext:value-type="float">
            <text:p>-88.0944729555447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-103.654340330057" calcext:value-type="float">
            <text:p>-103.654340330057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-118.553484312035" calcext:value-type="float">
            <text:p>-118.553484312035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-133.343647046512" calcext:value-type="float">
            <text:p>-133.343647046512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-147.000821985199" calcext:value-type="float">
            <text:p>-147.000821985199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-159.867559481786" calcext:value-type="float">
            <text:p>-159.867559481786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-173.322456086033" calcext:value-type="float">
            <text:p>-173.322456086033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73.364491038664" calcext:value-type="float">
            <text:p>173.364491038664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59.526326764573" calcext:value-type="float">
            <text:p>159.526326764573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47.098987594848" calcext:value-type="float">
            <text:p>147.098987594848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34.49150340579" calcext:value-type="float">
            <text:p>134.49150340579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22.979895393005" calcext:value-type="float">
            <text:p>122.979895393005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10.017133381179" calcext:value-type="float">
            <text:p>110.017133381179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7.5339118040741" calcext:value-type="float">
            <text:p>97.5339118040741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84.0889912193652" calcext:value-type="float">
            <text:p>84.0889912193652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72.4067151966583" calcext:value-type="float">
            <text:p>72.4067151966583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61.0943009659416" calcext:value-type="float">
            <text:p>61.0943009659416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49.6717061962659" calcext:value-type="float">
            <text:p>49.6717061962659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37.2862945631764" calcext:value-type="float">
            <text:p>37.2862945631764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24.3580165020888" calcext:value-type="float">
            <text:p>24.3580165020888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12.101598704226" calcext:value-type="float">
            <text:p>12.101598704226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-0.0160888902243254" calcext:value-type="float">
            <text:p>-0.016088890224325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-9.97932314517798" calcext:value-type="float">
            <text:p>-9.97932314517798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-21.9755625223547" calcext:value-type="float">
            <text:p>-21.9755625223547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-33.2207209357036" calcext:value-type="float">
            <text:p>-33.2207209357036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-46.7312816178057" calcext:value-type="float">
            <text:p>-46.7312816178057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-58.7381463641222" calcext:value-type="float">
            <text:p>-58.7381463641222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-71.4027072866439" calcext:value-type="float">
            <text:p>-71.4027072866439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-81.40981775061" calcext:value-type="float">
            <text:p>-81.40981775061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-93.5397664360148" calcext:value-type="float">
            <text:p>-93.5397664360148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-105.955607448035" calcext:value-type="float">
            <text:p>-105.955607448035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-119.713595307526" calcext:value-type="float">
            <text:p>-119.713595307526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-133.221166893848" calcext:value-type="float">
            <text:p>-133.221166893848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-143.578884650382" calcext:value-type="float">
            <text:p>-143.578884650382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-154.836679242422" calcext:value-type="float">
            <text:p>-154.836679242422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-166.401749432573" calcext:value-type="float">
            <text:p>-166.401749432573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79.044052655096" calcext:value-type="float">
            <text:p>179.044052655096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66.019223476656" calcext:value-type="float">
            <text:p>166.019223476656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54.119416397755" calcext:value-type="float">
            <text:p>154.119416397755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44.903602643945" calcext:value-type="float">
            <text:p>144.903602643945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32.335801168008" calcext:value-type="float">
            <text:p>132.335801168008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19.297194051415" calcext:value-type="float">
            <text:p>119.297194051415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03.816475985712" calcext:value-type="float">
            <text:p>103.816475985712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91.3171533057979" calcext:value-type="float">
            <text:p>91.3171533057979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2.9002343490206" calcext:value-type="float">
            <text:p>82.9002343490206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73.0886938199031" calcext:value-type="float">
            <text:p>73.0886938199031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60.632519349314" calcext:value-type="float">
            <text:p>60.632519349314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45.4831849000316" calcext:value-type="float">
            <text:p>45.4831849000316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29.2827563916482" calcext:value-type="float">
            <text:p>29.2827563916482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21.5182342917518" calcext:value-type="float">
            <text:p>21.5182342917518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5.2697524624707" calcext:value-type="float">
            <text:p>15.2697524624707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5.45856819281632" calcext:value-type="float">
            <text:p>5.45856819281632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-7.92256589851596" calcext:value-type="float">
            <text:p>-7.92256589851596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-25.3687165462337" calcext:value-type="float">
            <text:p>-25.3687165462337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-41.1989073585192" calcext:value-type="float">
            <text:p>-41.1989073585192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-46.082680585674" calcext:value-type="float">
            <text:p>-46.082680585674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-51.2364537540682" calcext:value-type="float">
            <text:p>-51.2364537540682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-61.6490219048777" calcext:value-type="float">
            <text:p>-61.6490219048777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-76.6152809955172" calcext:value-type="float">
            <text:p>-76.6152809955172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-96.9916616705054" calcext:value-type="float">
            <text:p>-96.9916616705054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-109.881167520989" calcext:value-type="float">
            <text:p>-109.881167520989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-114.884656924625" calcext:value-type="float">
            <text:p>-114.884656924625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-119.587382778556" calcext:value-type="float">
            <text:p>-119.587382778556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-131.207806834184" calcext:value-type="float">
            <text:p>-131.207806834184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-148.422932388924" calcext:value-type="float">
            <text:p>-148.422932388924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-166.327641683336" calcext:value-type="float">
            <text:p>-166.327641683336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-177.029810641307" calcext:value-type="float">
            <text:p>-177.029810641307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75.895017954063" calcext:value-type="float">
            <text:p>175.895017954063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67.013453973424" calcext:value-type="float">
            <text:p>167.013453973424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53.188969663479" calcext:value-type="float">
            <text:p>153.188969663479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37.326908689759" calcext:value-type="float">
            <text:p>137.326908689759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124.131082014239" calcext:value-type="float">
            <text:p>124.131082014239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117.182152732932" calcext:value-type="float">
            <text:p>117.182152732932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07.618851933434" calcext:value-type="float">
            <text:p>107.618851933434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94.9969000050071" calcext:value-type="float">
            <text:p>94.9969000050071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80.6120000965908" calcext:value-type="float">
            <text:p>80.6120000965908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67.2872265827627" calcext:value-type="float">
            <text:p>67.2872265827627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57.064137899666" calcext:value-type="float">
            <text:p>57.064137899666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47.6220125684333" calcext:value-type="float">
            <text:p>47.6220125684333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35.7625672919441" calcext:value-type="float">
            <text:p>35.7625672919441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21.4219323973791" calcext:value-type="float">
            <text:p>21.4219323973791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7.20343248016267" calcext:value-type="float">
            <text:p>7.20343248016267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-3.44061868428979" calcext:value-type="float">
            <text:p>-3.44061868428979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-12.2147803565434" calcext:value-type="float">
            <text:p>-12.2147803565434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-22.2046562839861" calcext:value-type="float">
            <text:p>-22.2046562839861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-35.6417924291688" calcext:value-type="float">
            <text:p>-35.6417924291688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-50.7356127215157" calcext:value-type="float">
            <text:p>-50.7356127215157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-63.4572594021575" calcext:value-type="float">
            <text:p>-63.4572594021575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-72.2649650053878" calcext:value-type="float">
            <text:p>-72.2649650053878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-79.5255332881322" calcext:value-type="float">
            <text:p>-79.5255332881322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-89.6817364114946" calcext:value-type="float">
            <text:p>-89.6817364114946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-103.641664828519" calcext:value-type="float">
            <text:p>-103.641664828519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-118.956661685052" calcext:value-type="float">
            <text:p>-118.956661685052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-130.876731729546" calcext:value-type="float">
            <text:p>-130.876731729546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-138.503189883218" calcext:value-type="float">
            <text:p>-138.503189883218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-145.534304940004" calcext:value-type="float">
            <text:p>-145.534304940004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-156.095533668036" calcext:value-type="float">
            <text:p>-156.095533668036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-169.978629537661" calcext:value-type="float">
            <text:p>-169.978629537661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175.20260014591" calcext:value-type="float">
            <text:p>175.20260014591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163.80297829081" calcext:value-type="float">
            <text:p>163.80297829081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156.537132584945" calcext:value-type="float">
            <text:p>156.537132584945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48.878667124815" calcext:value-type="float">
            <text:p>148.878667124815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38.468703658363" calcext:value-type="float">
            <text:p>138.468703658363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124.598427717648" calcext:value-type="float">
            <text:p>124.598427717648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110.649363242761" calcext:value-type="float">
            <text:p>110.649363242761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99.9371197210035" calcext:value-type="float">
            <text:p>99.9371197210035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91.3172443150082" calcext:value-type="float">
            <text:p>91.3172443150082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81.9951596628714" calcext:value-type="float">
            <text:p>81.9951596628714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70.1858150195804" calcext:value-type="float">
            <text:p>70.1858150195804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56.251625733105" calcext:value-type="float">
            <text:p>56.251625733105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43.156977348153" calcext:value-type="float">
            <text:p>43.156977348153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32.3239275224509" calcext:value-type="float">
            <text:p>32.3239275224509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22.2762431953164" calcext:value-type="float">
            <text:p>22.2762431953164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11.0621308629457" calcext:value-type="float">
            <text:p>11.0621308629457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-1.50384221618978" calcext:value-type="float">
            <text:p>-1.50384221618978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-14.5514145388941" calcext:value-type="float">
            <text:p>-14.5514145388941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-25.8521558340523" calcext:value-type="float">
            <text:p>-25.8521558340523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-36.448225455876" calcext:value-type="float">
            <text:p>-36.448225455876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-48.1021336055848" calcext:value-type="float">
            <text:p>-48.1021336055848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-60.8996682125169" calcext:value-type="float">
            <text:p>-60.8996682125169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-74.1953103171051" calcext:value-type="float">
            <text:p>-74.1953103171051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-86.1051224454194" calcext:value-type="float">
            <text:p>-86.1051224454194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-96.8570915578412" calcext:value-type="float">
            <text:p>-96.8570915578412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-108.184694964264" calcext:value-type="float">
            <text:p>-108.184694964264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-121.065075768322" calcext:value-type="float">
            <text:p>-121.065075768322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-134.380665132144" calcext:value-type="float">
            <text:p>-134.380665132144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-146.945252202517" calcext:value-type="float">
            <text:p>-146.945252202517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-157.084046494825" calcext:value-type="float">
            <text:p>-157.084046494825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-166.832075309875" calcext:value-type="float">
            <text:p>-166.832075309875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-178.042745012373" calcext:value-type="float">
            <text:p>-178.042745012373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168.927425415522" calcext:value-type="float">
            <text:p>168.927425415522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155.708623626114" calcext:value-type="float">
            <text:p>155.708623626114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144.677550536402" calcext:value-type="float">
            <text:p>144.677550536402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135.963257170088" calcext:value-type="float">
            <text:p>135.963257170088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127.020197265304" calcext:value-type="float">
            <text:p>127.020197265304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115.81165978267" calcext:value-type="float">
            <text:p>115.81165978267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102.643011411239" calcext:value-type="float">
            <text:p>102.643011411239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89.9623792251198" calcext:value-type="float">
            <text:p>89.9623792251198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79.987632413451" calcext:value-type="float">
            <text:p>79.987632413451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71.8159026551444" calcext:value-type="float">
            <text:p>71.8159026551444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63.2689165414854" calcext:value-type="float">
            <text:p>63.2689165414854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52.2271536759447" calcext:value-type="float">
            <text:p>52.2271536759447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39.513082360371" calcext:value-type="float">
            <text:p>39.513082360371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27.2087037404573" calcext:value-type="float">
            <text:p>27.2087037404573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17.1611900379971" calcext:value-type="float">
            <text:p>17.1611900379971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8.40883274168697" calcext:value-type="float">
            <text:p>8.40883274168697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-1.2246985865063" calcext:value-type="float">
            <text:p>-1.2246985865063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-12.6336946051242" calcext:value-type="float">
            <text:p>-12.6336946051242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-25.1358590140096" calcext:value-type="float">
            <text:p>-25.1358590140096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-37.0474215789493" calcext:value-type="float">
            <text:p>-37.0474215789493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-47.554526087416" calcext:value-type="float">
            <text:p>-47.554526087416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-57.4334053432242" calcext:value-type="float">
            <text:p>-57.4334053432242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-68.2380920599645" calcext:value-type="float">
            <text:p>-68.2380920599645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-79.9054146492463" calcext:value-type="float">
            <text:p>-79.9054146492463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-92.0729977124381" calcext:value-type="float">
            <text:p>-92.0729977124381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-103.65758288471" calcext:value-type="float">
            <text:p>-103.65758288471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-114.887160802122" calcext:value-type="float">
            <text:p>-114.887160802122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-126.27285517725" calcext:value-type="float">
            <text:p>-126.27285517725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-138.046380792839" calcext:value-type="float">
            <text:p>-138.046380792839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-150.43058630918" calcext:value-type="float">
            <text:p>-150.43058630918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-162.188121368489" calcext:value-type="float">
            <text:p>-162.188121368489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-173.858175024649" calcext:value-type="float">
            <text:p>-173.858175024649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174.606620749822" calcext:value-type="float">
            <text:p>174.606620749822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62.353584908" calcext:value-type="float">
            <text:p>162.353584908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149.953624741507" calcext:value-type="float">
            <text:p>149.953624741507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138.230465328608" calcext:value-type="float">
            <text:p>138.230465328608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127.038638037662" calcext:value-type="float">
            <text:p>127.038638037662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115.861260005657" calcext:value-type="float">
            <text:p>115.861260005657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103.978933160379" calcext:value-type="float">
            <text:p>103.978933160379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91.605238615647" calcext:value-type="float">
            <text:p>91.605238615647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79.951501190176" calcext:value-type="float">
            <text:p>79.951501190176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69.6131722005049" calcext:value-type="float">
            <text:p>69.6131722005049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59.7495899807136" calcext:value-type="float">
            <text:p>59.7495899807136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49.2385934259116" calcext:value-type="float">
            <text:p>49.2385934259116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37.6224143301079" calcext:value-type="float">
            <text:p>37.6224143301079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25.656002549907" calcext:value-type="float">
            <text:p>25.656002549907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14.9182294289283" calcext:value-type="float">
            <text:p>14.9182294289283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5.68876917118539" calcext:value-type="float">
            <text:p>5.68876917118539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-3.25553417635459" calcext:value-type="float">
            <text:p>-3.25553417635459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-13.3713911412978" calcext:value-type="float">
            <text:p>-13.3713911412978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-24.8183231452561" calcext:value-type="float">
            <text:p>-24.8183231452561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36.5070325416387" calcext:value-type="float">
            <text:p>-36.5070325416387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47.2910311976783" calcext:value-type="float">
            <text:p>-47.2910311976783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56.3867448128225" calcext:value-type="float">
            <text:p>-56.3867448128225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65.6367235410297" calcext:value-type="float">
            <text:p>-65.6367235410297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75.8870365234209" calcext:value-type="float">
            <text:p>-75.8870365234209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87.2580794843322" calcext:value-type="float">
            <text:p>-87.2580794843322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98.843366699076" calcext:value-type="float">
            <text:p>-98.843366699076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109.74212950496" calcext:value-type="float">
            <text:p>-109.7421295049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1_S21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19:30:13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252583266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64.7991980867315" calcext:value-type="float">
            <text:p>-64.7991980867315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-21.5933022327983" calcext:value-type="float">
            <text:p>-21.5933022327983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9.38171351885808" calcext:value-type="float">
            <text:p>-9.38171351885808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-3.35748012584956" calcext:value-type="float">
            <text:p>-3.35748012584956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0.331088286501003" calcext:value-type="float">
            <text:p>0.331088286501003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2.82410306528075" calcext:value-type="float">
            <text:p>2.82410306528075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4.67388271966678" calcext:value-type="float">
            <text:p>4.6738827196667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5.8748857210386" calcext:value-type="float">
            <text:p>5.8748857210386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6.23837795694722" calcext:value-type="float">
            <text:p>6.23837795694722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6.98042422815903" calcext:value-type="float">
            <text:p>6.98042422815903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7.65439479269224" calcext:value-type="float">
            <text:p>7.65439479269224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8.14868280626145" calcext:value-type="float">
            <text:p>8.14868280626145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8.53166851300665" calcext:value-type="float">
            <text:p>8.53166851300665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8.76092045533885" calcext:value-type="float">
            <text:p>8.76092045533885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8.90059666669957" calcext:value-type="float">
            <text:p>8.90059666669957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8.98581206262577" calcext:value-type="float">
            <text:p>8.98581206262577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9.12687510285473" calcext:value-type="float">
            <text:p>9.12687510285473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9.2532164760052" calcext:value-type="float">
            <text:p>9.2532164760052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9.37097825131867" calcext:value-type="float">
            <text:p>9.37097825131867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9.37561010845593" calcext:value-type="float">
            <text:p>9.37561010845593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9.377858273472" calcext:value-type="float">
            <text:p>9.377858273472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9.36057215209449" calcext:value-type="float">
            <text:p>9.36057215209449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9.4154141599336" calcext:value-type="float">
            <text:p>9.4154141599336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9.44774875779885" calcext:value-type="float">
            <text:p>9.44774875779885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9.47211039460288" calcext:value-type="float">
            <text:p>9.47211039460288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.43586318330066" calcext:value-type="float">
            <text:p>9.43586318330066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9.39624555059519" calcext:value-type="float">
            <text:p>9.39624555059519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9.34004886462636" calcext:value-type="float">
            <text:p>9.34004886462636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9.38770088134346" calcext:value-type="float">
            <text:p>9.38770088134346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9.42900472358905" calcext:value-type="float">
            <text:p>9.42900472358905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9.44612834586855" calcext:value-type="float">
            <text:p>9.44612834586855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9.37782525973557" calcext:value-type="float">
            <text:p>9.37782525973557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9.27262506235404" calcext:value-type="float">
            <text:p>9.27262506235404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9.26478119690782" calcext:value-type="float">
            <text:p>9.26478119690782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9.33091517348331" calcext:value-type="float">
            <text:p>9.33091517348331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9.41462080965633" calcext:value-type="float">
            <text:p>9.41462080965633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9.38130600788767" calcext:value-type="float">
            <text:p>9.38130600788767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9.31544339895431" calcext:value-type="float">
            <text:p>9.31544339895431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9.21181483513307" calcext:value-type="float">
            <text:p>9.21181483513307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9.27249670621447" calcext:value-type="float">
            <text:p>9.27249670621447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9.37379635131542" calcext:value-type="float">
            <text:p>9.37379635131542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9.43986314367376" calcext:value-type="float">
            <text:p>9.43986314367376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9.37978834348453" calcext:value-type="float">
            <text:p>9.37978834348453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9.27078476131602" calcext:value-type="float">
            <text:p>9.27078476131602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9.22139137585564" calcext:value-type="float">
            <text:p>9.22139137585564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9.32164275041404" calcext:value-type="float">
            <text:p>9.32164275041404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9.40168101589345" calcext:value-type="float">
            <text:p>9.40168101589345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9.36906694474731" calcext:value-type="float">
            <text:p>9.36906694474731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9.20649897124523" calcext:value-type="float">
            <text:p>9.20649897124523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9.06611100813799" calcext:value-type="float">
            <text:p>9.06611100813799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9.11273283948725" calcext:value-type="float">
            <text:p>9.11273283948725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9.24078138367806" calcext:value-type="float">
            <text:p>9.24078138367806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9.19684922569643" calcext:value-type="float">
            <text:p>9.19684922569643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9.01092524774527" calcext:value-type="float">
            <text:p>9.01092524774527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8.70838416275888" calcext:value-type="float">
            <text:p>8.70838416275888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8.60794093950312" calcext:value-type="float">
            <text:p>8.60794093950312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.79526625340471" calcext:value-type="float">
            <text:p>8.79526625340471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8.852081463892" calcext:value-type="float">
            <text:p>8.852081463892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8.67835109225606" calcext:value-type="float">
            <text:p>8.67835109225606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8.27697400522111" calcext:value-type="float">
            <text:p>8.27697400522111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7.83855146401688" calcext:value-type="float">
            <text:p>7.83855146401688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7.99843350521793" calcext:value-type="float">
            <text:p>7.99843350521793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8.290349165486" calcext:value-type="float">
            <text:p>8.290349165486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8.2453489211713" calcext:value-type="float">
            <text:p>8.2453489211713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7.96350960309175" calcext:value-type="float">
            <text:p>7.96350960309175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7.41196600266309" calcext:value-type="float">
            <text:p>7.41196600266309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6.92557211094242" calcext:value-type="float">
            <text:p>6.92557211094242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7.35559155361941" calcext:value-type="float">
            <text:p>7.35559155361941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7.72728359894607" calcext:value-type="float">
            <text:p>7.72728359894607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7.67253247722073" calcext:value-type="float">
            <text:p>7.67253247722073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7.33494004636948" calcext:value-type="float">
            <text:p>7.33494004636948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6.5605016058077" calcext:value-type="float">
            <text:p>6.5605016058077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6.32974235137213" calcext:value-type="float">
            <text:p>6.32974235137213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6.88566379281445" calcext:value-type="float">
            <text:p>6.88566379281445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7.33305585198372" calcext:value-type="float">
            <text:p>7.33305585198372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7.27924267161783" calcext:value-type="float">
            <text:p>7.27924267161783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6.799272267713" calcext:value-type="float">
            <text:p>6.799272267713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6.16827766133379" calcext:value-type="float">
            <text:p>6.16827766133379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6.23070533275263" calcext:value-type="float">
            <text:p>6.23070533275263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6.73115885790106" calcext:value-type="float">
            <text:p>6.73115885790106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7.04892085193277" calcext:value-type="float">
            <text:p>7.04892085193277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6.8929009325427" calcext:value-type="float">
            <text:p>6.8929009325427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6.45546756953308" calcext:value-type="float">
            <text:p>6.45546756953308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6.29176736743577" calcext:value-type="float">
            <text:p>6.29176736743577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6.59040359655162" calcext:value-type="float">
            <text:p>6.59040359655162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6.90775443682732" calcext:value-type="float">
            <text:p>6.90775443682732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6.92753389406233" calcext:value-type="float">
            <text:p>6.92753389406233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6.649654094256" calcext:value-type="float">
            <text:p>6.649654094256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6.44926010611207" calcext:value-type="float">
            <text:p>6.44926010611207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6.65817800397167" calcext:value-type="float">
            <text:p>6.65817800397167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6.96984473085365" calcext:value-type="float">
            <text:p>6.96984473085365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7.01596983833772" calcext:value-type="float">
            <text:p>7.01596983833772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6.68824940233371" calcext:value-type="float">
            <text:p>6.68824940233371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6.3338189326729" calcext:value-type="float">
            <text:p>6.3338189326729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6.36136056178889" calcext:value-type="float">
            <text:p>6.36136056178889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6.71949672496865" calcext:value-type="float">
            <text:p>6.71949672496865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6.8889905399751" calcext:value-type="float">
            <text:p>6.8889905399751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6.59948080770737" calcext:value-type="float">
            <text:p>6.59948080770737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6.01595069603155" calcext:value-type="float">
            <text:p>6.01595069603155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5.63707252131406" calcext:value-type="float">
            <text:p>5.63707252131406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5.84754304779303" calcext:value-type="float">
            <text:p>5.84754304779303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6.23993542609451" calcext:value-type="float">
            <text:p>6.23993542609451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6.26465149045576" calcext:value-type="float">
            <text:p>6.26465149045576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5.77969509905785" calcext:value-type="float">
            <text:p>5.77969509905785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5.00032482358993" calcext:value-type="float">
            <text:p>5.00032482358993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4.66948864005829" calcext:value-type="float">
            <text:p>4.66948864005829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5.03315360064256" calcext:value-type="float">
            <text:p>5.03315360064256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5.43798434670505" calcext:value-type="float">
            <text:p>5.43798434670505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5.43162765349186" calcext:value-type="float">
            <text:p>5.43162765349186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4.88811100519358" calcext:value-type="float">
            <text:p>4.88811100519358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4.10273077494908" calcext:value-type="float">
            <text:p>4.10273077494908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3.87824227763879" calcext:value-type="float">
            <text:p>3.87824227763879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4.3275972915238" calcext:value-type="float">
            <text:p>4.3275972915238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4.76834504928804" calcext:value-type="float">
            <text:p>4.76834504928804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4.72634697835211" calcext:value-type="float">
            <text:p>4.72634697835211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4.25750398683404" calcext:value-type="float">
            <text:p>4.25750398683404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3.640423635885" calcext:value-type="float">
            <text:p>3.640423635885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3.61716841778366" calcext:value-type="float">
            <text:p>3.61716841778366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4.06562635403586" calcext:value-type="float">
            <text:p>4.06562635403586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4.4023434192699" calcext:value-type="float">
            <text:p>4.4023434192699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4.34698500909534" calcext:value-type="float">
            <text:p>4.34698500909534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3.95356785035243" calcext:value-type="float">
            <text:p>3.95356785035243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3.71672798123195" calcext:value-type="float">
            <text:p>3.71672798123195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3.92617280178558" calcext:value-type="float">
            <text:p>3.92617280178558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4.28082622203651" calcext:value-type="float">
            <text:p>4.28082622203651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4.42543761750243" calcext:value-type="float">
            <text:p>4.42543761750243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4.26105667379084" calcext:value-type="float">
            <text:p>4.26105667379084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4.1045242903572" calcext:value-type="float">
            <text:p>4.1045242903572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4.2295245107241" calcext:value-type="float">
            <text:p>4.2295245107241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4.47808201282683" calcext:value-type="float">
            <text:p>4.47808201282683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4.60365479092306" calcext:value-type="float">
            <text:p>4.60365479092306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4.45539110558679" calcext:value-type="float">
            <text:p>4.45539110558679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4.22412733304178" calcext:value-type="float">
            <text:p>4.22412733304178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4.24523409299479" calcext:value-type="float">
            <text:p>4.24523409299479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4.49845526563388" calcext:value-type="float">
            <text:p>4.49845526563388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4.63143854006495" calcext:value-type="float">
            <text:p>4.63143854006495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4.42155658938365" calcext:value-type="float">
            <text:p>4.42155658938365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4.02676248063891" calcext:value-type="float">
            <text:p>4.02676248063891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3.82140031079429" calcext:value-type="float">
            <text:p>3.82140031079429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4.021615789203" calcext:value-type="float">
            <text:p>4.021615789203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4.27097928033137" calcext:value-type="float">
            <text:p>4.27097928033137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4.15550695464809" calcext:value-type="float">
            <text:p>4.15550695464809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3.66676709639175" calcext:value-type="float">
            <text:p>3.66676709639175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3.09149374595355" calcext:value-type="float">
            <text:p>3.09149374595355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2.95352919654007" calcext:value-type="float">
            <text:p>2.95352919654007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3.27620545594631" calcext:value-type="float">
            <text:p>3.27620545594631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3.48853551933351" calcext:value-type="float">
            <text:p>3.48853551933351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3.25953220519174" calcext:value-type="float">
            <text:p>3.25953220519174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2.61939816953839" calcext:value-type="float">
            <text:p>2.61939816953839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1.98516783141826" calcext:value-type="float">
            <text:p>1.98516783141826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1.98916545455201" calcext:value-type="float">
            <text:p>1.98916545455201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2.38196624438709" calcext:value-type="float">
            <text:p>2.38196624438709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2.64609898324767" calcext:value-type="float">
            <text:p>2.64609898324767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2.41392366421412" calcext:value-type="float">
            <text:p>2.41392366421412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1.83832357608205" calcext:value-type="float">
            <text:p>1.83832357608205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1.35743980138034" calcext:value-type="float">
            <text:p>1.35743980138034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1.44982150346867" calcext:value-type="float">
            <text:p>1.44982150346867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1.86589984456117" calcext:value-type="float">
            <text:p>1.86589984456117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2.09428215790341" calcext:value-type="float">
            <text:p>2.09428215790341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1.98305274982077" calcext:value-type="float">
            <text:p>1.98305274982077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1.5873630182598" calcext:value-type="float">
            <text:p>1.5873630182598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1.39110213190111" calcext:value-type="float">
            <text:p>1.39110213190111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1.54811648018839" calcext:value-type="float">
            <text:p>1.54811648018839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1.87017055117296" calcext:value-type="float">
            <text:p>1.87017055117296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2.00282698023172" calcext:value-type="float">
            <text:p>2.00282698023172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1.9475932548699" calcext:value-type="float">
            <text:p>1.9475932548699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1.80228510284787" calcext:value-type="float">
            <text:p>1.80228510284787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1.85855335392903" calcext:value-type="float">
            <text:p>1.85855335392903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2.01797451631935" calcext:value-type="float">
            <text:p>2.01797451631935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2.1563033063682" calcext:value-type="float">
            <text:p>2.1563033063682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2.1566344891408" calcext:value-type="float">
            <text:p>2.1566344891408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2.09887697140117" calcext:value-type="float">
            <text:p>2.09887697140117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2.15657509106359" calcext:value-type="float">
            <text:p>2.15657509106359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2.26866058194139" calcext:value-type="float">
            <text:p>2.26866058194139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2.30587106053863" calcext:value-type="float">
            <text:p>2.30587106053863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2.22836572578862" calcext:value-type="float">
            <text:p>2.22836572578862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2.13062988060158" calcext:value-type="float">
            <text:p>2.13062988060158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2.13873825410533" calcext:value-type="float">
            <text:p>2.13873825410533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2.25903685577068" calcext:value-type="float">
            <text:p>2.25903685577068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2.27471879587145" calcext:value-type="float">
            <text:p>2.27471879587145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2.09646047722502" calcext:value-type="float">
            <text:p>2.09646047722502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1.74816071167978" calcext:value-type="float">
            <text:p>1.74816071167978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1.54494807303752" calcext:value-type="float">
            <text:p>1.54494807303752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1.61480270441885" calcext:value-type="float">
            <text:p>1.61480270441885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1.74597477965211" calcext:value-type="float">
            <text:p>1.74597477965211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1.66291466220608" calcext:value-type="float">
            <text:p>1.66291466220608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1.24412800346762" calcext:value-type="float">
            <text:p>1.24412800346762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0.6962806871157" calcext:value-type="float">
            <text:p>0.6962806871157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0.431706436364968" calcext:value-type="float">
            <text:p>0.431706436364968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0.606780787510968" calcext:value-type="float">
            <text:p>0.606780787510968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0.805593720908807" calcext:value-type="float">
            <text:p>0.805593720908807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0.712822921665967" calcext:value-type="float">
            <text:p>0.712822921665967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0.218796983230025" calcext:value-type="float">
            <text:p>0.218796983230025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0.312985988333311" calcext:value-type="float">
            <text:p>-0.312985988333311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0.537051857637048" calcext:value-type="float">
            <text:p>-0.537051857637048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0.289762997767271" calcext:value-type="float">
            <text:p>-0.289762997767271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0.0270928608839049" calcext:value-type="float">
            <text:p>-0.027092860883905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0.0585774723644533" calcext:value-type="float">
            <text:p>-0.058577472364453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0.388391362792854" calcext:value-type="float">
            <text:p>-0.388391362792854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0.806451264866359" calcext:value-type="float">
            <text:p>-0.806451264866359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0.90250626622191" calcext:value-type="float">
            <text:p>-0.9025062662219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2_S21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19:32:40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626673706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63.8296655887912" calcext:value-type="float">
            <text:p>-63.8296655887912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-21.5679427909278" calcext:value-type="float">
            <text:p>-21.5679427909278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9.38446060616624" calcext:value-type="float">
            <text:p>-9.38446060616624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-3.38193991931395" calcext:value-type="float">
            <text:p>-3.38193991931395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0.314809804242268" calcext:value-type="float">
            <text:p>0.314809804242268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2.80229418067211" calcext:value-type="float">
            <text:p>2.80229418067211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4.65448869622308" calcext:value-type="float">
            <text:p>4.6544886962230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5.8592929867637" calcext:value-type="float">
            <text:p>5.8592929867637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6.22611842989785" calcext:value-type="float">
            <text:p>6.22611842989785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6.96827622087411" calcext:value-type="float">
            <text:p>6.96827622087411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7.63159567659861" calcext:value-type="float">
            <text:p>7.63159567659861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8.13319380533837" calcext:value-type="float">
            <text:p>8.13319380533837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8.51447700841749" calcext:value-type="float">
            <text:p>8.5144770084174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8.74459589389142" calcext:value-type="float">
            <text:p>8.74459589389142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8.88537018654014" calcext:value-type="float">
            <text:p>8.88537018654014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8.96698632318839" calcext:value-type="float">
            <text:p>8.96698632318839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9.11701674900788" calcext:value-type="float">
            <text:p>9.11701674900788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9.24063500136254" calcext:value-type="float">
            <text:p>9.24063500136254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9.35618790667859" calcext:value-type="float">
            <text:p>9.35618790667859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9.36514706192287" calcext:value-type="float">
            <text:p>9.36514706192287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9.36100628948595" calcext:value-type="float">
            <text:p>9.36100628948595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9.33648552042779" calcext:value-type="float">
            <text:p>9.33648552042779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9.40349811582107" calcext:value-type="float">
            <text:p>9.40349811582107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9.42804211921466" calcext:value-type="float">
            <text:p>9.42804211921466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9.46245377473476" calcext:value-type="float">
            <text:p>9.46245377473476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.4153988003618" calcext:value-type="float">
            <text:p>9.4153988003618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9.3683610637131" calcext:value-type="float">
            <text:p>9.3683610637131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9.32362375713889" calcext:value-type="float">
            <text:p>9.32362375713889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9.37083264291705" calcext:value-type="float">
            <text:p>9.37083264291705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9.41071077215607" calcext:value-type="float">
            <text:p>9.41071077215607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9.42340106400207" calcext:value-type="float">
            <text:p>9.42340106400207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9.36011435207497" calcext:value-type="float">
            <text:p>9.36011435207497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9.25532810255246" calcext:value-type="float">
            <text:p>9.25532810255246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9.24306322204088" calcext:value-type="float">
            <text:p>9.24306322204088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9.31708644794702" calcext:value-type="float">
            <text:p>9.31708644794702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9.38801925065451" calcext:value-type="float">
            <text:p>9.38801925065451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9.36139316067858" calcext:value-type="float">
            <text:p>9.36139316067858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9.29611701713725" calcext:value-type="float">
            <text:p>9.29611701713725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9.17931033076109" calcext:value-type="float">
            <text:p>9.17931033076109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9.23645454705878" calcext:value-type="float">
            <text:p>9.23645454705878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9.34046503240915" calcext:value-type="float">
            <text:p>9.34046503240915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9.40801453783273" calcext:value-type="float">
            <text:p>9.40801453783273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9.35259636902409" calcext:value-type="float">
            <text:p>9.35259636902409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9.24521383973461" calcext:value-type="float">
            <text:p>9.24521383973461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9.17447070566967" calcext:value-type="float">
            <text:p>9.17447070566967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9.27196978166333" calcext:value-type="float">
            <text:p>9.27196978166333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9.36133441670851" calcext:value-type="float">
            <text:p>9.36133441670851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9.31791895099365" calcext:value-type="float">
            <text:p>9.31791895099365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9.1539739866836" calcext:value-type="float">
            <text:p>9.1539739866836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9.01141539158482" calcext:value-type="float">
            <text:p>9.01141539158482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9.05757427739429" calcext:value-type="float">
            <text:p>9.05757427739429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9.18675802886516" calcext:value-type="float">
            <text:p>9.18675802886516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9.14768178448553" calcext:value-type="float">
            <text:p>9.14768178448553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8.96337405870875" calcext:value-type="float">
            <text:p>8.96337405870875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8.64959791258949" calcext:value-type="float">
            <text:p>8.64959791258949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8.55356970827452" calcext:value-type="float">
            <text:p>8.55356970827452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.74286123549775" calcext:value-type="float">
            <text:p>8.74286123549775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8.81192745083739" calcext:value-type="float">
            <text:p>8.81192745083739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8.64108750531446" calcext:value-type="float">
            <text:p>8.64108750531446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8.23365918860472" calcext:value-type="float">
            <text:p>8.23365918860472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7.78160283932594" calcext:value-type="float">
            <text:p>7.78160283932594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7.93940505187432" calcext:value-type="float">
            <text:p>7.93940505187432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8.23859851461775" calcext:value-type="float">
            <text:p>8.23859851461775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8.2010213480261" calcext:value-type="float">
            <text:p>8.2010213480261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7.92226853950251" calcext:value-type="float">
            <text:p>7.92226853950251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7.35324771476297" calcext:value-type="float">
            <text:p>7.35324771476297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6.86349580950963" calcext:value-type="float">
            <text:p>6.86349580950963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7.30638537515454" calcext:value-type="float">
            <text:p>7.30638537515454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7.68750998423079" calcext:value-type="float">
            <text:p>7.68750998423079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7.62975778709557" calcext:value-type="float">
            <text:p>7.62975778709557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7.27631264282991" calcext:value-type="float">
            <text:p>7.27631264282991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6.49594569543432" calcext:value-type="float">
            <text:p>6.49594569543432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6.26541371241584" calcext:value-type="float">
            <text:p>6.26541371241584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6.81517287351316" calcext:value-type="float">
            <text:p>6.81517287351316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7.27915344543441" calcext:value-type="float">
            <text:p>7.27915344543441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7.21090959810991" calcext:value-type="float">
            <text:p>7.21090959810991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6.73244868611249" calcext:value-type="float">
            <text:p>6.73244868611249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6.08337847309491" calcext:value-type="float">
            <text:p>6.08337847309491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6.14327493111002" calcext:value-type="float">
            <text:p>6.14327493111002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6.63883571635869" calcext:value-type="float">
            <text:p>6.63883571635869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6.945102525678" calcext:value-type="float">
            <text:p>6.945102525678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6.78814434976567" calcext:value-type="float">
            <text:p>6.78814434976567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6.34121847860751" calcext:value-type="float">
            <text:p>6.34121847860751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6.17052845977503" calcext:value-type="float">
            <text:p>6.17052845977503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6.46579436337234" calcext:value-type="float">
            <text:p>6.46579436337234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6.78956370676663" calcext:value-type="float">
            <text:p>6.78956370676663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6.80062493529606" calcext:value-type="float">
            <text:p>6.80062493529606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6.50609760139965" calcext:value-type="float">
            <text:p>6.50609760139965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6.31004039174681" calcext:value-type="float">
            <text:p>6.31004039174681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6.51384181486273" calcext:value-type="float">
            <text:p>6.51384181486273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6.82199362711447" calcext:value-type="float">
            <text:p>6.82199362711447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6.86788062690668" calcext:value-type="float">
            <text:p>6.86788062690668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6.55348590264342" calcext:value-type="float">
            <text:p>6.55348590264342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6.17742513341604" calcext:value-type="float">
            <text:p>6.17742513341604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6.20854207889059" calcext:value-type="float">
            <text:p>6.20854207889059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6.58338316027528" calcext:value-type="float">
            <text:p>6.58338316027528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6.73900404282347" calcext:value-type="float">
            <text:p>6.73900404282347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6.46426229908965" calcext:value-type="float">
            <text:p>6.46426229908965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5.87463976519417" calcext:value-type="float">
            <text:p>5.87463976519417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5.50436378101449" calcext:value-type="float">
            <text:p>5.50436378101449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5.71327876870268" calcext:value-type="float">
            <text:p>5.71327876870268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6.12304823802242" calcext:value-type="float">
            <text:p>6.12304823802242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6.14412839937763" calcext:value-type="float">
            <text:p>6.14412839937763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5.6664647770954" calcext:value-type="float">
            <text:p>5.6664647770954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4.90146631452135" calcext:value-type="float">
            <text:p>4.90146631452135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4.55232529160498" calcext:value-type="float">
            <text:p>4.55232529160498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4.93206463123851" calcext:value-type="float">
            <text:p>4.93206463123851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5.34450024381282" calcext:value-type="float">
            <text:p>5.34450024381282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5.3222566276561" calcext:value-type="float">
            <text:p>5.3222566276561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4.78493802003013" calcext:value-type="float">
            <text:p>4.78493802003013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4.01537318414489" calcext:value-type="float">
            <text:p>4.01537318414489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3.80047980592274" calcext:value-type="float">
            <text:p>3.80047980592274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4.24869220623509" calcext:value-type="float">
            <text:p>4.24869220623509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4.68328676362132" calcext:value-type="float">
            <text:p>4.68328676362132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4.64189469589164" calcext:value-type="float">
            <text:p>4.64189469589164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4.16505534431454" calcext:value-type="float">
            <text:p>4.16505534431454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3.54482302807787" calcext:value-type="float">
            <text:p>3.54482302807787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3.51227212324781" calcext:value-type="float">
            <text:p>3.51227212324781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3.94693334215561" calcext:value-type="float">
            <text:p>3.94693334215561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4.29227622841369" calcext:value-type="float">
            <text:p>4.29227622841369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4.22383786124156" calcext:value-type="float">
            <text:p>4.22383786124156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3.81181267592178" calcext:value-type="float">
            <text:p>3.81181267592178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3.57189002284201" calcext:value-type="float">
            <text:p>3.57189002284201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3.76414934104423" calcext:value-type="float">
            <text:p>3.76414934104423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4.10913409634821" calcext:value-type="float">
            <text:p>4.10913409634821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4.2297335097081" calcext:value-type="float">
            <text:p>4.2297335097081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4.06845577792635" calcext:value-type="float">
            <text:p>4.06845577792635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3.89413954293277" calcext:value-type="float">
            <text:p>3.89413954293277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4.01630834862168" calcext:value-type="float">
            <text:p>4.01630834862168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4.25585545594178" calcext:value-type="float">
            <text:p>4.25585545594178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4.36989547066952" calcext:value-type="float">
            <text:p>4.36989547066952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4.20873942967667" calcext:value-type="float">
            <text:p>4.20873942967667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3.96990807581946" calcext:value-type="float">
            <text:p>3.96990807581946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3.98413283593369" calcext:value-type="float">
            <text:p>3.98413283593369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4.24669201184234" calcext:value-type="float">
            <text:p>4.24669201184234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4.36814665722258" calcext:value-type="float">
            <text:p>4.36814665722258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4.14589463767942" calcext:value-type="float">
            <text:p>4.14589463767942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3.76196199490153" calcext:value-type="float">
            <text:p>3.76196199490153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3.55877322377482" calcext:value-type="float">
            <text:p>3.55877322377482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3.75855477258697" calcext:value-type="float">
            <text:p>3.75855477258697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4.01145395542549" calcext:value-type="float">
            <text:p>4.01145395542549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3.90636533921607" calcext:value-type="float">
            <text:p>3.90636533921607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3.43717451965197" calcext:value-type="float">
            <text:p>3.43717451965197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2.85705523550284" calcext:value-type="float">
            <text:p>2.85705523550284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2.72923225984394" calcext:value-type="float">
            <text:p>2.72923225984394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3.07230044864902" calcext:value-type="float">
            <text:p>3.07230044864902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3.28830694286467" calcext:value-type="float">
            <text:p>3.28830694286467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3.06521927240907" calcext:value-type="float">
            <text:p>3.06521927240907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2.43364872334038" calcext:value-type="float">
            <text:p>2.43364872334038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1.82151123999714" calcext:value-type="float">
            <text:p>1.82151123999714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1.82548360782017" calcext:value-type="float">
            <text:p>1.82548360782017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2.24418337704437" calcext:value-type="float">
            <text:p>2.24418337704437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2.50682808852037" calcext:value-type="float">
            <text:p>2.50682808852037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2.28358213692668" calcext:value-type="float">
            <text:p>2.28358213692668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1.69452964422753" calcext:value-type="float">
            <text:p>1.69452964422753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1.22268654547058" calcext:value-type="float">
            <text:p>1.22268654547058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1.33532323946643" calcext:value-type="float">
            <text:p>1.33532323946643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1.73491835867968" calcext:value-type="float">
            <text:p>1.73491835867968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1.95518324635192" calcext:value-type="float">
            <text:p>1.95518324635192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1.84492807039644" calcext:value-type="float">
            <text:p>1.84492807039644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1.44870533297459" calcext:value-type="float">
            <text:p>1.44870533297459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1.23819511841746" calcext:value-type="float">
            <text:p>1.23819511841746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1.38555031575053" calcext:value-type="float">
            <text:p>1.38555031575053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1.68762749423057" calcext:value-type="float">
            <text:p>1.68762749423057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1.82668413895206" calcext:value-type="float">
            <text:p>1.82668413895206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1.73749445414714" calcext:value-type="float">
            <text:p>1.73749445414714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1.59006590412419" calcext:value-type="float">
            <text:p>1.59006590412419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1.6228129282877" calcext:value-type="float">
            <text:p>1.6228129282877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1.76850606509343" calcext:value-type="float">
            <text:p>1.76850606509343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1.89077313775453" calcext:value-type="float">
            <text:p>1.89077313775453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1.87711237674538" calcext:value-type="float">
            <text:p>1.87711237674538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1.81401295497827" calcext:value-type="float">
            <text:p>1.81401295497827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1.85550310614761" calcext:value-type="float">
            <text:p>1.85550310614761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1.94121013300314" calcext:value-type="float">
            <text:p>1.94121013300314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1.99275290320746" calcext:value-type="float">
            <text:p>1.99275290320746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.90055852971255" calcext:value-type="float">
            <text:p>1.90055852971255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1.81083797919452" calcext:value-type="float">
            <text:p>1.81083797919452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1.78514633784591" calcext:value-type="float">
            <text:p>1.78514633784591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1.91385633509914" calcext:value-type="float">
            <text:p>1.91385633509914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1.92647590583233" calcext:value-type="float">
            <text:p>1.92647590583233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1.75032840103322" calcext:value-type="float">
            <text:p>1.75032840103322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1.40494102969431" calcext:value-type="float">
            <text:p>1.40494102969431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1.20636313295362" calcext:value-type="float">
            <text:p>1.20636313295362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1.27785762000256" calcext:value-type="float">
            <text:p>1.27785762000256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1.43637780895693" calcext:value-type="float">
            <text:p>1.43637780895693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1.36950569598869" calcext:value-type="float">
            <text:p>1.36950569598869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0.962584804018912" calcext:value-type="float">
            <text:p>0.962584804018912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0.400301063286253" calcext:value-type="float">
            <text:p>0.400301063286253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0.169248906301337" calcext:value-type="float">
            <text:p>0.169248906301337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0.352963201742927" calcext:value-type="float">
            <text:p>0.352963201742927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0.598185929847596" calcext:value-type="float">
            <text:p>0.598185929847596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0.503967831336563" calcext:value-type="float">
            <text:p>0.503967831336563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0.0284693822368727" calcext:value-type="float">
            <text:p>0.028469382236873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0.489915512703927" calcext:value-type="float">
            <text:p>-0.489915512703927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0.67761404074086" calcext:value-type="float">
            <text:p>-0.67761404074086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0.458200191468461" calcext:value-type="float">
            <text:p>-0.458200191468461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0.17676880307305" calcext:value-type="float">
            <text:p>-0.17676880307305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0.183828580455871" calcext:value-type="float">
            <text:p>-0.183828580455871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0.506297403345775" calcext:value-type="float">
            <text:p>-0.506297403345775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0.934650739976231" calcext:value-type="float">
            <text:p>-0.934650739976231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1.0224357001213" calcext:value-type="float">
            <text:p>-1.022435700121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3_S21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19:33:29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91496487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67.4560827663477" calcext:value-type="float">
            <text:p>-67.4560827663477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-21.5985819717099" calcext:value-type="float">
            <text:p>-21.5985819717099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9.39675217370766" calcext:value-type="float">
            <text:p>-9.39675217370766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-3.39420273184888" calcext:value-type="float">
            <text:p>-3.39420273184888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0.314498019332154" calcext:value-type="float">
            <text:p>0.314498019332154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2.81209662992691" calcext:value-type="float">
            <text:p>2.81209662992691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4.6639496293003" calcext:value-type="float">
            <text:p>4.6639496293003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5.86012869533974" calcext:value-type="float">
            <text:p>5.86012869533974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6.21831753532147" calcext:value-type="float">
            <text:p>6.21831753532147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6.96320787170422" calcext:value-type="float">
            <text:p>6.96320787170422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7.63457514375944" calcext:value-type="float">
            <text:p>7.63457514375944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8.14131002681422" calcext:value-type="float">
            <text:p>8.14131002681422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8.51417116028813" calcext:value-type="float">
            <text:p>8.51417116028813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8.74693919426754" calcext:value-type="float">
            <text:p>8.74693919426754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8.87837861890095" calcext:value-type="float">
            <text:p>8.87837861890095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8.96848656833742" calcext:value-type="float">
            <text:p>8.96848656833742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9.10450521388447" calcext:value-type="float">
            <text:p>9.10450521388447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9.23325931391198" calcext:value-type="float">
            <text:p>9.23325931391198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9.34579124690379" calcext:value-type="float">
            <text:p>9.34579124690379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9.35182969164001" calcext:value-type="float">
            <text:p>9.35182969164001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9.33438599785115" calcext:value-type="float">
            <text:p>9.33438599785115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9.31999966205467" calcext:value-type="float">
            <text:p>9.31999966205467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9.38102478504469" calcext:value-type="float">
            <text:p>9.38102478504469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9.4173598711481" calcext:value-type="float">
            <text:p>9.4173598711481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9.44177836688713" calcext:value-type="float">
            <text:p>9.44177836688713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.38720467919515" calcext:value-type="float">
            <text:p>9.38720467919515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9.34904974275801" calcext:value-type="float">
            <text:p>9.34904974275801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9.29609216311374" calcext:value-type="float">
            <text:p>9.29609216311374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9.33914997135896" calcext:value-type="float">
            <text:p>9.33914997135896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9.37885374115979" calcext:value-type="float">
            <text:p>9.37885374115979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9.39837613614378" calcext:value-type="float">
            <text:p>9.39837613614378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9.3299483025917" calcext:value-type="float">
            <text:p>9.3299483025917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9.23368718525758" calcext:value-type="float">
            <text:p>9.23368718525758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9.21235578164559" calcext:value-type="float">
            <text:p>9.21235578164559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9.29227526449633" calcext:value-type="float">
            <text:p>9.29227526449633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9.37730414099151" calcext:value-type="float">
            <text:p>9.37730414099151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9.35012637703669" calcext:value-type="float">
            <text:p>9.35012637703669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9.28313397355842" calcext:value-type="float">
            <text:p>9.28313397355842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9.18574661890155" calcext:value-type="float">
            <text:p>9.18574661890155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9.24861631436043" calcext:value-type="float">
            <text:p>9.24861631436043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9.35593684203612" calcext:value-type="float">
            <text:p>9.35593684203612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9.42764095472084" calcext:value-type="float">
            <text:p>9.42764095472084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9.37376429187189" calcext:value-type="float">
            <text:p>9.37376429187189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9.27274519900682" calcext:value-type="float">
            <text:p>9.27274519900682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9.20908801131417" calcext:value-type="float">
            <text:p>9.20908801131417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9.30992008068934" calcext:value-type="float">
            <text:p>9.30992008068934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9.39898470972926" calcext:value-type="float">
            <text:p>9.39898470972926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9.35447512440886" calcext:value-type="float">
            <text:p>9.35447512440886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9.19126374068659" calcext:value-type="float">
            <text:p>9.19126374068659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9.05645957976459" calcext:value-type="float">
            <text:p>9.05645957976459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9.09743385700021" calcext:value-type="float">
            <text:p>9.09743385700021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9.22376294767605" calcext:value-type="float">
            <text:p>9.22376294767605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9.18135159730619" calcext:value-type="float">
            <text:p>9.18135159730619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8.99007739599007" calcext:value-type="float">
            <text:p>8.99007739599007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8.66614849841523" calcext:value-type="float">
            <text:p>8.66614849841523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8.56510384842236" calcext:value-type="float">
            <text:p>8.56510384842236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.7444615136979" calcext:value-type="float">
            <text:p>8.7444615136979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8.81142537006613" calcext:value-type="float">
            <text:p>8.81142537006613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8.62914581931522" calcext:value-type="float">
            <text:p>8.62914581931522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8.21994671504037" calcext:value-type="float">
            <text:p>8.21994671504037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7.75731806839516" calcext:value-type="float">
            <text:p>7.75731806839516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7.91885270792276" calcext:value-type="float">
            <text:p>7.91885270792276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8.2127039267924" calcext:value-type="float">
            <text:p>8.2127039267924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8.15982780874899" calcext:value-type="float">
            <text:p>8.15982780874899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7.88218535541118" calcext:value-type="float">
            <text:p>7.88218535541118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7.30620521335628" calcext:value-type="float">
            <text:p>7.30620521335628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6.81927025698107" calcext:value-type="float">
            <text:p>6.81927025698107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7.25463625542964" calcext:value-type="float">
            <text:p>7.25463625542964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7.63992245626562" calcext:value-type="float">
            <text:p>7.63992245626562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7.58376095205227" calcext:value-type="float">
            <text:p>7.58376095205227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7.2260800858974" calcext:value-type="float">
            <text:p>7.2260800858974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6.46476454145514" calcext:value-type="float">
            <text:p>6.46476454145514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6.24415033509649" calcext:value-type="float">
            <text:p>6.24415033509649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6.80301234247956" calcext:value-type="float">
            <text:p>6.80301234247956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7.26092118487174" calcext:value-type="float">
            <text:p>7.26092118487174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7.21348075865548" calcext:value-type="float">
            <text:p>7.21348075865548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6.73970930147628" calcext:value-type="float">
            <text:p>6.73970930147628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6.11238303118174" calcext:value-type="float">
            <text:p>6.11238303118174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6.17940528285939" calcext:value-type="float">
            <text:p>6.17940528285939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6.68824373521092" calcext:value-type="float">
            <text:p>6.68824373521092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7.00077757985489" calcext:value-type="float">
            <text:p>7.00077757985489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6.84532903399712" calcext:value-type="float">
            <text:p>6.84532903399712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6.40981348817992" calcext:value-type="float">
            <text:p>6.40981348817992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6.24018950494588" calcext:value-type="float">
            <text:p>6.24018950494588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6.54089996774965" calcext:value-type="float">
            <text:p>6.54089996774965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6.86239280583271" calcext:value-type="float">
            <text:p>6.86239280583271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6.86874182616903" calcext:value-type="float">
            <text:p>6.86874182616903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6.57469252983538" calcext:value-type="float">
            <text:p>6.57469252983538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6.37904054430555" calcext:value-type="float">
            <text:p>6.37904054430555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6.57188833135363" calcext:value-type="float">
            <text:p>6.57188833135363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6.88748404619555" calcext:value-type="float">
            <text:p>6.88748404619555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6.90743390878718" calcext:value-type="float">
            <text:p>6.90743390878718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6.57159336550769" calcext:value-type="float">
            <text:p>6.57159336550769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6.19250803541543" calcext:value-type="float">
            <text:p>6.19250803541543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6.22051994057137" calcext:value-type="float">
            <text:p>6.22051994057137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6.56468194990983" calcext:value-type="float">
            <text:p>6.56468194990983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6.71467932840066" calcext:value-type="float">
            <text:p>6.71467932840066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6.4273117318346" calcext:value-type="float">
            <text:p>6.4273117318346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5.80975936749057" calcext:value-type="float">
            <text:p>5.80975936749057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5.42428291359638" calcext:value-type="float">
            <text:p>5.42428291359638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5.63886540569032" calcext:value-type="float">
            <text:p>5.63886540569032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6.018864089263" calcext:value-type="float">
            <text:p>6.018864089263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6.04824085228848" calcext:value-type="float">
            <text:p>6.04824085228848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5.57441275376741" calcext:value-type="float">
            <text:p>5.5744127537674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4.79055263634722" calcext:value-type="float">
            <text:p>4.79055263634722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4.45607123193695" calcext:value-type="float">
            <text:p>4.45607123193695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4.8491423359667" calcext:value-type="float">
            <text:p>4.8491423359667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5.27514305712377" calcext:value-type="float">
            <text:p>5.27514305712377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5.2721374388174" calcext:value-type="float">
            <text:p>5.2721374388174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4.74376013346297" calcext:value-type="float">
            <text:p>4.74376013346297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3.99033196060732" calcext:value-type="float">
            <text:p>3.99033196060732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3.79346686848843" calcext:value-type="float">
            <text:p>3.79346686848843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4.27055117666856" calcext:value-type="float">
            <text:p>4.27055117666856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4.74092409231379" calcext:value-type="float">
            <text:p>4.74092409231379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4.71507249496083" calcext:value-type="float">
            <text:p>4.71507249496083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4.25985191131441" calcext:value-type="float">
            <text:p>4.25985191131441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3.65869638892245" calcext:value-type="float">
            <text:p>3.65869638892245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3.65272380373024" calcext:value-type="float">
            <text:p>3.65272380373024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4.11434430883885" calcext:value-type="float">
            <text:p>4.11434430883885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4.46094566990729" calcext:value-type="float">
            <text:p>4.46094566990729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4.39203416157479" calcext:value-type="float">
            <text:p>4.39203416157479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3.99266421376313" calcext:value-type="float">
            <text:p>3.99266421376313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3.76736845277669" calcext:value-type="float">
            <text:p>3.76736845277669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3.97029279207228" calcext:value-type="float">
            <text:p>3.97029279207228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4.31597896677969" calcext:value-type="float">
            <text:p>4.31597896677969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4.43894877828933" calcext:value-type="float">
            <text:p>4.43894877828933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4.25157715685852" calcext:value-type="float">
            <text:p>4.25157715685852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4.09460512825883" calcext:value-type="float">
            <text:p>4.09460512825883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4.19217326208202" calcext:value-type="float">
            <text:p>4.19217326208202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4.44124817106196" calcext:value-type="float">
            <text:p>4.44124817106196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4.51667469855863" calcext:value-type="float">
            <text:p>4.51667469855863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4.34022373434598" calcext:value-type="float">
            <text:p>4.34022373434598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4.09205929676819" calcext:value-type="float">
            <text:p>4.09205929676819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4.09586025699591" calcext:value-type="float">
            <text:p>4.09586025699591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4.32210343842383" calcext:value-type="float">
            <text:p>4.32210343842383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4.41505354977001" calcext:value-type="float">
            <text:p>4.41505354977001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4.17140692346713" calcext:value-type="float">
            <text:p>4.17140692346713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3.75750942124624" calcext:value-type="float">
            <text:p>3.75750942124624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3.53302860264895" calcext:value-type="float">
            <text:p>3.53302860264895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3.72214054292479" calcext:value-type="float">
            <text:p>3.72214054292479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3.95422055987335" calcext:value-type="float">
            <text:p>3.95422055987335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3.84362098156276" calcext:value-type="float">
            <text:p>3.84362098156276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3.35476250669241" calcext:value-type="float">
            <text:p>3.35476250669241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2.78727597765681" calcext:value-type="float">
            <text:p>2.78727597765681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2.68616996422727" calcext:value-type="float">
            <text:p>2.68616996422727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3.03812721513627" calcext:value-type="float">
            <text:p>3.03812721513627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3.28519614972185" calcext:value-type="float">
            <text:p>3.28519614972185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3.09400290370913" calcext:value-type="float">
            <text:p>3.09400290370913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2.50905119621761" calcext:value-type="float">
            <text:p>2.50905119621761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1.95127330216071" calcext:value-type="float">
            <text:p>1.95127330216071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1.99636278197407" calcext:value-type="float">
            <text:p>1.99636278197407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2.4449544250068" calcext:value-type="float">
            <text:p>2.4449544250068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2.7602178629026" calcext:value-type="float">
            <text:p>2.7602178629026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2.55641073012269" calcext:value-type="float">
            <text:p>2.55641073012269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2.01969873251921" calcext:value-type="float">
            <text:p>2.01969873251921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1.59472114439861" calcext:value-type="float">
            <text:p>1.59472114439861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1.71007751645531" calcext:value-type="float">
            <text:p>1.71007751645531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2.13299163754566" calcext:value-type="float">
            <text:p>2.13299163754566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2.37818351912226" calcext:value-type="float">
            <text:p>2.37818351912226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2.27230761358472" calcext:value-type="float">
            <text:p>2.27230761358472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1.89669149223297" calcext:value-type="float">
            <text:p>1.89669149223297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1.67918041040922" calcext:value-type="float">
            <text:p>1.67918041040922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1.84627208387769" calcext:value-type="float">
            <text:p>1.84627208387769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2.14832850403646" calcext:value-type="float">
            <text:p>2.14832850403646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2.26375497361889" calcext:value-type="float">
            <text:p>2.26375497361889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2.16505658684806" calcext:value-type="float">
            <text:p>2.16505658684806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2.03008692312671" calcext:value-type="float">
            <text:p>2.03008692312671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2.03905918463109" calcext:value-type="float">
            <text:p>2.03905918463109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2.16619164648391" calcext:value-type="float">
            <text:p>2.16619164648391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2.2677779564106" calcext:value-type="float">
            <text:p>2.2677779564106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2.22728935771933" calcext:value-type="float">
            <text:p>2.22728935771933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2.11754810779436" calcext:value-type="float">
            <text:p>2.11754810779436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2.14338351295589" calcext:value-type="float">
            <text:p>2.14338351295589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2.19678242375319" calcext:value-type="float">
            <text:p>2.19678242375319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2.20835174196402" calcext:value-type="float">
            <text:p>2.20835174196402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2.0687339829853" calcext:value-type="float">
            <text:p>2.0687339829853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1.93133039649539" calcext:value-type="float">
            <text:p>1.93133039649539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1.88450160034087" calcext:value-type="float">
            <text:p>1.88450160034087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1.95833451126233" calcext:value-type="float">
            <text:p>1.95833451126233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1.94365075534928" calcext:value-type="float">
            <text:p>1.94365075534928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1.73206294640365" calcext:value-type="float">
            <text:p>1.73206294640365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1.35981584101663" calcext:value-type="float">
            <text:p>1.35981584101663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1.17410064993424" calcext:value-type="float">
            <text:p>1.17410064993424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1.2409312667895" calcext:value-type="float">
            <text:p>1.2409312667895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1.4090412141269" calcext:value-type="float">
            <text:p>1.4090412141269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1.36053975819289" calcext:value-type="float">
            <text:p>1.36053975819289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0.995723348875682" calcext:value-type="float">
            <text:p>0.995723348875682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0.509270384726373" calcext:value-type="float">
            <text:p>0.509270384726373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0.345310537437589" calcext:value-type="float">
            <text:p>0.345310537437589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0.580842046053302" calcext:value-type="float">
            <text:p>0.580842046053302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0.851950268362206" calcext:value-type="float">
            <text:p>0.851950268362206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0.855565036761932" calcext:value-type="float">
            <text:p>0.855565036761932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0.462169903369757" calcext:value-type="float">
            <text:p>0.462169903369757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0.0324283549637767" calcext:value-type="float">
            <text:p>-0.032428354963777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0.187405938102978" calcext:value-type="float">
            <text:p>-0.187405938102978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0.0783045512942344" calcext:value-type="float">
            <text:p>0.078304551294234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0.393978021912504" calcext:value-type="float">
            <text:p>0.393978021912504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0.408435666328444" calcext:value-type="float">
            <text:p>0.408435666328444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0.130334007554158" calcext:value-type="float">
            <text:p>0.130334007554158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0.304649680144987" calcext:value-type="float">
            <text:p>-0.304649680144987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0.40492010826443" calcext:value-type="float">
            <text:p>-0.4049201082644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4_S21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19:35:22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47423765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88.8110924997882" calcext:value-type="float">
            <text:p>-88.8110924997882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-21.5938922013425" calcext:value-type="float">
            <text:p>-21.5938922013425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9.35720373430809" calcext:value-type="float">
            <text:p>-9.35720373430809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-3.38877791303405" calcext:value-type="float">
            <text:p>-3.38877791303405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0.309287923163591" calcext:value-type="float">
            <text:p>0.309287923163591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2.79944442765785" calcext:value-type="float">
            <text:p>2.79944442765785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4.63929028285231" calcext:value-type="float">
            <text:p>4.63929028285231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5.84829122585276" calcext:value-type="float">
            <text:p>5.84829122585276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6.21662090815709" calcext:value-type="float">
            <text:p>6.21662090815709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6.94974582794777" calcext:value-type="float">
            <text:p>6.94974582794777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7.61386140564099" calcext:value-type="float">
            <text:p>7.61386140564099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8.11486379201564" calcext:value-type="float">
            <text:p>8.11486379201564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8.49607534441769" calcext:value-type="float">
            <text:p>8.4960753444176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8.71442632023301" calcext:value-type="float">
            <text:p>8.71442632023301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8.85558788177708" calcext:value-type="float">
            <text:p>8.85558788177708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8.94188155423113" calcext:value-type="float">
            <text:p>8.94188155423113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9.08400282223426" calcext:value-type="float">
            <text:p>9.08400282223426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9.20836352300286" calcext:value-type="float">
            <text:p>9.20836352300286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9.31696912657013" calcext:value-type="float">
            <text:p>9.31696912657013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9.32426304275291" calcext:value-type="float">
            <text:p>9.32426304275291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9.32043840280527" calcext:value-type="float">
            <text:p>9.32043840280527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9.29251799737886" calcext:value-type="float">
            <text:p>9.29251799737886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9.35180927383245" calcext:value-type="float">
            <text:p>9.35180927383245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9.38435972951925" calcext:value-type="float">
            <text:p>9.38435972951925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9.42648132983049" calcext:value-type="float">
            <text:p>9.42648132983049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.37553388154906" calcext:value-type="float">
            <text:p>9.37553388154906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9.32571468466774" calcext:value-type="float">
            <text:p>9.32571468466774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9.27477126423213" calcext:value-type="float">
            <text:p>9.27477126423213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9.33057256461716" calcext:value-type="float">
            <text:p>9.33057256461716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9.36425913269192" calcext:value-type="float">
            <text:p>9.36425913269192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9.38515358890701" calcext:value-type="float">
            <text:p>9.38515358890701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9.31671466467235" calcext:value-type="float">
            <text:p>9.31671466467235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9.21372479231719" calcext:value-type="float">
            <text:p>9.21372479231719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9.19573823909784" calcext:value-type="float">
            <text:p>9.19573823909784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9.27863832670285" calcext:value-type="float">
            <text:p>9.27863832670285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9.36211776260713" calcext:value-type="float">
            <text:p>9.36211776260713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9.33681488940149" calcext:value-type="float">
            <text:p>9.33681488940149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9.26859928302859" calcext:value-type="float">
            <text:p>9.26859928302859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9.17018664289569" calcext:value-type="float">
            <text:p>9.17018664289569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9.22657603358365" calcext:value-type="float">
            <text:p>9.22657603358365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9.33307516937456" calcext:value-type="float">
            <text:p>9.33307516937456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9.4053469109041" calcext:value-type="float">
            <text:p>9.405346910904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9.33956168645447" calcext:value-type="float">
            <text:p>9.33956168645447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9.23061513261491" calcext:value-type="float">
            <text:p>9.23061513261491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9.16042095494939" calcext:value-type="float">
            <text:p>9.16042095494939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9.2798063674223" calcext:value-type="float">
            <text:p>9.2798063674223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9.36225625990573" calcext:value-type="float">
            <text:p>9.36225625990573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9.31116043423437" calcext:value-type="float">
            <text:p>9.31116043423437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9.14326264138804" calcext:value-type="float">
            <text:p>9.14326264138804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8.99598825721848" calcext:value-type="float">
            <text:p>8.99598825721848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9.04251458710962" calcext:value-type="float">
            <text:p>9.04251458710962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9.17006043580012" calcext:value-type="float">
            <text:p>9.17006043580012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9.13230387938268" calcext:value-type="float">
            <text:p>9.13230387938268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8.92829814019886" calcext:value-type="float">
            <text:p>8.92829814019886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8.60676003819862" calcext:value-type="float">
            <text:p>8.60676003819862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8.50610217152545" calcext:value-type="float">
            <text:p>8.50610217152545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.69006512690959" calcext:value-type="float">
            <text:p>8.69006512690959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8.75677667766832" calcext:value-type="float">
            <text:p>8.75677667766832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8.58000919642596" calcext:value-type="float">
            <text:p>8.58000919642596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8.15803923383869" calcext:value-type="float">
            <text:p>8.15803923383869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7.68109947438212" calcext:value-type="float">
            <text:p>7.68109947438212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7.85396622607809" calcext:value-type="float">
            <text:p>7.85396622607809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8.16828139342165" calcext:value-type="float">
            <text:p>8.16828139342165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8.1279955845096" calcext:value-type="float">
            <text:p>8.1279955845096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7.84304009976795" calcext:value-type="float">
            <text:p>7.84304009976795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7.26197633035651" calcext:value-type="float">
            <text:p>7.26197633035651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6.77321703555849" calcext:value-type="float">
            <text:p>6.77321703555849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7.21957496738921" calcext:value-type="float">
            <text:p>7.21957496738921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7.63014699526216" calcext:value-type="float">
            <text:p>7.63014699526216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7.57565475369113" calcext:value-type="float">
            <text:p>7.57565475369113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7.2149149655976" calcext:value-type="float">
            <text:p>7.2149149655976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6.43794478489874" calcext:value-type="float">
            <text:p>6.43794478489874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6.22073516110263" calcext:value-type="float">
            <text:p>6.22073516110263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6.77949540367613" calcext:value-type="float">
            <text:p>6.77949540367613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7.26677247986982" calcext:value-type="float">
            <text:p>7.26677247986982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7.21327524995475" calcext:value-type="float">
            <text:p>7.21327524995475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6.7185945079443" calcext:value-type="float">
            <text:p>6.7185945079443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6.08780941804592" calcext:value-type="float">
            <text:p>6.08780941804592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6.16358179254722" calcext:value-type="float">
            <text:p>6.16358179254722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6.68331173660031" calcext:value-type="float">
            <text:p>6.68331173660031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6.98537749625631" calcext:value-type="float">
            <text:p>6.98537749625631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6.8269892065068" calcext:value-type="float">
            <text:p>6.8269892065068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6.39438496093617" calcext:value-type="float">
            <text:p>6.39438496093617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6.22714119926419" calcext:value-type="float">
            <text:p>6.22714119926419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6.52987102261716" calcext:value-type="float">
            <text:p>6.52987102261716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6.85224215604843" calcext:value-type="float">
            <text:p>6.85224215604843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6.85702134124677" calcext:value-type="float">
            <text:p>6.85702134124677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6.56713929936217" calcext:value-type="float">
            <text:p>6.56713929936217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6.37048933515955" calcext:value-type="float">
            <text:p>6.37048933515955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6.56587202044672" calcext:value-type="float">
            <text:p>6.56587202044672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6.88439695866168" calcext:value-type="float">
            <text:p>6.88439695866168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6.90982961690164" calcext:value-type="float">
            <text:p>6.90982961690164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6.58068102854566" calcext:value-type="float">
            <text:p>6.58068102854566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6.18941017798376" calcext:value-type="float">
            <text:p>6.18941017798376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6.22292141232942" calcext:value-type="float">
            <text:p>6.22292141232942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6.57792145369814" calcext:value-type="float">
            <text:p>6.57792145369814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6.7252229112665" calcext:value-type="float">
            <text:p>6.7252229112665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6.44422188262462" calcext:value-type="float">
            <text:p>6.44422188262462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5.82246291647168" calcext:value-type="float">
            <text:p>5.82246291647168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5.44842907636088" calcext:value-type="float">
            <text:p>5.44842907636088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5.66135169764583" calcext:value-type="float">
            <text:p>5.66135169764583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6.0526590180731" calcext:value-type="float">
            <text:p>6.0526590180731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6.0708991882498" calcext:value-type="float">
            <text:p>6.0708991882498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5.5942284963141" calcext:value-type="float">
            <text:p>5.594228496314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4.81758889619213" calcext:value-type="float">
            <text:p>4.81758889619213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4.48642621383514" calcext:value-type="float">
            <text:p>4.48642621383514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4.87240394015846" calcext:value-type="float">
            <text:p>4.87240394015846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5.29509261542851" calcext:value-type="float">
            <text:p>5.29509261542851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5.29383852672392" calcext:value-type="float">
            <text:p>5.29383852672392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4.74319065187947" calcext:value-type="float">
            <text:p>4.74319065187947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3.99013664775202" calcext:value-type="float">
            <text:p>3.99013664775202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3.79565888035757" calcext:value-type="float">
            <text:p>3.79565888035757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4.26877309948524" calcext:value-type="float">
            <text:p>4.26877309948524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4.71890944791262" calcext:value-type="float">
            <text:p>4.71890944791262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4.69013092407321" calcext:value-type="float">
            <text:p>4.69013092407321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4.22145421928695" calcext:value-type="float">
            <text:p>4.22145421928695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3.63907573094799" calcext:value-type="float">
            <text:p>3.63907573094799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3.62756837789571" calcext:value-type="float">
            <text:p>3.62756837789571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4.08449030163879" calcext:value-type="float">
            <text:p>4.08449030163879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4.42802468159122" calcext:value-type="float">
            <text:p>4.42802468159122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4.36239260780295" calcext:value-type="float">
            <text:p>4.36239260780295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3.96226432213902" calcext:value-type="float">
            <text:p>3.96226432213902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3.73292740371566" calcext:value-type="float">
            <text:p>3.73292740371566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3.94282344025011" calcext:value-type="float">
            <text:p>3.94282344025011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4.28490044741429" calcext:value-type="float">
            <text:p>4.28490044741429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4.40260813638264" calcext:value-type="float">
            <text:p>4.40260813638264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4.23885875715802" calcext:value-type="float">
            <text:p>4.23885875715802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4.06641234171867" calcext:value-type="float">
            <text:p>4.06641234171867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4.19062358248097" calcext:value-type="float">
            <text:p>4.19062358248097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4.43559830694969" calcext:value-type="float">
            <text:p>4.43559830694969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4.52582562099971" calcext:value-type="float">
            <text:p>4.52582562099971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4.35611029980521" calcext:value-type="float">
            <text:p>4.35611029980521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4.11940232088549" calcext:value-type="float">
            <text:p>4.11940232088549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4.12001353812174" calcext:value-type="float">
            <text:p>4.12001353812174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4.35013108552236" calcext:value-type="float">
            <text:p>4.35013108552236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4.46646510162011" calcext:value-type="float">
            <text:p>4.46646510162011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4.22966212125901" calcext:value-type="float">
            <text:p>4.22966212125901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3.82155967926917" calcext:value-type="float">
            <text:p>3.82155967926917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3.61707917393564" calcext:value-type="float">
            <text:p>3.61707917393564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3.81040741538359" calcext:value-type="float">
            <text:p>3.81040741538359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4.04643065084695" calcext:value-type="float">
            <text:p>4.04643065084695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3.93433437616021" calcext:value-type="float">
            <text:p>3.93433437616021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3.44509959177318" calcext:value-type="float">
            <text:p>3.44509959177318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2.87044430317947" calcext:value-type="float">
            <text:p>2.87044430317947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2.75780264877045" calcext:value-type="float">
            <text:p>2.75780264877045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3.11165906596012" calcext:value-type="float">
            <text:p>3.11165906596012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3.34878494028625" calcext:value-type="float">
            <text:p>3.34878494028625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3.14330436679603" calcext:value-type="float">
            <text:p>3.14330436679603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2.53699121070945" calcext:value-type="float">
            <text:p>2.53699121070945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1.95304535943062" calcext:value-type="float">
            <text:p>1.95304535943062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1.98710050470351" calcext:value-type="float">
            <text:p>1.98710050470351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2.42192219581161" calcext:value-type="float">
            <text:p>2.42192219581161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2.71830831644061" calcext:value-type="float">
            <text:p>2.71830831644061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2.5047409156318" calcext:value-type="float">
            <text:p>2.5047409156318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1.9476862120733" calcext:value-type="float">
            <text:p>1.9476862120733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1.49307821022633" calcext:value-type="float">
            <text:p>1.49307821022633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1.60631298882788" calcext:value-type="float">
            <text:p>1.60631298882788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2.01629466008549" calcext:value-type="float">
            <text:p>2.01629466008549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2.25501341898976" calcext:value-type="float">
            <text:p>2.25501341898976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2.14632379885728" calcext:value-type="float">
            <text:p>2.14632379885728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1.75073288356636" calcext:value-type="float">
            <text:p>1.75073288356636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1.54856873728309" calcext:value-type="float">
            <text:p>1.54856873728309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1.69642214186114" calcext:value-type="float">
            <text:p>1.69642214186114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1.98496622399258" calcext:value-type="float">
            <text:p>1.98496622399258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2.11337650792878" calcext:value-type="float">
            <text:p>2.11337650792878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2.03166645756922" calcext:value-type="float">
            <text:p>2.03166645756922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1.88026814045005" calcext:value-type="float">
            <text:p>1.88026814045005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1.90501499564257" calcext:value-type="float">
            <text:p>1.90501499564257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2.04915131925434" calcext:value-type="float">
            <text:p>2.04915131925434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2.16039886120695" calcext:value-type="float">
            <text:p>2.16039886120695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2.14591368659262" calcext:value-type="float">
            <text:p>2.14591368659262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2.06050627748176" calcext:value-type="float">
            <text:p>2.06050627748176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2.08371225785259" calcext:value-type="float">
            <text:p>2.08371225785259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2.16001150387063" calcext:value-type="float">
            <text:p>2.16001150387063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2.17454265529866" calcext:value-type="float">
            <text:p>2.17454265529866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2.06717892630028" calcext:value-type="float">
            <text:p>2.06717892630028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1.9406187402109" calcext:value-type="float">
            <text:p>1.9406187402109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1.9280724902792" calcext:value-type="float">
            <text:p>1.9280724902792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2.01517559282264" calcext:value-type="float">
            <text:p>2.01517559282264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2.0082923910323" calcext:value-type="float">
            <text:p>2.0082923910323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1.82337553531469" calcext:value-type="float">
            <text:p>1.82337553531469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1.45886616700551" calcext:value-type="float">
            <text:p>1.45886616700551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1.25014533728173" calcext:value-type="float">
            <text:p>1.25014533728173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1.33537268817973" calcext:value-type="float">
            <text:p>1.33537268817973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1.51020817926089" calcext:value-type="float">
            <text:p>1.51020817926089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1.44628931949606" calcext:value-type="float">
            <text:p>1.44628931949606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1.06701984638541" calcext:value-type="float">
            <text:p>1.06701984638541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0.55449891369484" calcext:value-type="float">
            <text:p>0.55449891369484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0.360020368554595" calcext:value-type="float">
            <text:p>0.360020368554595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0.586275377598335" calcext:value-type="float">
            <text:p>0.586275377598335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0.852360894058491" calcext:value-type="float">
            <text:p>0.852360894058491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0.824434612698254" calcext:value-type="float">
            <text:p>0.824434612698254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0.385096347899973" calcext:value-type="float">
            <text:p>0.385096347899973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0.127553117465281" calcext:value-type="float">
            <text:p>-0.127553117465281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0.288310957694419" calcext:value-type="float">
            <text:p>-0.288310957694419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0.0448506485685501" calcext:value-type="float">
            <text:p>-0.04485064856855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0.257469261036353" calcext:value-type="float">
            <text:p>0.257469261036353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0.238976537748479" calcext:value-type="float">
            <text:p>0.238976537748479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0.0715980768569187" calcext:value-type="float">
            <text:p>-0.071598076856919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0.529401229505291" calcext:value-type="float">
            <text:p>-0.529401229505291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0.633406537655548" calcext:value-type="float">
            <text:p>-0.63340653765554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22:44:54.380309781</meta:creation-date>
    <meta:generator>LibreOffice/6.4.6.2$Linux_X86_64 LibreOffice_project/40$Build-2</meta:generator>
    <dc:date>2021-06-06T23:00:56.763043924</dc:date>
    <meta:editing-duration>PT16M3S</meta:editing-duration>
    <meta:editing-cycles>1</meta:editing-cycles>
    <meta:document-statistic meta:table-count="10" meta:cell-count="58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93cm" svg:height="20.826cm" xlink:href=".." xlink:type="simple" chart:class="chart:scatter" chart:style-name="ch1">
        <chart:legend chart:legend-position="end" svg:x="26.521cm" svg:y="9.367cm" style:legend-expansion="high" chart:style-name="ch2"/>
        <chart:plot-area chart:style-name="ch3" table:cell-range-address="Phase.B1:Phase.F202" chart:data-source-has-labels="row" svg:x="0.603cm" svg:y="0.416cm" svg:width="25.315cm" svg:height="19.994cm">
          <chartooo:coordinate-region svg:x="1.515cm" svg:y="0.615cm" svg:width="23.647cm" svg:height="19.5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.C2:Phase.C202" chart:label-cell-address="Phase.C1:Phase.C1" chart:class="chart:scatter">
            <chart:domain table:cell-range-address="Phase.B2:Phase.B202"/>
            <chart:data-point chart:repeated="201"/>
          </chart:series>
          <chart:series chart:style-name="ch8" chart:values-cell-range-address="Phase.D2:Phase.D202" chart:label-cell-address="Phase.D1:Phase.D1" chart:class="chart:scatter">
            <chart:data-point chart:repeated="201"/>
          </chart:series>
          <chart:series chart:style-name="ch9" chart:values-cell-range-address="Phase.E2:Phase.E202" chart:label-cell-address="Phase.E1:Phase.E1" chart:class="chart:scatter">
            <chart:data-point chart:repeated="201"/>
          </chart:series>
          <chart:series chart:style-name="ch10" chart:values-cell-range-address="Phase.F2:Phase.F202" chart:label-cell-address="Phase.F1:Phase.F1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1 Phase [deg]</text:p>
                <draw:g>
                  <svg:desc>Phase.C1:Phase.C1</svg:desc>
                </draw:g>
              </table:table-cell>
              <table:table-cell office:value-type="string">
                <text:p>J2 Phase [deg]</text:p>
                <draw:g>
                  <svg:desc>Phase.D1:Phase.D1</svg:desc>
                </draw:g>
              </table:table-cell>
              <table:table-cell office:value-type="string">
                <text:p>J3 Phase [deg]</text:p>
                <draw:g>
                  <svg:desc>Phase.E1:Phase.E1</svg:desc>
                </draw:g>
              </table:table-cell>
              <table:table-cell office:value-type="string">
                <text:p>J4 Phase [deg]</text:p>
                <draw:g>
                  <svg:desc>Phase.F1:Phas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hase.B2:Phase.B202</svg:desc>
                </draw:g>
              </table:table-cell>
              <table:table-cell office:value-type="float" office:value="-160.800360834416">
                <text:p>-160.800360834416</text:p>
                <draw:g>
                  <svg:desc>Phase.C2:Phase.C202</svg:desc>
                </draw:g>
              </table:table-cell>
              <table:table-cell office:value-type="float" office:value="49.0805824572527">
                <text:p>49.0805824572527</text:p>
                <draw:g>
                  <svg:desc>Phase.D2:Phase.D202</svg:desc>
                </draw:g>
              </table:table-cell>
              <table:table-cell office:value-type="float" office:value="-154.680120160752">
                <text:p>-154.680120160752</text:p>
                <draw:g>
                  <svg:desc>Phase.E2:Phase.E202</svg:desc>
                </draw:g>
              </table:table-cell>
              <table:table-cell office:value-type="float" office:value="-171.710469701404">
                <text:p>-171.710469701404</text:p>
                <draw:g>
                  <svg:desc>Phase.F2:Phase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95">
                <text:p>15.995</text:p>
              </table:table-cell>
              <table:table-cell office:value-type="float" office:value="169.865438930947">
                <text:p>169.865438930947</text:p>
              </table:table-cell>
              <table:table-cell office:value-type="float" office:value="169.665287393837">
                <text:p>169.665287393837</text:p>
              </table:table-cell>
              <table:table-cell office:value-type="float" office:value="170.215412129867">
                <text:p>170.215412129867</text:p>
              </table:table-cell>
              <table:table-cell office:value-type="float" office:value="169.946232578207">
                <text:p>169.946232578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99">
                <text:p>30.99</text:p>
              </table:table-cell>
              <table:table-cell office:value-type="float" office:value="130.567872446983">
                <text:p>130.567872446983</text:p>
              </table:table-cell>
              <table:table-cell office:value-type="float" office:value="130.412751655869">
                <text:p>130.412751655869</text:p>
              </table:table-cell>
              <table:table-cell office:value-type="float" office:value="130.410435977586">
                <text:p>130.410435977586</text:p>
              </table:table-cell>
              <table:table-cell office:value-type="float" office:value="130.407028945429">
                <text:p>130.407028945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85">
                <text:p>45.985</text:p>
              </table:table-cell>
              <table:table-cell office:value-type="float" office:value="96.9600454780631">
                <text:p>96.9600454780631</text:p>
              </table:table-cell>
              <table:table-cell office:value-type="float" office:value="97.0579165379413">
                <text:p>97.0579165379413</text:p>
              </table:table-cell>
              <table:table-cell office:value-type="float" office:value="96.9494444221856">
                <text:p>96.9494444221856</text:p>
              </table:table-cell>
              <table:table-cell office:value-type="float" office:value="96.958191282774">
                <text:p>96.958191282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98">
                <text:p>60.98</text:p>
              </table:table-cell>
              <table:table-cell office:value-type="float" office:value="67.615078671258">
                <text:p>67.615078671258</text:p>
              </table:table-cell>
              <table:table-cell office:value-type="float" office:value="67.6177686694862">
                <text:p>67.6177686694862</text:p>
              </table:table-cell>
              <table:table-cell office:value-type="float" office:value="67.5871563488192">
                <text:p>67.5871563488192</text:p>
              </table:table-cell>
              <table:table-cell office:value-type="float" office:value="67.5167995176427">
                <text:p>67.5167995176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975">
                <text:p>75.975</text:p>
              </table:table-cell>
              <table:table-cell office:value-type="float" office:value="41.0164501123727">
                <text:p>41.0164501123727</text:p>
              </table:table-cell>
              <table:table-cell office:value-type="float" office:value="41.0373917112566">
                <text:p>41.0373917112566</text:p>
              </table:table-cell>
              <table:table-cell office:value-type="float" office:value="41.0273235934228">
                <text:p>41.0273235934228</text:p>
              </table:table-cell>
              <table:table-cell office:value-type="float" office:value="40.8967289131579">
                <text:p>40.896728913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97">
                <text:p>90.97</text:p>
              </table:table-cell>
              <table:table-cell office:value-type="float" office:value="18.4898506697854">
                <text:p>18.4898506697854</text:p>
              </table:table-cell>
              <table:table-cell office:value-type="float" office:value="18.4438336887916">
                <text:p>18.4438336887916</text:p>
              </table:table-cell>
              <table:table-cell office:value-type="float" office:value="18.4211923644723">
                <text:p>18.4211923644723</text:p>
              </table:table-cell>
              <table:table-cell office:value-type="float" office:value="18.2626486063228">
                <text:p>18.2626486063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.965">
                <text:p>105.965</text:p>
              </table:table-cell>
              <table:table-cell office:value-type="float" office:value="-2.87669536031647">
                <text:p>-2.87669536031647</text:p>
              </table:table-cell>
              <table:table-cell office:value-type="float" office:value="-2.84607768779484">
                <text:p>-2.84607768779484</text:p>
              </table:table-cell>
              <table:table-cell office:value-type="float" office:value="-2.88345504474682">
                <text:p>-2.88345504474682</text:p>
              </table:table-cell>
              <table:table-cell office:value-type="float" office:value="-2.99044748168025">
                <text:p>-2.99044748168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.96">
                <text:p>120.96</text:p>
              </table:table-cell>
              <table:table-cell office:value-type="float" office:value="-23.1546035074791">
                <text:p>-23.1546035074791</text:p>
              </table:table-cell>
              <table:table-cell office:value-type="float" office:value="-23.1150928215602">
                <text:p>-23.1150928215602</text:p>
              </table:table-cell>
              <table:table-cell office:value-type="float" office:value="-23.0947727900337">
                <text:p>-23.0947727900337</text:p>
              </table:table-cell>
              <table:table-cell office:value-type="float" office:value="-23.1875876697699">
                <text:p>-23.1875876697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955">
                <text:p>135.955</text:p>
              </table:table-cell>
              <table:table-cell office:value-type="float" office:value="-38.9136192397515">
                <text:p>-38.9136192397515</text:p>
              </table:table-cell>
              <table:table-cell office:value-type="float" office:value="-38.928727216575">
                <text:p>-38.928727216575</text:p>
              </table:table-cell>
              <table:table-cell office:value-type="float" office:value="-38.9442441611746">
                <text:p>-38.9442441611746</text:p>
              </table:table-cell>
              <table:table-cell office:value-type="float" office:value="-39.1003082217828">
                <text:p>-39.1003082217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.95">
                <text:p>150.95</text:p>
              </table:table-cell>
              <table:table-cell office:value-type="float" office:value="-56.6596623303447">
                <text:p>-56.6596623303447</text:p>
              </table:table-cell>
              <table:table-cell office:value-type="float" office:value="-56.6366865252172">
                <text:p>-56.6366865252172</text:p>
              </table:table-cell>
              <table:table-cell office:value-type="float" office:value="-56.6670517628832">
                <text:p>-56.6670517628832</text:p>
              </table:table-cell>
              <table:table-cell office:value-type="float" office:value="-56.8366217270479">
                <text:p>-56.8366217270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.945">
                <text:p>165.945</text:p>
              </table:table-cell>
              <table:table-cell office:value-type="float" office:value="-73.1283139554499">
                <text:p>-73.1283139554499</text:p>
              </table:table-cell>
              <table:table-cell office:value-type="float" office:value="-73.0965696030252">
                <text:p>-73.0965696030252</text:p>
              </table:table-cell>
              <table:table-cell office:value-type="float" office:value="-73.2025097349682">
                <text:p>-73.2025097349682</text:p>
              </table:table-cell>
              <table:table-cell office:value-type="float" office:value="-73.3403857641259">
                <text:p>-73.3403857641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.94">
                <text:p>180.94</text:p>
              </table:table-cell>
              <table:table-cell office:value-type="float" office:value="-87.9762993451973">
                <text:p>-87.9762993451973</text:p>
              </table:table-cell>
              <table:table-cell office:value-type="float" office:value="-87.9387621862017">
                <text:p>-87.9387621862017</text:p>
              </table:table-cell>
              <table:table-cell office:value-type="float" office:value="-87.9950586825646">
                <text:p>-87.9950586825646</text:p>
              </table:table-cell>
              <table:table-cell office:value-type="float" office:value="-88.0944729555447">
                <text:p>-88.0944729555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935">
                <text:p>195.935</text:p>
              </table:table-cell>
              <table:table-cell office:value-type="float" office:value="-103.460222335973">
                <text:p>-103.460222335973</text:p>
              </table:table-cell>
              <table:table-cell office:value-type="float" office:value="-103.393141849766">
                <text:p>-103.393141849766</text:p>
              </table:table-cell>
              <table:table-cell office:value-type="float" office:value="-103.525392678103">
                <text:p>-103.525392678103</text:p>
              </table:table-cell>
              <table:table-cell office:value-type="float" office:value="-103.654340330057">
                <text:p>-103.654340330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.93">
                <text:p>210.93</text:p>
              </table:table-cell>
              <table:table-cell office:value-type="float" office:value="-118.438853016869">
                <text:p>-118.438853016869</text:p>
              </table:table-cell>
              <table:table-cell office:value-type="float" office:value="-118.347412628052">
                <text:p>-118.347412628052</text:p>
              </table:table-cell>
              <table:table-cell office:value-type="float" office:value="-118.457439749617">
                <text:p>-118.457439749617</text:p>
              </table:table-cell>
              <table:table-cell office:value-type="float" office:value="-118.553484312035">
                <text:p>-118.553484312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.925">
                <text:p>225.925</text:p>
              </table:table-cell>
              <table:table-cell office:value-type="float" office:value="-133.201177421567">
                <text:p>-133.201177421567</text:p>
              </table:table-cell>
              <table:table-cell office:value-type="float" office:value="-133.133513511883">
                <text:p>-133.133513511883</text:p>
              </table:table-cell>
              <table:table-cell office:value-type="float" office:value="-133.266124028757">
                <text:p>-133.266124028757</text:p>
              </table:table-cell>
              <table:table-cell office:value-type="float" office:value="-133.343647046512">
                <text:p>-133.343647046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.92">
                <text:p>240.92</text:p>
              </table:table-cell>
              <table:table-cell office:value-type="float" office:value="-146.857605138716">
                <text:p>-146.857605138716</text:p>
              </table:table-cell>
              <table:table-cell office:value-type="float" office:value="-146.751942906435">
                <text:p>-146.751942906435</text:p>
              </table:table-cell>
              <table:table-cell office:value-type="float" office:value="-146.903024088954">
                <text:p>-146.903024088954</text:p>
              </table:table-cell>
              <table:table-cell office:value-type="float" office:value="-147.000821985199">
                <text:p>-147.000821985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.915">
                <text:p>255.915</text:p>
              </table:table-cell>
              <table:table-cell office:value-type="float" office:value="-159.73173392004">
                <text:p>-159.73173392004</text:p>
              </table:table-cell>
              <table:table-cell office:value-type="float" office:value="-159.632998820207">
                <text:p>-159.632998820207</text:p>
              </table:table-cell>
              <table:table-cell office:value-type="float" office:value="-159.779496485582">
                <text:p>-159.779496485582</text:p>
              </table:table-cell>
              <table:table-cell office:value-type="float" office:value="-159.867559481786">
                <text:p>-159.867559481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.91">
                <text:p>270.91</text:p>
              </table:table-cell>
              <table:table-cell office:value-type="float" office:value="-173.200848928953">
                <text:p>-173.200848928953</text:p>
              </table:table-cell>
              <table:table-cell office:value-type="float" office:value="-173.087915261223">
                <text:p>-173.087915261223</text:p>
              </table:table-cell>
              <table:table-cell office:value-type="float" office:value="-173.257891037315">
                <text:p>-173.257891037315</text:p>
              </table:table-cell>
              <table:table-cell office:value-type="float" office:value="-173.322456086033">
                <text:p>-173.322456086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.905">
                <text:p>285.905</text:p>
              </table:table-cell>
              <table:table-cell office:value-type="float" office:value="173.466671238288">
                <text:p>173.466671238288</text:p>
              </table:table-cell>
              <table:table-cell office:value-type="float" office:value="173.580834101755">
                <text:p>173.580834101755</text:p>
              </table:table-cell>
              <table:table-cell office:value-type="float" office:value="173.427646358701">
                <text:p>173.427646358701</text:p>
              </table:table-cell>
              <table:table-cell office:value-type="float" office:value="173.364491038664">
                <text:p>173.364491038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.9">
                <text:p>300.9</text:p>
              </table:table-cell>
              <table:table-cell office:value-type="float" office:value="159.561494180069">
                <text:p>159.561494180069</text:p>
              </table:table-cell>
              <table:table-cell office:value-type="float" office:value="159.687370765253">
                <text:p>159.687370765253</text:p>
              </table:table-cell>
              <table:table-cell office:value-type="float" office:value="159.544860058022">
                <text:p>159.544860058022</text:p>
              </table:table-cell>
              <table:table-cell office:value-type="float" office:value="159.526326764573">
                <text:p>159.526326764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.895">
                <text:p>315.895</text:p>
              </table:table-cell>
              <table:table-cell office:value-type="float" office:value="147.212913335916">
                <text:p>147.212913335916</text:p>
              </table:table-cell>
              <table:table-cell office:value-type="float" office:value="147.261562555255">
                <text:p>147.261562555255</text:p>
              </table:table-cell>
              <table:table-cell office:value-type="float" office:value="147.149107045303">
                <text:p>147.149107045303</text:p>
              </table:table-cell>
              <table:table-cell office:value-type="float" office:value="147.098987594848">
                <text:p>147.098987594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.89">
                <text:p>330.89</text:p>
              </table:table-cell>
              <table:table-cell office:value-type="float" office:value="134.568607040411">
                <text:p>134.568607040411</text:p>
              </table:table-cell>
              <table:table-cell office:value-type="float" office:value="134.696827070926">
                <text:p>134.696827070926</text:p>
              </table:table-cell>
              <table:table-cell office:value-type="float" office:value="134.55866275243">
                <text:p>134.55866275243</text:p>
              </table:table-cell>
              <table:table-cell office:value-type="float" office:value="134.49150340579">
                <text:p>134.49150340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.885">
                <text:p>345.885</text:p>
              </table:table-cell>
              <table:table-cell office:value-type="float" office:value="123.052158670794">
                <text:p>123.052158670794</text:p>
              </table:table-cell>
              <table:table-cell office:value-type="float" office:value="123.134978237322">
                <text:p>123.134978237322</text:p>
              </table:table-cell>
              <table:table-cell office:value-type="float" office:value="123.009150492069">
                <text:p>123.009150492069</text:p>
              </table:table-cell>
              <table:table-cell office:value-type="float" office:value="122.979895393005">
                <text:p>122.979895393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.88">
                <text:p>360.88</text:p>
              </table:table-cell>
              <table:table-cell office:value-type="float" office:value="110.065017455629">
                <text:p>110.065017455629</text:p>
              </table:table-cell>
              <table:table-cell office:value-type="float" office:value="110.180169374372">
                <text:p>110.180169374372</text:p>
              </table:table-cell>
              <table:table-cell office:value-type="float" office:value="110.080153006711">
                <text:p>110.080153006711</text:p>
              </table:table-cell>
              <table:table-cell office:value-type="float" office:value="110.017133381179">
                <text:p>110.017133381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.875">
                <text:p>375.875</text:p>
              </table:table-cell>
              <table:table-cell office:value-type="float" office:value="97.5037541085617">
                <text:p>97.5037541085617</text:p>
              </table:table-cell>
              <table:table-cell office:value-type="float" office:value="97.6017392911962">
                <text:p>97.6017392911962</text:p>
              </table:table-cell>
              <table:table-cell office:value-type="float" office:value="97.5309089195354">
                <text:p>97.5309089195354</text:p>
              </table:table-cell>
              <table:table-cell office:value-type="float" office:value="97.5339118040741">
                <text:p>97.5339118040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.87">
                <text:p>390.87</text:p>
              </table:table-cell>
              <table:table-cell office:value-type="float" office:value="84.1434676562743">
                <text:p>84.1434676562743</text:p>
              </table:table-cell>
              <table:table-cell office:value-type="float" office:value="84.286907468558">
                <text:p>84.286907468558</text:p>
              </table:table-cell>
              <table:table-cell office:value-type="float" office:value="84.1462426170488">
                <text:p>84.1462426170488</text:p>
              </table:table-cell>
              <table:table-cell office:value-type="float" office:value="84.0889912193652">
                <text:p>84.0889912193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.865">
                <text:p>405.865</text:p>
              </table:table-cell>
              <table:table-cell office:value-type="float" office:value="72.3308184844678">
                <text:p>72.3308184844678</text:p>
              </table:table-cell>
              <table:table-cell office:value-type="float" office:value="72.5518492096348">
                <text:p>72.5518492096348</text:p>
              </table:table-cell>
              <table:table-cell office:value-type="float" office:value="72.482880665046">
                <text:p>72.482880665046</text:p>
              </table:table-cell>
              <table:table-cell office:value-type="float" office:value="72.4067151966583">
                <text:p>72.4067151966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.86">
                <text:p>420.86</text:p>
              </table:table-cell>
              <table:table-cell office:value-type="float" office:value="61.0631915315303">
                <text:p>61.0631915315303</text:p>
              </table:table-cell>
              <table:table-cell office:value-type="float" office:value="61.1522868779301">
                <text:p>61.1522868779301</text:p>
              </table:table-cell>
              <table:table-cell office:value-type="float" office:value="61.1489316979636">
                <text:p>61.1489316979636</text:p>
              </table:table-cell>
              <table:table-cell office:value-type="float" office:value="61.0943009659416">
                <text:p>61.0943009659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.855">
                <text:p>435.855</text:p>
              </table:table-cell>
              <table:table-cell office:value-type="float" office:value="49.5882035402189">
                <text:p>49.5882035402189</text:p>
              </table:table-cell>
              <table:table-cell office:value-type="float" office:value="49.7234473347028">
                <text:p>49.7234473347028</text:p>
              </table:table-cell>
              <table:table-cell office:value-type="float" office:value="49.6949402384312">
                <text:p>49.6949402384312</text:p>
              </table:table-cell>
              <table:table-cell office:value-type="float" office:value="49.6717061962659">
                <text:p>49.6717061962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.85">
                <text:p>450.85</text:p>
              </table:table-cell>
              <table:table-cell office:value-type="float" office:value="37.1634695905666">
                <text:p>37.1634695905666</text:p>
              </table:table-cell>
              <table:table-cell office:value-type="float" office:value="37.3220496823609">
                <text:p>37.3220496823609</text:p>
              </table:table-cell>
              <table:table-cell office:value-type="float" office:value="37.362940573564">
                <text:p>37.362940573564</text:p>
              </table:table-cell>
              <table:table-cell office:value-type="float" office:value="37.2862945631764">
                <text:p>37.28629456317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5.845">
                <text:p>465.845</text:p>
              </table:table-cell>
              <table:table-cell office:value-type="float" office:value="24.2703688044034">
                <text:p>24.2703688044034</text:p>
              </table:table-cell>
              <table:table-cell office:value-type="float" office:value="24.4108994712043">
                <text:p>24.4108994712043</text:p>
              </table:table-cell>
              <table:table-cell office:value-type="float" office:value="24.4845278122461">
                <text:p>24.4845278122461</text:p>
              </table:table-cell>
              <table:table-cell office:value-type="float" office:value="24.3580165020888">
                <text:p>24.3580165020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.84">
                <text:p>480.84</text:p>
              </table:table-cell>
              <table:table-cell office:value-type="float" office:value="12.0364836442888">
                <text:p>12.0364836442888</text:p>
              </table:table-cell>
              <table:table-cell office:value-type="float" office:value="12.1527098000323">
                <text:p>12.1527098000323</text:p>
              </table:table-cell>
              <table:table-cell office:value-type="float" office:value="12.2424425128036">
                <text:p>12.2424425128036</text:p>
              </table:table-cell>
              <table:table-cell office:value-type="float" office:value="12.101598704226">
                <text:p>12.101598704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.835">
                <text:p>495.835</text:p>
              </table:table-cell>
              <table:table-cell office:value-type="float" office:value="-0.161844208923552">
                <text:p>-0.161844208923552</text:p>
              </table:table-cell>
              <table:table-cell office:value-type="float" office:value="0.00299184167692281">
                <text:p>0.00299184167692281</text:p>
              </table:table-cell>
              <table:table-cell office:value-type="float" office:value="0.0593841867673294">
                <text:p>0.0593841867673294</text:p>
              </table:table-cell>
              <table:table-cell office:value-type="float" office:value="-0.0160888902243254">
                <text:p>-0.0160888902243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.83">
                <text:p>510.83</text:p>
              </table:table-cell>
              <table:table-cell office:value-type="float" office:value="-10.1611429531368">
                <text:p>-10.1611429531368</text:p>
              </table:table-cell>
              <table:table-cell office:value-type="float" office:value="-9.94084063737099">
                <text:p>-9.94084063737099</text:p>
              </table:table-cell>
              <table:table-cell office:value-type="float" office:value="-9.83626704464942">
                <text:p>-9.83626704464942</text:p>
              </table:table-cell>
              <table:table-cell office:value-type="float" office:value="-9.97932314517798">
                <text:p>-9.97932314517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.825">
                <text:p>525.825</text:p>
              </table:table-cell>
              <table:table-cell office:value-type="float" office:value="-22.0776424867199">
                <text:p>-22.0776424867199</text:p>
              </table:table-cell>
              <table:table-cell office:value-type="float" office:value="-21.9696498138165">
                <text:p>-21.9696498138165</text:p>
              </table:table-cell>
              <table:table-cell office:value-type="float" office:value="-21.8081867277112">
                <text:p>-21.8081867277112</text:p>
              </table:table-cell>
              <table:table-cell office:value-type="float" office:value="-21.9755625223547">
                <text:p>-21.9755625223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0.82">
                <text:p>540.82</text:p>
              </table:table-cell>
              <table:table-cell office:value-type="float" office:value="-33.4063304721968">
                <text:p>-33.4063304721968</text:p>
              </table:table-cell>
              <table:table-cell office:value-type="float" office:value="-33.2495258710988">
                <text:p>-33.2495258710988</text:p>
              </table:table-cell>
              <table:table-cell office:value-type="float" office:value="-33.1343563597105">
                <text:p>-33.1343563597105</text:p>
              </table:table-cell>
              <table:table-cell office:value-type="float" office:value="-33.2207209357036">
                <text:p>-33.2207209357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5.815">
                <text:p>555.815</text:p>
              </table:table-cell>
              <table:table-cell office:value-type="float" office:value="-46.8828805352424">
                <text:p>-46.8828805352424</text:p>
              </table:table-cell>
              <table:table-cell office:value-type="float" office:value="-46.8137361502966">
                <text:p>-46.8137361502966</text:p>
              </table:table-cell>
              <table:table-cell office:value-type="float" office:value="-46.6016534469058">
                <text:p>-46.6016534469058</text:p>
              </table:table-cell>
              <table:table-cell office:value-type="float" office:value="-46.7312816178057">
                <text:p>-46.7312816178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.81">
                <text:p>570.81</text:p>
              </table:table-cell>
              <table:table-cell office:value-type="float" office:value="-58.6962820902189">
                <text:p>-58.6962820902189</text:p>
              </table:table-cell>
              <table:table-cell office:value-type="float" office:value="-58.5948161373744">
                <text:p>-58.5948161373744</text:p>
              </table:table-cell>
              <table:table-cell office:value-type="float" office:value="-58.4474112506333">
                <text:p>-58.4474112506333</text:p>
              </table:table-cell>
              <table:table-cell office:value-type="float" office:value="-58.7381463641222">
                <text:p>-58.7381463641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.805">
                <text:p>585.805</text:p>
              </table:table-cell>
              <table:table-cell office:value-type="float" office:value="-71.3027019907533">
                <text:p>-71.3027019907533</text:p>
              </table:table-cell>
              <table:table-cell office:value-type="float" office:value="-71.1655089700388">
                <text:p>-71.1655089700388</text:p>
              </table:table-cell>
              <table:table-cell office:value-type="float" office:value="-71.0700285518445">
                <text:p>-71.0700285518445</text:p>
              </table:table-cell>
              <table:table-cell office:value-type="float" office:value="-71.4027072866439">
                <text:p>-71.4027072866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.8">
                <text:p>600.8</text:p>
              </table:table-cell>
              <table:table-cell office:value-type="float" office:value="-81.401166491268">
                <text:p>-81.401166491268</text:p>
              </table:table-cell>
              <table:table-cell office:value-type="float" office:value="-81.2876590717883">
                <text:p>-81.2876590717883</text:p>
              </table:table-cell>
              <table:table-cell office:value-type="float" office:value="-81.1306281589323">
                <text:p>-81.1306281589323</text:p>
              </table:table-cell>
              <table:table-cell office:value-type="float" office:value="-81.40981775061">
                <text:p>-81.40981775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.795">
                <text:p>615.795</text:p>
              </table:table-cell>
              <table:table-cell office:value-type="float" office:value="-93.5315935478382">
                <text:p>-93.5315935478382</text:p>
              </table:table-cell>
              <table:table-cell office:value-type="float" office:value="-93.4365964167771">
                <text:p>-93.4365964167771</text:p>
              </table:table-cell>
              <table:table-cell office:value-type="float" office:value="-93.2153179091325">
                <text:p>-93.2153179091325</text:p>
              </table:table-cell>
              <table:table-cell office:value-type="float" office:value="-93.5397664360148">
                <text:p>-93.5397664360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0.79">
                <text:p>630.79</text:p>
              </table:table-cell>
              <table:table-cell office:value-type="float" office:value="-105.873097835525">
                <text:p>-105.873097835525</text:p>
              </table:table-cell>
              <table:table-cell office:value-type="float" office:value="-105.709984687645">
                <text:p>-105.709984687645</text:p>
              </table:table-cell>
              <table:table-cell office:value-type="float" office:value="-105.670392706866">
                <text:p>-105.670392706866</text:p>
              </table:table-cell>
              <table:table-cell office:value-type="float" office:value="-105.955607448035">
                <text:p>-105.955607448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5.785">
                <text:p>645.785</text:p>
              </table:table-cell>
              <table:table-cell office:value-type="float" office:value="-119.535508833934">
                <text:p>-119.535508833934</text:p>
              </table:table-cell>
              <table:table-cell office:value-type="float" office:value="-119.402238278979">
                <text:p>-119.402238278979</text:p>
              </table:table-cell>
              <table:table-cell office:value-type="float" office:value="-119.311994620221">
                <text:p>-119.311994620221</text:p>
              </table:table-cell>
              <table:table-cell office:value-type="float" office:value="-119.713595307526">
                <text:p>-119.713595307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0.78">
                <text:p>660.78</text:p>
              </table:table-cell>
              <table:table-cell office:value-type="float" office:value="-132.981807200101">
                <text:p>-132.981807200101</text:p>
              </table:table-cell>
              <table:table-cell office:value-type="float" office:value="-132.784974548437">
                <text:p>-132.784974548437</text:p>
              </table:table-cell>
              <table:table-cell office:value-type="float" office:value="-132.80327565922">
                <text:p>-132.80327565922</text:p>
              </table:table-cell>
              <table:table-cell office:value-type="float" office:value="-133.221166893848">
                <text:p>-133.221166893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.775">
                <text:p>675.775</text:p>
              </table:table-cell>
              <table:table-cell office:value-type="float" office:value="-143.371596157317">
                <text:p>-143.371596157317</text:p>
              </table:table-cell>
              <table:table-cell office:value-type="float" office:value="-143.213690885172">
                <text:p>-143.213690885172</text:p>
              </table:table-cell>
              <table:table-cell office:value-type="float" office:value="-143.312062398015">
                <text:p>-143.312062398015</text:p>
              </table:table-cell>
              <table:table-cell office:value-type="float" office:value="-143.578884650382">
                <text:p>-143.578884650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0.77">
                <text:p>690.77</text:p>
              </table:table-cell>
              <table:table-cell office:value-type="float" office:value="-154.663779085739">
                <text:p>-154.663779085739</text:p>
              </table:table-cell>
              <table:table-cell office:value-type="float" office:value="-154.474005981514">
                <text:p>-154.474005981514</text:p>
              </table:table-cell>
              <table:table-cell office:value-type="float" office:value="-154.550091458227">
                <text:p>-154.550091458227</text:p>
              </table:table-cell>
              <table:table-cell office:value-type="float" office:value="-154.836679242422">
                <text:p>-154.836679242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5.765">
                <text:p>705.765</text:p>
              </table:table-cell>
              <table:table-cell office:value-type="float" office:value="-166.265983859644">
                <text:p>-166.265983859644</text:p>
              </table:table-cell>
              <table:table-cell office:value-type="float" office:value="-166.078207667917">
                <text:p>-166.078207667917</text:p>
              </table:table-cell>
              <table:table-cell office:value-type="float" office:value="-166.194577008623">
                <text:p>-166.194577008623</text:p>
              </table:table-cell>
              <table:table-cell office:value-type="float" office:value="-166.401749432573">
                <text:p>-166.401749432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0.76">
                <text:p>720.76</text:p>
              </table:table-cell>
              <table:table-cell office:value-type="float" office:value="179.237551645062">
                <text:p>179.237551645062</text:p>
              </table:table-cell>
              <table:table-cell office:value-type="float" office:value="179.427632861942">
                <text:p>179.427632861942</text:p>
              </table:table-cell>
              <table:table-cell office:value-type="float" office:value="179.24664421969">
                <text:p>179.24664421969</text:p>
              </table:table-cell>
              <table:table-cell office:value-type="float" office:value="179.044052655096">
                <text:p>179.044052655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5.755">
                <text:p>735.755</text:p>
              </table:table-cell>
              <table:table-cell office:value-type="float" office:value="166.301377926854">
                <text:p>166.301377926854</text:p>
              </table:table-cell>
              <table:table-cell office:value-type="float" office:value="166.526709541379">
                <text:p>166.526709541379</text:p>
              </table:table-cell>
              <table:table-cell office:value-type="float" office:value="166.277215859878">
                <text:p>166.277215859878</text:p>
              </table:table-cell>
              <table:table-cell office:value-type="float" office:value="166.019223476656">
                <text:p>166.019223476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.75">
                <text:p>750.75</text:p>
              </table:table-cell>
              <table:table-cell office:value-type="float" office:value="154.480394730157">
                <text:p>154.480394730157</text:p>
              </table:table-cell>
              <table:table-cell office:value-type="float" office:value="154.738703405372">
                <text:p>154.738703405372</text:p>
              </table:table-cell>
              <table:table-cell office:value-type="float" office:value="154.393419004217">
                <text:p>154.393419004217</text:p>
              </table:table-cell>
              <table:table-cell office:value-type="float" office:value="154.119416397755">
                <text:p>154.119416397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5.745">
                <text:p>765.745</text:p>
              </table:table-cell>
              <table:table-cell office:value-type="float" office:value="145.150790119661">
                <text:p>145.150790119661</text:p>
              </table:table-cell>
              <table:table-cell office:value-type="float" office:value="145.41206878714">
                <text:p>145.41206878714</text:p>
              </table:table-cell>
              <table:table-cell office:value-type="float" office:value="145.063916977705">
                <text:p>145.063916977705</text:p>
              </table:table-cell>
              <table:table-cell office:value-type="float" office:value="144.903602643945">
                <text:p>144.9036026439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.74">
                <text:p>780.74</text:p>
              </table:table-cell>
              <table:table-cell office:value-type="float" office:value="132.517453258076">
                <text:p>132.517453258076</text:p>
              </table:table-cell>
              <table:table-cell office:value-type="float" office:value="132.777850906579">
                <text:p>132.777850906579</text:p>
              </table:table-cell>
              <table:table-cell office:value-type="float" office:value="132.528544816881">
                <text:p>132.528544816881</text:p>
              </table:table-cell>
              <table:table-cell office:value-type="float" office:value="132.335801168008">
                <text:p>132.335801168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5.735">
                <text:p>795.735</text:p>
              </table:table-cell>
              <table:table-cell office:value-type="float" office:value="119.50207914646">
                <text:p>119.50207914646</text:p>
              </table:table-cell>
              <table:table-cell office:value-type="float" office:value="119.822496338415">
                <text:p>119.822496338415</text:p>
              </table:table-cell>
              <table:table-cell office:value-type="float" office:value="119.405589263149">
                <text:p>119.405589263149</text:p>
              </table:table-cell>
              <table:table-cell office:value-type="float" office:value="119.297194051415">
                <text:p>119.297194051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0.73">
                <text:p>810.73</text:p>
              </table:table-cell>
              <table:table-cell office:value-type="float" office:value="104.217359005485">
                <text:p>104.217359005485</text:p>
              </table:table-cell>
              <table:table-cell office:value-type="float" office:value="104.487511321537">
                <text:p>104.487511321537</text:p>
              </table:table-cell>
              <table:table-cell office:value-type="float" office:value="103.993601550622">
                <text:p>103.993601550622</text:p>
              </table:table-cell>
              <table:table-cell office:value-type="float" office:value="103.816475985712">
                <text:p>103.8164759857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5.725">
                <text:p>825.725</text:p>
              </table:table-cell>
              <table:table-cell office:value-type="float" office:value="91.7715699312906">
                <text:p>91.7715699312906</text:p>
              </table:table-cell>
              <table:table-cell office:value-type="float" office:value="92.0749618255282">
                <text:p>92.0749618255282</text:p>
              </table:table-cell>
              <table:table-cell office:value-type="float" office:value="91.5684891116077">
                <text:p>91.5684891116077</text:p>
              </table:table-cell>
              <table:table-cell office:value-type="float" office:value="91.3171533057979">
                <text:p>91.3171533057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0.72">
                <text:p>840.72</text:p>
              </table:table-cell>
              <table:table-cell office:value-type="float" office:value="83.2531473288063">
                <text:p>83.2531473288063</text:p>
              </table:table-cell>
              <table:table-cell office:value-type="float" office:value="83.5409068626066">
                <text:p>83.5409068626066</text:p>
              </table:table-cell>
              <table:table-cell office:value-type="float" office:value="83.0816111856274">
                <text:p>83.0816111856274</text:p>
              </table:table-cell>
              <table:table-cell office:value-type="float" office:value="82.9002343490206">
                <text:p>82.9002343490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5.715">
                <text:p>855.715</text:p>
              </table:table-cell>
              <table:table-cell office:value-type="float" office:value="73.2548893940185">
                <text:p>73.2548893940185</text:p>
              </table:table-cell>
              <table:table-cell office:value-type="float" office:value="73.6048161962839">
                <text:p>73.6048161962839</text:p>
              </table:table-cell>
              <table:table-cell office:value-type="float" office:value="73.1713723757893">
                <text:p>73.1713723757893</text:p>
              </table:table-cell>
              <table:table-cell office:value-type="float" office:value="73.0886938199031">
                <text:p>73.0886938199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0.71">
                <text:p>870.71</text:p>
              </table:table-cell>
              <table:table-cell office:value-type="float" office:value="60.7444092162877">
                <text:p>60.7444092162877</text:p>
              </table:table-cell>
              <table:table-cell office:value-type="float" office:value="61.0459966451784">
                <text:p>61.0459966451784</text:p>
              </table:table-cell>
              <table:table-cell office:value-type="float" office:value="60.6667913914135">
                <text:p>60.6667913914135</text:p>
              </table:table-cell>
              <table:table-cell office:value-type="float" office:value="60.632519349314">
                <text:p>60.632519349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5.705">
                <text:p>885.705</text:p>
              </table:table-cell>
              <table:table-cell office:value-type="float" office:value="45.7326647695003">
                <text:p>45.7326647695003</text:p>
              </table:table-cell>
              <table:table-cell office:value-type="float" office:value="46.1286353331567">
                <text:p>46.1286353331567</text:p>
              </table:table-cell>
              <table:table-cell office:value-type="float" office:value="45.6761525872746">
                <text:p>45.6761525872746</text:p>
              </table:table-cell>
              <table:table-cell office:value-type="float" office:value="45.4831849000316">
                <text:p>45.4831849000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.7">
                <text:p>900.7</text:p>
              </table:table-cell>
              <table:table-cell office:value-type="float" office:value="29.8964617446494">
                <text:p>29.8964617446494</text:p>
              </table:table-cell>
              <table:table-cell office:value-type="float" office:value="30.1770616594816">
                <text:p>30.1770616594816</text:p>
              </table:table-cell>
              <table:table-cell office:value-type="float" office:value="29.5885826333446">
                <text:p>29.5885826333446</text:p>
              </table:table-cell>
              <table:table-cell office:value-type="float" office:value="29.2827563916482">
                <text:p>29.28275639164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5.695">
                <text:p>915.695</text:p>
              </table:table-cell>
              <table:table-cell office:value-type="float" office:value="21.8661988868133">
                <text:p>21.8661988868133</text:p>
              </table:table-cell>
              <table:table-cell office:value-type="float" office:value="22.1376670368432">
                <text:p>22.1376670368432</text:p>
              </table:table-cell>
              <table:table-cell office:value-type="float" office:value="21.662230793882">
                <text:p>21.662230793882</text:p>
              </table:table-cell>
              <table:table-cell office:value-type="float" office:value="21.5182342917518">
                <text:p>21.51823429175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0.69">
                <text:p>930.69</text:p>
              </table:table-cell>
              <table:table-cell office:value-type="float" office:value="15.3276012634383">
                <text:p>15.3276012634383</text:p>
              </table:table-cell>
              <table:table-cell office:value-type="float" office:value="15.6066152370644">
                <text:p>15.6066152370644</text:p>
              </table:table-cell>
              <table:table-cell office:value-type="float" office:value="15.3515220632189">
                <text:p>15.3515220632189</text:p>
              </table:table-cell>
              <table:table-cell office:value-type="float" office:value="15.2697524624707">
                <text:p>15.2697524624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5.685">
                <text:p>945.685</text:p>
              </table:table-cell>
              <table:table-cell office:value-type="float" office:value="5.36398423489967">
                <text:p>5.36398423489967</text:p>
              </table:table-cell>
              <table:table-cell office:value-type="float" office:value="5.68120042888683">
                <text:p>5.68120042888683</text:p>
              </table:table-cell>
              <table:table-cell office:value-type="float" office:value="5.41196125363014">
                <text:p>5.41196125363014</text:p>
              </table:table-cell>
              <table:table-cell office:value-type="float" office:value="5.45856819281632">
                <text:p>5.45856819281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0.68">
                <text:p>960.68</text:p>
              </table:table-cell>
              <table:table-cell office:value-type="float" office:value="-8.04602433806332">
                <text:p>-8.04602433806332</text:p>
              </table:table-cell>
              <table:table-cell office:value-type="float" office:value="-7.70989098165405">
                <text:p>-7.70989098165405</text:p>
              </table:table-cell>
              <table:table-cell office:value-type="float" office:value="-7.95232947085212">
                <text:p>-7.95232947085212</text:p>
              </table:table-cell>
              <table:table-cell office:value-type="float" office:value="-7.92256589851596">
                <text:p>-7.92256589851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5.675">
                <text:p>975.675</text:p>
              </table:table-cell>
              <table:table-cell office:value-type="float" office:value="-25.1899436896129">
                <text:p>-25.1899436896129</text:p>
              </table:table-cell>
              <table:table-cell office:value-type="float" office:value="-24.9687710063326">
                <text:p>-24.9687710063326</text:p>
              </table:table-cell>
              <table:table-cell office:value-type="float" office:value="-25.2580867937333">
                <text:p>-25.2580867937333</text:p>
              </table:table-cell>
              <table:table-cell office:value-type="float" office:value="-25.3687165462337">
                <text:p>-25.3687165462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0.67">
                <text:p>990.67</text:p>
              </table:table-cell>
              <table:table-cell office:value-type="float" office:value="-41.0508512694761">
                <text:p>-41.0508512694761</text:p>
              </table:table-cell>
              <table:table-cell office:value-type="float" office:value="-40.760118589064">
                <text:p>-40.760118589064</text:p>
              </table:table-cell>
              <table:table-cell office:value-type="float" office:value="-41.0918146564277">
                <text:p>-41.0918146564277</text:p>
              </table:table-cell>
              <table:table-cell office:value-type="float" office:value="-41.1989073585192">
                <text:p>-41.1989073585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5.665">
                <text:p>1005.665</text:p>
              </table:table-cell>
              <table:table-cell office:value-type="float" office:value="-46.0256411896816">
                <text:p>-46.0256411896816</text:p>
              </table:table-cell>
              <table:table-cell office:value-type="float" office:value="-45.6574402035815">
                <text:p>-45.6574402035815</text:p>
              </table:table-cell>
              <table:table-cell office:value-type="float" office:value="-45.9728340871813">
                <text:p>-45.9728340871813</text:p>
              </table:table-cell>
              <table:table-cell office:value-type="float" office:value="-46.082680585674">
                <text:p>-46.082680585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0.66">
                <text:p>1020.66</text:p>
              </table:table-cell>
              <table:table-cell office:value-type="float" office:value="-51.439702562434">
                <text:p>-51.439702562434</text:p>
              </table:table-cell>
              <table:table-cell office:value-type="float" office:value="-51.2140399371571">
                <text:p>-51.2140399371571</text:p>
              </table:table-cell>
              <table:table-cell office:value-type="float" office:value="-51.2162058163662">
                <text:p>-51.2162058163662</text:p>
              </table:table-cell>
              <table:table-cell office:value-type="float" office:value="-51.2364537540682">
                <text:p>-51.2364537540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5.655">
                <text:p>1035.655</text:p>
              </table:table-cell>
              <table:table-cell office:value-type="float" office:value="-62.0561297028033">
                <text:p>-62.0561297028033</text:p>
              </table:table-cell>
              <table:table-cell office:value-type="float" office:value="-61.7025595226228">
                <text:p>-61.7025595226228</text:p>
              </table:table-cell>
              <table:table-cell office:value-type="float" office:value="-61.7312614351269">
                <text:p>-61.7312614351269</text:p>
              </table:table-cell>
              <table:table-cell office:value-type="float" office:value="-61.6490219048777">
                <text:p>-61.6490219048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0.65">
                <text:p>1050.65</text:p>
              </table:table-cell>
              <table:table-cell office:value-type="float" office:value="-76.840704162804">
                <text:p>-76.840704162804</text:p>
              </table:table-cell>
              <table:table-cell office:value-type="float" office:value="-76.5748880057745">
                <text:p>-76.5748880057745</text:p>
              </table:table-cell>
              <table:table-cell office:value-type="float" office:value="-76.5568384668008">
                <text:p>-76.5568384668008</text:p>
              </table:table-cell>
              <table:table-cell office:value-type="float" office:value="-76.6152809955172">
                <text:p>-76.6152809955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5.645">
                <text:p>1065.645</text:p>
              </table:table-cell>
              <table:table-cell office:value-type="float" office:value="-97.083841791557">
                <text:p>-97.083841791557</text:p>
              </table:table-cell>
              <table:table-cell office:value-type="float" office:value="-96.8556667480981">
                <text:p>-96.8556667480981</text:p>
              </table:table-cell>
              <table:table-cell office:value-type="float" office:value="-96.9209473540472">
                <text:p>-96.9209473540472</text:p>
              </table:table-cell>
              <table:table-cell office:value-type="float" office:value="-96.9916616705054">
                <text:p>-96.99166167050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0.64">
                <text:p>1080.64</text:p>
              </table:table-cell>
              <table:table-cell office:value-type="float" office:value="-110.05420401517">
                <text:p>-110.05420401517</text:p>
              </table:table-cell>
              <table:table-cell office:value-type="float" office:value="-109.917901336007">
                <text:p>-109.917901336007</text:p>
              </table:table-cell>
              <table:table-cell office:value-type="float" office:value="-109.741176738872">
                <text:p>-109.741176738872</text:p>
              </table:table-cell>
              <table:table-cell office:value-type="float" office:value="-109.881167520989">
                <text:p>-109.881167520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5.635">
                <text:p>1095.635</text:p>
              </table:table-cell>
              <table:table-cell office:value-type="float" office:value="-114.998387424632">
                <text:p>-114.998387424632</text:p>
              </table:table-cell>
              <table:table-cell office:value-type="float" office:value="-114.776192784105">
                <text:p>-114.776192784105</text:p>
              </table:table-cell>
              <table:table-cell office:value-type="float" office:value="-114.643951357107">
                <text:p>-114.643951357107</text:p>
              </table:table-cell>
              <table:table-cell office:value-type="float" office:value="-114.884656924625">
                <text:p>-114.884656924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0.63">
                <text:p>1110.63</text:p>
              </table:table-cell>
              <table:table-cell office:value-type="float" office:value="-119.802107778416">
                <text:p>-119.802107778416</text:p>
              </table:table-cell>
              <table:table-cell office:value-type="float" office:value="-119.652116375722">
                <text:p>-119.652116375722</text:p>
              </table:table-cell>
              <table:table-cell office:value-type="float" office:value="-119.432812139507">
                <text:p>-119.432812139507</text:p>
              </table:table-cell>
              <table:table-cell office:value-type="float" office:value="-119.587382778556">
                <text:p>-119.587382778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.625">
                <text:p>1125.625</text:p>
              </table:table-cell>
              <table:table-cell office:value-type="float" office:value="-131.463749249408">
                <text:p>-131.463749249408</text:p>
              </table:table-cell>
              <table:table-cell office:value-type="float" office:value="-131.292968721103">
                <text:p>-131.292968721103</text:p>
              </table:table-cell>
              <table:table-cell office:value-type="float" office:value="-131.111000302572">
                <text:p>-131.111000302572</text:p>
              </table:table-cell>
              <table:table-cell office:value-type="float" office:value="-131.207806834184">
                <text:p>-131.2078068341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0.62">
                <text:p>1140.62</text:p>
              </table:table-cell>
              <table:table-cell office:value-type="float" office:value="-148.396728661277">
                <text:p>-148.396728661277</text:p>
              </table:table-cell>
              <table:table-cell office:value-type="float" office:value="-148.21188444898">
                <text:p>-148.21188444898</text:p>
              </table:table-cell>
              <table:table-cell office:value-type="float" office:value="-148.134920935962">
                <text:p>-148.134920935962</text:p>
              </table:table-cell>
              <table:table-cell office:value-type="float" office:value="-148.422932388924">
                <text:p>-148.422932388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5.615">
                <text:p>1155.615</text:p>
              </table:table-cell>
              <table:table-cell office:value-type="float" office:value="-166.528473744213">
                <text:p>-166.528473744213</text:p>
              </table:table-cell>
              <table:table-cell office:value-type="float" office:value="-166.41657765095">
                <text:p>-166.41657765095</text:p>
              </table:table-cell>
              <table:table-cell office:value-type="float" office:value="-166.160463868711">
                <text:p>-166.160463868711</text:p>
              </table:table-cell>
              <table:table-cell office:value-type="float" office:value="-166.327641683336">
                <text:p>-166.327641683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0.61">
                <text:p>1170.61</text:p>
              </table:table-cell>
              <table:table-cell office:value-type="float" office:value="-177.310286404617">
                <text:p>-177.310286404617</text:p>
              </table:table-cell>
              <table:table-cell office:value-type="float" office:value="-177.06542087102">
                <text:p>-177.06542087102</text:p>
              </table:table-cell>
              <table:table-cell office:value-type="float" office:value="-176.893833699016">
                <text:p>-176.893833699016</text:p>
              </table:table-cell>
              <table:table-cell office:value-type="float" office:value="-177.029810641307">
                <text:p>-177.029810641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5.605">
                <text:p>1185.605</text:p>
              </table:table-cell>
              <table:table-cell office:value-type="float" office:value="175.688054827536">
                <text:p>175.688054827536</text:p>
              </table:table-cell>
              <table:table-cell office:value-type="float" office:value="175.852764853727">
                <text:p>175.852764853727</text:p>
              </table:table-cell>
              <table:table-cell office:value-type="float" office:value="176.047258085861">
                <text:p>176.047258085861</text:p>
              </table:table-cell>
              <table:table-cell office:value-type="float" office:value="175.895017954063">
                <text:p>175.8950179540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.6">
                <text:p>1200.6</text:p>
              </table:table-cell>
              <table:table-cell office:value-type="float" office:value="166.93939380123">
                <text:p>166.93939380123</text:p>
              </table:table-cell>
              <table:table-cell office:value-type="float" office:value="167.195159733809">
                <text:p>167.195159733809</text:p>
              </table:table-cell>
              <table:table-cell office:value-type="float" office:value="167.218853076519">
                <text:p>167.218853076519</text:p>
              </table:table-cell>
              <table:table-cell office:value-type="float" office:value="167.013453973424">
                <text:p>167.0134539734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5.595">
                <text:p>1215.595</text:p>
              </table:table-cell>
              <table:table-cell office:value-type="float" office:value="153.315166733722">
                <text:p>153.315166733722</text:p>
              </table:table-cell>
              <table:table-cell office:value-type="float" office:value="153.503717098225">
                <text:p>153.503717098225</text:p>
              </table:table-cell>
              <table:table-cell office:value-type="float" office:value="153.496784259732">
                <text:p>153.496784259732</text:p>
              </table:table-cell>
              <table:table-cell office:value-type="float" office:value="153.188969663479">
                <text:p>153.1889696634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0.59">
                <text:p>1230.59</text:p>
              </table:table-cell>
              <table:table-cell office:value-type="float" office:value="137.32762013698">
                <text:p>137.32762013698</text:p>
              </table:table-cell>
              <table:table-cell office:value-type="float" office:value="137.558612723003">
                <text:p>137.558612723003</text:p>
              </table:table-cell>
              <table:table-cell office:value-type="float" office:value="137.548704363395">
                <text:p>137.548704363395</text:p>
              </table:table-cell>
              <table:table-cell office:value-type="float" office:value="137.326908689759">
                <text:p>137.3269086897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5.585">
                <text:p>1245.585</text:p>
              </table:table-cell>
              <table:table-cell office:value-type="float" office:value="124.100415791412">
                <text:p>124.100415791412</text:p>
              </table:table-cell>
              <table:table-cell office:value-type="float" office:value="124.320126326927">
                <text:p>124.320126326927</text:p>
              </table:table-cell>
              <table:table-cell office:value-type="float" office:value="124.351725350809">
                <text:p>124.351725350809</text:p>
              </table:table-cell>
              <table:table-cell office:value-type="float" office:value="124.131082014239">
                <text:p>124.1310820142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0.58">
                <text:p>1260.58</text:p>
              </table:table-cell>
              <table:table-cell office:value-type="float" office:value="117.123789829226">
                <text:p>117.123789829226</text:p>
              </table:table-cell>
              <table:table-cell office:value-type="float" office:value="117.308471908762">
                <text:p>117.308471908762</text:p>
              </table:table-cell>
              <table:table-cell office:value-type="float" office:value="117.344559935965">
                <text:p>117.344559935965</text:p>
              </table:table-cell>
              <table:table-cell office:value-type="float" office:value="117.182152732932">
                <text:p>117.182152732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5.575">
                <text:p>1275.575</text:p>
              </table:table-cell>
              <table:table-cell office:value-type="float" office:value="107.583804233456">
                <text:p>107.583804233456</text:p>
              </table:table-cell>
              <table:table-cell office:value-type="float" office:value="107.950017239102">
                <text:p>107.950017239102</text:p>
              </table:table-cell>
              <table:table-cell office:value-type="float" office:value="107.825041527094">
                <text:p>107.825041527094</text:p>
              </table:table-cell>
              <table:table-cell office:value-type="float" office:value="107.618851933434">
                <text:p>107.618851933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0.57">
                <text:p>1290.57</text:p>
              </table:table-cell>
              <table:table-cell office:value-type="float" office:value="95.0537167538143">
                <text:p>95.0537167538143</text:p>
              </table:table-cell>
              <table:table-cell office:value-type="float" office:value="95.3993320707463">
                <text:p>95.3993320707463</text:p>
              </table:table-cell>
              <table:table-cell office:value-type="float" office:value="95.1336159579695">
                <text:p>95.1336159579695</text:p>
              </table:table-cell>
              <table:table-cell office:value-type="float" office:value="94.9969000050071">
                <text:p>94.99690000500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5.565">
                <text:p>1305.565</text:p>
              </table:table-cell>
              <table:table-cell office:value-type="float" office:value="80.6975504802605">
                <text:p>80.6975504802605</text:p>
              </table:table-cell>
              <table:table-cell office:value-type="float" office:value="81.0227224801776">
                <text:p>81.0227224801776</text:p>
              </table:table-cell>
              <table:table-cell office:value-type="float" office:value="80.6997638387517">
                <text:p>80.6997638387517</text:p>
              </table:table-cell>
              <table:table-cell office:value-type="float" office:value="80.6120000965908">
                <text:p>80.6120000965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0.56">
                <text:p>1320.56</text:p>
              </table:table-cell>
              <table:table-cell office:value-type="float" office:value="67.3614480357393">
                <text:p>67.3614480357393</text:p>
              </table:table-cell>
              <table:table-cell office:value-type="float" office:value="67.7241308491903">
                <text:p>67.7241308491903</text:p>
              </table:table-cell>
              <table:table-cell office:value-type="float" office:value="67.4402701950162">
                <text:p>67.4402701950162</text:p>
              </table:table-cell>
              <table:table-cell office:value-type="float" office:value="67.2872265827627">
                <text:p>67.2872265827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5.555">
                <text:p>1335.555</text:p>
              </table:table-cell>
              <table:table-cell office:value-type="float" office:value="57.101248927764">
                <text:p>57.101248927764</text:p>
              </table:table-cell>
              <table:table-cell office:value-type="float" office:value="57.5540727179143">
                <text:p>57.5540727179143</text:p>
              </table:table-cell>
              <table:table-cell office:value-type="float" office:value="57.2127241203466">
                <text:p>57.2127241203466</text:p>
              </table:table-cell>
              <table:table-cell office:value-type="float" office:value="57.064137899666">
                <text:p>57.064137899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0.55">
                <text:p>1350.55</text:p>
              </table:table-cell>
              <table:table-cell office:value-type="float" office:value="47.6460794520309">
                <text:p>47.6460794520309</text:p>
              </table:table-cell>
              <table:table-cell office:value-type="float" office:value="48.1730821049673">
                <text:p>48.1730821049673</text:p>
              </table:table-cell>
              <table:table-cell office:value-type="float" office:value="47.6959956500258">
                <text:p>47.6959956500258</text:p>
              </table:table-cell>
              <table:table-cell office:value-type="float" office:value="47.6220125684333">
                <text:p>47.6220125684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5.545">
                <text:p>1365.545</text:p>
              </table:table-cell>
              <table:table-cell office:value-type="float" office:value="35.7918333118488">
                <text:p>35.7918333118488</text:p>
              </table:table-cell>
              <table:table-cell office:value-type="float" office:value="36.4002100151382">
                <text:p>36.4002100151382</text:p>
              </table:table-cell>
              <table:table-cell office:value-type="float" office:value="35.9235112043573">
                <text:p>35.9235112043573</text:p>
              </table:table-cell>
              <table:table-cell office:value-type="float" office:value="35.7625672919441">
                <text:p>35.7625672919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0.54">
                <text:p>1380.54</text:p>
              </table:table-cell>
              <table:table-cell office:value-type="float" office:value="21.533570939637">
                <text:p>21.533570939637</text:p>
              </table:table-cell>
              <table:table-cell office:value-type="float" office:value="22.0654331531207">
                <text:p>22.0654331531207</text:p>
              </table:table-cell>
              <table:table-cell office:value-type="float" office:value="21.5740189610472">
                <text:p>21.5740189610472</text:p>
              </table:table-cell>
              <table:table-cell office:value-type="float" office:value="21.4219323973791">
                <text:p>21.4219323973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5.535">
                <text:p>1395.535</text:p>
              </table:table-cell>
              <table:table-cell office:value-type="float" office:value="7.24012526437338">
                <text:p>7.24012526437338</text:p>
              </table:table-cell>
              <table:table-cell office:value-type="float" office:value="7.89539837235898">
                <text:p>7.89539837235898</text:p>
              </table:table-cell>
              <table:table-cell office:value-type="float" office:value="7.32641200951788">
                <text:p>7.32641200951788</text:p>
              </table:table-cell>
              <table:table-cell office:value-type="float" office:value="7.20343248016267">
                <text:p>7.20343248016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0.53">
                <text:p>1410.53</text:p>
              </table:table-cell>
              <table:table-cell office:value-type="float" office:value="-3.46292211847656">
                <text:p>-3.46292211847656</text:p>
              </table:table-cell>
              <table:table-cell office:value-type="float" office:value="-2.7365835743664">
                <text:p>-2.7365835743664</text:p>
              </table:table-cell>
              <table:table-cell office:value-type="float" office:value="-3.24997527609717">
                <text:p>-3.24997527609717</text:p>
              </table:table-cell>
              <table:table-cell office:value-type="float" office:value="-3.44061868428979">
                <text:p>-3.440618684289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5.525">
                <text:p>1425.525</text:p>
              </table:table-cell>
              <table:table-cell office:value-type="float" office:value="-12.3087251259462">
                <text:p>-12.3087251259462</text:p>
              </table:table-cell>
              <table:table-cell office:value-type="float" office:value="-11.5455851558565">
                <text:p>-11.5455851558565</text:p>
              </table:table-cell>
              <table:table-cell office:value-type="float" office:value="-12.068484443974">
                <text:p>-12.068484443974</text:p>
              </table:table-cell>
              <table:table-cell office:value-type="float" office:value="-12.2147803565434">
                <text:p>-12.2147803565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.52">
                <text:p>1440.52</text:p>
              </table:table-cell>
              <table:table-cell office:value-type="float" office:value="-22.3342302699178">
                <text:p>-22.3342302699178</text:p>
              </table:table-cell>
              <table:table-cell office:value-type="float" office:value="-21.5568762854686">
                <text:p>-21.5568762854686</text:p>
              </table:table-cell>
              <table:table-cell office:value-type="float" office:value="-22.0045324165337">
                <text:p>-22.0045324165337</text:p>
              </table:table-cell>
              <table:table-cell office:value-type="float" office:value="-22.2046562839861">
                <text:p>-22.20465628398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5.515">
                <text:p>1455.515</text:p>
              </table:table-cell>
              <table:table-cell office:value-type="float" office:value="-35.7992873496763">
                <text:p>-35.7992873496763</text:p>
              </table:table-cell>
              <table:table-cell office:value-type="float" office:value="-34.9486092219506">
                <text:p>-34.9486092219506</text:p>
              </table:table-cell>
              <table:table-cell office:value-type="float" office:value="-35.4463240427516">
                <text:p>-35.4463240427516</text:p>
              </table:table-cell>
              <table:table-cell office:value-type="float" office:value="-35.6417924291688">
                <text:p>-35.6417924291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0.51">
                <text:p>1470.51</text:p>
              </table:table-cell>
              <table:table-cell office:value-type="float" office:value="-50.9383386232142">
                <text:p>-50.9383386232142</text:p>
              </table:table-cell>
              <table:table-cell office:value-type="float" office:value="-49.997168279907">
                <text:p>-49.997168279907</text:p>
              </table:table-cell>
              <table:table-cell office:value-type="float" office:value="-50.4655065371344">
                <text:p>-50.4655065371344</text:p>
              </table:table-cell>
              <table:table-cell office:value-type="float" office:value="-50.7356127215157">
                <text:p>-50.7356127215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.505">
                <text:p>1485.505</text:p>
              </table:table-cell>
              <table:table-cell office:value-type="float" office:value="-63.8580917291624">
                <text:p>-63.8580917291624</text:p>
              </table:table-cell>
              <table:table-cell office:value-type="float" office:value="-62.966445478257">
                <text:p>-62.966445478257</text:p>
              </table:table-cell>
              <table:table-cell office:value-type="float" office:value="-63.2933223043084">
                <text:p>-63.2933223043084</text:p>
              </table:table-cell>
              <table:table-cell office:value-type="float" office:value="-63.4572594021575">
                <text:p>-63.45725940215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.5">
                <text:p>1500.5</text:p>
              </table:table-cell>
              <table:table-cell office:value-type="float" office:value="-72.7448192294517">
                <text:p>-72.7448192294517</text:p>
              </table:table-cell>
              <table:table-cell office:value-type="float" office:value="-71.8150320594781">
                <text:p>-71.8150320594781</text:p>
              </table:table-cell>
              <table:table-cell office:value-type="float" office:value="-71.9921743907871">
                <text:p>-71.9921743907871</text:p>
              </table:table-cell>
              <table:table-cell office:value-type="float" office:value="-72.2649650053878">
                <text:p>-72.2649650053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5.495">
                <text:p>1515.495</text:p>
              </table:table-cell>
              <table:table-cell office:value-type="float" office:value="-80.0783017804799">
                <text:p>-80.0783017804799</text:p>
              </table:table-cell>
              <table:table-cell office:value-type="float" office:value="-79.1305364661604">
                <text:p>-79.1305364661604</text:p>
              </table:table-cell>
              <table:table-cell office:value-type="float" office:value="-79.2306064793885">
                <text:p>-79.2306064793885</text:p>
              </table:table-cell>
              <table:table-cell office:value-type="float" office:value="-79.5255332881322">
                <text:p>-79.5255332881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0.49">
                <text:p>1530.49</text:p>
              </table:table-cell>
              <table:table-cell office:value-type="float" office:value="-90.4160096014176">
                <text:p>-90.4160096014176</text:p>
              </table:table-cell>
              <table:table-cell office:value-type="float" office:value="-89.3784639308936">
                <text:p>-89.3784639308936</text:p>
              </table:table-cell>
              <table:table-cell office:value-type="float" office:value="-89.3425251263545">
                <text:p>-89.3425251263545</text:p>
              </table:table-cell>
              <table:table-cell office:value-type="float" office:value="-89.6817364114946">
                <text:p>-89.6817364114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5.485">
                <text:p>1545.485</text:p>
              </table:table-cell>
              <table:table-cell office:value-type="float" office:value="-104.431996027321">
                <text:p>-104.431996027321</text:p>
              </table:table-cell>
              <table:table-cell office:value-type="float" office:value="-103.416461536662">
                <text:p>-103.416461536662</text:p>
              </table:table-cell>
              <table:table-cell office:value-type="float" office:value="-103.334402645409">
                <text:p>-103.334402645409</text:p>
              </table:table-cell>
              <table:table-cell office:value-type="float" office:value="-103.641664828519">
                <text:p>-103.6416648285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0.48">
                <text:p>1560.48</text:p>
              </table:table-cell>
              <table:table-cell office:value-type="float" office:value="-119.85530564407">
                <text:p>-119.85530564407</text:p>
              </table:table-cell>
              <table:table-cell office:value-type="float" office:value="-118.843591874617">
                <text:p>-118.843591874617</text:p>
              </table:table-cell>
              <table:table-cell office:value-type="float" office:value="-118.558259832415">
                <text:p>-118.558259832415</text:p>
              </table:table-cell>
              <table:table-cell office:value-type="float" office:value="-118.956661685052">
                <text:p>-118.9566616850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5.475">
                <text:p>1575.475</text:p>
              </table:table-cell>
              <table:table-cell office:value-type="float" office:value="-132.005882503878">
                <text:p>-132.005882503878</text:p>
              </table:table-cell>
              <table:table-cell office:value-type="float" office:value="-131.00257070874">
                <text:p>-131.00257070874</text:p>
              </table:table-cell>
              <table:table-cell office:value-type="float" office:value="-130.487995659418">
                <text:p>-130.487995659418</text:p>
              </table:table-cell>
              <table:table-cell office:value-type="float" office:value="-130.876731729546">
                <text:p>-130.876731729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0.47">
                <text:p>1590.47</text:p>
              </table:table-cell>
              <table:table-cell office:value-type="float" office:value="-139.712037936779">
                <text:p>-139.712037936779</text:p>
              </table:table-cell>
              <table:table-cell office:value-type="float" office:value="-138.667342707053">
                <text:p>-138.667342707053</text:p>
              </table:table-cell>
              <table:table-cell office:value-type="float" office:value="-138.051871935563">
                <text:p>-138.051871935563</text:p>
              </table:table-cell>
              <table:table-cell office:value-type="float" office:value="-138.503189883218">
                <text:p>-138.5031898832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5.465">
                <text:p>1605.465</text:p>
              </table:table-cell>
              <table:table-cell office:value-type="float" office:value="-146.852579578264">
                <text:p>-146.852579578264</text:p>
              </table:table-cell>
              <table:table-cell office:value-type="float" office:value="-145.870962924061">
                <text:p>-145.870962924061</text:p>
              </table:table-cell>
              <table:table-cell office:value-type="float" office:value="-145.103682415651">
                <text:p>-145.103682415651</text:p>
              </table:table-cell>
              <table:table-cell office:value-type="float" office:value="-145.534304940004">
                <text:p>-145.534304940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0.46">
                <text:p>1620.46</text:p>
              </table:table-cell>
              <table:table-cell office:value-type="float" office:value="-157.398757426516">
                <text:p>-157.398757426516</text:p>
              </table:table-cell>
              <table:table-cell office:value-type="float" office:value="-156.428668014938">
                <text:p>-156.428668014938</text:p>
              </table:table-cell>
              <table:table-cell office:value-type="float" office:value="-155.58860639777">
                <text:p>-155.58860639777</text:p>
              </table:table-cell>
              <table:table-cell office:value-type="float" office:value="-156.095533668036">
                <text:p>-156.0955336680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5.455">
                <text:p>1635.455</text:p>
              </table:table-cell>
              <table:table-cell office:value-type="float" office:value="-171.279401478396">
                <text:p>-171.279401478396</text:p>
              </table:table-cell>
              <table:table-cell office:value-type="float" office:value="-170.42079390128">
                <text:p>-170.42079390128</text:p>
              </table:table-cell>
              <table:table-cell office:value-type="float" office:value="-169.492446249384">
                <text:p>-169.492446249384</text:p>
              </table:table-cell>
              <table:table-cell office:value-type="float" office:value="-169.978629537661">
                <text:p>-169.9786295376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0.45">
                <text:p>1650.45</text:p>
              </table:table-cell>
              <table:table-cell office:value-type="float" office:value="173.725321507688">
                <text:p>173.725321507688</text:p>
              </table:table-cell>
              <table:table-cell office:value-type="float" office:value="174.625864051094">
                <text:p>174.625864051094</text:p>
              </table:table-cell>
              <table:table-cell office:value-type="float" office:value="175.673104804606">
                <text:p>175.673104804606</text:p>
              </table:table-cell>
              <table:table-cell office:value-type="float" office:value="175.20260014591">
                <text:p>175.202600145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5.445">
                <text:p>1665.445</text:p>
              </table:table-cell>
              <table:table-cell office:value-type="float" office:value="162.320198042314">
                <text:p>162.320198042314</text:p>
              </table:table-cell>
              <table:table-cell office:value-type="float" office:value="163.189291744954">
                <text:p>163.189291744954</text:p>
              </table:table-cell>
              <table:table-cell office:value-type="float" office:value="164.386112190697">
                <text:p>164.386112190697</text:p>
              </table:table-cell>
              <table:table-cell office:value-type="float" office:value="163.80297829081">
                <text:p>163.802978290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0.44">
                <text:p>1680.44</text:p>
              </table:table-cell>
              <table:table-cell office:value-type="float" office:value="155.075638073107">
                <text:p>155.075638073107</text:p>
              </table:table-cell>
              <table:table-cell office:value-type="float" office:value="155.905467992283">
                <text:p>155.905467992283</text:p>
              </table:table-cell>
              <table:table-cell office:value-type="float" office:value="157.081472898636">
                <text:p>157.081472898636</text:p>
              </table:table-cell>
              <table:table-cell office:value-type="float" office:value="156.537132584945">
                <text:p>156.5371325849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.435">
                <text:p>1695.435</text:p>
              </table:table-cell>
              <table:table-cell office:value-type="float" office:value="147.454081180906">
                <text:p>147.454081180906</text:p>
              </table:table-cell>
              <table:table-cell office:value-type="float" office:value="148.1618517591">
                <text:p>148.1618517591</text:p>
              </table:table-cell>
              <table:table-cell office:value-type="float" office:value="149.426000307575">
                <text:p>149.426000307575</text:p>
              </table:table-cell>
              <table:table-cell office:value-type="float" office:value="148.878667124815">
                <text:p>148.878667124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0.43">
                <text:p>1710.43</text:p>
              </table:table-cell>
              <table:table-cell office:value-type="float" office:value="137.166480855306">
                <text:p>137.166480855306</text:p>
              </table:table-cell>
              <table:table-cell office:value-type="float" office:value="137.807397813881">
                <text:p>137.807397813881</text:p>
              </table:table-cell>
              <table:table-cell office:value-type="float" office:value="138.922605360818">
                <text:p>138.922605360818</text:p>
              </table:table-cell>
              <table:table-cell office:value-type="float" office:value="138.468703658363">
                <text:p>138.4687036583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5.425">
                <text:p>1725.425</text:p>
              </table:table-cell>
              <table:table-cell office:value-type="float" office:value="123.377594419486">
                <text:p>123.377594419486</text:p>
              </table:table-cell>
              <table:table-cell office:value-type="float" office:value="124.025846749415">
                <text:p>124.025846749415</text:p>
              </table:table-cell>
              <table:table-cell office:value-type="float" office:value="125.04681975015">
                <text:p>125.04681975015</text:p>
              </table:table-cell>
              <table:table-cell office:value-type="float" office:value="124.598427717648">
                <text:p>124.5984277176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0.42">
                <text:p>1740.42</text:p>
              </table:table-cell>
              <table:table-cell office:value-type="float" office:value="109.465285015284">
                <text:p>109.465285015284</text:p>
              </table:table-cell>
              <table:table-cell office:value-type="float" office:value="110.027650012929">
                <text:p>110.027650012929</text:p>
              </table:table-cell>
              <table:table-cell office:value-type="float" office:value="111.148350652163">
                <text:p>111.148350652163</text:p>
              </table:table-cell>
              <table:table-cell office:value-type="float" office:value="110.649363242761">
                <text:p>110.649363242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5.415">
                <text:p>1755.415</text:p>
              </table:table-cell>
              <table:table-cell office:value-type="float" office:value="98.7217876110629">
                <text:p>98.7217876110629</text:p>
              </table:table-cell>
              <table:table-cell office:value-type="float" office:value="99.3341383301033">
                <text:p>99.3341383301033</text:p>
              </table:table-cell>
              <table:table-cell office:value-type="float" office:value="100.404032035552">
                <text:p>100.404032035552</text:p>
              </table:table-cell>
              <table:table-cell office:value-type="float" office:value="99.9371197210035">
                <text:p>99.93711972100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0.41">
                <text:p>1770.41</text:p>
              </table:table-cell>
              <table:table-cell office:value-type="float" office:value="90.2941557174736">
                <text:p>90.2941557174736</text:p>
              </table:table-cell>
              <table:table-cell office:value-type="float" office:value="90.8450957574806">
                <text:p>90.8450957574806</text:p>
              </table:table-cell>
              <table:table-cell office:value-type="float" office:value="91.7089665994049">
                <text:p>91.7089665994049</text:p>
              </table:table-cell>
              <table:table-cell office:value-type="float" office:value="91.3172443150082">
                <text:p>91.3172443150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85.405">
                <text:p>1785.405</text:p>
              </table:table-cell>
              <table:table-cell office:value-type="float" office:value="80.9868798332985">
                <text:p>80.9868798332985</text:p>
              </table:table-cell>
              <table:table-cell office:value-type="float" office:value="81.5910631200367">
                <text:p>81.5910631200367</text:p>
              </table:table-cell>
              <table:table-cell office:value-type="float" office:value="82.3523825193158">
                <text:p>82.3523825193158</text:p>
              </table:table-cell>
              <table:table-cell office:value-type="float" office:value="81.9951596628714">
                <text:p>81.9951596628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0.4">
                <text:p>1800.4</text:p>
              </table:table-cell>
              <table:table-cell office:value-type="float" office:value="69.4788973629124">
                <text:p>69.4788973629124</text:p>
              </table:table-cell>
              <table:table-cell office:value-type="float" office:value="69.98979893189">
                <text:p>69.98979893189</text:p>
              </table:table-cell>
              <table:table-cell office:value-type="float" office:value="70.6274038882716">
                <text:p>70.6274038882716</text:p>
              </table:table-cell>
              <table:table-cell office:value-type="float" office:value="70.1858150195804">
                <text:p>70.1858150195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5.395">
                <text:p>1815.395</text:p>
              </table:table-cell>
              <table:table-cell office:value-type="float" office:value="55.5793302932424">
                <text:p>55.5793302932424</text:p>
              </table:table-cell>
              <table:table-cell office:value-type="float" office:value="56.0491912983064">
                <text:p>56.0491912983064</text:p>
              </table:table-cell>
              <table:table-cell office:value-type="float" office:value="56.6008227344198">
                <text:p>56.6008227344198</text:p>
              </table:table-cell>
              <table:table-cell office:value-type="float" office:value="56.251625733105">
                <text:p>56.251625733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0.39">
                <text:p>1830.39</text:p>
              </table:table-cell>
              <table:table-cell office:value-type="float" office:value="42.4791837411887">
                <text:p>42.4791837411887</text:p>
              </table:table-cell>
              <table:table-cell office:value-type="float" office:value="42.9945905783492">
                <text:p>42.9945905783492</text:p>
              </table:table-cell>
              <table:table-cell office:value-type="float" office:value="43.4148477108366">
                <text:p>43.4148477108366</text:p>
              </table:table-cell>
              <table:table-cell office:value-type="float" office:value="43.156977348153">
                <text:p>43.1569773481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5.385">
                <text:p>1845.385</text:p>
              </table:table-cell>
              <table:table-cell office:value-type="float" office:value="31.7392967761846">
                <text:p>31.7392967761846</text:p>
              </table:table-cell>
              <table:table-cell office:value-type="float" office:value="32.3085981837141">
                <text:p>32.3085981837141</text:p>
              </table:table-cell>
              <table:table-cell office:value-type="float" office:value="32.5787278290704">
                <text:p>32.5787278290704</text:p>
              </table:table-cell>
              <table:table-cell office:value-type="float" office:value="32.3239275224509">
                <text:p>32.32392752245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60.38">
                <text:p>1860.38</text:p>
              </table:table-cell>
              <table:table-cell office:value-type="float" office:value="21.8196685702574">
                <text:p>21.8196685702574</text:p>
              </table:table-cell>
              <table:table-cell office:value-type="float" office:value="22.3293269209055">
                <text:p>22.3293269209055</text:p>
              </table:table-cell>
              <table:table-cell office:value-type="float" office:value="22.4863350728236">
                <text:p>22.4863350728236</text:p>
              </table:table-cell>
              <table:table-cell office:value-type="float" office:value="22.2762431953164">
                <text:p>22.27624319531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5.375">
                <text:p>1875.375</text:p>
              </table:table-cell>
              <table:table-cell office:value-type="float" office:value="10.645526405747">
                <text:p>10.645526405747</text:p>
              </table:table-cell>
              <table:table-cell office:value-type="float" office:value="11.2593069208282">
                <text:p>11.2593069208282</text:p>
              </table:table-cell>
              <table:table-cell office:value-type="float" office:value="11.2748077257489">
                <text:p>11.2748077257489</text:p>
              </table:table-cell>
              <table:table-cell office:value-type="float" office:value="11.0621308629457">
                <text:p>11.06213086294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0.37">
                <text:p>1890.37</text:p>
              </table:table-cell>
              <table:table-cell office:value-type="float" office:value="-1.8398365344853">
                <text:p>-1.8398365344853</text:p>
              </table:table-cell>
              <table:table-cell office:value-type="float" office:value="-1.28769383114069">
                <text:p>-1.28769383114069</text:p>
              </table:table-cell>
              <table:table-cell office:value-type="float" office:value="-1.27500637787918">
                <text:p>-1.27500637787918</text:p>
              </table:table-cell>
              <table:table-cell office:value-type="float" office:value="-1.50384221618978">
                <text:p>-1.503842216189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05.365">
                <text:p>1905.365</text:p>
              </table:table-cell>
              <table:table-cell office:value-type="float" office:value="-14.821446315282">
                <text:p>-14.821446315282</text:p>
              </table:table-cell>
              <table:table-cell office:value-type="float" office:value="-14.2230941798778">
                <text:p>-14.2230941798778</text:p>
              </table:table-cell>
              <table:table-cell office:value-type="float" office:value="-14.359010139794">
                <text:p>-14.359010139794</text:p>
              </table:table-cell>
              <table:table-cell office:value-type="float" office:value="-14.5514145388941">
                <text:p>-14.5514145388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0.36">
                <text:p>1920.36</text:p>
              </table:table-cell>
              <table:table-cell office:value-type="float" office:value="-26.1719276024887">
                <text:p>-26.1719276024887</text:p>
              </table:table-cell>
              <table:table-cell office:value-type="float" office:value="-25.4933248833239">
                <text:p>-25.4933248833239</text:p>
              </table:table-cell>
              <table:table-cell office:value-type="float" office:value="-25.8039322133922">
                <text:p>-25.8039322133922</text:p>
              </table:table-cell>
              <table:table-cell office:value-type="float" office:value="-25.8521558340523">
                <text:p>-25.85215583405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35.355">
                <text:p>1935.355</text:p>
              </table:table-cell>
              <table:table-cell office:value-type="float" office:value="-36.7349498014963">
                <text:p>-36.7349498014963</text:p>
              </table:table-cell>
              <table:table-cell office:value-type="float" office:value="-35.973720641873">
                <text:p>-35.973720641873</text:p>
              </table:table-cell>
              <table:table-cell office:value-type="float" office:value="-36.3620909770421">
                <text:p>-36.3620909770421</text:p>
              </table:table-cell>
              <table:table-cell office:value-type="float" office:value="-36.448225455876">
                <text:p>-36.4482254558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0.35">
                <text:p>1950.35</text:p>
              </table:table-cell>
              <table:table-cell office:value-type="float" office:value="-48.3871729117109">
                <text:p>-48.3871729117109</text:p>
              </table:table-cell>
              <table:table-cell office:value-type="float" office:value="-47.4852092486014">
                <text:p>-47.4852092486014</text:p>
              </table:table-cell>
              <table:table-cell office:value-type="float" office:value="-47.9973074733103">
                <text:p>-47.9973074733103</text:p>
              </table:table-cell>
              <table:table-cell office:value-type="float" office:value="-48.1021336055848">
                <text:p>-48.10213360558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5.345">
                <text:p>1965.345</text:p>
              </table:table-cell>
              <table:table-cell office:value-type="float" office:value="-61.1066282731698">
                <text:p>-61.1066282731698</text:p>
              </table:table-cell>
              <table:table-cell office:value-type="float" office:value="-60.2369105307536">
                <text:p>-60.2369105307536</text:p>
              </table:table-cell>
              <table:table-cell office:value-type="float" office:value="-60.8176603212015">
                <text:p>-60.8176603212015</text:p>
              </table:table-cell>
              <table:table-cell office:value-type="float" office:value="-60.8996682125169">
                <text:p>-60.8996682125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0.34">
                <text:p>1980.34</text:p>
              </table:table-cell>
              <table:table-cell office:value-type="float" office:value="-74.4686265145103">
                <text:p>-74.4686265145103</text:p>
              </table:table-cell>
              <table:table-cell office:value-type="float" office:value="-73.4850449791104">
                <text:p>-73.4850449791104</text:p>
              </table:table-cell>
              <table:table-cell office:value-type="float" office:value="-74.1739251714413">
                <text:p>-74.1739251714413</text:p>
              </table:table-cell>
              <table:table-cell office:value-type="float" office:value="-74.1953103171051">
                <text:p>-74.19531031710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5.335">
                <text:p>1995.335</text:p>
              </table:table-cell>
              <table:table-cell office:value-type="float" office:value="-86.4758477612128">
                <text:p>-86.4758477612128</text:p>
              </table:table-cell>
              <table:table-cell office:value-type="float" office:value="-85.4340831858157">
                <text:p>-85.4340831858157</text:p>
              </table:table-cell>
              <table:table-cell office:value-type="float" office:value="-86.0578215243188">
                <text:p>-86.0578215243188</text:p>
              </table:table-cell>
              <table:table-cell office:value-type="float" office:value="-86.1051224454194">
                <text:p>-86.1051224454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0.33">
                <text:p>2010.33</text:p>
              </table:table-cell>
              <table:table-cell office:value-type="float" office:value="-97.304940255768">
                <text:p>-97.304940255768</text:p>
              </table:table-cell>
              <table:table-cell office:value-type="float" office:value="-96.0949088523342">
                <text:p>-96.0949088523342</text:p>
              </table:table-cell>
              <table:table-cell office:value-type="float" office:value="-96.7613131480722">
                <text:p>-96.7613131480722</text:p>
              </table:table-cell>
              <table:table-cell office:value-type="float" office:value="-96.8570915578412">
                <text:p>-96.8570915578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5.325">
                <text:p>2025.325</text:p>
              </table:table-cell>
              <table:table-cell office:value-type="float" office:value="-108.615140960287">
                <text:p>-108.615140960287</text:p>
              </table:table-cell>
              <table:table-cell office:value-type="float" office:value="-107.353830270244">
                <text:p>-107.353830270244</text:p>
              </table:table-cell>
              <table:table-cell office:value-type="float" office:value="-108.090396572319">
                <text:p>-108.090396572319</text:p>
              </table:table-cell>
              <table:table-cell office:value-type="float" office:value="-108.184694964264">
                <text:p>-108.184694964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0.32">
                <text:p>2040.32</text:p>
              </table:table-cell>
              <table:table-cell office:value-type="float" office:value="-121.668796310953">
                <text:p>-121.668796310953</text:p>
              </table:table-cell>
              <table:table-cell office:value-type="float" office:value="-120.321765317951">
                <text:p>-120.321765317951</text:p>
              </table:table-cell>
              <table:table-cell office:value-type="float" office:value="-120.933493753775">
                <text:p>-120.933493753775</text:p>
              </table:table-cell>
              <table:table-cell office:value-type="float" office:value="-121.065075768322">
                <text:p>-121.0650757683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5.315">
                <text:p>2055.315</text:p>
              </table:table-cell>
              <table:table-cell office:value-type="float" office:value="-135.126229802795">
                <text:p>-135.126229802795</text:p>
              </table:table-cell>
              <table:table-cell office:value-type="float" office:value="-133.640584829229">
                <text:p>-133.640584829229</text:p>
              </table:table-cell>
              <table:table-cell office:value-type="float" office:value="-134.225553630998">
                <text:p>-134.225553630998</text:p>
              </table:table-cell>
              <table:table-cell office:value-type="float" office:value="-134.380665132144">
                <text:p>-134.3806651321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0.31">
                <text:p>2070.31</text:p>
              </table:table-cell>
              <table:table-cell office:value-type="float" office:value="-147.858449485462">
                <text:p>-147.858449485462</text:p>
              </table:table-cell>
              <table:table-cell office:value-type="float" office:value="-146.418556107308">
                <text:p>-146.418556107308</text:p>
              </table:table-cell>
              <table:table-cell office:value-type="float" office:value="-146.759882956317">
                <text:p>-146.759882956317</text:p>
              </table:table-cell>
              <table:table-cell office:value-type="float" office:value="-146.945252202517">
                <text:p>-146.9452522025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5.305">
                <text:p>2085.305</text:p>
              </table:table-cell>
              <table:table-cell office:value-type="float" office:value="-158.227970416153">
                <text:p>-158.227970416153</text:p>
              </table:table-cell>
              <table:table-cell office:value-type="float" office:value="-156.596555407181">
                <text:p>-156.596555407181</text:p>
              </table:table-cell>
              <table:table-cell office:value-type="float" office:value="-156.873061409898">
                <text:p>-156.873061409898</text:p>
              </table:table-cell>
              <table:table-cell office:value-type="float" office:value="-157.084046494825">
                <text:p>-157.0840464948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.3">
                <text:p>2100.3</text:p>
              </table:table-cell>
              <table:table-cell office:value-type="float" office:value="-168.129827587682">
                <text:p>-168.129827587682</text:p>
              </table:table-cell>
              <table:table-cell office:value-type="float" office:value="-166.440101040656">
                <text:p>-166.440101040656</text:p>
              </table:table-cell>
              <table:table-cell office:value-type="float" office:value="-166.417359577998">
                <text:p>-166.417359577998</text:p>
              </table:table-cell>
              <table:table-cell office:value-type="float" office:value="-166.832075309875">
                <text:p>-166.832075309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5.295">
                <text:p>2115.295</text:p>
              </table:table-cell>
              <table:table-cell office:value-type="float" office:value="-179.494272504321">
                <text:p>-179.494272504321</text:p>
              </table:table-cell>
              <table:table-cell office:value-type="float" office:value="-177.721105255296">
                <text:p>-177.721105255296</text:p>
              </table:table-cell>
              <table:table-cell office:value-type="float" office:value="-177.605131821557">
                <text:p>-177.605131821557</text:p>
              </table:table-cell>
              <table:table-cell office:value-type="float" office:value="-178.042745012373">
                <text:p>-178.042745012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0.29">
                <text:p>2130.29</text:p>
              </table:table-cell>
              <table:table-cell office:value-type="float" office:value="167.281812592074">
                <text:p>167.281812592074</text:p>
              </table:table-cell>
              <table:table-cell office:value-type="float" office:value="169.054237468014">
                <text:p>169.054237468014</text:p>
              </table:table-cell>
              <table:table-cell office:value-type="float" office:value="169.520859159759">
                <text:p>169.520859159759</text:p>
              </table:table-cell>
              <table:table-cell office:value-type="float" office:value="168.927425415522">
                <text:p>168.927425415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5.285">
                <text:p>2145.285</text:p>
              </table:table-cell>
              <table:table-cell office:value-type="float" office:value="153.783409490069">
                <text:p>153.783409490069</text:p>
              </table:table-cell>
              <table:table-cell office:value-type="float" office:value="155.667237484937">
                <text:p>155.667237484937</text:p>
              </table:table-cell>
              <table:table-cell office:value-type="float" office:value="156.354802103767">
                <text:p>156.354802103767</text:p>
              </table:table-cell>
              <table:table-cell office:value-type="float" office:value="155.708623626114">
                <text:p>155.7086236261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0.28">
                <text:p>2160.28</text:p>
              </table:table-cell>
              <table:table-cell office:value-type="float" office:value="142.42567226761">
                <text:p>142.42567226761</text:p>
              </table:table-cell>
              <table:table-cell office:value-type="float" office:value="144.49526737616">
                <text:p>144.49526737616</text:p>
              </table:table-cell>
              <table:table-cell office:value-type="float" office:value="145.472076359774">
                <text:p>145.472076359774</text:p>
              </table:table-cell>
              <table:table-cell office:value-type="float" office:value="144.677550536402">
                <text:p>144.6775505364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5.275">
                <text:p>2175.275</text:p>
              </table:table-cell>
              <table:table-cell office:value-type="float" office:value="133.671261961497">
                <text:p>133.671261961497</text:p>
              </table:table-cell>
              <table:table-cell office:value-type="float" office:value="135.715179407461">
                <text:p>135.715179407461</text:p>
              </table:table-cell>
              <table:table-cell office:value-type="float" office:value="136.879018438719">
                <text:p>136.879018438719</text:p>
              </table:table-cell>
              <table:table-cell office:value-type="float" office:value="135.963257170088">
                <text:p>135.9632571700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0.27">
                <text:p>2190.27</text:p>
              </table:table-cell>
              <table:table-cell office:value-type="float" office:value="124.536243644791">
                <text:p>124.536243644791</text:p>
              </table:table-cell>
              <table:table-cell office:value-type="float" office:value="126.506787176423">
                <text:p>126.506787176423</text:p>
              </table:table-cell>
              <table:table-cell office:value-type="float" office:value="127.913571579408">
                <text:p>127.913571579408</text:p>
              </table:table-cell>
              <table:table-cell office:value-type="float" office:value="127.020197265304">
                <text:p>127.020197265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05.265">
                <text:p>2205.265</text:p>
              </table:table-cell>
              <table:table-cell office:value-type="float" office:value="113.261722012749">
                <text:p>113.261722012749</text:p>
              </table:table-cell>
              <table:table-cell office:value-type="float" office:value="115.244495171136">
                <text:p>115.244495171136</text:p>
              </table:table-cell>
              <table:table-cell office:value-type="float" office:value="116.847932196534">
                <text:p>116.847932196534</text:p>
              </table:table-cell>
              <table:table-cell office:value-type="float" office:value="115.81165978267">
                <text:p>115.81165978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20.26">
                <text:p>2220.26</text:p>
              </table:table-cell>
              <table:table-cell office:value-type="float" office:value="100.042127805508">
                <text:p>100.042127805508</text:p>
              </table:table-cell>
              <table:table-cell office:value-type="float" office:value="101.968441305518">
                <text:p>101.968441305518</text:p>
              </table:table-cell>
              <table:table-cell office:value-type="float" office:value="103.805764520525">
                <text:p>103.805764520525</text:p>
              </table:table-cell>
              <table:table-cell office:value-type="float" office:value="102.643011411239">
                <text:p>102.643011411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35.255">
                <text:p>2235.255</text:p>
              </table:table-cell>
              <table:table-cell office:value-type="float" office:value="87.2093068453568">
                <text:p>87.2093068453568</text:p>
              </table:table-cell>
              <table:table-cell office:value-type="float" office:value="89.2882549396975">
                <text:p>89.2882549396975</text:p>
              </table:table-cell>
              <table:table-cell office:value-type="float" office:value="91.0962524978924">
                <text:p>91.0962524978924</text:p>
              </table:table-cell>
              <table:table-cell office:value-type="float" office:value="89.9623792251198">
                <text:p>89.96237922511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0.25">
                <text:p>2250.25</text:p>
              </table:table-cell>
              <table:table-cell office:value-type="float" office:value="77.356526014389">
                <text:p>77.356526014389</text:p>
              </table:table-cell>
              <table:table-cell office:value-type="float" office:value="79.3655514079863">
                <text:p>79.3655514079863</text:p>
              </table:table-cell>
              <table:table-cell office:value-type="float" office:value="81.2179375949556">
                <text:p>81.2179375949556</text:p>
              </table:table-cell>
              <table:table-cell office:value-type="float" office:value="79.987632413451">
                <text:p>79.98763241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65.245">
                <text:p>2265.245</text:p>
              </table:table-cell>
              <table:table-cell office:value-type="float" office:value="69.2678065764213">
                <text:p>69.2678065764213</text:p>
              </table:table-cell>
              <table:table-cell office:value-type="float" office:value="71.272212741311">
                <text:p>71.272212741311</text:p>
              </table:table-cell>
              <table:table-cell office:value-type="float" office:value="73.04245901371">
                <text:p>73.04245901371</text:p>
              </table:table-cell>
              <table:table-cell office:value-type="float" office:value="71.8159026551444">
                <text:p>71.8159026551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80.24">
                <text:p>2280.24</text:p>
              </table:table-cell>
              <table:table-cell office:value-type="float" office:value="60.7674846060569">
                <text:p>60.7674846060569</text:p>
              </table:table-cell>
              <table:table-cell office:value-type="float" office:value="62.7964202157082">
                <text:p>62.7964202157082</text:p>
              </table:table-cell>
              <table:table-cell office:value-type="float" office:value="64.5176463684673">
                <text:p>64.5176463684673</text:p>
              </table:table-cell>
              <table:table-cell office:value-type="float" office:value="63.2689165414854">
                <text:p>63.26891654148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5.235">
                <text:p>2295.235</text:p>
              </table:table-cell>
              <table:table-cell office:value-type="float" office:value="49.9151274229775">
                <text:p>49.9151274229775</text:p>
              </table:table-cell>
              <table:table-cell office:value-type="float" office:value="51.8630015048065">
                <text:p>51.8630015048065</text:p>
              </table:table-cell>
              <table:table-cell office:value-type="float" office:value="53.4645725250647">
                <text:p>53.4645725250647</text:p>
              </table:table-cell>
              <table:table-cell office:value-type="float" office:value="52.2271536759447">
                <text:p>52.22715367594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0.23">
                <text:p>2310.23</text:p>
              </table:table-cell>
              <table:table-cell office:value-type="float" office:value="37.219716795459">
                <text:p>37.219716795459</text:p>
              </table:table-cell>
              <table:table-cell office:value-type="float" office:value="39.0299004603287">
                <text:p>39.0299004603287</text:p>
              </table:table-cell>
              <table:table-cell office:value-type="float" office:value="40.562530128145">
                <text:p>40.562530128145</text:p>
              </table:table-cell>
              <table:table-cell office:value-type="float" office:value="39.513082360371">
                <text:p>39.5130823603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25.225">
                <text:p>2325.225</text:p>
              </table:table-cell>
              <table:table-cell office:value-type="float" office:value="25.1337576044618">
                <text:p>25.1337576044618</text:p>
              </table:table-cell>
              <table:table-cell office:value-type="float" office:value="26.8951292709792">
                <text:p>26.8951292709792</text:p>
              </table:table-cell>
              <table:table-cell office:value-type="float" office:value="28.2920304093929">
                <text:p>28.2920304093929</text:p>
              </table:table-cell>
              <table:table-cell office:value-type="float" office:value="27.2087037404573">
                <text:p>27.20870374045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40.22">
                <text:p>2340.22</text:p>
              </table:table-cell>
              <table:table-cell office:value-type="float" office:value="15.2373969154692">
                <text:p>15.2373969154692</text:p>
              </table:table-cell>
              <table:table-cell office:value-type="float" office:value="16.9926504249087">
                <text:p>16.9926504249087</text:p>
              </table:table-cell>
              <table:table-cell office:value-type="float" office:value="18.1526848619547">
                <text:p>18.1526848619547</text:p>
              </table:table-cell>
              <table:table-cell office:value-type="float" office:value="17.1611900379971">
                <text:p>17.16119003799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55.215">
                <text:p>2355.215</text:p>
              </table:table-cell>
              <table:table-cell office:value-type="float" office:value="6.73699601728722">
                <text:p>6.73699601728722</text:p>
              </table:table-cell>
              <table:table-cell office:value-type="float" office:value="8.34979020945126">
                <text:p>8.34979020945126</text:p>
              </table:table-cell>
              <table:table-cell office:value-type="float" office:value="9.25956108139829">
                <text:p>9.25956108139829</text:p>
              </table:table-cell>
              <table:table-cell office:value-type="float" office:value="8.40883274168697">
                <text:p>8.40883274168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70.21">
                <text:p>2370.21</text:p>
              </table:table-cell>
              <table:table-cell office:value-type="float" office:value="-2.6711412507258">
                <text:p>-2.6711412507258</text:p>
              </table:table-cell>
              <table:table-cell office:value-type="float" office:value="-1.12982148218846">
                <text:p>-1.12982148218846</text:p>
              </table:table-cell>
              <table:table-cell office:value-type="float" office:value="-0.431765029229689">
                <text:p>-0.431765029229689</text:p>
              </table:table-cell>
              <table:table-cell office:value-type="float" office:value="-1.2246985865063">
                <text:p>-1.2246985865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5.205">
                <text:p>2385.205</text:p>
              </table:table-cell>
              <table:table-cell office:value-type="float" office:value="-13.9377062056058">
                <text:p>-13.9377062056058</text:p>
              </table:table-cell>
              <table:table-cell office:value-type="float" office:value="-12.4406026626914">
                <text:p>-12.4406026626914</text:p>
              </table:table-cell>
              <table:table-cell office:value-type="float" office:value="-11.8756688741117">
                <text:p>-11.8756688741117</text:p>
              </table:table-cell>
              <table:table-cell office:value-type="float" office:value="-12.6336946051242">
                <text:p>-12.63369460512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0.2">
                <text:p>2400.2</text:p>
              </table:table-cell>
              <table:table-cell office:value-type="float" office:value="-26.2883575543639">
                <text:p>-26.2883575543639</text:p>
              </table:table-cell>
              <table:table-cell office:value-type="float" office:value="-24.8618133086855">
                <text:p>-24.8618133086855</text:p>
              </table:table-cell>
              <table:table-cell office:value-type="float" office:value="-24.5026713100007">
                <text:p>-24.5026713100007</text:p>
              </table:table-cell>
              <table:table-cell office:value-type="float" office:value="-25.1358590140096">
                <text:p>-25.13585901400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15.195">
                <text:p>2415.195</text:p>
              </table:table-cell>
              <table:table-cell office:value-type="float" office:value="-38.0373302175527">
                <text:p>-38.0373302175527</text:p>
              </table:table-cell>
              <table:table-cell office:value-type="float" office:value="-36.6730491646963">
                <text:p>-36.6730491646963</text:p>
              </table:table-cell>
              <table:table-cell office:value-type="float" office:value="-36.5661583376849">
                <text:p>-36.5661583376849</text:p>
              </table:table-cell>
              <table:table-cell office:value-type="float" office:value="-37.0474215789493">
                <text:p>-37.04742157894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0.19">
                <text:p>2430.19</text:p>
              </table:table-cell>
              <table:table-cell office:value-type="float" office:value="-48.333697971955">
                <text:p>-48.333697971955</text:p>
              </table:table-cell>
              <table:table-cell office:value-type="float" office:value="-46.9505328476175">
                <text:p>-46.9505328476175</text:p>
              </table:table-cell>
              <table:table-cell office:value-type="float" office:value="-47.1560144447583">
                <text:p>-47.1560144447583</text:p>
              </table:table-cell>
              <table:table-cell office:value-type="float" office:value="-47.554526087416">
                <text:p>-47.5545260874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45.185">
                <text:p>2445.185</text:p>
              </table:table-cell>
              <table:table-cell office:value-type="float" office:value="-58.0344294972322">
                <text:p>-58.0344294972322</text:p>
              </table:table-cell>
              <table:table-cell office:value-type="float" office:value="-56.7938829015182">
                <text:p>-56.7938829015182</text:p>
              </table:table-cell>
              <table:table-cell office:value-type="float" office:value="-57.196835231887">
                <text:p>-57.196835231887</text:p>
              </table:table-cell>
              <table:table-cell office:value-type="float" office:value="-57.4334053432242">
                <text:p>-57.43340534322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0.18">
                <text:p>2460.18</text:p>
              </table:table-cell>
              <table:table-cell office:value-type="float" office:value="-68.7279123529514">
                <text:p>-68.7279123529514</text:p>
              </table:table-cell>
              <table:table-cell office:value-type="float" office:value="-67.423485051962">
                <text:p>-67.423485051962</text:p>
              </table:table-cell>
              <table:table-cell office:value-type="float" office:value="-68.0147847432729">
                <text:p>-68.0147847432729</text:p>
              </table:table-cell>
              <table:table-cell office:value-type="float" office:value="-68.2380920599645">
                <text:p>-68.2380920599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75.175">
                <text:p>2475.175</text:p>
              </table:table-cell>
              <table:table-cell office:value-type="float" office:value="-80.3702018319299">
                <text:p>-80.3702018319299</text:p>
              </table:table-cell>
              <table:table-cell office:value-type="float" office:value="-79.0280216145317">
                <text:p>-79.0280216145317</text:p>
              </table:table-cell>
              <table:table-cell office:value-type="float" office:value="-79.8222072783649">
                <text:p>-79.8222072783649</text:p>
              </table:table-cell>
              <table:table-cell office:value-type="float" office:value="-79.9054146492463">
                <text:p>-79.9054146492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90.17">
                <text:p>2490.17</text:p>
              </table:table-cell>
              <table:table-cell office:value-type="float" office:value="-92.3603696561149">
                <text:p>-92.3603696561149</text:p>
              </table:table-cell>
              <table:table-cell office:value-type="float" office:value="-91.052241858889">
                <text:p>-91.052241858889</text:p>
              </table:table-cell>
              <table:table-cell office:value-type="float" office:value="-92.1248000384527">
                <text:p>-92.1248000384527</text:p>
              </table:table-cell>
              <table:table-cell office:value-type="float" office:value="-92.0729977124381">
                <text:p>-92.07299771243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5.165">
                <text:p>2505.165</text:p>
              </table:table-cell>
              <table:table-cell office:value-type="float" office:value="-103.951699027671">
                <text:p>-103.951699027671</text:p>
              </table:table-cell>
              <table:table-cell office:value-type="float" office:value="-102.579910940203">
                <text:p>-102.579910940203</text:p>
              </table:table-cell>
              <table:table-cell office:value-type="float" office:value="-103.894002279077">
                <text:p>-103.894002279077</text:p>
              </table:table-cell>
              <table:table-cell office:value-type="float" office:value="-103.65758288471">
                <text:p>-103.657582884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0.16">
                <text:p>2520.16</text:p>
              </table:table-cell>
              <table:table-cell office:value-type="float" office:value="-115.071086480651">
                <text:p>-115.071086480651</text:p>
              </table:table-cell>
              <table:table-cell office:value-type="float" office:value="-113.638301573791">
                <text:p>-113.638301573791</text:p>
              </table:table-cell>
              <table:table-cell office:value-type="float" office:value="-115.235769360231">
                <text:p>-115.235769360231</text:p>
              </table:table-cell>
              <table:table-cell office:value-type="float" office:value="-114.887160802122">
                <text:p>-114.887160802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5.155">
                <text:p>2535.155</text:p>
              </table:table-cell>
              <table:table-cell office:value-type="float" office:value="-126.371285930642">
                <text:p>-126.371285930642</text:p>
              </table:table-cell>
              <table:table-cell office:value-type="float" office:value="-124.981256257704">
                <text:p>-124.981256257704</text:p>
              </table:table-cell>
              <table:table-cell office:value-type="float" office:value="-126.652321293348">
                <text:p>-126.652321293348</text:p>
              </table:table-cell>
              <table:table-cell office:value-type="float" office:value="-126.27285517725">
                <text:p>-126.272855177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50.15">
                <text:p>2550.15</text:p>
              </table:table-cell>
              <table:table-cell office:value-type="float" office:value="-138.318059604197">
                <text:p>-138.318059604197</text:p>
              </table:table-cell>
              <table:table-cell office:value-type="float" office:value="-136.827885486201">
                <text:p>-136.827885486201</text:p>
              </table:table-cell>
              <table:table-cell office:value-type="float" office:value="-138.661751604941">
                <text:p>-138.661751604941</text:p>
              </table:table-cell>
              <table:table-cell office:value-type="float" office:value="-138.046380792839">
                <text:p>-138.0463807928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65.145">
                <text:p>2565.145</text:p>
              </table:table-cell>
              <table:table-cell office:value-type="float" office:value="-150.69667934352">
                <text:p>-150.69667934352</text:p>
              </table:table-cell>
              <table:table-cell office:value-type="float" office:value="-149.131022166592">
                <text:p>-149.131022166592</text:p>
              </table:table-cell>
              <table:table-cell office:value-type="float" office:value="-151.03181966552">
                <text:p>-151.03181966552</text:p>
              </table:table-cell>
              <table:table-cell office:value-type="float" office:value="-150.43058630918">
                <text:p>-150.430586309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0.14">
                <text:p>2580.14</text:p>
              </table:table-cell>
              <table:table-cell office:value-type="float" office:value="-162.535765168559">
                <text:p>-162.535765168559</text:p>
              </table:table-cell>
              <table:table-cell office:value-type="float" office:value="-160.819123286977">
                <text:p>-160.819123286977</text:p>
              </table:table-cell>
              <table:table-cell office:value-type="float" office:value="-162.87302998555">
                <text:p>-162.87302998555</text:p>
              </table:table-cell>
              <table:table-cell office:value-type="float" office:value="-162.188121368489">
                <text:p>-162.1881213684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95.135">
                <text:p>2595.135</text:p>
              </table:table-cell>
              <table:table-cell office:value-type="float" office:value="-174.164231914652">
                <text:p>-174.164231914652</text:p>
              </table:table-cell>
              <table:table-cell office:value-type="float" office:value="-172.264680716698">
                <text:p>-172.264680716698</text:p>
              </table:table-cell>
              <table:table-cell office:value-type="float" office:value="-174.489454506436">
                <text:p>-174.489454506436</text:p>
              </table:table-cell>
              <table:table-cell office:value-type="float" office:value="-173.858175024649">
                <text:p>-173.8581750246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0.13">
                <text:p>2610.13</text:p>
              </table:table-cell>
              <table:table-cell office:value-type="float" office:value="174.156721257321">
                <text:p>174.156721257321</text:p>
              </table:table-cell>
              <table:table-cell office:value-type="float" office:value="176.122702842922">
                <text:p>176.122702842922</text:p>
              </table:table-cell>
              <table:table-cell office:value-type="float" office:value="174.006875668675">
                <text:p>174.006875668675</text:p>
              </table:table-cell>
              <table:table-cell office:value-type="float" office:value="174.606620749822">
                <text:p>174.6066207498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5.125">
                <text:p>2625.125</text:p>
              </table:table-cell>
              <table:table-cell office:value-type="float" office:value="161.834624374227">
                <text:p>161.834624374227</text:p>
              </table:table-cell>
              <table:table-cell office:value-type="float" office:value="163.792076123301">
                <text:p>163.792076123301</text:p>
              </table:table-cell>
              <table:table-cell office:value-type="float" office:value="161.684019007152">
                <text:p>161.684019007152</text:p>
              </table:table-cell>
              <table:table-cell office:value-type="float" office:value="162.353584908">
                <text:p>162.3535849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0.12">
                <text:p>2640.12</text:p>
              </table:table-cell>
              <table:table-cell office:value-type="float" office:value="149.248101103383">
                <text:p>149.248101103383</text:p>
              </table:table-cell>
              <table:table-cell office:value-type="float" office:value="151.434677416918">
                <text:p>151.434677416918</text:p>
              </table:table-cell>
              <table:table-cell office:value-type="float" office:value="149.354705258823">
                <text:p>149.354705258823</text:p>
              </table:table-cell>
              <table:table-cell office:value-type="float" office:value="149.953624741507">
                <text:p>149.9536247415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55.115">
                <text:p>2655.115</text:p>
              </table:table-cell>
              <table:table-cell office:value-type="float" office:value="137.449341195179">
                <text:p>137.449341195179</text:p>
              </table:table-cell>
              <table:table-cell office:value-type="float" office:value="139.692603057502">
                <text:p>139.692603057502</text:p>
              </table:table-cell>
              <table:table-cell office:value-type="float" office:value="137.63417714539">
                <text:p>137.63417714539</text:p>
              </table:table-cell>
              <table:table-cell office:value-type="float" office:value="138.230465328608">
                <text:p>138.2304653286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70.11">
                <text:p>2670.11</text:p>
              </table:table-cell>
              <table:table-cell office:value-type="float" office:value="126.087667766723">
                <text:p>126.087667766723</text:p>
              </table:table-cell>
              <table:table-cell office:value-type="float" office:value="128.440660748413">
                <text:p>128.440660748413</text:p>
              </table:table-cell>
              <table:table-cell office:value-type="float" office:value="126.559783730866">
                <text:p>126.559783730866</text:p>
              </table:table-cell>
              <table:table-cell office:value-type="float" office:value="127.038638037662">
                <text:p>127.038638037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85.105">
                <text:p>2685.105</text:p>
              </table:table-cell>
              <table:table-cell office:value-type="float" office:value="114.67440493436">
                <text:p>114.67440493436</text:p>
              </table:table-cell>
              <table:table-cell office:value-type="float" office:value="117.171250792133">
                <text:p>117.171250792133</text:p>
              </table:table-cell>
              <table:table-cell office:value-type="float" office:value="115.478492633735">
                <text:p>115.478492633735</text:p>
              </table:table-cell>
              <table:table-cell office:value-type="float" office:value="115.861260005657">
                <text:p>115.8612600056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00.1">
                <text:p>2700.1</text:p>
              </table:table-cell>
              <table:table-cell office:value-type="float" office:value="102.414976336234">
                <text:p>102.414976336234</text:p>
              </table:table-cell>
              <table:table-cell office:value-type="float" office:value="105.111326744224">
                <text:p>105.111326744224</text:p>
              </table:table-cell>
              <table:table-cell office:value-type="float" office:value="103.780012904248">
                <text:p>103.780012904248</text:p>
              </table:table-cell>
              <table:table-cell office:value-type="float" office:value="103.978933160379">
                <text:p>103.9789331603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5.095">
                <text:p>2715.095</text:p>
              </table:table-cell>
              <table:table-cell office:value-type="float" office:value="89.63703767714">
                <text:p>89.63703767714</text:p>
              </table:table-cell>
              <table:table-cell office:value-type="float" office:value="92.4907830097274">
                <text:p>92.4907830097274</text:p>
              </table:table-cell>
              <table:table-cell office:value-type="float" office:value="91.4623448751949">
                <text:p>91.4623448751949</text:p>
              </table:table-cell>
              <table:table-cell office:value-type="float" office:value="91.605238615647">
                <text:p>91.6052386156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0.09">
                <text:p>2730.09</text:p>
              </table:table-cell>
              <table:table-cell office:value-type="float" office:value="77.7098028226329">
                <text:p>77.7098028226329</text:p>
              </table:table-cell>
              <table:table-cell office:value-type="float" office:value="80.6417763303908">
                <text:p>80.6417763303908</text:p>
              </table:table-cell>
              <table:table-cell office:value-type="float" office:value="80.09762346269">
                <text:p>80.09762346269</text:p>
              </table:table-cell>
              <table:table-cell office:value-type="float" office:value="79.951501190176">
                <text:p>79.9515011901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5.085">
                <text:p>2745.085</text:p>
              </table:table-cell>
              <table:table-cell office:value-type="float" office:value="67.1323229365431">
                <text:p>67.1323229365431</text:p>
              </table:table-cell>
              <table:table-cell office:value-type="float" office:value="70.1799117898242">
                <text:p>70.1799117898242</text:p>
              </table:table-cell>
              <table:table-cell office:value-type="float" office:value="69.9998613594402">
                <text:p>69.9998613594402</text:p>
              </table:table-cell>
              <table:table-cell office:value-type="float" office:value="69.6131722005049">
                <text:p>69.61317220050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60.08">
                <text:p>2760.08</text:p>
              </table:table-cell>
              <table:table-cell office:value-type="float" office:value="56.8461138835931">
                <text:p>56.8461138835931</text:p>
              </table:table-cell>
              <table:table-cell office:value-type="float" office:value="59.9479434358118">
                <text:p>59.9479434358118</text:p>
              </table:table-cell>
              <table:table-cell office:value-type="float" office:value="60.1701934460007">
                <text:p>60.1701934460007</text:p>
              </table:table-cell>
              <table:table-cell office:value-type="float" office:value="59.7495899807136">
                <text:p>59.74958998071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75.075">
                <text:p>2775.075</text:p>
              </table:table-cell>
              <table:table-cell office:value-type="float" office:value="46.0781569649178">
                <text:p>46.0781569649178</text:p>
              </table:table-cell>
              <table:table-cell office:value-type="float" office:value="49.3535109836447">
                <text:p>49.3535109836447</text:p>
              </table:table-cell>
              <table:table-cell office:value-type="float" office:value="49.9062215205147">
                <text:p>49.9062215205147</text:p>
              </table:table-cell>
              <table:table-cell office:value-type="float" office:value="49.2385934259116">
                <text:p>49.2385934259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90.07">
                <text:p>2790.07</text:p>
              </table:table-cell>
              <table:table-cell office:value-type="float" office:value="34.1878568776416">
                <text:p>34.1878568776416</text:p>
              </table:table-cell>
              <table:table-cell office:value-type="float" office:value="37.5943181202042">
                <text:p>37.5943181202042</text:p>
              </table:table-cell>
              <table:table-cell office:value-type="float" office:value="38.5556307449869">
                <text:p>38.5556307449869</text:p>
              </table:table-cell>
              <table:table-cell office:value-type="float" office:value="37.6224143301079">
                <text:p>37.62241433010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5.065">
                <text:p>2805.065</text:p>
              </table:table-cell>
              <table:table-cell office:value-type="float" office:value="21.8977727498539">
                <text:p>21.8977727498539</text:p>
              </table:table-cell>
              <table:table-cell office:value-type="float" office:value="25.4054840682054">
                <text:p>25.4054840682054</text:p>
              </table:table-cell>
              <table:table-cell office:value-type="float" office:value="26.5943286967473">
                <text:p>26.5943286967473</text:p>
              </table:table-cell>
              <table:table-cell office:value-type="float" office:value="25.656002549907">
                <text:p>25.6560025499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20.06">
                <text:p>2820.06</text:p>
              </table:table-cell>
              <table:table-cell office:value-type="float" office:value="11.1058000382732">
                <text:p>11.1058000382732</text:p>
              </table:table-cell>
              <table:table-cell office:value-type="float" office:value="14.7184256802229">
                <text:p>14.7184256802229</text:p>
              </table:table-cell>
              <table:table-cell office:value-type="float" office:value="16.0347998870711">
                <text:p>16.0347998870711</text:p>
              </table:table-cell>
              <table:table-cell office:value-type="float" office:value="14.9182294289283">
                <text:p>14.91822942892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35.055">
                <text:p>2835.055</text:p>
              </table:table-cell>
              <table:table-cell office:value-type="float" office:value="1.83361040593094">
                <text:p>1.83361040593094</text:p>
              </table:table-cell>
              <table:table-cell office:value-type="float" office:value="5.50738201352454">
                <text:p>5.50738201352454</text:p>
              </table:table-cell>
              <table:table-cell office:value-type="float" office:value="6.92752463495035">
                <text:p>6.92752463495035</text:p>
              </table:table-cell>
              <table:table-cell office:value-type="float" office:value="5.68876917118539">
                <text:p>5.688769171185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50.05">
                <text:p>2850.05</text:p>
              </table:table-cell>
              <table:table-cell office:value-type="float" office:value="-7.07829776471341">
                <text:p>-7.07829776471341</text:p>
              </table:table-cell>
              <table:table-cell office:value-type="float" office:value="-3.42738052595993">
                <text:p>-3.42738052595993</text:p>
              </table:table-cell>
              <table:table-cell office:value-type="float" office:value="-2.00104735925679">
                <text:p>-2.00104735925679</text:p>
              </table:table-cell>
              <table:table-cell office:value-type="float" office:value="-3.25553417635459">
                <text:p>-3.25553417635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5.045">
                <text:p>2865.045</text:p>
              </table:table-cell>
              <table:table-cell office:value-type="float" office:value="-17.0563483391596">
                <text:p>-17.0563483391596</text:p>
              </table:table-cell>
              <table:table-cell office:value-type="float" office:value="-13.4247692452486">
                <text:p>-13.4247692452486</text:p>
              </table:table-cell>
              <table:table-cell office:value-type="float" office:value="-12.0832825794805">
                <text:p>-12.0832825794805</text:p>
              </table:table-cell>
              <table:table-cell office:value-type="float" office:value="-13.3713911412978">
                <text:p>-13.37139114129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0.04">
                <text:p>2880.04</text:p>
              </table:table-cell>
              <table:table-cell office:value-type="float" office:value="-28.5011719068179">
                <text:p>-28.5011719068179</text:p>
              </table:table-cell>
              <table:table-cell office:value-type="float" office:value="-24.8817553223965">
                <text:p>-24.8817553223965</text:p>
              </table:table-cell>
              <table:table-cell office:value-type="float" office:value="-23.504831778734">
                <text:p>-23.504831778734</text:p>
              </table:table-cell>
              <table:table-cell office:value-type="float" office:value="-24.8183231452561">
                <text:p>-24.81832314525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95.035">
                <text:p>2895.035</text:p>
              </table:table-cell>
              <table:table-cell office:value-type="float" office:value="-39.9040156313459">
                <text:p>-39.9040156313459</text:p>
              </table:table-cell>
              <table:table-cell office:value-type="float" office:value="-36.2738846882216">
                <text:p>-36.2738846882216</text:p>
              </table:table-cell>
              <table:table-cell office:value-type="float" office:value="-35.2247513581845">
                <text:p>-35.2247513581845</text:p>
              </table:table-cell>
              <table:table-cell office:value-type="float" office:value="-36.5070325416387">
                <text:p>-36.50703254163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10.03">
                <text:p>2910.03</text:p>
              </table:table-cell>
              <table:table-cell office:value-type="float" office:value="-50.4132345783786">
                <text:p>-50.4132345783786</text:p>
              </table:table-cell>
              <table:table-cell office:value-type="float" office:value="-46.766908444883">
                <text:p>-46.766908444883</text:p>
              </table:table-cell>
              <table:table-cell office:value-type="float" office:value="-46.0126973210417">
                <text:p>-46.0126973210417</text:p>
              </table:table-cell>
              <table:table-cell office:value-type="float" office:value="-47.2910311976783">
                <text:p>-47.29103119767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25.025">
                <text:p>2925.025</text:p>
              </table:table-cell>
              <table:table-cell office:value-type="float" office:value="-59.248873720596">
                <text:p>-59.248873720596</text:p>
              </table:table-cell>
              <table:table-cell office:value-type="float" office:value="-55.6369355518807">
                <text:p>-55.6369355518807</text:p>
              </table:table-cell>
              <table:table-cell office:value-type="float" office:value="-55.1468505471814">
                <text:p>-55.1468505471814</text:p>
              </table:table-cell>
              <table:table-cell office:value-type="float" office:value="-56.3867448128225">
                <text:p>-56.3867448128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40.02">
                <text:p>2940.02</text:p>
              </table:table-cell>
              <table:table-cell office:value-type="float" office:value="-68.3113972169499">
                <text:p>-68.3113972169499</text:p>
              </table:table-cell>
              <table:table-cell office:value-type="float" office:value="-64.7192650772385">
                <text:p>-64.7192650772385</text:p>
              </table:table-cell>
              <table:table-cell office:value-type="float" office:value="-64.5193508575867">
                <text:p>-64.5193508575867</text:p>
              </table:table-cell>
              <table:table-cell office:value-type="float" office:value="-65.6367235410297">
                <text:p>-65.63672354102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55.015">
                <text:p>2955.015</text:p>
              </table:table-cell>
              <table:table-cell office:value-type="float" office:value="-78.287683387228">
                <text:p>-78.287683387228</text:p>
              </table:table-cell>
              <table:table-cell office:value-type="float" office:value="-74.6881562096683">
                <text:p>-74.6881562096683</text:p>
              </table:table-cell>
              <table:table-cell office:value-type="float" office:value="-74.6731179660646">
                <text:p>-74.6731179660646</text:p>
              </table:table-cell>
              <table:table-cell office:value-type="float" office:value="-75.8870365234209">
                <text:p>-75.88703652342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70.01">
                <text:p>2970.01</text:p>
              </table:table-cell>
              <table:table-cell office:value-type="float" office:value="-89.4972098469356">
                <text:p>-89.4972098469356</text:p>
              </table:table-cell>
              <table:table-cell office:value-type="float" office:value="-86.0003421848441">
                <text:p>-86.0003421848441</text:p>
              </table:table-cell>
              <table:table-cell office:value-type="float" office:value="-86.3716023128934">
                <text:p>-86.3716023128934</text:p>
              </table:table-cell>
              <table:table-cell office:value-type="float" office:value="-87.2580794843322">
                <text:p>-87.25807948433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5.005">
                <text:p>2985.005</text:p>
              </table:table-cell>
              <table:table-cell office:value-type="float" office:value="-100.673866347952">
                <text:p>-100.673866347952</text:p>
              </table:table-cell>
              <table:table-cell office:value-type="float" office:value="-97.2757379866659">
                <text:p>-97.2757379866659</text:p>
              </table:table-cell>
              <table:table-cell office:value-type="float" office:value="-97.9368967203878">
                <text:p>-97.9368967203878</text:p>
              </table:table-cell>
              <table:table-cell office:value-type="float" office:value="-98.843366699076">
                <text:p>-98.843366699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0">
                <text:p>3000</text:p>
              </table:table-cell>
              <table:table-cell office:value-type="float" office:value="-111.441542250242">
                <text:p>-111.441542250242</text:p>
              </table:table-cell>
              <table:table-cell office:value-type="float" office:value="-108.066477068308">
                <text:p>-108.066477068308</text:p>
              </table:table-cell>
              <table:table-cell office:value-type="float" office:value="-108.938240421022">
                <text:p>-108.938240421022</text:p>
              </table:table-cell>
              <table:table-cell office:value-type="float" office:value="-109.74212950496">
                <text:p>-109.74212950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66cm" svg:height="20.56cm" xlink:href=".." xlink:type="simple" chart:class="chart:scatter" chart:style-name="ch1">
        <chart:legend chart:legend-position="end" svg:x="25.796cm" svg:y="9.234cm" style:legend-expansion="high" chart:style-name="ch2"/>
        <chart:plot-area chart:style-name="ch3" table:cell-range-address="S21.B1:S21.F202" chart:data-source-has-labels="row" svg:x="0.579cm" svg:y="0.411cm" svg:width="24.638cm" svg:height="19.738cm">
          <chartooo:coordinate-region svg:x="1.491cm" svg:y="0.61cm" svg:width="23.023cm" svg:height="19.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21.C2:S21.C202" chart:label-cell-address="S21.C1:S21.C1" chart:class="chart:scatter">
            <chart:domain table:cell-range-address="S21.B2:S21.B202"/>
            <chart:data-point chart:repeated="201"/>
          </chart:series>
          <chart:series chart:style-name="ch8" chart:values-cell-range-address="S21.D2:S21.D202" chart:label-cell-address="S21.D1:S21.D1" chart:class="chart:scatter">
            <chart:data-point chart:repeated="201"/>
          </chart:series>
          <chart:series chart:style-name="ch9" chart:values-cell-range-address="S21.E2:S21.E202" chart:label-cell-address="S21.E1:S21.E1" chart:class="chart:scatter">
            <chart:data-point chart:repeated="201"/>
          </chart:series>
          <chart:series chart:style-name="ch10" chart:values-cell-range-address="S21.F2:S21.F202" chart:label-cell-address="S21.F1:S21.F1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1 S21 [dB]</text:p>
                <draw:g>
                  <svg:desc>S21.C1:S21.C1</svg:desc>
                </draw:g>
              </table:table-cell>
              <table:table-cell office:value-type="string">
                <text:p>J2 S21 [dB]</text:p>
                <draw:g>
                  <svg:desc>S21.D1:S21.D1</svg:desc>
                </draw:g>
              </table:table-cell>
              <table:table-cell office:value-type="string">
                <text:p>J3 S21 [dB]</text:p>
                <draw:g>
                  <svg:desc>S21.E1:S21.E1</svg:desc>
                </draw:g>
              </table:table-cell>
              <table:table-cell office:value-type="string">
                <text:p>J4 S21 [dB]</text:p>
                <draw:g>
                  <svg:desc>S21.F1:S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21.B2:S21.B202</svg:desc>
                </draw:g>
              </table:table-cell>
              <table:table-cell office:value-type="float" office:value="-64.7991980867315">
                <text:p>-64.7991980867315</text:p>
                <draw:g>
                  <svg:desc>S21.C2:S21.C202</svg:desc>
                </draw:g>
              </table:table-cell>
              <table:table-cell office:value-type="float" office:value="-63.8296655887912">
                <text:p>-63.8296655887912</text:p>
                <draw:g>
                  <svg:desc>S21.D2:S21.D202</svg:desc>
                </draw:g>
              </table:table-cell>
              <table:table-cell office:value-type="float" office:value="-67.4560827663477">
                <text:p>-67.4560827663477</text:p>
                <draw:g>
                  <svg:desc>S21.E2:S21.E202</svg:desc>
                </draw:g>
              </table:table-cell>
              <table:table-cell office:value-type="float" office:value="-88.8110924997882">
                <text:p>-88.8110924997882</text:p>
                <draw:g>
                  <svg:desc>S21.F2:S21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95">
                <text:p>15.995</text:p>
              </table:table-cell>
              <table:table-cell office:value-type="float" office:value="-21.5933022327983">
                <text:p>-21.5933022327983</text:p>
              </table:table-cell>
              <table:table-cell office:value-type="float" office:value="-21.5679427909278">
                <text:p>-21.5679427909278</text:p>
              </table:table-cell>
              <table:table-cell office:value-type="float" office:value="-21.5985819717099">
                <text:p>-21.5985819717099</text:p>
              </table:table-cell>
              <table:table-cell office:value-type="float" office:value="-21.5938922013425">
                <text:p>-21.593892201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99">
                <text:p>30.99</text:p>
              </table:table-cell>
              <table:table-cell office:value-type="float" office:value="-9.38171351885808">
                <text:p>-9.38171351885808</text:p>
              </table:table-cell>
              <table:table-cell office:value-type="float" office:value="-9.38446060616624">
                <text:p>-9.38446060616624</text:p>
              </table:table-cell>
              <table:table-cell office:value-type="float" office:value="-9.39675217370766">
                <text:p>-9.39675217370766</text:p>
              </table:table-cell>
              <table:table-cell office:value-type="float" office:value="-9.35720373430809">
                <text:p>-9.35720373430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85">
                <text:p>45.985</text:p>
              </table:table-cell>
              <table:table-cell office:value-type="float" office:value="-3.35748012584956">
                <text:p>-3.35748012584956</text:p>
              </table:table-cell>
              <table:table-cell office:value-type="float" office:value="-3.38193991931395">
                <text:p>-3.38193991931395</text:p>
              </table:table-cell>
              <table:table-cell office:value-type="float" office:value="-3.39420273184888">
                <text:p>-3.39420273184888</text:p>
              </table:table-cell>
              <table:table-cell office:value-type="float" office:value="-3.38877791303405">
                <text:p>-3.38877791303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98">
                <text:p>60.98</text:p>
              </table:table-cell>
              <table:table-cell office:value-type="float" office:value="0.331088286501003">
                <text:p>0.331088286501003</text:p>
              </table:table-cell>
              <table:table-cell office:value-type="float" office:value="0.314809804242268">
                <text:p>0.314809804242268</text:p>
              </table:table-cell>
              <table:table-cell office:value-type="float" office:value="0.314498019332154">
                <text:p>0.314498019332154</text:p>
              </table:table-cell>
              <table:table-cell office:value-type="float" office:value="0.309287923163591">
                <text:p>0.309287923163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975">
                <text:p>75.975</text:p>
              </table:table-cell>
              <table:table-cell office:value-type="float" office:value="2.82410306528075">
                <text:p>2.82410306528075</text:p>
              </table:table-cell>
              <table:table-cell office:value-type="float" office:value="2.80229418067211">
                <text:p>2.80229418067211</text:p>
              </table:table-cell>
              <table:table-cell office:value-type="float" office:value="2.81209662992691">
                <text:p>2.81209662992691</text:p>
              </table:table-cell>
              <table:table-cell office:value-type="float" office:value="2.79944442765785">
                <text:p>2.79944442765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97">
                <text:p>90.97</text:p>
              </table:table-cell>
              <table:table-cell office:value-type="float" office:value="4.67388271966678">
                <text:p>4.67388271966678</text:p>
              </table:table-cell>
              <table:table-cell office:value-type="float" office:value="4.65448869622308">
                <text:p>4.65448869622308</text:p>
              </table:table-cell>
              <table:table-cell office:value-type="float" office:value="4.6639496293003">
                <text:p>4.6639496293003</text:p>
              </table:table-cell>
              <table:table-cell office:value-type="float" office:value="4.63929028285231">
                <text:p>4.63929028285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.965">
                <text:p>105.965</text:p>
              </table:table-cell>
              <table:table-cell office:value-type="float" office:value="5.8748857210386">
                <text:p>5.8748857210386</text:p>
              </table:table-cell>
              <table:table-cell office:value-type="float" office:value="5.8592929867637">
                <text:p>5.8592929867637</text:p>
              </table:table-cell>
              <table:table-cell office:value-type="float" office:value="5.86012869533974">
                <text:p>5.86012869533974</text:p>
              </table:table-cell>
              <table:table-cell office:value-type="float" office:value="5.84829122585276">
                <text:p>5.84829122585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.96">
                <text:p>120.96</text:p>
              </table:table-cell>
              <table:table-cell office:value-type="float" office:value="6.23837795694722">
                <text:p>6.23837795694722</text:p>
              </table:table-cell>
              <table:table-cell office:value-type="float" office:value="6.22611842989785">
                <text:p>6.22611842989785</text:p>
              </table:table-cell>
              <table:table-cell office:value-type="float" office:value="6.21831753532147">
                <text:p>6.21831753532147</text:p>
              </table:table-cell>
              <table:table-cell office:value-type="float" office:value="6.21662090815709">
                <text:p>6.21662090815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955">
                <text:p>135.955</text:p>
              </table:table-cell>
              <table:table-cell office:value-type="float" office:value="6.98042422815903">
                <text:p>6.98042422815903</text:p>
              </table:table-cell>
              <table:table-cell office:value-type="float" office:value="6.96827622087411">
                <text:p>6.96827622087411</text:p>
              </table:table-cell>
              <table:table-cell office:value-type="float" office:value="6.96320787170422">
                <text:p>6.96320787170422</text:p>
              </table:table-cell>
              <table:table-cell office:value-type="float" office:value="6.94974582794777">
                <text:p>6.94974582794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.95">
                <text:p>150.95</text:p>
              </table:table-cell>
              <table:table-cell office:value-type="float" office:value="7.65439479269224">
                <text:p>7.65439479269224</text:p>
              </table:table-cell>
              <table:table-cell office:value-type="float" office:value="7.63159567659861">
                <text:p>7.63159567659861</text:p>
              </table:table-cell>
              <table:table-cell office:value-type="float" office:value="7.63457514375944">
                <text:p>7.63457514375944</text:p>
              </table:table-cell>
              <table:table-cell office:value-type="float" office:value="7.61386140564099">
                <text:p>7.61386140564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.945">
                <text:p>165.945</text:p>
              </table:table-cell>
              <table:table-cell office:value-type="float" office:value="8.14868280626145">
                <text:p>8.14868280626145</text:p>
              </table:table-cell>
              <table:table-cell office:value-type="float" office:value="8.13319380533837">
                <text:p>8.13319380533837</text:p>
              </table:table-cell>
              <table:table-cell office:value-type="float" office:value="8.14131002681422">
                <text:p>8.14131002681422</text:p>
              </table:table-cell>
              <table:table-cell office:value-type="float" office:value="8.11486379201564">
                <text:p>8.11486379201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.94">
                <text:p>180.94</text:p>
              </table:table-cell>
              <table:table-cell office:value-type="float" office:value="8.53166851300665">
                <text:p>8.53166851300665</text:p>
              </table:table-cell>
              <table:table-cell office:value-type="float" office:value="8.51447700841749">
                <text:p>8.51447700841749</text:p>
              </table:table-cell>
              <table:table-cell office:value-type="float" office:value="8.51417116028813">
                <text:p>8.51417116028813</text:p>
              </table:table-cell>
              <table:table-cell office:value-type="float" office:value="8.49607534441769">
                <text:p>8.49607534441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935">
                <text:p>195.935</text:p>
              </table:table-cell>
              <table:table-cell office:value-type="float" office:value="8.76092045533885">
                <text:p>8.76092045533885</text:p>
              </table:table-cell>
              <table:table-cell office:value-type="float" office:value="8.74459589389142">
                <text:p>8.74459589389142</text:p>
              </table:table-cell>
              <table:table-cell office:value-type="float" office:value="8.74693919426754">
                <text:p>8.74693919426754</text:p>
              </table:table-cell>
              <table:table-cell office:value-type="float" office:value="8.71442632023301">
                <text:p>8.71442632023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.93">
                <text:p>210.93</text:p>
              </table:table-cell>
              <table:table-cell office:value-type="float" office:value="8.90059666669957">
                <text:p>8.90059666669957</text:p>
              </table:table-cell>
              <table:table-cell office:value-type="float" office:value="8.88537018654014">
                <text:p>8.88537018654014</text:p>
              </table:table-cell>
              <table:table-cell office:value-type="float" office:value="8.87837861890095">
                <text:p>8.87837861890095</text:p>
              </table:table-cell>
              <table:table-cell office:value-type="float" office:value="8.85558788177708">
                <text:p>8.85558788177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.925">
                <text:p>225.925</text:p>
              </table:table-cell>
              <table:table-cell office:value-type="float" office:value="8.98581206262577">
                <text:p>8.98581206262577</text:p>
              </table:table-cell>
              <table:table-cell office:value-type="float" office:value="8.96698632318839">
                <text:p>8.96698632318839</text:p>
              </table:table-cell>
              <table:table-cell office:value-type="float" office:value="8.96848656833742">
                <text:p>8.96848656833742</text:p>
              </table:table-cell>
              <table:table-cell office:value-type="float" office:value="8.94188155423113">
                <text:p>8.94188155423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.92">
                <text:p>240.92</text:p>
              </table:table-cell>
              <table:table-cell office:value-type="float" office:value="9.12687510285473">
                <text:p>9.12687510285473</text:p>
              </table:table-cell>
              <table:table-cell office:value-type="float" office:value="9.11701674900788">
                <text:p>9.11701674900788</text:p>
              </table:table-cell>
              <table:table-cell office:value-type="float" office:value="9.10450521388447">
                <text:p>9.10450521388447</text:p>
              </table:table-cell>
              <table:table-cell office:value-type="float" office:value="9.08400282223426">
                <text:p>9.08400282223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.915">
                <text:p>255.915</text:p>
              </table:table-cell>
              <table:table-cell office:value-type="float" office:value="9.2532164760052">
                <text:p>9.2532164760052</text:p>
              </table:table-cell>
              <table:table-cell office:value-type="float" office:value="9.24063500136254">
                <text:p>9.24063500136254</text:p>
              </table:table-cell>
              <table:table-cell office:value-type="float" office:value="9.23325931391198">
                <text:p>9.23325931391198</text:p>
              </table:table-cell>
              <table:table-cell office:value-type="float" office:value="9.20836352300286">
                <text:p>9.20836352300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.91">
                <text:p>270.91</text:p>
              </table:table-cell>
              <table:table-cell office:value-type="float" office:value="9.37097825131867">
                <text:p>9.37097825131867</text:p>
              </table:table-cell>
              <table:table-cell office:value-type="float" office:value="9.35618790667859">
                <text:p>9.35618790667859</text:p>
              </table:table-cell>
              <table:table-cell office:value-type="float" office:value="9.34579124690379">
                <text:p>9.34579124690379</text:p>
              </table:table-cell>
              <table:table-cell office:value-type="float" office:value="9.31696912657013">
                <text:p>9.31696912657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.905">
                <text:p>285.905</text:p>
              </table:table-cell>
              <table:table-cell office:value-type="float" office:value="9.37561010845593">
                <text:p>9.37561010845593</text:p>
              </table:table-cell>
              <table:table-cell office:value-type="float" office:value="9.36514706192287">
                <text:p>9.36514706192287</text:p>
              </table:table-cell>
              <table:table-cell office:value-type="float" office:value="9.35182969164001">
                <text:p>9.35182969164001</text:p>
              </table:table-cell>
              <table:table-cell office:value-type="float" office:value="9.32426304275291">
                <text:p>9.32426304275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.9">
                <text:p>300.9</text:p>
              </table:table-cell>
              <table:table-cell office:value-type="float" office:value="9.377858273472">
                <text:p>9.377858273472</text:p>
              </table:table-cell>
              <table:table-cell office:value-type="float" office:value="9.36100628948595">
                <text:p>9.36100628948595</text:p>
              </table:table-cell>
              <table:table-cell office:value-type="float" office:value="9.33438599785115">
                <text:p>9.33438599785115</text:p>
              </table:table-cell>
              <table:table-cell office:value-type="float" office:value="9.32043840280527">
                <text:p>9.32043840280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.895">
                <text:p>315.895</text:p>
              </table:table-cell>
              <table:table-cell office:value-type="float" office:value="9.36057215209449">
                <text:p>9.36057215209449</text:p>
              </table:table-cell>
              <table:table-cell office:value-type="float" office:value="9.33648552042779">
                <text:p>9.33648552042779</text:p>
              </table:table-cell>
              <table:table-cell office:value-type="float" office:value="9.31999966205467">
                <text:p>9.31999966205467</text:p>
              </table:table-cell>
              <table:table-cell office:value-type="float" office:value="9.29251799737886">
                <text:p>9.29251799737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.89">
                <text:p>330.89</text:p>
              </table:table-cell>
              <table:table-cell office:value-type="float" office:value="9.4154141599336">
                <text:p>9.4154141599336</text:p>
              </table:table-cell>
              <table:table-cell office:value-type="float" office:value="9.40349811582107">
                <text:p>9.40349811582107</text:p>
              </table:table-cell>
              <table:table-cell office:value-type="float" office:value="9.38102478504469">
                <text:p>9.38102478504469</text:p>
              </table:table-cell>
              <table:table-cell office:value-type="float" office:value="9.35180927383245">
                <text:p>9.35180927383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.885">
                <text:p>345.885</text:p>
              </table:table-cell>
              <table:table-cell office:value-type="float" office:value="9.44774875779885">
                <text:p>9.44774875779885</text:p>
              </table:table-cell>
              <table:table-cell office:value-type="float" office:value="9.42804211921466">
                <text:p>9.42804211921466</text:p>
              </table:table-cell>
              <table:table-cell office:value-type="float" office:value="9.4173598711481">
                <text:p>9.4173598711481</text:p>
              </table:table-cell>
              <table:table-cell office:value-type="float" office:value="9.38435972951925">
                <text:p>9.38435972951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.88">
                <text:p>360.88</text:p>
              </table:table-cell>
              <table:table-cell office:value-type="float" office:value="9.47211039460288">
                <text:p>9.47211039460288</text:p>
              </table:table-cell>
              <table:table-cell office:value-type="float" office:value="9.46245377473476">
                <text:p>9.46245377473476</text:p>
              </table:table-cell>
              <table:table-cell office:value-type="float" office:value="9.44177836688713">
                <text:p>9.44177836688713</text:p>
              </table:table-cell>
              <table:table-cell office:value-type="float" office:value="9.42648132983049">
                <text:p>9.42648132983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.875">
                <text:p>375.875</text:p>
              </table:table-cell>
              <table:table-cell office:value-type="float" office:value="9.43586318330066">
                <text:p>9.43586318330066</text:p>
              </table:table-cell>
              <table:table-cell office:value-type="float" office:value="9.4153988003618">
                <text:p>9.4153988003618</text:p>
              </table:table-cell>
              <table:table-cell office:value-type="float" office:value="9.38720467919515">
                <text:p>9.38720467919515</text:p>
              </table:table-cell>
              <table:table-cell office:value-type="float" office:value="9.37553388154906">
                <text:p>9.37553388154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.87">
                <text:p>390.87</text:p>
              </table:table-cell>
              <table:table-cell office:value-type="float" office:value="9.39624555059519">
                <text:p>9.39624555059519</text:p>
              </table:table-cell>
              <table:table-cell office:value-type="float" office:value="9.3683610637131">
                <text:p>9.3683610637131</text:p>
              </table:table-cell>
              <table:table-cell office:value-type="float" office:value="9.34904974275801">
                <text:p>9.34904974275801</text:p>
              </table:table-cell>
              <table:table-cell office:value-type="float" office:value="9.32571468466774">
                <text:p>9.32571468466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.865">
                <text:p>405.865</text:p>
              </table:table-cell>
              <table:table-cell office:value-type="float" office:value="9.34004886462636">
                <text:p>9.34004886462636</text:p>
              </table:table-cell>
              <table:table-cell office:value-type="float" office:value="9.32362375713889">
                <text:p>9.32362375713889</text:p>
              </table:table-cell>
              <table:table-cell office:value-type="float" office:value="9.29609216311374">
                <text:p>9.29609216311374</text:p>
              </table:table-cell>
              <table:table-cell office:value-type="float" office:value="9.27477126423213">
                <text:p>9.27477126423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.86">
                <text:p>420.86</text:p>
              </table:table-cell>
              <table:table-cell office:value-type="float" office:value="9.38770088134346">
                <text:p>9.38770088134346</text:p>
              </table:table-cell>
              <table:table-cell office:value-type="float" office:value="9.37083264291705">
                <text:p>9.37083264291705</text:p>
              </table:table-cell>
              <table:table-cell office:value-type="float" office:value="9.33914997135896">
                <text:p>9.33914997135896</text:p>
              </table:table-cell>
              <table:table-cell office:value-type="float" office:value="9.33057256461716">
                <text:p>9.33057256461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.855">
                <text:p>435.855</text:p>
              </table:table-cell>
              <table:table-cell office:value-type="float" office:value="9.42900472358905">
                <text:p>9.42900472358905</text:p>
              </table:table-cell>
              <table:table-cell office:value-type="float" office:value="9.41071077215607">
                <text:p>9.41071077215607</text:p>
              </table:table-cell>
              <table:table-cell office:value-type="float" office:value="9.37885374115979">
                <text:p>9.37885374115979</text:p>
              </table:table-cell>
              <table:table-cell office:value-type="float" office:value="9.36425913269192">
                <text:p>9.36425913269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.85">
                <text:p>450.85</text:p>
              </table:table-cell>
              <table:table-cell office:value-type="float" office:value="9.44612834586855">
                <text:p>9.44612834586855</text:p>
              </table:table-cell>
              <table:table-cell office:value-type="float" office:value="9.42340106400207">
                <text:p>9.42340106400207</text:p>
              </table:table-cell>
              <table:table-cell office:value-type="float" office:value="9.39837613614378">
                <text:p>9.39837613614378</text:p>
              </table:table-cell>
              <table:table-cell office:value-type="float" office:value="9.38515358890701">
                <text:p>9.38515358890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5.845">
                <text:p>465.845</text:p>
              </table:table-cell>
              <table:table-cell office:value-type="float" office:value="9.37782525973557">
                <text:p>9.37782525973557</text:p>
              </table:table-cell>
              <table:table-cell office:value-type="float" office:value="9.36011435207497">
                <text:p>9.36011435207497</text:p>
              </table:table-cell>
              <table:table-cell office:value-type="float" office:value="9.3299483025917">
                <text:p>9.3299483025917</text:p>
              </table:table-cell>
              <table:table-cell office:value-type="float" office:value="9.31671466467235">
                <text:p>9.31671466467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.84">
                <text:p>480.84</text:p>
              </table:table-cell>
              <table:table-cell office:value-type="float" office:value="9.27262506235404">
                <text:p>9.27262506235404</text:p>
              </table:table-cell>
              <table:table-cell office:value-type="float" office:value="9.25532810255246">
                <text:p>9.25532810255246</text:p>
              </table:table-cell>
              <table:table-cell office:value-type="float" office:value="9.23368718525758">
                <text:p>9.23368718525758</text:p>
              </table:table-cell>
              <table:table-cell office:value-type="float" office:value="9.21372479231719">
                <text:p>9.21372479231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.835">
                <text:p>495.835</text:p>
              </table:table-cell>
              <table:table-cell office:value-type="float" office:value="9.26478119690782">
                <text:p>9.26478119690782</text:p>
              </table:table-cell>
              <table:table-cell office:value-type="float" office:value="9.24306322204088">
                <text:p>9.24306322204088</text:p>
              </table:table-cell>
              <table:table-cell office:value-type="float" office:value="9.21235578164559">
                <text:p>9.21235578164559</text:p>
              </table:table-cell>
              <table:table-cell office:value-type="float" office:value="9.19573823909784">
                <text:p>9.19573823909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.83">
                <text:p>510.83</text:p>
              </table:table-cell>
              <table:table-cell office:value-type="float" office:value="9.33091517348331">
                <text:p>9.33091517348331</text:p>
              </table:table-cell>
              <table:table-cell office:value-type="float" office:value="9.31708644794702">
                <text:p>9.31708644794702</text:p>
              </table:table-cell>
              <table:table-cell office:value-type="float" office:value="9.29227526449633">
                <text:p>9.29227526449633</text:p>
              </table:table-cell>
              <table:table-cell office:value-type="float" office:value="9.27863832670285">
                <text:p>9.278638326702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.825">
                <text:p>525.825</text:p>
              </table:table-cell>
              <table:table-cell office:value-type="float" office:value="9.41462080965633">
                <text:p>9.41462080965633</text:p>
              </table:table-cell>
              <table:table-cell office:value-type="float" office:value="9.38801925065451">
                <text:p>9.38801925065451</text:p>
              </table:table-cell>
              <table:table-cell office:value-type="float" office:value="9.37730414099151">
                <text:p>9.37730414099151</text:p>
              </table:table-cell>
              <table:table-cell office:value-type="float" office:value="9.36211776260713">
                <text:p>9.36211776260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0.82">
                <text:p>540.82</text:p>
              </table:table-cell>
              <table:table-cell office:value-type="float" office:value="9.38130600788767">
                <text:p>9.38130600788767</text:p>
              </table:table-cell>
              <table:table-cell office:value-type="float" office:value="9.36139316067858">
                <text:p>9.36139316067858</text:p>
              </table:table-cell>
              <table:table-cell office:value-type="float" office:value="9.35012637703669">
                <text:p>9.35012637703669</text:p>
              </table:table-cell>
              <table:table-cell office:value-type="float" office:value="9.33681488940149">
                <text:p>9.33681488940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5.815">
                <text:p>555.815</text:p>
              </table:table-cell>
              <table:table-cell office:value-type="float" office:value="9.31544339895431">
                <text:p>9.31544339895431</text:p>
              </table:table-cell>
              <table:table-cell office:value-type="float" office:value="9.29611701713725">
                <text:p>9.29611701713725</text:p>
              </table:table-cell>
              <table:table-cell office:value-type="float" office:value="9.28313397355842">
                <text:p>9.28313397355842</text:p>
              </table:table-cell>
              <table:table-cell office:value-type="float" office:value="9.26859928302859">
                <text:p>9.26859928302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.81">
                <text:p>570.81</text:p>
              </table:table-cell>
              <table:table-cell office:value-type="float" office:value="9.21181483513307">
                <text:p>9.21181483513307</text:p>
              </table:table-cell>
              <table:table-cell office:value-type="float" office:value="9.17931033076109">
                <text:p>9.17931033076109</text:p>
              </table:table-cell>
              <table:table-cell office:value-type="float" office:value="9.18574661890155">
                <text:p>9.18574661890155</text:p>
              </table:table-cell>
              <table:table-cell office:value-type="float" office:value="9.17018664289569">
                <text:p>9.17018664289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.805">
                <text:p>585.805</text:p>
              </table:table-cell>
              <table:table-cell office:value-type="float" office:value="9.27249670621447">
                <text:p>9.27249670621447</text:p>
              </table:table-cell>
              <table:table-cell office:value-type="float" office:value="9.23645454705878">
                <text:p>9.23645454705878</text:p>
              </table:table-cell>
              <table:table-cell office:value-type="float" office:value="9.24861631436043">
                <text:p>9.24861631436043</text:p>
              </table:table-cell>
              <table:table-cell office:value-type="float" office:value="9.22657603358365">
                <text:p>9.226576033583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.8">
                <text:p>600.8</text:p>
              </table:table-cell>
              <table:table-cell office:value-type="float" office:value="9.37379635131542">
                <text:p>9.37379635131542</text:p>
              </table:table-cell>
              <table:table-cell office:value-type="float" office:value="9.34046503240915">
                <text:p>9.34046503240915</text:p>
              </table:table-cell>
              <table:table-cell office:value-type="float" office:value="9.35593684203612">
                <text:p>9.35593684203612</text:p>
              </table:table-cell>
              <table:table-cell office:value-type="float" office:value="9.33307516937456">
                <text:p>9.33307516937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.795">
                <text:p>615.795</text:p>
              </table:table-cell>
              <table:table-cell office:value-type="float" office:value="9.43986314367376">
                <text:p>9.43986314367376</text:p>
              </table:table-cell>
              <table:table-cell office:value-type="float" office:value="9.40801453783273">
                <text:p>9.40801453783273</text:p>
              </table:table-cell>
              <table:table-cell office:value-type="float" office:value="9.42764095472084">
                <text:p>9.42764095472084</text:p>
              </table:table-cell>
              <table:table-cell office:value-type="float" office:value="9.4053469109041">
                <text:p>9.4053469109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0.79">
                <text:p>630.79</text:p>
              </table:table-cell>
              <table:table-cell office:value-type="float" office:value="9.37978834348453">
                <text:p>9.37978834348453</text:p>
              </table:table-cell>
              <table:table-cell office:value-type="float" office:value="9.35259636902409">
                <text:p>9.35259636902409</text:p>
              </table:table-cell>
              <table:table-cell office:value-type="float" office:value="9.37376429187189">
                <text:p>9.37376429187189</text:p>
              </table:table-cell>
              <table:table-cell office:value-type="float" office:value="9.33956168645447">
                <text:p>9.33956168645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5.785">
                <text:p>645.785</text:p>
              </table:table-cell>
              <table:table-cell office:value-type="float" office:value="9.27078476131602">
                <text:p>9.27078476131602</text:p>
              </table:table-cell>
              <table:table-cell office:value-type="float" office:value="9.24521383973461">
                <text:p>9.24521383973461</text:p>
              </table:table-cell>
              <table:table-cell office:value-type="float" office:value="9.27274519900682">
                <text:p>9.27274519900682</text:p>
              </table:table-cell>
              <table:table-cell office:value-type="float" office:value="9.23061513261491">
                <text:p>9.230615132614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0.78">
                <text:p>660.78</text:p>
              </table:table-cell>
              <table:table-cell office:value-type="float" office:value="9.22139137585564">
                <text:p>9.22139137585564</text:p>
              </table:table-cell>
              <table:table-cell office:value-type="float" office:value="9.17447070566967">
                <text:p>9.17447070566967</text:p>
              </table:table-cell>
              <table:table-cell office:value-type="float" office:value="9.20908801131417">
                <text:p>9.20908801131417</text:p>
              </table:table-cell>
              <table:table-cell office:value-type="float" office:value="9.16042095494939">
                <text:p>9.16042095494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.775">
                <text:p>675.775</text:p>
              </table:table-cell>
              <table:table-cell office:value-type="float" office:value="9.32164275041404">
                <text:p>9.32164275041404</text:p>
              </table:table-cell>
              <table:table-cell office:value-type="float" office:value="9.27196978166333">
                <text:p>9.27196978166333</text:p>
              </table:table-cell>
              <table:table-cell office:value-type="float" office:value="9.30992008068934">
                <text:p>9.30992008068934</text:p>
              </table:table-cell>
              <table:table-cell office:value-type="float" office:value="9.2798063674223">
                <text:p>9.27980636742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0.77">
                <text:p>690.77</text:p>
              </table:table-cell>
              <table:table-cell office:value-type="float" office:value="9.40168101589345">
                <text:p>9.40168101589345</text:p>
              </table:table-cell>
              <table:table-cell office:value-type="float" office:value="9.36133441670851">
                <text:p>9.36133441670851</text:p>
              </table:table-cell>
              <table:table-cell office:value-type="float" office:value="9.39898470972926">
                <text:p>9.39898470972926</text:p>
              </table:table-cell>
              <table:table-cell office:value-type="float" office:value="9.36225625990573">
                <text:p>9.36225625990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5.765">
                <text:p>705.765</text:p>
              </table:table-cell>
              <table:table-cell office:value-type="float" office:value="9.36906694474731">
                <text:p>9.36906694474731</text:p>
              </table:table-cell>
              <table:table-cell office:value-type="float" office:value="9.31791895099365">
                <text:p>9.31791895099365</text:p>
              </table:table-cell>
              <table:table-cell office:value-type="float" office:value="9.35447512440886">
                <text:p>9.35447512440886</text:p>
              </table:table-cell>
              <table:table-cell office:value-type="float" office:value="9.31116043423437">
                <text:p>9.31116043423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0.76">
                <text:p>720.76</text:p>
              </table:table-cell>
              <table:table-cell office:value-type="float" office:value="9.20649897124523">
                <text:p>9.20649897124523</text:p>
              </table:table-cell>
              <table:table-cell office:value-type="float" office:value="9.1539739866836">
                <text:p>9.1539739866836</text:p>
              </table:table-cell>
              <table:table-cell office:value-type="float" office:value="9.19126374068659">
                <text:p>9.19126374068659</text:p>
              </table:table-cell>
              <table:table-cell office:value-type="float" office:value="9.14326264138804">
                <text:p>9.143262641388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5.755">
                <text:p>735.755</text:p>
              </table:table-cell>
              <table:table-cell office:value-type="float" office:value="9.06611100813799">
                <text:p>9.06611100813799</text:p>
              </table:table-cell>
              <table:table-cell office:value-type="float" office:value="9.01141539158482">
                <text:p>9.01141539158482</text:p>
              </table:table-cell>
              <table:table-cell office:value-type="float" office:value="9.05645957976459">
                <text:p>9.05645957976459</text:p>
              </table:table-cell>
              <table:table-cell office:value-type="float" office:value="8.99598825721848">
                <text:p>8.995988257218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.75">
                <text:p>750.75</text:p>
              </table:table-cell>
              <table:table-cell office:value-type="float" office:value="9.11273283948725">
                <text:p>9.11273283948725</text:p>
              </table:table-cell>
              <table:table-cell office:value-type="float" office:value="9.05757427739429">
                <text:p>9.05757427739429</text:p>
              </table:table-cell>
              <table:table-cell office:value-type="float" office:value="9.09743385700021">
                <text:p>9.09743385700021</text:p>
              </table:table-cell>
              <table:table-cell office:value-type="float" office:value="9.04251458710962">
                <text:p>9.04251458710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5.745">
                <text:p>765.745</text:p>
              </table:table-cell>
              <table:table-cell office:value-type="float" office:value="9.24078138367806">
                <text:p>9.24078138367806</text:p>
              </table:table-cell>
              <table:table-cell office:value-type="float" office:value="9.18675802886516">
                <text:p>9.18675802886516</text:p>
              </table:table-cell>
              <table:table-cell office:value-type="float" office:value="9.22376294767605">
                <text:p>9.22376294767605</text:p>
              </table:table-cell>
              <table:table-cell office:value-type="float" office:value="9.17006043580012">
                <text:p>9.17006043580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.74">
                <text:p>780.74</text:p>
              </table:table-cell>
              <table:table-cell office:value-type="float" office:value="9.19684922569643">
                <text:p>9.19684922569643</text:p>
              </table:table-cell>
              <table:table-cell office:value-type="float" office:value="9.14768178448553">
                <text:p>9.14768178448553</text:p>
              </table:table-cell>
              <table:table-cell office:value-type="float" office:value="9.18135159730619">
                <text:p>9.18135159730619</text:p>
              </table:table-cell>
              <table:table-cell office:value-type="float" office:value="9.13230387938268">
                <text:p>9.13230387938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5.735">
                <text:p>795.735</text:p>
              </table:table-cell>
              <table:table-cell office:value-type="float" office:value="9.01092524774527">
                <text:p>9.01092524774527</text:p>
              </table:table-cell>
              <table:table-cell office:value-type="float" office:value="8.96337405870875">
                <text:p>8.96337405870875</text:p>
              </table:table-cell>
              <table:table-cell office:value-type="float" office:value="8.99007739599007">
                <text:p>8.99007739599007</text:p>
              </table:table-cell>
              <table:table-cell office:value-type="float" office:value="8.92829814019886">
                <text:p>8.928298140198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0.73">
                <text:p>810.73</text:p>
              </table:table-cell>
              <table:table-cell office:value-type="float" office:value="8.70838416275888">
                <text:p>8.70838416275888</text:p>
              </table:table-cell>
              <table:table-cell office:value-type="float" office:value="8.64959791258949">
                <text:p>8.64959791258949</text:p>
              </table:table-cell>
              <table:table-cell office:value-type="float" office:value="8.66614849841523">
                <text:p>8.66614849841523</text:p>
              </table:table-cell>
              <table:table-cell office:value-type="float" office:value="8.60676003819862">
                <text:p>8.60676003819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5.725">
                <text:p>825.725</text:p>
              </table:table-cell>
              <table:table-cell office:value-type="float" office:value="8.60794093950312">
                <text:p>8.60794093950312</text:p>
              </table:table-cell>
              <table:table-cell office:value-type="float" office:value="8.55356970827452">
                <text:p>8.55356970827452</text:p>
              </table:table-cell>
              <table:table-cell office:value-type="float" office:value="8.56510384842236">
                <text:p>8.56510384842236</text:p>
              </table:table-cell>
              <table:table-cell office:value-type="float" office:value="8.50610217152545">
                <text:p>8.50610217152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0.72">
                <text:p>840.72</text:p>
              </table:table-cell>
              <table:table-cell office:value-type="float" office:value="8.79526625340471">
                <text:p>8.79526625340471</text:p>
              </table:table-cell>
              <table:table-cell office:value-type="float" office:value="8.74286123549775">
                <text:p>8.74286123549775</text:p>
              </table:table-cell>
              <table:table-cell office:value-type="float" office:value="8.7444615136979">
                <text:p>8.7444615136979</text:p>
              </table:table-cell>
              <table:table-cell office:value-type="float" office:value="8.69006512690959">
                <text:p>8.69006512690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5.715">
                <text:p>855.715</text:p>
              </table:table-cell>
              <table:table-cell office:value-type="float" office:value="8.852081463892">
                <text:p>8.852081463892</text:p>
              </table:table-cell>
              <table:table-cell office:value-type="float" office:value="8.81192745083739">
                <text:p>8.81192745083739</text:p>
              </table:table-cell>
              <table:table-cell office:value-type="float" office:value="8.81142537006613">
                <text:p>8.81142537006613</text:p>
              </table:table-cell>
              <table:table-cell office:value-type="float" office:value="8.75677667766832">
                <text:p>8.756776677668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0.71">
                <text:p>870.71</text:p>
              </table:table-cell>
              <table:table-cell office:value-type="float" office:value="8.67835109225606">
                <text:p>8.67835109225606</text:p>
              </table:table-cell>
              <table:table-cell office:value-type="float" office:value="8.64108750531446">
                <text:p>8.64108750531446</text:p>
              </table:table-cell>
              <table:table-cell office:value-type="float" office:value="8.62914581931522">
                <text:p>8.62914581931522</text:p>
              </table:table-cell>
              <table:table-cell office:value-type="float" office:value="8.58000919642596">
                <text:p>8.58000919642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5.705">
                <text:p>885.705</text:p>
              </table:table-cell>
              <table:table-cell office:value-type="float" office:value="8.27697400522111">
                <text:p>8.27697400522111</text:p>
              </table:table-cell>
              <table:table-cell office:value-type="float" office:value="8.23365918860472">
                <text:p>8.23365918860472</text:p>
              </table:table-cell>
              <table:table-cell office:value-type="float" office:value="8.21994671504037">
                <text:p>8.21994671504037</text:p>
              </table:table-cell>
              <table:table-cell office:value-type="float" office:value="8.15803923383869">
                <text:p>8.15803923383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.7">
                <text:p>900.7</text:p>
              </table:table-cell>
              <table:table-cell office:value-type="float" office:value="7.83855146401688">
                <text:p>7.83855146401688</text:p>
              </table:table-cell>
              <table:table-cell office:value-type="float" office:value="7.78160283932594">
                <text:p>7.78160283932594</text:p>
              </table:table-cell>
              <table:table-cell office:value-type="float" office:value="7.75731806839516">
                <text:p>7.75731806839516</text:p>
              </table:table-cell>
              <table:table-cell office:value-type="float" office:value="7.68109947438212">
                <text:p>7.68109947438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5.695">
                <text:p>915.695</text:p>
              </table:table-cell>
              <table:table-cell office:value-type="float" office:value="7.99843350521793">
                <text:p>7.99843350521793</text:p>
              </table:table-cell>
              <table:table-cell office:value-type="float" office:value="7.93940505187432">
                <text:p>7.93940505187432</text:p>
              </table:table-cell>
              <table:table-cell office:value-type="float" office:value="7.91885270792276">
                <text:p>7.91885270792276</text:p>
              </table:table-cell>
              <table:table-cell office:value-type="float" office:value="7.85396622607809">
                <text:p>7.85396622607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0.69">
                <text:p>930.69</text:p>
              </table:table-cell>
              <table:table-cell office:value-type="float" office:value="8.290349165486">
                <text:p>8.290349165486</text:p>
              </table:table-cell>
              <table:table-cell office:value-type="float" office:value="8.23859851461775">
                <text:p>8.23859851461775</text:p>
              </table:table-cell>
              <table:table-cell office:value-type="float" office:value="8.2127039267924">
                <text:p>8.2127039267924</text:p>
              </table:table-cell>
              <table:table-cell office:value-type="float" office:value="8.16828139342165">
                <text:p>8.16828139342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5.685">
                <text:p>945.685</text:p>
              </table:table-cell>
              <table:table-cell office:value-type="float" office:value="8.2453489211713">
                <text:p>8.2453489211713</text:p>
              </table:table-cell>
              <table:table-cell office:value-type="float" office:value="8.2010213480261">
                <text:p>8.2010213480261</text:p>
              </table:table-cell>
              <table:table-cell office:value-type="float" office:value="8.15982780874899">
                <text:p>8.15982780874899</text:p>
              </table:table-cell>
              <table:table-cell office:value-type="float" office:value="8.1279955845096">
                <text:p>8.1279955845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0.68">
                <text:p>960.68</text:p>
              </table:table-cell>
              <table:table-cell office:value-type="float" office:value="7.96350960309175">
                <text:p>7.96350960309175</text:p>
              </table:table-cell>
              <table:table-cell office:value-type="float" office:value="7.92226853950251">
                <text:p>7.92226853950251</text:p>
              </table:table-cell>
              <table:table-cell office:value-type="float" office:value="7.88218535541118">
                <text:p>7.88218535541118</text:p>
              </table:table-cell>
              <table:table-cell office:value-type="float" office:value="7.84304009976795">
                <text:p>7.84304009976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5.675">
                <text:p>975.675</text:p>
              </table:table-cell>
              <table:table-cell office:value-type="float" office:value="7.41196600266309">
                <text:p>7.41196600266309</text:p>
              </table:table-cell>
              <table:table-cell office:value-type="float" office:value="7.35324771476297">
                <text:p>7.35324771476297</text:p>
              </table:table-cell>
              <table:table-cell office:value-type="float" office:value="7.30620521335628">
                <text:p>7.30620521335628</text:p>
              </table:table-cell>
              <table:table-cell office:value-type="float" office:value="7.26197633035651">
                <text:p>7.26197633035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0.67">
                <text:p>990.67</text:p>
              </table:table-cell>
              <table:table-cell office:value-type="float" office:value="6.92557211094242">
                <text:p>6.92557211094242</text:p>
              </table:table-cell>
              <table:table-cell office:value-type="float" office:value="6.86349580950963">
                <text:p>6.86349580950963</text:p>
              </table:table-cell>
              <table:table-cell office:value-type="float" office:value="6.81927025698107">
                <text:p>6.81927025698107</text:p>
              </table:table-cell>
              <table:table-cell office:value-type="float" office:value="6.77321703555849">
                <text:p>6.77321703555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5.665">
                <text:p>1005.665</text:p>
              </table:table-cell>
              <table:table-cell office:value-type="float" office:value="7.35559155361941">
                <text:p>7.35559155361941</text:p>
              </table:table-cell>
              <table:table-cell office:value-type="float" office:value="7.30638537515454">
                <text:p>7.30638537515454</text:p>
              </table:table-cell>
              <table:table-cell office:value-type="float" office:value="7.25463625542964">
                <text:p>7.25463625542964</text:p>
              </table:table-cell>
              <table:table-cell office:value-type="float" office:value="7.21957496738921">
                <text:p>7.21957496738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0.66">
                <text:p>1020.66</text:p>
              </table:table-cell>
              <table:table-cell office:value-type="float" office:value="7.72728359894607">
                <text:p>7.72728359894607</text:p>
              </table:table-cell>
              <table:table-cell office:value-type="float" office:value="7.68750998423079">
                <text:p>7.68750998423079</text:p>
              </table:table-cell>
              <table:table-cell office:value-type="float" office:value="7.63992245626562">
                <text:p>7.63992245626562</text:p>
              </table:table-cell>
              <table:table-cell office:value-type="float" office:value="7.63014699526216">
                <text:p>7.63014699526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5.655">
                <text:p>1035.655</text:p>
              </table:table-cell>
              <table:table-cell office:value-type="float" office:value="7.67253247722073">
                <text:p>7.67253247722073</text:p>
              </table:table-cell>
              <table:table-cell office:value-type="float" office:value="7.62975778709557">
                <text:p>7.62975778709557</text:p>
              </table:table-cell>
              <table:table-cell office:value-type="float" office:value="7.58376095205227">
                <text:p>7.58376095205227</text:p>
              </table:table-cell>
              <table:table-cell office:value-type="float" office:value="7.57565475369113">
                <text:p>7.57565475369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0.65">
                <text:p>1050.65</text:p>
              </table:table-cell>
              <table:table-cell office:value-type="float" office:value="7.33494004636948">
                <text:p>7.33494004636948</text:p>
              </table:table-cell>
              <table:table-cell office:value-type="float" office:value="7.27631264282991">
                <text:p>7.27631264282991</text:p>
              </table:table-cell>
              <table:table-cell office:value-type="float" office:value="7.2260800858974">
                <text:p>7.2260800858974</text:p>
              </table:table-cell>
              <table:table-cell office:value-type="float" office:value="7.2149149655976">
                <text:p>7.2149149655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5.645">
                <text:p>1065.645</text:p>
              </table:table-cell>
              <table:table-cell office:value-type="float" office:value="6.5605016058077">
                <text:p>6.5605016058077</text:p>
              </table:table-cell>
              <table:table-cell office:value-type="float" office:value="6.49594569543432">
                <text:p>6.49594569543432</text:p>
              </table:table-cell>
              <table:table-cell office:value-type="float" office:value="6.46476454145514">
                <text:p>6.46476454145514</text:p>
              </table:table-cell>
              <table:table-cell office:value-type="float" office:value="6.43794478489874">
                <text:p>6.437944784898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0.64">
                <text:p>1080.64</text:p>
              </table:table-cell>
              <table:table-cell office:value-type="float" office:value="6.32974235137213">
                <text:p>6.32974235137213</text:p>
              </table:table-cell>
              <table:table-cell office:value-type="float" office:value="6.26541371241584">
                <text:p>6.26541371241584</text:p>
              </table:table-cell>
              <table:table-cell office:value-type="float" office:value="6.24415033509649">
                <text:p>6.24415033509649</text:p>
              </table:table-cell>
              <table:table-cell office:value-type="float" office:value="6.22073516110263">
                <text:p>6.22073516110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5.635">
                <text:p>1095.635</text:p>
              </table:table-cell>
              <table:table-cell office:value-type="float" office:value="6.88566379281445">
                <text:p>6.88566379281445</text:p>
              </table:table-cell>
              <table:table-cell office:value-type="float" office:value="6.81517287351316">
                <text:p>6.81517287351316</text:p>
              </table:table-cell>
              <table:table-cell office:value-type="float" office:value="6.80301234247956">
                <text:p>6.80301234247956</text:p>
              </table:table-cell>
              <table:table-cell office:value-type="float" office:value="6.77949540367613">
                <text:p>6.77949540367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0.63">
                <text:p>1110.63</text:p>
              </table:table-cell>
              <table:table-cell office:value-type="float" office:value="7.33305585198372">
                <text:p>7.33305585198372</text:p>
              </table:table-cell>
              <table:table-cell office:value-type="float" office:value="7.27915344543441">
                <text:p>7.27915344543441</text:p>
              </table:table-cell>
              <table:table-cell office:value-type="float" office:value="7.26092118487174">
                <text:p>7.26092118487174</text:p>
              </table:table-cell>
              <table:table-cell office:value-type="float" office:value="7.26677247986982">
                <text:p>7.26677247986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.625">
                <text:p>1125.625</text:p>
              </table:table-cell>
              <table:table-cell office:value-type="float" office:value="7.27924267161783">
                <text:p>7.27924267161783</text:p>
              </table:table-cell>
              <table:table-cell office:value-type="float" office:value="7.21090959810991">
                <text:p>7.21090959810991</text:p>
              </table:table-cell>
              <table:table-cell office:value-type="float" office:value="7.21348075865548">
                <text:p>7.21348075865548</text:p>
              </table:table-cell>
              <table:table-cell office:value-type="float" office:value="7.21327524995475">
                <text:p>7.21327524995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0.62">
                <text:p>1140.62</text:p>
              </table:table-cell>
              <table:table-cell office:value-type="float" office:value="6.799272267713">
                <text:p>6.799272267713</text:p>
              </table:table-cell>
              <table:table-cell office:value-type="float" office:value="6.73244868611249">
                <text:p>6.73244868611249</text:p>
              </table:table-cell>
              <table:table-cell office:value-type="float" office:value="6.73970930147628">
                <text:p>6.73970930147628</text:p>
              </table:table-cell>
              <table:table-cell office:value-type="float" office:value="6.7185945079443">
                <text:p>6.71859450794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5.615">
                <text:p>1155.615</text:p>
              </table:table-cell>
              <table:table-cell office:value-type="float" office:value="6.16827766133379">
                <text:p>6.16827766133379</text:p>
              </table:table-cell>
              <table:table-cell office:value-type="float" office:value="6.08337847309491">
                <text:p>6.08337847309491</text:p>
              </table:table-cell>
              <table:table-cell office:value-type="float" office:value="6.11238303118174">
                <text:p>6.11238303118174</text:p>
              </table:table-cell>
              <table:table-cell office:value-type="float" office:value="6.08780941804592">
                <text:p>6.087809418045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0.61">
                <text:p>1170.61</text:p>
              </table:table-cell>
              <table:table-cell office:value-type="float" office:value="6.23070533275263">
                <text:p>6.23070533275263</text:p>
              </table:table-cell>
              <table:table-cell office:value-type="float" office:value="6.14327493111002">
                <text:p>6.14327493111002</text:p>
              </table:table-cell>
              <table:table-cell office:value-type="float" office:value="6.17940528285939">
                <text:p>6.17940528285939</text:p>
              </table:table-cell>
              <table:table-cell office:value-type="float" office:value="6.16358179254722">
                <text:p>6.163581792547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5.605">
                <text:p>1185.605</text:p>
              </table:table-cell>
              <table:table-cell office:value-type="float" office:value="6.73115885790106">
                <text:p>6.73115885790106</text:p>
              </table:table-cell>
              <table:table-cell office:value-type="float" office:value="6.63883571635869">
                <text:p>6.63883571635869</text:p>
              </table:table-cell>
              <table:table-cell office:value-type="float" office:value="6.68824373521092">
                <text:p>6.68824373521092</text:p>
              </table:table-cell>
              <table:table-cell office:value-type="float" office:value="6.68331173660031">
                <text:p>6.68331173660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.6">
                <text:p>1200.6</text:p>
              </table:table-cell>
              <table:table-cell office:value-type="float" office:value="7.04892085193277">
                <text:p>7.04892085193277</text:p>
              </table:table-cell>
              <table:table-cell office:value-type="float" office:value="6.945102525678">
                <text:p>6.945102525678</text:p>
              </table:table-cell>
              <table:table-cell office:value-type="float" office:value="7.00077757985489">
                <text:p>7.00077757985489</text:p>
              </table:table-cell>
              <table:table-cell office:value-type="float" office:value="6.98537749625631">
                <text:p>6.985377496256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5.595">
                <text:p>1215.595</text:p>
              </table:table-cell>
              <table:table-cell office:value-type="float" office:value="6.8929009325427">
                <text:p>6.8929009325427</text:p>
              </table:table-cell>
              <table:table-cell office:value-type="float" office:value="6.78814434976567">
                <text:p>6.78814434976567</text:p>
              </table:table-cell>
              <table:table-cell office:value-type="float" office:value="6.84532903399712">
                <text:p>6.84532903399712</text:p>
              </table:table-cell>
              <table:table-cell office:value-type="float" office:value="6.8269892065068">
                <text:p>6.8269892065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0.59">
                <text:p>1230.59</text:p>
              </table:table-cell>
              <table:table-cell office:value-type="float" office:value="6.45546756953308">
                <text:p>6.45546756953308</text:p>
              </table:table-cell>
              <table:table-cell office:value-type="float" office:value="6.34121847860751">
                <text:p>6.34121847860751</text:p>
              </table:table-cell>
              <table:table-cell office:value-type="float" office:value="6.40981348817992">
                <text:p>6.40981348817992</text:p>
              </table:table-cell>
              <table:table-cell office:value-type="float" office:value="6.39438496093617">
                <text:p>6.394384960936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5.585">
                <text:p>1245.585</text:p>
              </table:table-cell>
              <table:table-cell office:value-type="float" office:value="6.29176736743577">
                <text:p>6.29176736743577</text:p>
              </table:table-cell>
              <table:table-cell office:value-type="float" office:value="6.17052845977503">
                <text:p>6.17052845977503</text:p>
              </table:table-cell>
              <table:table-cell office:value-type="float" office:value="6.24018950494588">
                <text:p>6.24018950494588</text:p>
              </table:table-cell>
              <table:table-cell office:value-type="float" office:value="6.22714119926419">
                <text:p>6.227141199264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0.58">
                <text:p>1260.58</text:p>
              </table:table-cell>
              <table:table-cell office:value-type="float" office:value="6.59040359655162">
                <text:p>6.59040359655162</text:p>
              </table:table-cell>
              <table:table-cell office:value-type="float" office:value="6.46579436337234">
                <text:p>6.46579436337234</text:p>
              </table:table-cell>
              <table:table-cell office:value-type="float" office:value="6.54089996774965">
                <text:p>6.54089996774965</text:p>
              </table:table-cell>
              <table:table-cell office:value-type="float" office:value="6.52987102261716">
                <text:p>6.52987102261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5.575">
                <text:p>1275.575</text:p>
              </table:table-cell>
              <table:table-cell office:value-type="float" office:value="6.90775443682732">
                <text:p>6.90775443682732</text:p>
              </table:table-cell>
              <table:table-cell office:value-type="float" office:value="6.78956370676663">
                <text:p>6.78956370676663</text:p>
              </table:table-cell>
              <table:table-cell office:value-type="float" office:value="6.86239280583271">
                <text:p>6.86239280583271</text:p>
              </table:table-cell>
              <table:table-cell office:value-type="float" office:value="6.85224215604843">
                <text:p>6.852242156048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0.57">
                <text:p>1290.57</text:p>
              </table:table-cell>
              <table:table-cell office:value-type="float" office:value="6.92753389406233">
                <text:p>6.92753389406233</text:p>
              </table:table-cell>
              <table:table-cell office:value-type="float" office:value="6.80062493529606">
                <text:p>6.80062493529606</text:p>
              </table:table-cell>
              <table:table-cell office:value-type="float" office:value="6.86874182616903">
                <text:p>6.86874182616903</text:p>
              </table:table-cell>
              <table:table-cell office:value-type="float" office:value="6.85702134124677">
                <text:p>6.857021341246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5.565">
                <text:p>1305.565</text:p>
              </table:table-cell>
              <table:table-cell office:value-type="float" office:value="6.649654094256">
                <text:p>6.649654094256</text:p>
              </table:table-cell>
              <table:table-cell office:value-type="float" office:value="6.50609760139965">
                <text:p>6.50609760139965</text:p>
              </table:table-cell>
              <table:table-cell office:value-type="float" office:value="6.57469252983538">
                <text:p>6.57469252983538</text:p>
              </table:table-cell>
              <table:table-cell office:value-type="float" office:value="6.56713929936217">
                <text:p>6.56713929936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0.56">
                <text:p>1320.56</text:p>
              </table:table-cell>
              <table:table-cell office:value-type="float" office:value="6.44926010611207">
                <text:p>6.44926010611207</text:p>
              </table:table-cell>
              <table:table-cell office:value-type="float" office:value="6.31004039174681">
                <text:p>6.31004039174681</text:p>
              </table:table-cell>
              <table:table-cell office:value-type="float" office:value="6.37904054430555">
                <text:p>6.37904054430555</text:p>
              </table:table-cell>
              <table:table-cell office:value-type="float" office:value="6.37048933515955">
                <text:p>6.370489335159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5.555">
                <text:p>1335.555</text:p>
              </table:table-cell>
              <table:table-cell office:value-type="float" office:value="6.65817800397167">
                <text:p>6.65817800397167</text:p>
              </table:table-cell>
              <table:table-cell office:value-type="float" office:value="6.51384181486273">
                <text:p>6.51384181486273</text:p>
              </table:table-cell>
              <table:table-cell office:value-type="float" office:value="6.57188833135363">
                <text:p>6.57188833135363</text:p>
              </table:table-cell>
              <table:table-cell office:value-type="float" office:value="6.56587202044672">
                <text:p>6.565872020446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0.55">
                <text:p>1350.55</text:p>
              </table:table-cell>
              <table:table-cell office:value-type="float" office:value="6.96984473085365">
                <text:p>6.96984473085365</text:p>
              </table:table-cell>
              <table:table-cell office:value-type="float" office:value="6.82199362711447">
                <text:p>6.82199362711447</text:p>
              </table:table-cell>
              <table:table-cell office:value-type="float" office:value="6.88748404619555">
                <text:p>6.88748404619555</text:p>
              </table:table-cell>
              <table:table-cell office:value-type="float" office:value="6.88439695866168">
                <text:p>6.88439695866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5.545">
                <text:p>1365.545</text:p>
              </table:table-cell>
              <table:table-cell office:value-type="float" office:value="7.01596983833772">
                <text:p>7.01596983833772</text:p>
              </table:table-cell>
              <table:table-cell office:value-type="float" office:value="6.86788062690668">
                <text:p>6.86788062690668</text:p>
              </table:table-cell>
              <table:table-cell office:value-type="float" office:value="6.90743390878718">
                <text:p>6.90743390878718</text:p>
              </table:table-cell>
              <table:table-cell office:value-type="float" office:value="6.90982961690164">
                <text:p>6.90982961690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0.54">
                <text:p>1380.54</text:p>
              </table:table-cell>
              <table:table-cell office:value-type="float" office:value="6.68824940233371">
                <text:p>6.68824940233371</text:p>
              </table:table-cell>
              <table:table-cell office:value-type="float" office:value="6.55348590264342">
                <text:p>6.55348590264342</text:p>
              </table:table-cell>
              <table:table-cell office:value-type="float" office:value="6.57159336550769">
                <text:p>6.57159336550769</text:p>
              </table:table-cell>
              <table:table-cell office:value-type="float" office:value="6.58068102854566">
                <text:p>6.580681028545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5.535">
                <text:p>1395.535</text:p>
              </table:table-cell>
              <table:table-cell office:value-type="float" office:value="6.3338189326729">
                <text:p>6.3338189326729</text:p>
              </table:table-cell>
              <table:table-cell office:value-type="float" office:value="6.17742513341604">
                <text:p>6.17742513341604</text:p>
              </table:table-cell>
              <table:table-cell office:value-type="float" office:value="6.19250803541543">
                <text:p>6.19250803541543</text:p>
              </table:table-cell>
              <table:table-cell office:value-type="float" office:value="6.18941017798376">
                <text:p>6.189410177983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0.53">
                <text:p>1410.53</text:p>
              </table:table-cell>
              <table:table-cell office:value-type="float" office:value="6.36136056178889">
                <text:p>6.36136056178889</text:p>
              </table:table-cell>
              <table:table-cell office:value-type="float" office:value="6.20854207889059">
                <text:p>6.20854207889059</text:p>
              </table:table-cell>
              <table:table-cell office:value-type="float" office:value="6.22051994057137">
                <text:p>6.22051994057137</text:p>
              </table:table-cell>
              <table:table-cell office:value-type="float" office:value="6.22292141232942">
                <text:p>6.222921412329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5.525">
                <text:p>1425.525</text:p>
              </table:table-cell>
              <table:table-cell office:value-type="float" office:value="6.71949672496865">
                <text:p>6.71949672496865</text:p>
              </table:table-cell>
              <table:table-cell office:value-type="float" office:value="6.58338316027528">
                <text:p>6.58338316027528</text:p>
              </table:table-cell>
              <table:table-cell office:value-type="float" office:value="6.56468194990983">
                <text:p>6.56468194990983</text:p>
              </table:table-cell>
              <table:table-cell office:value-type="float" office:value="6.57792145369814">
                <text:p>6.577921453698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.52">
                <text:p>1440.52</text:p>
              </table:table-cell>
              <table:table-cell office:value-type="float" office:value="6.8889905399751">
                <text:p>6.8889905399751</text:p>
              </table:table-cell>
              <table:table-cell office:value-type="float" office:value="6.73900404282347">
                <text:p>6.73900404282347</text:p>
              </table:table-cell>
              <table:table-cell office:value-type="float" office:value="6.71467932840066">
                <text:p>6.71467932840066</text:p>
              </table:table-cell>
              <table:table-cell office:value-type="float" office:value="6.7252229112665">
                <text:p>6.72522291126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5.515">
                <text:p>1455.515</text:p>
              </table:table-cell>
              <table:table-cell office:value-type="float" office:value="6.59948080770737">
                <text:p>6.59948080770737</text:p>
              </table:table-cell>
              <table:table-cell office:value-type="float" office:value="6.46426229908965">
                <text:p>6.46426229908965</text:p>
              </table:table-cell>
              <table:table-cell office:value-type="float" office:value="6.4273117318346">
                <text:p>6.4273117318346</text:p>
              </table:table-cell>
              <table:table-cell office:value-type="float" office:value="6.44422188262462">
                <text:p>6.444221882624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0.51">
                <text:p>1470.51</text:p>
              </table:table-cell>
              <table:table-cell office:value-type="float" office:value="6.01595069603155">
                <text:p>6.01595069603155</text:p>
              </table:table-cell>
              <table:table-cell office:value-type="float" office:value="5.87463976519417">
                <text:p>5.87463976519417</text:p>
              </table:table-cell>
              <table:table-cell office:value-type="float" office:value="5.80975936749057">
                <text:p>5.80975936749057</text:p>
              </table:table-cell>
              <table:table-cell office:value-type="float" office:value="5.82246291647168">
                <text:p>5.82246291647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.505">
                <text:p>1485.505</text:p>
              </table:table-cell>
              <table:table-cell office:value-type="float" office:value="5.63707252131406">
                <text:p>5.63707252131406</text:p>
              </table:table-cell>
              <table:table-cell office:value-type="float" office:value="5.50436378101449">
                <text:p>5.50436378101449</text:p>
              </table:table-cell>
              <table:table-cell office:value-type="float" office:value="5.42428291359638">
                <text:p>5.42428291359638</text:p>
              </table:table-cell>
              <table:table-cell office:value-type="float" office:value="5.44842907636088">
                <text:p>5.44842907636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.5">
                <text:p>1500.5</text:p>
              </table:table-cell>
              <table:table-cell office:value-type="float" office:value="5.84754304779303">
                <text:p>5.84754304779303</text:p>
              </table:table-cell>
              <table:table-cell office:value-type="float" office:value="5.71327876870268">
                <text:p>5.71327876870268</text:p>
              </table:table-cell>
              <table:table-cell office:value-type="float" office:value="5.63886540569032">
                <text:p>5.63886540569032</text:p>
              </table:table-cell>
              <table:table-cell office:value-type="float" office:value="5.66135169764583">
                <text:p>5.661351697645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5.495">
                <text:p>1515.495</text:p>
              </table:table-cell>
              <table:table-cell office:value-type="float" office:value="6.23993542609451">
                <text:p>6.23993542609451</text:p>
              </table:table-cell>
              <table:table-cell office:value-type="float" office:value="6.12304823802242">
                <text:p>6.12304823802242</text:p>
              </table:table-cell>
              <table:table-cell office:value-type="float" office:value="6.018864089263">
                <text:p>6.018864089263</text:p>
              </table:table-cell>
              <table:table-cell office:value-type="float" office:value="6.0526590180731">
                <text:p>6.05265901807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0.49">
                <text:p>1530.49</text:p>
              </table:table-cell>
              <table:table-cell office:value-type="float" office:value="6.26465149045576">
                <text:p>6.26465149045576</text:p>
              </table:table-cell>
              <table:table-cell office:value-type="float" office:value="6.14412839937763">
                <text:p>6.14412839937763</text:p>
              </table:table-cell>
              <table:table-cell office:value-type="float" office:value="6.04824085228848">
                <text:p>6.04824085228848</text:p>
              </table:table-cell>
              <table:table-cell office:value-type="float" office:value="6.0708991882498">
                <text:p>6.0708991882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5.485">
                <text:p>1545.485</text:p>
              </table:table-cell>
              <table:table-cell office:value-type="float" office:value="5.77969509905785">
                <text:p>5.77969509905785</text:p>
              </table:table-cell>
              <table:table-cell office:value-type="float" office:value="5.6664647770954">
                <text:p>5.6664647770954</text:p>
              </table:table-cell>
              <table:table-cell office:value-type="float" office:value="5.57441275376741">
                <text:p>5.57441275376741</text:p>
              </table:table-cell>
              <table:table-cell office:value-type="float" office:value="5.5942284963141">
                <text:p>5.5942284963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0.48">
                <text:p>1560.48</text:p>
              </table:table-cell>
              <table:table-cell office:value-type="float" office:value="5.00032482358993">
                <text:p>5.00032482358993</text:p>
              </table:table-cell>
              <table:table-cell office:value-type="float" office:value="4.90146631452135">
                <text:p>4.90146631452135</text:p>
              </table:table-cell>
              <table:table-cell office:value-type="float" office:value="4.79055263634722">
                <text:p>4.79055263634722</text:p>
              </table:table-cell>
              <table:table-cell office:value-type="float" office:value="4.81758889619213">
                <text:p>4.817588896192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5.475">
                <text:p>1575.475</text:p>
              </table:table-cell>
              <table:table-cell office:value-type="float" office:value="4.66948864005829">
                <text:p>4.66948864005829</text:p>
              </table:table-cell>
              <table:table-cell office:value-type="float" office:value="4.55232529160498">
                <text:p>4.55232529160498</text:p>
              </table:table-cell>
              <table:table-cell office:value-type="float" office:value="4.45607123193695">
                <text:p>4.45607123193695</text:p>
              </table:table-cell>
              <table:table-cell office:value-type="float" office:value="4.48642621383514">
                <text:p>4.486426213835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0.47">
                <text:p>1590.47</text:p>
              </table:table-cell>
              <table:table-cell office:value-type="float" office:value="5.03315360064256">
                <text:p>5.03315360064256</text:p>
              </table:table-cell>
              <table:table-cell office:value-type="float" office:value="4.93206463123851">
                <text:p>4.93206463123851</text:p>
              </table:table-cell>
              <table:table-cell office:value-type="float" office:value="4.8491423359667">
                <text:p>4.8491423359667</text:p>
              </table:table-cell>
              <table:table-cell office:value-type="float" office:value="4.87240394015846">
                <text:p>4.872403940158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5.465">
                <text:p>1605.465</text:p>
              </table:table-cell>
              <table:table-cell office:value-type="float" office:value="5.43798434670505">
                <text:p>5.43798434670505</text:p>
              </table:table-cell>
              <table:table-cell office:value-type="float" office:value="5.34450024381282">
                <text:p>5.34450024381282</text:p>
              </table:table-cell>
              <table:table-cell office:value-type="float" office:value="5.27514305712377">
                <text:p>5.27514305712377</text:p>
              </table:table-cell>
              <table:table-cell office:value-type="float" office:value="5.29509261542851">
                <text:p>5.29509261542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0.46">
                <text:p>1620.46</text:p>
              </table:table-cell>
              <table:table-cell office:value-type="float" office:value="5.43162765349186">
                <text:p>5.43162765349186</text:p>
              </table:table-cell>
              <table:table-cell office:value-type="float" office:value="5.3222566276561">
                <text:p>5.3222566276561</text:p>
              </table:table-cell>
              <table:table-cell office:value-type="float" office:value="5.2721374388174">
                <text:p>5.2721374388174</text:p>
              </table:table-cell>
              <table:table-cell office:value-type="float" office:value="5.29383852672392">
                <text:p>5.293838526723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5.455">
                <text:p>1635.455</text:p>
              </table:table-cell>
              <table:table-cell office:value-type="float" office:value="4.88811100519358">
                <text:p>4.88811100519358</text:p>
              </table:table-cell>
              <table:table-cell office:value-type="float" office:value="4.78493802003013">
                <text:p>4.78493802003013</text:p>
              </table:table-cell>
              <table:table-cell office:value-type="float" office:value="4.74376013346297">
                <text:p>4.74376013346297</text:p>
              </table:table-cell>
              <table:table-cell office:value-type="float" office:value="4.74319065187947">
                <text:p>4.74319065187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0.45">
                <text:p>1650.45</text:p>
              </table:table-cell>
              <table:table-cell office:value-type="float" office:value="4.10273077494908">
                <text:p>4.10273077494908</text:p>
              </table:table-cell>
              <table:table-cell office:value-type="float" office:value="4.01537318414489">
                <text:p>4.01537318414489</text:p>
              </table:table-cell>
              <table:table-cell office:value-type="float" office:value="3.99033196060732">
                <text:p>3.99033196060732</text:p>
              </table:table-cell>
              <table:table-cell office:value-type="float" office:value="3.99013664775202">
                <text:p>3.99013664775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5.445">
                <text:p>1665.445</text:p>
              </table:table-cell>
              <table:table-cell office:value-type="float" office:value="3.87824227763879">
                <text:p>3.87824227763879</text:p>
              </table:table-cell>
              <table:table-cell office:value-type="float" office:value="3.80047980592274">
                <text:p>3.80047980592274</text:p>
              </table:table-cell>
              <table:table-cell office:value-type="float" office:value="3.79346686848843">
                <text:p>3.79346686848843</text:p>
              </table:table-cell>
              <table:table-cell office:value-type="float" office:value="3.79565888035757">
                <text:p>3.795658880357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0.44">
                <text:p>1680.44</text:p>
              </table:table-cell>
              <table:table-cell office:value-type="float" office:value="4.3275972915238">
                <text:p>4.3275972915238</text:p>
              </table:table-cell>
              <table:table-cell office:value-type="float" office:value="4.24869220623509">
                <text:p>4.24869220623509</text:p>
              </table:table-cell>
              <table:table-cell office:value-type="float" office:value="4.27055117666856">
                <text:p>4.27055117666856</text:p>
              </table:table-cell>
              <table:table-cell office:value-type="float" office:value="4.26877309948524">
                <text:p>4.26877309948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.435">
                <text:p>1695.435</text:p>
              </table:table-cell>
              <table:table-cell office:value-type="float" office:value="4.76834504928804">
                <text:p>4.76834504928804</text:p>
              </table:table-cell>
              <table:table-cell office:value-type="float" office:value="4.68328676362132">
                <text:p>4.68328676362132</text:p>
              </table:table-cell>
              <table:table-cell office:value-type="float" office:value="4.74092409231379">
                <text:p>4.74092409231379</text:p>
              </table:table-cell>
              <table:table-cell office:value-type="float" office:value="4.71890944791262">
                <text:p>4.718909447912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0.43">
                <text:p>1710.43</text:p>
              </table:table-cell>
              <table:table-cell office:value-type="float" office:value="4.72634697835211">
                <text:p>4.72634697835211</text:p>
              </table:table-cell>
              <table:table-cell office:value-type="float" office:value="4.64189469589164">
                <text:p>4.64189469589164</text:p>
              </table:table-cell>
              <table:table-cell office:value-type="float" office:value="4.71507249496083">
                <text:p>4.71507249496083</text:p>
              </table:table-cell>
              <table:table-cell office:value-type="float" office:value="4.69013092407321">
                <text:p>4.690130924073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5.425">
                <text:p>1725.425</text:p>
              </table:table-cell>
              <table:table-cell office:value-type="float" office:value="4.25750398683404">
                <text:p>4.25750398683404</text:p>
              </table:table-cell>
              <table:table-cell office:value-type="float" office:value="4.16505534431454">
                <text:p>4.16505534431454</text:p>
              </table:table-cell>
              <table:table-cell office:value-type="float" office:value="4.25985191131441">
                <text:p>4.25985191131441</text:p>
              </table:table-cell>
              <table:table-cell office:value-type="float" office:value="4.22145421928695">
                <text:p>4.221454219286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0.42">
                <text:p>1740.42</text:p>
              </table:table-cell>
              <table:table-cell office:value-type="float" office:value="3.640423635885">
                <text:p>3.640423635885</text:p>
              </table:table-cell>
              <table:table-cell office:value-type="float" office:value="3.54482302807787">
                <text:p>3.54482302807787</text:p>
              </table:table-cell>
              <table:table-cell office:value-type="float" office:value="3.65869638892245">
                <text:p>3.65869638892245</text:p>
              </table:table-cell>
              <table:table-cell office:value-type="float" office:value="3.63907573094799">
                <text:p>3.63907573094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5.415">
                <text:p>1755.415</text:p>
              </table:table-cell>
              <table:table-cell office:value-type="float" office:value="3.61716841778366">
                <text:p>3.61716841778366</text:p>
              </table:table-cell>
              <table:table-cell office:value-type="float" office:value="3.51227212324781">
                <text:p>3.51227212324781</text:p>
              </table:table-cell>
              <table:table-cell office:value-type="float" office:value="3.65272380373024">
                <text:p>3.65272380373024</text:p>
              </table:table-cell>
              <table:table-cell office:value-type="float" office:value="3.62756837789571">
                <text:p>3.627568377895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0.41">
                <text:p>1770.41</text:p>
              </table:table-cell>
              <table:table-cell office:value-type="float" office:value="4.06562635403586">
                <text:p>4.06562635403586</text:p>
              </table:table-cell>
              <table:table-cell office:value-type="float" office:value="3.94693334215561">
                <text:p>3.94693334215561</text:p>
              </table:table-cell>
              <table:table-cell office:value-type="float" office:value="4.11434430883885">
                <text:p>4.11434430883885</text:p>
              </table:table-cell>
              <table:table-cell office:value-type="float" office:value="4.08449030163879">
                <text:p>4.084490301638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85.405">
                <text:p>1785.405</text:p>
              </table:table-cell>
              <table:table-cell office:value-type="float" office:value="4.4023434192699">
                <text:p>4.4023434192699</text:p>
              </table:table-cell>
              <table:table-cell office:value-type="float" office:value="4.29227622841369">
                <text:p>4.29227622841369</text:p>
              </table:table-cell>
              <table:table-cell office:value-type="float" office:value="4.46094566990729">
                <text:p>4.46094566990729</text:p>
              </table:table-cell>
              <table:table-cell office:value-type="float" office:value="4.42802468159122">
                <text:p>4.42802468159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0.4">
                <text:p>1800.4</text:p>
              </table:table-cell>
              <table:table-cell office:value-type="float" office:value="4.34698500909534">
                <text:p>4.34698500909534</text:p>
              </table:table-cell>
              <table:table-cell office:value-type="float" office:value="4.22383786124156">
                <text:p>4.22383786124156</text:p>
              </table:table-cell>
              <table:table-cell office:value-type="float" office:value="4.39203416157479">
                <text:p>4.39203416157479</text:p>
              </table:table-cell>
              <table:table-cell office:value-type="float" office:value="4.36239260780295">
                <text:p>4.362392607802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5.395">
                <text:p>1815.395</text:p>
              </table:table-cell>
              <table:table-cell office:value-type="float" office:value="3.95356785035243">
                <text:p>3.95356785035243</text:p>
              </table:table-cell>
              <table:table-cell office:value-type="float" office:value="3.81181267592178">
                <text:p>3.81181267592178</text:p>
              </table:table-cell>
              <table:table-cell office:value-type="float" office:value="3.99266421376313">
                <text:p>3.99266421376313</text:p>
              </table:table-cell>
              <table:table-cell office:value-type="float" office:value="3.96226432213902">
                <text:p>3.962264322139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0.39">
                <text:p>1830.39</text:p>
              </table:table-cell>
              <table:table-cell office:value-type="float" office:value="3.71672798123195">
                <text:p>3.71672798123195</text:p>
              </table:table-cell>
              <table:table-cell office:value-type="float" office:value="3.57189002284201">
                <text:p>3.57189002284201</text:p>
              </table:table-cell>
              <table:table-cell office:value-type="float" office:value="3.76736845277669">
                <text:p>3.76736845277669</text:p>
              </table:table-cell>
              <table:table-cell office:value-type="float" office:value="3.73292740371566">
                <text:p>3.73292740371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5.385">
                <text:p>1845.385</text:p>
              </table:table-cell>
              <table:table-cell office:value-type="float" office:value="3.92617280178558">
                <text:p>3.92617280178558</text:p>
              </table:table-cell>
              <table:table-cell office:value-type="float" office:value="3.76414934104423">
                <text:p>3.76414934104423</text:p>
              </table:table-cell>
              <table:table-cell office:value-type="float" office:value="3.97029279207228">
                <text:p>3.97029279207228</text:p>
              </table:table-cell>
              <table:table-cell office:value-type="float" office:value="3.94282344025011">
                <text:p>3.942823440250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60.38">
                <text:p>1860.38</text:p>
              </table:table-cell>
              <table:table-cell office:value-type="float" office:value="4.28082622203651">
                <text:p>4.28082622203651</text:p>
              </table:table-cell>
              <table:table-cell office:value-type="float" office:value="4.10913409634821">
                <text:p>4.10913409634821</text:p>
              </table:table-cell>
              <table:table-cell office:value-type="float" office:value="4.31597896677969">
                <text:p>4.31597896677969</text:p>
              </table:table-cell>
              <table:table-cell office:value-type="float" office:value="4.28490044741429">
                <text:p>4.284900447414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5.375">
                <text:p>1875.375</text:p>
              </table:table-cell>
              <table:table-cell office:value-type="float" office:value="4.42543761750243">
                <text:p>4.42543761750243</text:p>
              </table:table-cell>
              <table:table-cell office:value-type="float" office:value="4.2297335097081">
                <text:p>4.2297335097081</text:p>
              </table:table-cell>
              <table:table-cell office:value-type="float" office:value="4.43894877828933">
                <text:p>4.43894877828933</text:p>
              </table:table-cell>
              <table:table-cell office:value-type="float" office:value="4.40260813638264">
                <text:p>4.402608136382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0.37">
                <text:p>1890.37</text:p>
              </table:table-cell>
              <table:table-cell office:value-type="float" office:value="4.26105667379084">
                <text:p>4.26105667379084</text:p>
              </table:table-cell>
              <table:table-cell office:value-type="float" office:value="4.06845577792635">
                <text:p>4.06845577792635</text:p>
              </table:table-cell>
              <table:table-cell office:value-type="float" office:value="4.25157715685852">
                <text:p>4.25157715685852</text:p>
              </table:table-cell>
              <table:table-cell office:value-type="float" office:value="4.23885875715802">
                <text:p>4.238858757158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05.365">
                <text:p>1905.365</text:p>
              </table:table-cell>
              <table:table-cell office:value-type="float" office:value="4.1045242903572">
                <text:p>4.1045242903572</text:p>
              </table:table-cell>
              <table:table-cell office:value-type="float" office:value="3.89413954293277">
                <text:p>3.89413954293277</text:p>
              </table:table-cell>
              <table:table-cell office:value-type="float" office:value="4.09460512825883">
                <text:p>4.09460512825883</text:p>
              </table:table-cell>
              <table:table-cell office:value-type="float" office:value="4.06641234171867">
                <text:p>4.06641234171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0.36">
                <text:p>1920.36</text:p>
              </table:table-cell>
              <table:table-cell office:value-type="float" office:value="4.2295245107241">
                <text:p>4.2295245107241</text:p>
              </table:table-cell>
              <table:table-cell office:value-type="float" office:value="4.01630834862168">
                <text:p>4.01630834862168</text:p>
              </table:table-cell>
              <table:table-cell office:value-type="float" office:value="4.19217326208202">
                <text:p>4.19217326208202</text:p>
              </table:table-cell>
              <table:table-cell office:value-type="float" office:value="4.19062358248097">
                <text:p>4.190623582480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35.355">
                <text:p>1935.355</text:p>
              </table:table-cell>
              <table:table-cell office:value-type="float" office:value="4.47808201282683">
                <text:p>4.47808201282683</text:p>
              </table:table-cell>
              <table:table-cell office:value-type="float" office:value="4.25585545594178">
                <text:p>4.25585545594178</text:p>
              </table:table-cell>
              <table:table-cell office:value-type="float" office:value="4.44124817106196">
                <text:p>4.44124817106196</text:p>
              </table:table-cell>
              <table:table-cell office:value-type="float" office:value="4.43559830694969">
                <text:p>4.435598306949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0.35">
                <text:p>1950.35</text:p>
              </table:table-cell>
              <table:table-cell office:value-type="float" office:value="4.60365479092306">
                <text:p>4.60365479092306</text:p>
              </table:table-cell>
              <table:table-cell office:value-type="float" office:value="4.36989547066952">
                <text:p>4.36989547066952</text:p>
              </table:table-cell>
              <table:table-cell office:value-type="float" office:value="4.51667469855863">
                <text:p>4.51667469855863</text:p>
              </table:table-cell>
              <table:table-cell office:value-type="float" office:value="4.52582562099971">
                <text:p>4.525825620999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5.345">
                <text:p>1965.345</text:p>
              </table:table-cell>
              <table:table-cell office:value-type="float" office:value="4.45539110558679">
                <text:p>4.45539110558679</text:p>
              </table:table-cell>
              <table:table-cell office:value-type="float" office:value="4.20873942967667">
                <text:p>4.20873942967667</text:p>
              </table:table-cell>
              <table:table-cell office:value-type="float" office:value="4.34022373434598">
                <text:p>4.34022373434598</text:p>
              </table:table-cell>
              <table:table-cell office:value-type="float" office:value="4.35611029980521">
                <text:p>4.356110299805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0.34">
                <text:p>1980.34</text:p>
              </table:table-cell>
              <table:table-cell office:value-type="float" office:value="4.22412733304178">
                <text:p>4.22412733304178</text:p>
              </table:table-cell>
              <table:table-cell office:value-type="float" office:value="3.96990807581946">
                <text:p>3.96990807581946</text:p>
              </table:table-cell>
              <table:table-cell office:value-type="float" office:value="4.09205929676819">
                <text:p>4.09205929676819</text:p>
              </table:table-cell>
              <table:table-cell office:value-type="float" office:value="4.11940232088549">
                <text:p>4.119402320885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5.335">
                <text:p>1995.335</text:p>
              </table:table-cell>
              <table:table-cell office:value-type="float" office:value="4.24523409299479">
                <text:p>4.24523409299479</text:p>
              </table:table-cell>
              <table:table-cell office:value-type="float" office:value="3.98413283593369">
                <text:p>3.98413283593369</text:p>
              </table:table-cell>
              <table:table-cell office:value-type="float" office:value="4.09586025699591">
                <text:p>4.09586025699591</text:p>
              </table:table-cell>
              <table:table-cell office:value-type="float" office:value="4.12001353812174">
                <text:p>4.12001353812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0.33">
                <text:p>2010.33</text:p>
              </table:table-cell>
              <table:table-cell office:value-type="float" office:value="4.49845526563388">
                <text:p>4.49845526563388</text:p>
              </table:table-cell>
              <table:table-cell office:value-type="float" office:value="4.24669201184234">
                <text:p>4.24669201184234</text:p>
              </table:table-cell>
              <table:table-cell office:value-type="float" office:value="4.32210343842383">
                <text:p>4.32210343842383</text:p>
              </table:table-cell>
              <table:table-cell office:value-type="float" office:value="4.35013108552236">
                <text:p>4.35013108552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5.325">
                <text:p>2025.325</text:p>
              </table:table-cell>
              <table:table-cell office:value-type="float" office:value="4.63143854006495">
                <text:p>4.63143854006495</text:p>
              </table:table-cell>
              <table:table-cell office:value-type="float" office:value="4.36814665722258">
                <text:p>4.36814665722258</text:p>
              </table:table-cell>
              <table:table-cell office:value-type="float" office:value="4.41505354977001">
                <text:p>4.41505354977001</text:p>
              </table:table-cell>
              <table:table-cell office:value-type="float" office:value="4.46646510162011">
                <text:p>4.466465101620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0.32">
                <text:p>2040.32</text:p>
              </table:table-cell>
              <table:table-cell office:value-type="float" office:value="4.42155658938365">
                <text:p>4.42155658938365</text:p>
              </table:table-cell>
              <table:table-cell office:value-type="float" office:value="4.14589463767942">
                <text:p>4.14589463767942</text:p>
              </table:table-cell>
              <table:table-cell office:value-type="float" office:value="4.17140692346713">
                <text:p>4.17140692346713</text:p>
              </table:table-cell>
              <table:table-cell office:value-type="float" office:value="4.22966212125901">
                <text:p>4.229662121259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5.315">
                <text:p>2055.315</text:p>
              </table:table-cell>
              <table:table-cell office:value-type="float" office:value="4.02676248063891">
                <text:p>4.02676248063891</text:p>
              </table:table-cell>
              <table:table-cell office:value-type="float" office:value="3.76196199490153">
                <text:p>3.76196199490153</text:p>
              </table:table-cell>
              <table:table-cell office:value-type="float" office:value="3.75750942124624">
                <text:p>3.75750942124624</text:p>
              </table:table-cell>
              <table:table-cell office:value-type="float" office:value="3.82155967926917">
                <text:p>3.821559679269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0.31">
                <text:p>2070.31</text:p>
              </table:table-cell>
              <table:table-cell office:value-type="float" office:value="3.82140031079429">
                <text:p>3.82140031079429</text:p>
              </table:table-cell>
              <table:table-cell office:value-type="float" office:value="3.55877322377482">
                <text:p>3.55877322377482</text:p>
              </table:table-cell>
              <table:table-cell office:value-type="float" office:value="3.53302860264895">
                <text:p>3.53302860264895</text:p>
              </table:table-cell>
              <table:table-cell office:value-type="float" office:value="3.61707917393564">
                <text:p>3.617079173935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5.305">
                <text:p>2085.305</text:p>
              </table:table-cell>
              <table:table-cell office:value-type="float" office:value="4.021615789203">
                <text:p>4.021615789203</text:p>
              </table:table-cell>
              <table:table-cell office:value-type="float" office:value="3.75855477258697">
                <text:p>3.75855477258697</text:p>
              </table:table-cell>
              <table:table-cell office:value-type="float" office:value="3.72214054292479">
                <text:p>3.72214054292479</text:p>
              </table:table-cell>
              <table:table-cell office:value-type="float" office:value="3.81040741538359">
                <text:p>3.810407415383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.3">
                <text:p>2100.3</text:p>
              </table:table-cell>
              <table:table-cell office:value-type="float" office:value="4.27097928033137">
                <text:p>4.27097928033137</text:p>
              </table:table-cell>
              <table:table-cell office:value-type="float" office:value="4.01145395542549">
                <text:p>4.01145395542549</text:p>
              </table:table-cell>
              <table:table-cell office:value-type="float" office:value="3.95422055987335">
                <text:p>3.95422055987335</text:p>
              </table:table-cell>
              <table:table-cell office:value-type="float" office:value="4.04643065084695">
                <text:p>4.046430650846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5.295">
                <text:p>2115.295</text:p>
              </table:table-cell>
              <table:table-cell office:value-type="float" office:value="4.15550695464809">
                <text:p>4.15550695464809</text:p>
              </table:table-cell>
              <table:table-cell office:value-type="float" office:value="3.90636533921607">
                <text:p>3.90636533921607</text:p>
              </table:table-cell>
              <table:table-cell office:value-type="float" office:value="3.84362098156276">
                <text:p>3.84362098156276</text:p>
              </table:table-cell>
              <table:table-cell office:value-type="float" office:value="3.93433437616021">
                <text:p>3.93433437616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0.29">
                <text:p>2130.29</text:p>
              </table:table-cell>
              <table:table-cell office:value-type="float" office:value="3.66676709639175">
                <text:p>3.66676709639175</text:p>
              </table:table-cell>
              <table:table-cell office:value-type="float" office:value="3.43717451965197">
                <text:p>3.43717451965197</text:p>
              </table:table-cell>
              <table:table-cell office:value-type="float" office:value="3.35476250669241">
                <text:p>3.35476250669241</text:p>
              </table:table-cell>
              <table:table-cell office:value-type="float" office:value="3.44509959177318">
                <text:p>3.44509959177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5.285">
                <text:p>2145.285</text:p>
              </table:table-cell>
              <table:table-cell office:value-type="float" office:value="3.09149374595355">
                <text:p>3.09149374595355</text:p>
              </table:table-cell>
              <table:table-cell office:value-type="float" office:value="2.85705523550284">
                <text:p>2.85705523550284</text:p>
              </table:table-cell>
              <table:table-cell office:value-type="float" office:value="2.78727597765681">
                <text:p>2.78727597765681</text:p>
              </table:table-cell>
              <table:table-cell office:value-type="float" office:value="2.87044430317947">
                <text:p>2.870444303179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0.28">
                <text:p>2160.28</text:p>
              </table:table-cell>
              <table:table-cell office:value-type="float" office:value="2.95352919654007">
                <text:p>2.95352919654007</text:p>
              </table:table-cell>
              <table:table-cell office:value-type="float" office:value="2.72923225984394">
                <text:p>2.72923225984394</text:p>
              </table:table-cell>
              <table:table-cell office:value-type="float" office:value="2.68616996422727">
                <text:p>2.68616996422727</text:p>
              </table:table-cell>
              <table:table-cell office:value-type="float" office:value="2.75780264877045">
                <text:p>2.757802648770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5.275">
                <text:p>2175.275</text:p>
              </table:table-cell>
              <table:table-cell office:value-type="float" office:value="3.27620545594631">
                <text:p>3.27620545594631</text:p>
              </table:table-cell>
              <table:table-cell office:value-type="float" office:value="3.07230044864902">
                <text:p>3.07230044864902</text:p>
              </table:table-cell>
              <table:table-cell office:value-type="float" office:value="3.03812721513627">
                <text:p>3.03812721513627</text:p>
              </table:table-cell>
              <table:table-cell office:value-type="float" office:value="3.11165906596012">
                <text:p>3.111659065960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0.27">
                <text:p>2190.27</text:p>
              </table:table-cell>
              <table:table-cell office:value-type="float" office:value="3.48853551933351">
                <text:p>3.48853551933351</text:p>
              </table:table-cell>
              <table:table-cell office:value-type="float" office:value="3.28830694286467">
                <text:p>3.28830694286467</text:p>
              </table:table-cell>
              <table:table-cell office:value-type="float" office:value="3.28519614972185">
                <text:p>3.28519614972185</text:p>
              </table:table-cell>
              <table:table-cell office:value-type="float" office:value="3.34878494028625">
                <text:p>3.34878494028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05.265">
                <text:p>2205.265</text:p>
              </table:table-cell>
              <table:table-cell office:value-type="float" office:value="3.25953220519174">
                <text:p>3.25953220519174</text:p>
              </table:table-cell>
              <table:table-cell office:value-type="float" office:value="3.06521927240907">
                <text:p>3.06521927240907</text:p>
              </table:table-cell>
              <table:table-cell office:value-type="float" office:value="3.09400290370913">
                <text:p>3.09400290370913</text:p>
              </table:table-cell>
              <table:table-cell office:value-type="float" office:value="3.14330436679603">
                <text:p>3.143304366796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20.26">
                <text:p>2220.26</text:p>
              </table:table-cell>
              <table:table-cell office:value-type="float" office:value="2.61939816953839">
                <text:p>2.61939816953839</text:p>
              </table:table-cell>
              <table:table-cell office:value-type="float" office:value="2.43364872334038">
                <text:p>2.43364872334038</text:p>
              </table:table-cell>
              <table:table-cell office:value-type="float" office:value="2.50905119621761">
                <text:p>2.50905119621761</text:p>
              </table:table-cell>
              <table:table-cell office:value-type="float" office:value="2.53699121070945">
                <text:p>2.536991210709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35.255">
                <text:p>2235.255</text:p>
              </table:table-cell>
              <table:table-cell office:value-type="float" office:value="1.98516783141826">
                <text:p>1.98516783141826</text:p>
              </table:table-cell>
              <table:table-cell office:value-type="float" office:value="1.82151123999714">
                <text:p>1.82151123999714</text:p>
              </table:table-cell>
              <table:table-cell office:value-type="float" office:value="1.95127330216071">
                <text:p>1.95127330216071</text:p>
              </table:table-cell>
              <table:table-cell office:value-type="float" office:value="1.95304535943062">
                <text:p>1.95304535943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0.25">
                <text:p>2250.25</text:p>
              </table:table-cell>
              <table:table-cell office:value-type="float" office:value="1.98916545455201">
                <text:p>1.98916545455201</text:p>
              </table:table-cell>
              <table:table-cell office:value-type="float" office:value="1.82548360782017">
                <text:p>1.82548360782017</text:p>
              </table:table-cell>
              <table:table-cell office:value-type="float" office:value="1.99636278197407">
                <text:p>1.99636278197407</text:p>
              </table:table-cell>
              <table:table-cell office:value-type="float" office:value="1.98710050470351">
                <text:p>1.98710050470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65.245">
                <text:p>2265.245</text:p>
              </table:table-cell>
              <table:table-cell office:value-type="float" office:value="2.38196624438709">
                <text:p>2.38196624438709</text:p>
              </table:table-cell>
              <table:table-cell office:value-type="float" office:value="2.24418337704437">
                <text:p>2.24418337704437</text:p>
              </table:table-cell>
              <table:table-cell office:value-type="float" office:value="2.4449544250068">
                <text:p>2.4449544250068</text:p>
              </table:table-cell>
              <table:table-cell office:value-type="float" office:value="2.42192219581161">
                <text:p>2.42192219581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80.24">
                <text:p>2280.24</text:p>
              </table:table-cell>
              <table:table-cell office:value-type="float" office:value="2.64609898324767">
                <text:p>2.64609898324767</text:p>
              </table:table-cell>
              <table:table-cell office:value-type="float" office:value="2.50682808852037">
                <text:p>2.50682808852037</text:p>
              </table:table-cell>
              <table:table-cell office:value-type="float" office:value="2.7602178629026">
                <text:p>2.7602178629026</text:p>
              </table:table-cell>
              <table:table-cell office:value-type="float" office:value="2.71830831644061">
                <text:p>2.718308316440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5.235">
                <text:p>2295.235</text:p>
              </table:table-cell>
              <table:table-cell office:value-type="float" office:value="2.41392366421412">
                <text:p>2.41392366421412</text:p>
              </table:table-cell>
              <table:table-cell office:value-type="float" office:value="2.28358213692668">
                <text:p>2.28358213692668</text:p>
              </table:table-cell>
              <table:table-cell office:value-type="float" office:value="2.55641073012269">
                <text:p>2.55641073012269</text:p>
              </table:table-cell>
              <table:table-cell office:value-type="float" office:value="2.5047409156318">
                <text:p>2.5047409156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0.23">
                <text:p>2310.23</text:p>
              </table:table-cell>
              <table:table-cell office:value-type="float" office:value="1.83832357608205">
                <text:p>1.83832357608205</text:p>
              </table:table-cell>
              <table:table-cell office:value-type="float" office:value="1.69452964422753">
                <text:p>1.69452964422753</text:p>
              </table:table-cell>
              <table:table-cell office:value-type="float" office:value="2.01969873251921">
                <text:p>2.01969873251921</text:p>
              </table:table-cell>
              <table:table-cell office:value-type="float" office:value="1.9476862120733">
                <text:p>1.94768621207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25.225">
                <text:p>2325.225</text:p>
              </table:table-cell>
              <table:table-cell office:value-type="float" office:value="1.35743980138034">
                <text:p>1.35743980138034</text:p>
              </table:table-cell>
              <table:table-cell office:value-type="float" office:value="1.22268654547058">
                <text:p>1.22268654547058</text:p>
              </table:table-cell>
              <table:table-cell office:value-type="float" office:value="1.59472114439861">
                <text:p>1.59472114439861</text:p>
              </table:table-cell>
              <table:table-cell office:value-type="float" office:value="1.49307821022633">
                <text:p>1.493078210226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40.22">
                <text:p>2340.22</text:p>
              </table:table-cell>
              <table:table-cell office:value-type="float" office:value="1.44982150346867">
                <text:p>1.44982150346867</text:p>
              </table:table-cell>
              <table:table-cell office:value-type="float" office:value="1.33532323946643">
                <text:p>1.33532323946643</text:p>
              </table:table-cell>
              <table:table-cell office:value-type="float" office:value="1.71007751645531">
                <text:p>1.71007751645531</text:p>
              </table:table-cell>
              <table:table-cell office:value-type="float" office:value="1.60631298882788">
                <text:p>1.606312988827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55.215">
                <text:p>2355.215</text:p>
              </table:table-cell>
              <table:table-cell office:value-type="float" office:value="1.86589984456117">
                <text:p>1.86589984456117</text:p>
              </table:table-cell>
              <table:table-cell office:value-type="float" office:value="1.73491835867968">
                <text:p>1.73491835867968</text:p>
              </table:table-cell>
              <table:table-cell office:value-type="float" office:value="2.13299163754566">
                <text:p>2.13299163754566</text:p>
              </table:table-cell>
              <table:table-cell office:value-type="float" office:value="2.01629466008549">
                <text:p>2.016294660085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70.21">
                <text:p>2370.21</text:p>
              </table:table-cell>
              <table:table-cell office:value-type="float" office:value="2.09428215790341">
                <text:p>2.09428215790341</text:p>
              </table:table-cell>
              <table:table-cell office:value-type="float" office:value="1.95518324635192">
                <text:p>1.95518324635192</text:p>
              </table:table-cell>
              <table:table-cell office:value-type="float" office:value="2.37818351912226">
                <text:p>2.37818351912226</text:p>
              </table:table-cell>
              <table:table-cell office:value-type="float" office:value="2.25501341898976">
                <text:p>2.255013418989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5.205">
                <text:p>2385.205</text:p>
              </table:table-cell>
              <table:table-cell office:value-type="float" office:value="1.98305274982077">
                <text:p>1.98305274982077</text:p>
              </table:table-cell>
              <table:table-cell office:value-type="float" office:value="1.84492807039644">
                <text:p>1.84492807039644</text:p>
              </table:table-cell>
              <table:table-cell office:value-type="float" office:value="2.27230761358472">
                <text:p>2.27230761358472</text:p>
              </table:table-cell>
              <table:table-cell office:value-type="float" office:value="2.14632379885728">
                <text:p>2.146323798857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0.2">
                <text:p>2400.2</text:p>
              </table:table-cell>
              <table:table-cell office:value-type="float" office:value="1.5873630182598">
                <text:p>1.5873630182598</text:p>
              </table:table-cell>
              <table:table-cell office:value-type="float" office:value="1.44870533297459">
                <text:p>1.44870533297459</text:p>
              </table:table-cell>
              <table:table-cell office:value-type="float" office:value="1.89669149223297">
                <text:p>1.89669149223297</text:p>
              </table:table-cell>
              <table:table-cell office:value-type="float" office:value="1.75073288356636">
                <text:p>1.750732883566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15.195">
                <text:p>2415.195</text:p>
              </table:table-cell>
              <table:table-cell office:value-type="float" office:value="1.39110213190111">
                <text:p>1.39110213190111</text:p>
              </table:table-cell>
              <table:table-cell office:value-type="float" office:value="1.23819511841746">
                <text:p>1.23819511841746</text:p>
              </table:table-cell>
              <table:table-cell office:value-type="float" office:value="1.67918041040922">
                <text:p>1.67918041040922</text:p>
              </table:table-cell>
              <table:table-cell office:value-type="float" office:value="1.54856873728309">
                <text:p>1.54856873728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0.19">
                <text:p>2430.19</text:p>
              </table:table-cell>
              <table:table-cell office:value-type="float" office:value="1.54811648018839">
                <text:p>1.54811648018839</text:p>
              </table:table-cell>
              <table:table-cell office:value-type="float" office:value="1.38555031575053">
                <text:p>1.38555031575053</text:p>
              </table:table-cell>
              <table:table-cell office:value-type="float" office:value="1.84627208387769">
                <text:p>1.84627208387769</text:p>
              </table:table-cell>
              <table:table-cell office:value-type="float" office:value="1.69642214186114">
                <text:p>1.696422141861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45.185">
                <text:p>2445.185</text:p>
              </table:table-cell>
              <table:table-cell office:value-type="float" office:value="1.87017055117296">
                <text:p>1.87017055117296</text:p>
              </table:table-cell>
              <table:table-cell office:value-type="float" office:value="1.68762749423057">
                <text:p>1.68762749423057</text:p>
              </table:table-cell>
              <table:table-cell office:value-type="float" office:value="2.14832850403646">
                <text:p>2.14832850403646</text:p>
              </table:table-cell>
              <table:table-cell office:value-type="float" office:value="1.98496622399258">
                <text:p>1.98496622399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0.18">
                <text:p>2460.18</text:p>
              </table:table-cell>
              <table:table-cell office:value-type="float" office:value="2.00282698023172">
                <text:p>2.00282698023172</text:p>
              </table:table-cell>
              <table:table-cell office:value-type="float" office:value="1.82668413895206">
                <text:p>1.82668413895206</text:p>
              </table:table-cell>
              <table:table-cell office:value-type="float" office:value="2.26375497361889">
                <text:p>2.26375497361889</text:p>
              </table:table-cell>
              <table:table-cell office:value-type="float" office:value="2.11337650792878">
                <text:p>2.113376507928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75.175">
                <text:p>2475.175</text:p>
              </table:table-cell>
              <table:table-cell office:value-type="float" office:value="1.9475932548699">
                <text:p>1.9475932548699</text:p>
              </table:table-cell>
              <table:table-cell office:value-type="float" office:value="1.73749445414714">
                <text:p>1.73749445414714</text:p>
              </table:table-cell>
              <table:table-cell office:value-type="float" office:value="2.16505658684806">
                <text:p>2.16505658684806</text:p>
              </table:table-cell>
              <table:table-cell office:value-type="float" office:value="2.03166645756922">
                <text:p>2.031666457569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90.17">
                <text:p>2490.17</text:p>
              </table:table-cell>
              <table:table-cell office:value-type="float" office:value="1.80228510284787">
                <text:p>1.80228510284787</text:p>
              </table:table-cell>
              <table:table-cell office:value-type="float" office:value="1.59006590412419">
                <text:p>1.59006590412419</text:p>
              </table:table-cell>
              <table:table-cell office:value-type="float" office:value="2.03008692312671">
                <text:p>2.03008692312671</text:p>
              </table:table-cell>
              <table:table-cell office:value-type="float" office:value="1.88026814045005">
                <text:p>1.88026814045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5.165">
                <text:p>2505.165</text:p>
              </table:table-cell>
              <table:table-cell office:value-type="float" office:value="1.85855335392903">
                <text:p>1.85855335392903</text:p>
              </table:table-cell>
              <table:table-cell office:value-type="float" office:value="1.6228129282877">
                <text:p>1.6228129282877</text:p>
              </table:table-cell>
              <table:table-cell office:value-type="float" office:value="2.03905918463109">
                <text:p>2.03905918463109</text:p>
              </table:table-cell>
              <table:table-cell office:value-type="float" office:value="1.90501499564257">
                <text:p>1.90501499564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0.16">
                <text:p>2520.16</text:p>
              </table:table-cell>
              <table:table-cell office:value-type="float" office:value="2.01797451631935">
                <text:p>2.01797451631935</text:p>
              </table:table-cell>
              <table:table-cell office:value-type="float" office:value="1.76850606509343">
                <text:p>1.76850606509343</text:p>
              </table:table-cell>
              <table:table-cell office:value-type="float" office:value="2.16619164648391">
                <text:p>2.16619164648391</text:p>
              </table:table-cell>
              <table:table-cell office:value-type="float" office:value="2.04915131925434">
                <text:p>2.049151319254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5.155">
                <text:p>2535.155</text:p>
              </table:table-cell>
              <table:table-cell office:value-type="float" office:value="2.1563033063682">
                <text:p>2.1563033063682</text:p>
              </table:table-cell>
              <table:table-cell office:value-type="float" office:value="1.89077313775453">
                <text:p>1.89077313775453</text:p>
              </table:table-cell>
              <table:table-cell office:value-type="float" office:value="2.2677779564106">
                <text:p>2.2677779564106</text:p>
              </table:table-cell>
              <table:table-cell office:value-type="float" office:value="2.16039886120695">
                <text:p>2.160398861206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50.15">
                <text:p>2550.15</text:p>
              </table:table-cell>
              <table:table-cell office:value-type="float" office:value="2.1566344891408">
                <text:p>2.1566344891408</text:p>
              </table:table-cell>
              <table:table-cell office:value-type="float" office:value="1.87711237674538">
                <text:p>1.87711237674538</text:p>
              </table:table-cell>
              <table:table-cell office:value-type="float" office:value="2.22728935771933">
                <text:p>2.22728935771933</text:p>
              </table:table-cell>
              <table:table-cell office:value-type="float" office:value="2.14591368659262">
                <text:p>2.145913686592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65.145">
                <text:p>2565.145</text:p>
              </table:table-cell>
              <table:table-cell office:value-type="float" office:value="2.09887697140117">
                <text:p>2.09887697140117</text:p>
              </table:table-cell>
              <table:table-cell office:value-type="float" office:value="1.81401295497827">
                <text:p>1.81401295497827</text:p>
              </table:table-cell>
              <table:table-cell office:value-type="float" office:value="2.11754810779436">
                <text:p>2.11754810779436</text:p>
              </table:table-cell>
              <table:table-cell office:value-type="float" office:value="2.06050627748176">
                <text:p>2.06050627748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0.14">
                <text:p>2580.14</text:p>
              </table:table-cell>
              <table:table-cell office:value-type="float" office:value="2.15657509106359">
                <text:p>2.15657509106359</text:p>
              </table:table-cell>
              <table:table-cell office:value-type="float" office:value="1.85550310614761">
                <text:p>1.85550310614761</text:p>
              </table:table-cell>
              <table:table-cell office:value-type="float" office:value="2.14338351295589">
                <text:p>2.14338351295589</text:p>
              </table:table-cell>
              <table:table-cell office:value-type="float" office:value="2.08371225785259">
                <text:p>2.083712257852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95.135">
                <text:p>2595.135</text:p>
              </table:table-cell>
              <table:table-cell office:value-type="float" office:value="2.26866058194139">
                <text:p>2.26866058194139</text:p>
              </table:table-cell>
              <table:table-cell office:value-type="float" office:value="1.94121013300314">
                <text:p>1.94121013300314</text:p>
              </table:table-cell>
              <table:table-cell office:value-type="float" office:value="2.19678242375319">
                <text:p>2.19678242375319</text:p>
              </table:table-cell>
              <table:table-cell office:value-type="float" office:value="2.16001150387063">
                <text:p>2.160011503870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0.13">
                <text:p>2610.13</text:p>
              </table:table-cell>
              <table:table-cell office:value-type="float" office:value="2.30587106053863">
                <text:p>2.30587106053863</text:p>
              </table:table-cell>
              <table:table-cell office:value-type="float" office:value="1.99275290320746">
                <text:p>1.99275290320746</text:p>
              </table:table-cell>
              <table:table-cell office:value-type="float" office:value="2.20835174196402">
                <text:p>2.20835174196402</text:p>
              </table:table-cell>
              <table:table-cell office:value-type="float" office:value="2.17454265529866">
                <text:p>2.17454265529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5.125">
                <text:p>2625.125</text:p>
              </table:table-cell>
              <table:table-cell office:value-type="float" office:value="2.22836572578862">
                <text:p>2.22836572578862</text:p>
              </table:table-cell>
              <table:table-cell office:value-type="float" office:value="1.90055852971255">
                <text:p>1.90055852971255</text:p>
              </table:table-cell>
              <table:table-cell office:value-type="float" office:value="2.0687339829853">
                <text:p>2.0687339829853</text:p>
              </table:table-cell>
              <table:table-cell office:value-type="float" office:value="2.06717892630028">
                <text:p>2.06717892630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0.12">
                <text:p>2640.12</text:p>
              </table:table-cell>
              <table:table-cell office:value-type="float" office:value="2.13062988060158">
                <text:p>2.13062988060158</text:p>
              </table:table-cell>
              <table:table-cell office:value-type="float" office:value="1.81083797919452">
                <text:p>1.81083797919452</text:p>
              </table:table-cell>
              <table:table-cell office:value-type="float" office:value="1.93133039649539">
                <text:p>1.93133039649539</text:p>
              </table:table-cell>
              <table:table-cell office:value-type="float" office:value="1.9406187402109">
                <text:p>1.94061874021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55.115">
                <text:p>2655.115</text:p>
              </table:table-cell>
              <table:table-cell office:value-type="float" office:value="2.13873825410533">
                <text:p>2.13873825410533</text:p>
              </table:table-cell>
              <table:table-cell office:value-type="float" office:value="1.78514633784591">
                <text:p>1.78514633784591</text:p>
              </table:table-cell>
              <table:table-cell office:value-type="float" office:value="1.88450160034087">
                <text:p>1.88450160034087</text:p>
              </table:table-cell>
              <table:table-cell office:value-type="float" office:value="1.9280724902792">
                <text:p>1.92807249027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70.11">
                <text:p>2670.11</text:p>
              </table:table-cell>
              <table:table-cell office:value-type="float" office:value="2.25903685577068">
                <text:p>2.25903685577068</text:p>
              </table:table-cell>
              <table:table-cell office:value-type="float" office:value="1.91385633509914">
                <text:p>1.91385633509914</text:p>
              </table:table-cell>
              <table:table-cell office:value-type="float" office:value="1.95833451126233">
                <text:p>1.95833451126233</text:p>
              </table:table-cell>
              <table:table-cell office:value-type="float" office:value="2.01517559282264">
                <text:p>2.015175592822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85.105">
                <text:p>2685.105</text:p>
              </table:table-cell>
              <table:table-cell office:value-type="float" office:value="2.27471879587145">
                <text:p>2.27471879587145</text:p>
              </table:table-cell>
              <table:table-cell office:value-type="float" office:value="1.92647590583233">
                <text:p>1.92647590583233</text:p>
              </table:table-cell>
              <table:table-cell office:value-type="float" office:value="1.94365075534928">
                <text:p>1.94365075534928</text:p>
              </table:table-cell>
              <table:table-cell office:value-type="float" office:value="2.0082923910323">
                <text:p>2.00829239103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00.1">
                <text:p>2700.1</text:p>
              </table:table-cell>
              <table:table-cell office:value-type="float" office:value="2.09646047722502">
                <text:p>2.09646047722502</text:p>
              </table:table-cell>
              <table:table-cell office:value-type="float" office:value="1.75032840103322">
                <text:p>1.75032840103322</text:p>
              </table:table-cell>
              <table:table-cell office:value-type="float" office:value="1.73206294640365">
                <text:p>1.73206294640365</text:p>
              </table:table-cell>
              <table:table-cell office:value-type="float" office:value="1.82337553531469">
                <text:p>1.823375535314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5.095">
                <text:p>2715.095</text:p>
              </table:table-cell>
              <table:table-cell office:value-type="float" office:value="1.74816071167978">
                <text:p>1.74816071167978</text:p>
              </table:table-cell>
              <table:table-cell office:value-type="float" office:value="1.40494102969431">
                <text:p>1.40494102969431</text:p>
              </table:table-cell>
              <table:table-cell office:value-type="float" office:value="1.35981584101663">
                <text:p>1.35981584101663</text:p>
              </table:table-cell>
              <table:table-cell office:value-type="float" office:value="1.45886616700551">
                <text:p>1.458866167005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0.09">
                <text:p>2730.09</text:p>
              </table:table-cell>
              <table:table-cell office:value-type="float" office:value="1.54494807303752">
                <text:p>1.54494807303752</text:p>
              </table:table-cell>
              <table:table-cell office:value-type="float" office:value="1.20636313295362">
                <text:p>1.20636313295362</text:p>
              </table:table-cell>
              <table:table-cell office:value-type="float" office:value="1.17410064993424">
                <text:p>1.17410064993424</text:p>
              </table:table-cell>
              <table:table-cell office:value-type="float" office:value="1.25014533728173">
                <text:p>1.25014533728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5.085">
                <text:p>2745.085</text:p>
              </table:table-cell>
              <table:table-cell office:value-type="float" office:value="1.61480270441885">
                <text:p>1.61480270441885</text:p>
              </table:table-cell>
              <table:table-cell office:value-type="float" office:value="1.27785762000256">
                <text:p>1.27785762000256</text:p>
              </table:table-cell>
              <table:table-cell office:value-type="float" office:value="1.2409312667895">
                <text:p>1.2409312667895</text:p>
              </table:table-cell>
              <table:table-cell office:value-type="float" office:value="1.33537268817973">
                <text:p>1.33537268817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60.08">
                <text:p>2760.08</text:p>
              </table:table-cell>
              <table:table-cell office:value-type="float" office:value="1.74597477965211">
                <text:p>1.74597477965211</text:p>
              </table:table-cell>
              <table:table-cell office:value-type="float" office:value="1.43637780895693">
                <text:p>1.43637780895693</text:p>
              </table:table-cell>
              <table:table-cell office:value-type="float" office:value="1.4090412141269">
                <text:p>1.4090412141269</text:p>
              </table:table-cell>
              <table:table-cell office:value-type="float" office:value="1.51020817926089">
                <text:p>1.510208179260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75.075">
                <text:p>2775.075</text:p>
              </table:table-cell>
              <table:table-cell office:value-type="float" office:value="1.66291466220608">
                <text:p>1.66291466220608</text:p>
              </table:table-cell>
              <table:table-cell office:value-type="float" office:value="1.36950569598869">
                <text:p>1.36950569598869</text:p>
              </table:table-cell>
              <table:table-cell office:value-type="float" office:value="1.36053975819289">
                <text:p>1.36053975819289</text:p>
              </table:table-cell>
              <table:table-cell office:value-type="float" office:value="1.44628931949606">
                <text:p>1.446289319496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90.07">
                <text:p>2790.07</text:p>
              </table:table-cell>
              <table:table-cell office:value-type="float" office:value="1.24412800346762">
                <text:p>1.24412800346762</text:p>
              </table:table-cell>
              <table:table-cell office:value-type="float" office:value="0.962584804018912">
                <text:p>0.962584804018912</text:p>
              </table:table-cell>
              <table:table-cell office:value-type="float" office:value="0.995723348875682">
                <text:p>0.995723348875682</text:p>
              </table:table-cell>
              <table:table-cell office:value-type="float" office:value="1.06701984638541">
                <text:p>1.067019846385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5.065">
                <text:p>2805.065</text:p>
              </table:table-cell>
              <table:table-cell office:value-type="float" office:value="0.6962806871157">
                <text:p>0.6962806871157</text:p>
              </table:table-cell>
              <table:table-cell office:value-type="float" office:value="0.400301063286253">
                <text:p>0.400301063286253</text:p>
              </table:table-cell>
              <table:table-cell office:value-type="float" office:value="0.509270384726373">
                <text:p>0.509270384726373</text:p>
              </table:table-cell>
              <table:table-cell office:value-type="float" office:value="0.55449891369484">
                <text:p>0.55449891369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20.06">
                <text:p>2820.06</text:p>
              </table:table-cell>
              <table:table-cell office:value-type="float" office:value="0.431706436364968">
                <text:p>0.431706436364968</text:p>
              </table:table-cell>
              <table:table-cell office:value-type="float" office:value="0.169248906301337">
                <text:p>0.169248906301337</text:p>
              </table:table-cell>
              <table:table-cell office:value-type="float" office:value="0.345310537437589">
                <text:p>0.345310537437589</text:p>
              </table:table-cell>
              <table:table-cell office:value-type="float" office:value="0.360020368554595">
                <text:p>0.3600203685545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35.055">
                <text:p>2835.055</text:p>
              </table:table-cell>
              <table:table-cell office:value-type="float" office:value="0.606780787510968">
                <text:p>0.606780787510968</text:p>
              </table:table-cell>
              <table:table-cell office:value-type="float" office:value="0.352963201742927">
                <text:p>0.352963201742927</text:p>
              </table:table-cell>
              <table:table-cell office:value-type="float" office:value="0.580842046053302">
                <text:p>0.580842046053302</text:p>
              </table:table-cell>
              <table:table-cell office:value-type="float" office:value="0.586275377598335">
                <text:p>0.5862753775983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50.05">
                <text:p>2850.05</text:p>
              </table:table-cell>
              <table:table-cell office:value-type="float" office:value="0.805593720908807">
                <text:p>0.805593720908807</text:p>
              </table:table-cell>
              <table:table-cell office:value-type="float" office:value="0.598185929847596">
                <text:p>0.598185929847596</text:p>
              </table:table-cell>
              <table:table-cell office:value-type="float" office:value="0.851950268362206">
                <text:p>0.851950268362206</text:p>
              </table:table-cell>
              <table:table-cell office:value-type="float" office:value="0.852360894058491">
                <text:p>0.8523608940584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5.045">
                <text:p>2865.045</text:p>
              </table:table-cell>
              <table:table-cell office:value-type="float" office:value="0.712822921665967">
                <text:p>0.712822921665967</text:p>
              </table:table-cell>
              <table:table-cell office:value-type="float" office:value="0.503967831336563">
                <text:p>0.503967831336563</text:p>
              </table:table-cell>
              <table:table-cell office:value-type="float" office:value="0.855565036761932">
                <text:p>0.855565036761932</text:p>
              </table:table-cell>
              <table:table-cell office:value-type="float" office:value="0.824434612698254">
                <text:p>0.8244346126982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0.04">
                <text:p>2880.04</text:p>
              </table:table-cell>
              <table:table-cell office:value-type="float" office:value="0.218796983230025">
                <text:p>0.218796983230025</text:p>
              </table:table-cell>
              <table:table-cell office:value-type="float" office:value="0.0284693822368727">
                <text:p>0.0284693822368727</text:p>
              </table:table-cell>
              <table:table-cell office:value-type="float" office:value="0.462169903369757">
                <text:p>0.462169903369757</text:p>
              </table:table-cell>
              <table:table-cell office:value-type="float" office:value="0.385096347899973">
                <text:p>0.385096347899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95.035">
                <text:p>2895.035</text:p>
              </table:table-cell>
              <table:table-cell office:value-type="float" office:value="-0.312985988333311">
                <text:p>-0.312985988333311</text:p>
              </table:table-cell>
              <table:table-cell office:value-type="float" office:value="-0.489915512703927">
                <text:p>-0.489915512703927</text:p>
              </table:table-cell>
              <table:table-cell office:value-type="float" office:value="-0.0324283549637767">
                <text:p>-0.0324283549637767</text:p>
              </table:table-cell>
              <table:table-cell office:value-type="float" office:value="-0.127553117465281">
                <text:p>-0.1275531174652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10.03">
                <text:p>2910.03</text:p>
              </table:table-cell>
              <table:table-cell office:value-type="float" office:value="-0.537051857637048">
                <text:p>-0.537051857637048</text:p>
              </table:table-cell>
              <table:table-cell office:value-type="float" office:value="-0.67761404074086">
                <text:p>-0.67761404074086</text:p>
              </table:table-cell>
              <table:table-cell office:value-type="float" office:value="-0.187405938102978">
                <text:p>-0.187405938102978</text:p>
              </table:table-cell>
              <table:table-cell office:value-type="float" office:value="-0.288310957694419">
                <text:p>-0.2883109576944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25.025">
                <text:p>2925.025</text:p>
              </table:table-cell>
              <table:table-cell office:value-type="float" office:value="-0.289762997767271">
                <text:p>-0.289762997767271</text:p>
              </table:table-cell>
              <table:table-cell office:value-type="float" office:value="-0.458200191468461">
                <text:p>-0.458200191468461</text:p>
              </table:table-cell>
              <table:table-cell office:value-type="float" office:value="0.0783045512942344">
                <text:p>0.0783045512942344</text:p>
              </table:table-cell>
              <table:table-cell office:value-type="float" office:value="-0.0448506485685501">
                <text:p>-0.0448506485685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40.02">
                <text:p>2940.02</text:p>
              </table:table-cell>
              <table:table-cell office:value-type="float" office:value="-0.0270928608839049">
                <text:p>-0.0270928608839049</text:p>
              </table:table-cell>
              <table:table-cell office:value-type="float" office:value="-0.17676880307305">
                <text:p>-0.17676880307305</text:p>
              </table:table-cell>
              <table:table-cell office:value-type="float" office:value="0.393978021912504">
                <text:p>0.393978021912504</text:p>
              </table:table-cell>
              <table:table-cell office:value-type="float" office:value="0.257469261036353">
                <text:p>0.257469261036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55.015">
                <text:p>2955.015</text:p>
              </table:table-cell>
              <table:table-cell office:value-type="float" office:value="-0.0585774723644533">
                <text:p>-0.0585774723644533</text:p>
              </table:table-cell>
              <table:table-cell office:value-type="float" office:value="-0.183828580455871">
                <text:p>-0.183828580455871</text:p>
              </table:table-cell>
              <table:table-cell office:value-type="float" office:value="0.408435666328444">
                <text:p>0.408435666328444</text:p>
              </table:table-cell>
              <table:table-cell office:value-type="float" office:value="0.238976537748479">
                <text:p>0.2389765377484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70.01">
                <text:p>2970.01</text:p>
              </table:table-cell>
              <table:table-cell office:value-type="float" office:value="-0.388391362792854">
                <text:p>-0.388391362792854</text:p>
              </table:table-cell>
              <table:table-cell office:value-type="float" office:value="-0.506297403345775">
                <text:p>-0.506297403345775</text:p>
              </table:table-cell>
              <table:table-cell office:value-type="float" office:value="0.130334007554158">
                <text:p>0.130334007554158</text:p>
              </table:table-cell>
              <table:table-cell office:value-type="float" office:value="-0.0715980768569187">
                <text:p>-0.0715980768569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5.005">
                <text:p>2985.005</text:p>
              </table:table-cell>
              <table:table-cell office:value-type="float" office:value="-0.806451264866359">
                <text:p>-0.806451264866359</text:p>
              </table:table-cell>
              <table:table-cell office:value-type="float" office:value="-0.934650739976231">
                <text:p>-0.934650739976231</text:p>
              </table:table-cell>
              <table:table-cell office:value-type="float" office:value="-0.304649680144987">
                <text:p>-0.304649680144987</text:p>
              </table:table-cell>
              <table:table-cell office:value-type="float" office:value="-0.529401229505291">
                <text:p>-0.5294012295052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0">
                <text:p>3000</text:p>
              </table:table-cell>
              <table:table-cell office:value-type="float" office:value="-0.90250626622191">
                <text:p>-0.90250626622191</text:p>
              </table:table-cell>
              <table:table-cell office:value-type="float" office:value="-1.0224357001213">
                <text:p>-1.0224357001213</text:p>
              </table:table-cell>
              <table:table-cell office:value-type="float" office:value="-0.40492010826443">
                <text:p>-0.40492010826443</text:p>
              </table:table-cell>
              <table:table-cell office:value-type="float" office:value="-0.633406537655548">
                <text:p>-0.6334065376555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